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61cm"/>
    </style:style>
    <style:style style:name="co7" style:family="table-column">
      <style:table-column-properties fo:break-before="auto" style:column-width="0.6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51pt solid #000000" style:text-align-source="fix" style:repeat-content="false" fo:border-left="1.5pt solid #000000" fo:border-right="0.51pt solid #000000" fo:border-top="1.5pt solid #000000" style:vertical-align="middle"/>
      <style:paragraph-properties fo:text-align="center" fo:margin-left="0cm"/>
      <style:map style:condition="cell-content()&gt;15" style:apply-style-name="Error" style:base-cell-address="SOW21008.C7"/>
    </style:style>
    <style:style style:name="ce13" style:family="table-cell" style:parent-style-name="Default">
      <style:table-cell-properties fo:border-bottom="0.51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map style:condition="cell-content()&gt;15" style:apply-style-name="Error" style:base-cell-address="SOW21008.C7"/>
    </style:style>
    <style:style style:name="ce14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map style:condition="cell-content()&gt;15" style:apply-style-name="Error" style:base-cell-address="SOW21008.C7"/>
    </style:style>
    <style:style style:name="ce3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36" style:family="table-cell" style:parent-style-name="Default" style:data-style-name="N0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map style:condition="cell-content()&gt;15" style:apply-style-name="Error" style:base-cell-address="SOW21008.C7"/>
    </style:style>
    <style:style style:name="ce25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map style:condition="cell-content()&gt;15" style:apply-style-name="Error" style:base-cell-address="SOW21008.C7"/>
    </style:style>
    <style:style style:name="ce26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map style:condition="cell-content()&gt;15" style:apply-style-name="Error" style:base-cell-address="SOW21008.C7"/>
    </style:style>
    <style:style style:name="ce27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1.5pt solid #000000" style:vertical-align="middle"/>
      <style:paragraph-properties fo:text-align="center" fo:margin-left="0cm"/>
      <style:map style:condition="cell-content()&gt;15" style:apply-style-name="Error" style:base-cell-address="SOW21008.C7"/>
    </style:style>
    <style:style style:name="ce28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map style:condition="cell-content()&gt;15" style:apply-style-name="Error" style:base-cell-address="SOW21008.C7"/>
    </style:style>
    <style:style style:name="ce29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map style:condition="cell-content()&gt;15" style:apply-style-name="Error" style:base-cell-address="SOW21008.C7"/>
    </style:style>
    <style:style style:name="ce30" style:family="table-cell" style:parent-style-name="Default">
      <style:table-cell-properties fo:border-bottom="0.51pt solid #000000" style:text-align-source="fix" style:repeat-content="false" fo:border-left="1.5pt solid #000000" fo:border-right="0.51pt solid #000000" fo:border-top="1.5pt solid #000000" style:vertical-align="middle"/>
      <style:paragraph-properties fo:text-align="center" fo:margin-left="0cm"/>
      <style:map style:condition="cell-content()&gt;15" style:apply-style-name="Error" style:base-cell-address="SOW21008.L7"/>
    </style:style>
    <style:style style:name="ce48" style:family="table-cell" style:parent-style-name="Default">
      <style:table-cell-properties fo:border-bottom="0.51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map style:condition="cell-content()&gt;15" style:apply-style-name="Error" style:base-cell-address="SOW21008.L7"/>
    </style:style>
    <style:style style:name="ce49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map style:condition="cell-content()&gt;15" style:apply-style-name="Error" style:base-cell-address="SOW21008.L7"/>
    </style:style>
    <style:style style:name="ce50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map style:condition="cell-content()&gt;15" style:apply-style-name="Error" style:base-cell-address="SOW21008.L7"/>
    </style:style>
    <style:style style:name="ce51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map style:condition="cell-content()&gt;15" style:apply-style-name="Error" style:base-cell-address="SOW21008.L7"/>
    </style:style>
    <style:style style:name="ce52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map style:condition="cell-content()&gt;15" style:apply-style-name="Error" style:base-cell-address="SOW21008.L7"/>
    </style:style>
    <style:style style:name="ce53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1.5pt solid #000000" style:vertical-align="middle"/>
      <style:paragraph-properties fo:text-align="center" fo:margin-left="0cm"/>
      <style:map style:condition="cell-content()&gt;15" style:apply-style-name="Error" style:base-cell-address="SOW21008.L7"/>
    </style:style>
    <style:style style:name="ce55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map style:condition="cell-content()&gt;15" style:apply-style-name="Error" style:base-cell-address="SOW21008.L7"/>
    </style:style>
    <style:style style:name="ce56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map style:condition="cell-content()&gt;15" style:apply-style-name="Error" style:base-cell-address="SOW21008.L7"/>
    </style:style>
    <style:style style:name="ce57" style:family="table-cell" style:parent-style-name="Default" style:data-style-name="N111">
      <style:table-cell-properties fo:border-bottom="0.51pt solid #000000" style:text-align-source="fix" style:repeat-content="false" fo:border-left="1.5pt solid #000000" fo:border-right="0.51pt solid #000000" fo:border-top="1.5pt solid #000000" style:vertical-align="middle"/>
      <style:paragraph-properties fo:text-align="center" fo:margin-left="0cm"/>
      <style:map style:condition="cell-content()&gt;255" style:apply-style-name="Error" style:base-cell-address="SOW21008.V7"/>
    </style:style>
    <style:style style:name="ce58" style:family="table-cell" style:parent-style-name="Default" style:data-style-name="N111">
      <style:table-cell-properties fo:border-bottom="0.51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map style:condition="cell-content()&gt;255" style:apply-style-name="Error" style:base-cell-address="SOW21008.V7"/>
    </style:style>
    <style:style style:name="ce59" style:family="table-cell" style:parent-style-name="Default" style:data-style-name="N111">
      <style:table-cell-properties fo:border-bottom="1.5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map style:condition="cell-content()&gt;255" style:apply-style-name="Error" style:base-cell-address="SOW21008.V7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&gt;255" style:apply-style-name="Error" style:base-cell-address="SOW21008.V7"/>
    </style:style>
    <style:style style:name="ce61" style:family="table-cell" style:parent-style-name="Default" style:data-style-name="N111">
      <style:table-cell-properties fo:border-bottom="0.51pt solid #000000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</style:style>
    <style:style style:name="ce62" style:family="table-cell" style:parent-style-name="Default" style:data-style-name="N111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63" style:family="table-cell" style:parent-style-name="Default" style:data-style-name="N111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cccccc"/>
    </style:style>
    <style:style style:name="ce66" style:family="table-cell" style:parent-style-name="Default" style:data-style-name="N111">
      <style:table-cell-properties fo:border-bottom="0.51pt solid #000000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map style:condition="cell-content()&gt;255" style:apply-style-name="Error" style:base-cell-address="SOW21008.V7"/>
    </style:style>
    <style:style style:name="ce67" style:family="table-cell" style:parent-style-name="Default" style:data-style-name="N111">
      <style:table-cell-properties style:text-align-source="fix" style:repeat-content="false" fo:border="0.51pt solid #000000" style:vertical-align="middle"/>
      <style:paragraph-properties fo:text-align="center" fo:margin-left="0cm"/>
      <style:map style:condition="cell-content()&gt;255" style:apply-style-name="Error" style:base-cell-address="SOW21008.V7"/>
    </style:style>
    <style:style style:name="ce69" style:family="table-cell" style:parent-style-name="Default" style:data-style-name="N111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map style:condition="cell-content()&gt;255" style:apply-style-name="Error" style:base-cell-address="SOW21008.V7"/>
    </style:style>
    <style:style style:name="ce70" style:family="table-cell" style:parent-style-name="Default" style:data-style-name="N111">
      <style:table-cell-properties fo:border-bottom="0.51pt solid #000000" style:text-align-source="fix" style:repeat-content="false" fo:border-left="0.51pt solid #000000" fo:border-right="1.5pt solid #000000" fo:border-top="1.5pt solid #000000" style:vertical-align="middle"/>
      <style:paragraph-properties fo:text-align="center" fo:margin-left="0cm"/>
      <style:map style:condition="cell-content()&gt;255" style:apply-style-name="Error" style:base-cell-address="SOW21008.V7"/>
    </style:style>
    <style:style style:name="ce71" style:family="table-cell" style:parent-style-name="Default" style:data-style-name="N111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map style:condition="cell-content()&gt;255" style:apply-style-name="Error" style:base-cell-address="SOW21008.V7"/>
    </style:style>
    <style:style style:name="ce72" style:family="table-cell" style:parent-style-name="Default" style:data-style-name="N111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map style:condition="cell-content()&gt;255" style:apply-style-name="Error" style:base-cell-address="SOW21008.V7"/>
    </style:style>
    <style:style style:name="ce73" style:family="table-cell" style:parent-style-name="Default" style:data-style-name="N111">
      <style:table-cell-properties fo:border-bottom="0.51pt solid #000000" style:text-align-source="fix" style:repeat-content="false" fo:border-left="1.5pt solid #000000" fo:border-right="0.51pt solid #000000" fo:border-top="1.5pt solid #000000" style:vertical-align="middle"/>
      <style:paragraph-properties fo:text-align="center" fo:margin-left="0cm"/>
      <style:text-properties fo:color="#77bc65"/>
    </style:style>
    <style:style style:name="ce74" style:family="table-cell" style:parent-style-name="Default" style:data-style-name="N111">
      <style:table-cell-properties fo:border-bottom="0.51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fo:color="#77bc65"/>
    </style:style>
    <style:style style:name="ce75" style:family="table-cell" style:parent-style-name="Default" style:data-style-name="N111">
      <style:table-cell-properties fo:border-bottom="1.5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fo:color="#77bc65"/>
    </style:style>
    <style:style style:name="ce111" style:family="table-cell" style:parent-style-name="Default" style:data-style-name="N0"/>
    <style:style style:name="ce77" style:family="table-cell" style:parent-style-name="Default" style:data-style-name="N111">
      <style:table-cell-properties fo:border-bottom="0.51pt solid #000000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text-properties fo:color="#77bc65"/>
    </style:style>
    <style:style style:name="ce78" style:family="table-cell" style:parent-style-name="Default" style:data-style-name="N111">
      <style:table-cell-properties style:text-align-source="fix" style:repeat-content="false" fo:border="0.51pt solid #000000" style:vertical-align="middle"/>
      <style:paragraph-properties fo:text-align="center" fo:margin-left="0cm"/>
      <style:text-properties fo:color="#77bc65"/>
    </style:style>
    <style:style style:name="ce79" style:family="table-cell" style:parent-style-name="Default" style:data-style-name="N111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77bc65"/>
    </style:style>
    <style:style style:name="ce80" style:family="table-cell" style:parent-style-name="Default" style:data-style-name="N111">
      <style:table-cell-properties fo:border-bottom="0.51pt solid #000000" style:text-align-source="fix" style:repeat-content="false" fo:border-left="0.51pt solid #000000" fo:border-right="1.5pt solid #000000" fo:border-top="1.5pt solid #000000" style:vertical-align="middle"/>
      <style:paragraph-properties fo:text-align="center" fo:margin-left="0cm"/>
      <style:text-properties fo:color="#77bc65"/>
    </style:style>
    <style:style style:name="ce81" style:family="table-cell" style:parent-style-name="Default" style:data-style-name="N111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text-properties fo:color="#77bc65"/>
    </style:style>
    <style:style style:name="ce82" style:family="table-cell" style:parent-style-name="Default" style:data-style-name="N111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text-properties fo:color="#77bc65"/>
    </style:style>
    <style:style style:name="ce83" style:family="table-cell" style:parent-style-name="Default">
      <style:table-cell-properties fo:border-bottom="0.51pt solid #000000" style:text-align-source="fix" style:repeat-content="false" fo:border-left="1.5pt solid #000000" fo:border-right="0.51pt solid #000000" fo:border-top="1.5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84" style:family="table-cell" style:parent-style-name="Default">
      <style:table-cell-properties fo:border-bottom="0.51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85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86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8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89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90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1.5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91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92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93" style:family="table-cell" style:parent-style-name="Default">
      <style:table-cell-properties fo:border-bottom="0.51pt solid #000000" style:text-align-source="fix" style:repeat-content="false" fo:border-left="1.5pt solid #000000" fo:border-right="0.51pt solid #000000" fo:border-top="1.5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94" style:family="table-cell" style:parent-style-name="Default">
      <style:table-cell-properties fo:border-bottom="0.51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95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96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9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98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99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1.5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100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101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map style:condition="cell-content()&gt;15" style:apply-style-name="Error" style:base-cell-address="'KP2_5-EF-1005'.C7"/>
    </style:style>
    <style:style style:name="ce102" style:family="table-cell" style:parent-style-name="Default" style:data-style-name="N111">
      <style:table-cell-properties fo:border-bottom="0.51pt solid #000000" style:text-align-source="fix" style:repeat-content="false" fo:border-left="1.5pt solid #000000" fo:border-right="0.51pt solid #000000" fo:border-top="1.5pt solid #000000" style:vertical-align="middle"/>
      <style:paragraph-properties fo:text-align="center" fo:margin-left="0cm"/>
      <style:map style:condition="cell-content()&gt;255" style:apply-style-name="Error" style:base-cell-address="'KP2_5-EF-1005'.V7"/>
    </style:style>
    <style:style style:name="ce103" style:family="table-cell" style:parent-style-name="Default" style:data-style-name="N111">
      <style:table-cell-properties fo:border-bottom="0.51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map style:condition="cell-content()&gt;255" style:apply-style-name="Error" style:base-cell-address="'KP2_5-EF-1005'.V7"/>
    </style:style>
    <style:style style:name="ce104" style:family="table-cell" style:parent-style-name="Default" style:data-style-name="N111">
      <style:table-cell-properties fo:border-bottom="1.5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map style:condition="cell-content()&gt;255" style:apply-style-name="Error" style:base-cell-address="'KP2_5-EF-1005'.V7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&gt;255" style:apply-style-name="Error" style:base-cell-address="'KP2_5-EF-1005'.V7"/>
    </style:style>
    <style:style style:name="ce106" style:family="table-cell" style:parent-style-name="Default" style:data-style-name="N111">
      <style:table-cell-properties fo:border-bottom="0.51pt solid #000000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map style:condition="cell-content()&gt;255" style:apply-style-name="Error" style:base-cell-address="'KP2_5-EF-1005'.V7"/>
    </style:style>
    <style:style style:name="ce107" style:family="table-cell" style:parent-style-name="Default" style:data-style-name="N111">
      <style:table-cell-properties style:text-align-source="fix" style:repeat-content="false" fo:border="0.51pt solid #000000" style:vertical-align="middle"/>
      <style:paragraph-properties fo:text-align="center" fo:margin-left="0cm"/>
      <style:map style:condition="cell-content()&gt;255" style:apply-style-name="Error" style:base-cell-address="'KP2_5-EF-1005'.V7"/>
    </style:style>
    <style:style style:name="ce108" style:family="table-cell" style:parent-style-name="Default" style:data-style-name="N111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map style:condition="cell-content()&gt;255" style:apply-style-name="Error" style:base-cell-address="'KP2_5-EF-1005'.V7"/>
    </style:style>
    <style:style style:name="ce112" style:family="table-cell" style:parent-style-name="Default" style:data-style-name="N111">
      <style:table-cell-properties fo:border-bottom="0.51pt solid #000000" style:text-align-source="fix" style:repeat-content="false" fo:border-left="0.51pt solid #000000" fo:border-right="1.5pt solid #000000" fo:border-top="1.5pt solid #000000" style:vertical-align="middle"/>
      <style:paragraph-properties fo:text-align="center" fo:margin-left="0cm"/>
      <style:map style:condition="cell-content()&gt;255" style:apply-style-name="Error" style:base-cell-address="'KP2_5-EF-1005'.V7"/>
    </style:style>
    <style:style style:name="ce113" style:family="table-cell" style:parent-style-name="Default" style:data-style-name="N111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map style:condition="cell-content()&gt;255" style:apply-style-name="Error" style:base-cell-address="'KP2_5-EF-1005'.V7"/>
    </style:style>
    <style:style style:name="ce114" style:family="table-cell" style:parent-style-name="Default" style:data-style-name="N111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map style:condition="cell-content()&gt;255" style:apply-style-name="Error" style:base-cell-address="'KP2_5-EF-1005'.V7"/>
    </style:style>
    <style:style style:name="ce115" style:family="table-cell" style:parent-style-name="Default">
      <style:table-cell-properties fo:border-bottom="0.51pt solid #000000" style:text-align-source="fix" style:repeat-content="false" fo:border-left="1.5pt solid #000000" fo:border-right="0.51pt solid #000000" fo:border-top="1.5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51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120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1.5pt solid #000000" style:vertical-align="middle"/>
      <style:paragraph-properties fo:text-align="center" fo:margin-left="0cm"/>
    </style:style>
    <style:style style:name="ce122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</style:style>
    <style:style style:name="ce124" style:family="table-cell" style:parent-style-name="Default" style:data-style-name="N111">
      <style:table-cell-properties fo:border-bottom="0.51pt solid #000000" style:text-align-source="fix" style:repeat-content="false" fo:border-left="1.5pt solid #000000" fo:border-right="0.51pt solid #000000" fo:border-top="1.5pt solid #000000" style:vertical-align="middle"/>
      <style:paragraph-properties fo:text-align="center" fo:margin-left="0cm"/>
    </style:style>
    <style:style style:name="ce125" style:family="table-cell" style:parent-style-name="Default" style:data-style-name="N111">
      <style:table-cell-properties fo:border-bottom="0.51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</style:style>
    <style:style style:name="ce126" style:family="table-cell" style:parent-style-name="Default" style:data-style-name="N111">
      <style:table-cell-properties fo:border-bottom="1.5pt solid #000000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</style:style>
    <style:style style:name="ce127" style:family="table-cell" style:parent-style-name="Default" style:data-style-name="N111">
      <style:table-cell-properties fo:border-bottom="0.51pt solid #000000" style:text-align-source="fix" style:repeat-content="false" fo:border-left="0.51pt solid #000000" fo:border-right="1.5pt solid #000000" fo:border-top="1.5pt solid #000000" style:vertical-align="middle"/>
      <style:paragraph-properties fo:text-align="center" fo:margin-left="0cm"/>
    </style:style>
    <style:style style:name="ce128" style:family="table-cell" style:parent-style-name="Default" style:data-style-name="N111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</style:style>
    <style:style style:name="ce129" style:family="table-cell" style:parent-style-name="Default" style:data-style-name="N111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etup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20"/>
        <table:table-column table:style-name="co1" table:number-columns-repeated="16327" table:default-cell-style-name="ce1"/>
        <table:table-row table:style-name="ro1">
          <table:table-cell table:number-columns-repeated="16338"/>
        </table:table-row>
        <table:table-row table:style-name="ro1">
          <table:table-cell/>
          <table:table-cell office:value-type="string" calcext:value-type="string">
            <text:p>Colour Bits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ow many bits are used for colours Hard coded to 4</text:p>
          </table:table-cell>
          <table:table-cell table:number-columns-repeated="16327"/>
        </table:table-row>
        <table:table-row table:style-name="ro1">
          <table:table-cell/>
          <table:table-cell office:value-type="string" calcext:value-type="string">
            <text:p>Hardware channels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or HUB75 this is always 2</text:p>
          </table:table-cell>
          <table:table-cell table:number-columns-repeated="16327"/>
        </table:table-row>
        <table:table-row table:style-name="ro1">
          <table:table-cell table:number-columns-repeated="2"/>
          <table:table-cell table:style-name="ce11"/>
          <table:table-cell table:number-columns-repeated="16335"/>
        </table:table-row>
        <table:table-row table:style-name="ro1">
          <table:table-cell table:number-columns-repeated="16338"/>
        </table:table-row>
        <table:table-row table:style-name="ro1">
          <table:table-cell/>
          <table:table-cell office:value-type="string" calcext:value-type="string">
            <text:p>Hardware Address Lines</text:p>
          </table:table-cell>
          <table:table-cell table:style-name="ce22" table:formula="of:=COUNTA([.E6:.I6])" office:value-type="float" office:value="5" calcext:value-type="float">
            <text:p>5</text:p>
          </table:table-cell>
          <table:table-cell/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/>
          <table:table-cell office:value-type="string" calcext:value-type="string">
            <text:p>Hardware pins used in tile</text:p>
          </table:table-cell>
          <table:table-cell table:number-columns-repeated="16327"/>
        </table:table-row>
        <table:table-row table:style-name="ro1">
          <table:table-cell/>
          <table:table-cell office:value-type="string" calcext:value-type="string">
            <text:p>Output Scan Lines</text:p>
          </table:table-cell>
          <table:table-cell table:style-name="ce23" table:formula="of:=2^[.C6]" office:value-type="float" office:value="32" calcext:value-type="float">
            <text:p>32</text:p>
          </table:table-cell>
          <table:table-cell table:number-columns-repeated="7"/>
          <table:table-cell office:value-type="string" calcext:value-type="string">
            <text:p>The number of scanning operation done</text:p>
          </table:table-cell>
          <table:table-cell table:number-columns-repeated="16327"/>
        </table:table-row>
        <table:table-row table:style-name="ro1" table:number-rows-repeated="2">
          <table:table-cell table:number-columns-repeated="16338"/>
        </table:table-row>
        <table:table-row table:style-name="ro1">
          <table:table-cell/>
          <table:table-cell office:value-type="string" calcext:value-type="string">
            <text:p>Tiles X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umber of Tiles across screen</text:p>
          </table:table-cell>
          <table:table-cell table:number-columns-repeated="16327"/>
        </table:table-row>
        <table:table-row table:style-name="ro1">
          <table:table-cell/>
          <table:table-cell office:value-type="string" calcext:value-type="string">
            <text:p>Tiles Y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umber of Tiles down screen</text:p>
          </table:table-cell>
          <table:table-cell table:number-columns-repeated="16327"/>
        </table:table-row>
        <table:table-row table:style-name="ro1">
          <table:table-cell/>
          <table:table-cell office:value-type="string" calcext:value-type="string">
            <text:p>Tiles </text:p>
          </table:table-cell>
          <table:table-cell table:style-name="ce22" table:formula="of:=Tiles_X*Tiles_Y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otal number of tiles for screen</text:p>
          </table:table-cell>
          <table:table-cell table:number-columns-repeated="16327"/>
        </table:table-row>
        <table:table-row table:style-name="ro1">
          <table:table-cell table:number-columns-repeated="16338"/>
        </table:table-row>
        <table:table-row table:style-name="ro1">
          <table:table-cell/>
          <table:table-cell office:value-type="string" calcext:value-type="string">
            <text:p>Tile Pixel Width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Pixel width of eash tile</text:p>
          </table:table-cell>
          <table:table-cell table:number-columns-repeated="16327"/>
        </table:table-row>
        <table:table-row table:style-name="ro1">
          <table:table-cell/>
          <table:table-cell office:value-type="string" calcext:value-type="string">
            <text:p>Tile Pixel Height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Pixel height of each tile</text:p>
          </table:table-cell>
          <table:table-cell table:number-columns-repeated="16327"/>
        </table:table-row>
        <table:table-row table:style-name="ro1">
          <table:table-cell table:number-columns-repeated="16338"/>
        </table:table-row>
        <table:table-row table:style-name="ro1">
          <table:table-cell/>
          <table:table-cell office:value-type="string" calcext:value-type="string">
            <text:p>Tile Pixels</text:p>
          </table:table-cell>
          <table:table-cell table:style-name="ce22" table:formula="of:=Tile_Pixel_Width*Tile_Pixel_Height" office:value-type="float" office:value="4096" calcext:value-type="float">
            <text:p>4096</text:p>
          </table:table-cell>
          <table:table-cell table:style-name="Default" table:number-columns-repeated="7"/>
          <table:table-cell office:value-type="string" calcext:value-type="string">
            <text:p>Number of pixels for each tile</text:p>
          </table:table-cell>
          <table:table-cell table:number-columns-repeated="16327"/>
        </table:table-row>
        <table:table-row table:style-name="ro1">
          <table:table-cell/>
          <table:table-cell office:value-type="string" calcext:value-type="string">
            <text:p>Tile Bytes</text:p>
          </table:table-cell>
          <table:table-cell table:style-name="ce22" table:formula="of:=Tile_Pixels*3" office:value-type="float" office:value="12288" calcext:value-type="float">
            <text:p>12288</text:p>
          </table:table-cell>
          <table:table-cell table:number-columns-repeated="7"/>
          <table:table-cell office:value-type="string" calcext:value-type="string">
            <text:p>Number of bytes for each tile</text:p>
          </table:table-cell>
          <table:table-cell table:number-columns-repeated="16327"/>
        </table:table-row>
        <table:table-row table:style-name="ro1">
          <table:table-cell table:number-columns-repeated="16338"/>
        </table:table-row>
        <table:table-row table:style-name="ro1">
          <table:table-cell/>
          <table:table-cell office:value-type="string" calcext:value-type="string">
            <text:p>Image Pixel Width</text:p>
          </table:table-cell>
          <table:table-cell table:style-name="ce22" table:formula="of:=Tiles_X*Tile_Pixel_Width" office:value-type="float" office:value="64" calcext:value-type="float">
            <text:p>64</text:p>
          </table:table-cell>
          <table:table-cell table:number-columns-repeated="16335"/>
        </table:table-row>
        <table:table-row table:style-name="ro1">
          <table:table-cell/>
          <table:table-cell office:value-type="string" calcext:value-type="string">
            <text:p>Image Pixel Height</text:p>
          </table:table-cell>
          <table:table-cell table:style-name="ce22" table:formula="of:=Tiles_Y*Tile_Pixel_Height" office:value-type="float" office:value="64" calcext:value-type="float">
            <text:p>64</text:p>
          </table:table-cell>
          <table:table-cell table:number-columns-repeated="16335"/>
        </table:table-row>
        <table:table-row table:style-name="ro1">
          <table:table-cell/>
          <table:table-cell office:value-type="string" calcext:value-type="string">
            <text:p>Image Pixels</text:p>
          </table:table-cell>
          <table:table-cell table:style-name="ce22" table:formula="of:=Tile_Pixels*Tile_Number" office:value-type="float" office:value="4096" calcext:value-type="float">
            <text:p>4096</text:p>
          </table:table-cell>
          <table:table-cell/>
          <table:table-cell office:value-type="string" calcext:value-type="string">
            <text:p>Max</text:p>
          </table:table-cell>
          <table:table-cell/>
          <table:table-cell office:value-type="float" office:value="16384" calcext:value-type="float" table:number-columns-spanned="3" table:number-rows-spanned="1">
            <text:p>16384</text:p>
          </table:table-cell>
          <table:covered-table-cell table:number-columns-repeated="2"/>
          <table:table-cell/>
          <table:table-cell office:value-type="string" calcext:value-type="string">
            <text:p>Number of pixels on full screen</text:p>
          </table:table-cell>
          <table:table-cell table:number-columns-repeated="16327"/>
        </table:table-row>
        <table:table-row table:style-name="ro1">
          <table:table-cell/>
          <table:table-cell office:value-type="string" calcext:value-type="string">
            <text:p>Image Bytes</text:p>
          </table:table-cell>
          <table:table-cell table:style-name="ce22" table:formula="of:=Image_Pixels*3" office:value-type="float" office:value="12288" calcext:value-type="float">
            <text:p>12288</text:p>
          </table:table-cell>
          <table:table-cell table:number-columns-repeated="7"/>
          <table:table-cell office:value-type="string" calcext:value-type="string">
            <text:p>Number of bytes for screen buffer</text:p>
          </table:table-cell>
          <table:table-cell table:number-columns-repeated="16327"/>
        </table:table-row>
        <table:table-row table:style-name="ro1">
          <table:table-cell table:number-columns-repeated="16338"/>
        </table:table-row>
        <table:table-row table:style-name="ro1">
          <table:table-cell/>
          <table:table-cell office:value-type="string" calcext:value-type="string">
            <text:p>Output Bytes</text:p>
          </table:table-cell>
          <table:table-cell table:style-name="ce22" table:formula="of:=Image_Pixels/Hardware_Channels" office:value-type="float" office:value="2048" calcext:value-type="float">
            <text:p>2048</text:p>
          </table:table-cell>
          <table:table-cell table:number-columns-repeated="7"/>
          <table:table-cell office:value-type="string" calcext:value-type="string">
            <text:p>Total number of bytes needed for output buffer</text:p>
          </table:table-cell>
          <table:table-cell table:number-columns-repeated="16327"/>
        </table:table-row>
        <table:table-row table:style-name="ro1">
          <table:table-cell/>
          <table:table-cell office:value-type="string" calcext:value-type="string">
            <text:p>Output Scan Bytes</text:p>
          </table:table-cell>
          <table:table-cell table:style-name="ce22" table:formula="of:=Output__Bytes/TileScan_Lines"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umber of bytes transmitted for each scan line</text:p>
          </table:table-cell>
          <table:table-cell table:number-columns-repeated="16327"/>
        </table:table-row>
        <table:table-row table:style-name="ro1" table:number-rows-repeated="1048549">
          <table:table-cell table:number-columns-repeated="16338"/>
        </table:table-row>
        <table:table-row table:style-name="ro1">
          <table:table-cell table:number-columns-repeated="16338"/>
        </table:table-row>
      </table:table>
      <table:table table:name="SOW21008" table:style-name="ta1">
        <table:table-column table:style-name="co6" table:number-columns-repeated="22" table:default-cell-style-name="ce1"/>
        <table:table-column table:style-name="co6" table:default-cell-style-name="Default"/>
        <table:table-column table:style-name="co6" table:number-columns-repeated="9" table:default-cell-style-name="ce1"/>
        <table:table-column table:style-name="co6" table:number-columns-repeated="5" table:default-cell-style-name="Default"/>
        <table:table-column table:style-name="co7" table:number-columns-repeated="4" table:default-cell-style-name="Default"/>
        <table:table-column table:style-name="co7" table:number-columns-repeated="11" table:default-cell-style-name="ce1"/>
        <table:table-column table:style-name="co6" table:number-columns-repeated="16332" table:default-cell-style-name="ce1"/>
        <table:table-row table:style-name="ro2">
          <table:table-cell table:number-columns-repeated="16384"/>
        </table:table-row>
        <table:table-row table:style-name="ro3">
          <table:table-cell/>
          <table:table-cell table:style-name="ce9" office:value-type="string" calcext:value-type="string">
            <text:p>Tile Ref</text:p>
          </table:table-cell>
          <table:table-cell table:number-columns-repeated="3"/>
          <table:table-cell table:style-name="Default"/>
          <table:table-cell table:number-columns-repeated="16378"/>
        </table:table-row>
        <table:table-row table:style-name="ro3">
          <table:table-cell/>
          <table:table-cell table:style-name="ce9" office:value-type="string" calcext:value-type="string">
            <text:p>63x32-SOW21008</text:p>
          </table:table-cell>
          <table:table-cell table:number-columns-repeated="3"/>
          <table:table-cell table:style-name="ce9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0" office:value-type="string" calcext:value-type="string">
            <text:p>Output row mumber</text:p>
          </table:table-cell>
          <table:table-cell table:number-columns-repeated="8"/>
          <table:table-cell table:style-name="ce20" office:value-type="string" calcext:value-type="string">
            <text:p>Tile offset location</text:p>
          </table:table-cell>
          <table:table-cell table:number-columns-repeated="9"/>
          <table:table-cell table:style-name="ce20" office:value-type="string" calcext:value-type="string">
            <text:p>Config mapping values</text:p>
          </table:table-cell>
          <table:table-cell table:style-name="Default"/>
          <table:table-cell table:style-name="ce1"/>
          <table:table-cell table:number-columns-repeated="8"/>
          <table:table-cell table:style-name="Default"/>
          <table:table-cell table:number-columns-repeated="5"/>
          <table:table-cell office:value-type="string" calcext:value-type="string">
            <text:p>Config direction mapping values</text:p>
          </table:table-cell>
          <table:table-cell table:number-columns-repeated="2"/>
          <table:table-cell table:style-name="ce1"/>
          <table:table-cell table:number-columns-repeated="16342"/>
          <table:table-cell table:style-name="Default"/>
        </table:table-row>
        <table:table-row table:style-name="ro2">
          <table:table-cell table:number-columns-repeated="21"/>
          <table:table-cell table:style-name="Default"/>
          <table:table-cell table:style-name="ce1"/>
          <table:table-cell table:number-columns-repeated="8"/>
          <table:table-cell table:style-name="Default"/>
          <table:table-cell table:number-columns-repeated="8"/>
          <table:table-cell table:style-name="ce1"/>
          <table:table-cell table:number-columns-repeated="16342"/>
          <table:table-cell table:style-name="Default"/>
        </table:table-row>
        <table:table-row table:style-name="ro4">
          <table:table-cell table:style-name="Default" table:number-columns-repeated="2"/>
          <table:table-cell table:style-name="ce12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/>
          <table:table-cell table:style-name="ce57" table:formula="of:=[.C7]+([.L7]*16)" office:value-type="float" office:value="128" calcext:value-type="float">
            <text:p>128</text:p>
          </table:table-cell>
          <table:table-cell table:style-name="ce61" office:value-type="string" calcext:value-type="string">
            <text:p>,</text:p>
          </table:table-cell>
          <table:table-cell table:style-name="ce66" table:formula="of:=[.D7]+([.M7]*16)" office:value-type="float" office:value="144" calcext:value-type="float">
            <text:p>144</text:p>
          </table:table-cell>
          <table:table-cell table:style-name="ce61" office:value-type="string" calcext:value-type="string">
            <text:p>,</text:p>
          </table:table-cell>
          <table:table-cell table:style-name="ce66" table:formula="of:=[.E7]+([.N7]*16)" office:value-type="float" office:value="160" calcext:value-type="float">
            <text:p>160</text:p>
          </table:table-cell>
          <table:table-cell table:style-name="ce61" office:value-type="string" calcext:value-type="string">
            <text:p>,</text:p>
          </table:table-cell>
          <table:table-cell table:style-name="ce66" table:formula="of:=[.F7]+([.O7]*16)" office:value-type="float" office:value="176" calcext:value-type="float">
            <text:p>176</text:p>
          </table:table-cell>
          <table:table-cell table:style-name="ce61" office:value-type="string" calcext:value-type="string">
            <text:p>,</text:p>
          </table:table-cell>
          <table:table-cell table:style-name="ce66" table:formula="of:=[.G7]+([.P7]*16)" office:value-type="float" office:value="192" calcext:value-type="float">
            <text:p>192</text:p>
          </table:table-cell>
          <table:table-cell table:style-name="ce61" office:value-type="string" calcext:value-type="string">
            <text:p>,</text:p>
          </table:table-cell>
          <table:table-cell table:style-name="ce66" table:formula="of:=[.H7]+([.Q7]*16)" office:value-type="float" office:value="208" calcext:value-type="float">
            <text:p>208</text:p>
          </table:table-cell>
          <table:table-cell table:style-name="ce61" office:value-type="string" calcext:value-type="string">
            <text:p>,</text:p>
          </table:table-cell>
          <table:table-cell table:style-name="ce66" table:formula="of:=[.I7]+([.R7]*16)" office:value-type="float" office:value="224" calcext:value-type="float">
            <text:p>224</text:p>
          </table:table-cell>
          <table:table-cell table:style-name="ce61" office:value-type="string" calcext:value-type="string">
            <text:p>,</text:p>
          </table:table-cell>
          <table:table-cell table:style-name="ce70" table:formula="of:=[.J7]+([.S7]*16)" office:value-type="float" office:value="240" calcext:value-type="float">
            <text:p>240</text:p>
          </table:table-cell>
          <table:table-cell table:style-name="ce1" table:number-columns-repeated="2"/>
          <table:table-cell table:style-name="ce73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80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6"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2"/>
          <table:table-cell table:style-name="ce58" table:formula="of:=[.C8]+([.L8]*16)" office:value-type="float" office:value="129" calcext:value-type="float">
            <text:p>129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8]+([.M8]*16)" office:value-type="float" office:value="145" calcext:value-type="float">
            <text:p>145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8]+([.N8]*16)" office:value-type="float" office:value="161" calcext:value-type="float">
            <text:p>161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8]+([.O8]*16)" office:value-type="float" office:value="177" calcext:value-type="float">
            <text:p>177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8]+([.P8]*16)" office:value-type="float" office:value="193" calcext:value-type="float">
            <text:p>193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8]+([.Q8]*16)" office:value-type="float" office:value="209" calcext:value-type="float">
            <text:p>209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8]+([.R8]*16)" office:value-type="float" office:value="225" calcext:value-type="float">
            <text:p>225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8]+([.S8]*16)" office:value-type="float" office:value="241" calcext:value-type="float">
            <text:p>241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6" table:style-name="ce25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2"/>
          <table:table-cell table:style-name="ce58" table:formula="of:=[.C9]+([.L9]*16)" office:value-type="float" office:value="130" calcext:value-type="float">
            <text:p>130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9]+([.M9]*16)" office:value-type="float" office:value="146" calcext:value-type="float">
            <text:p>146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9]+([.N9]*16)" office:value-type="float" office:value="162" calcext:value-type="float">
            <text:p>162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9]+([.O9]*16)" office:value-type="float" office:value="178" calcext:value-type="float">
            <text:p>178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9]+([.P9]*16)" office:value-type="float" office:value="194" calcext:value-type="float">
            <text:p>194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9]+([.Q9]*16)" office:value-type="float" office:value="210" calcext:value-type="float">
            <text:p>210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9]+([.R9]*16)" office:value-type="float" office:value="226" calcext:value-type="float">
            <text:p>226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9]+([.S9]*16)" office:value-type="float" office:value="242" calcext:value-type="float">
            <text:p>242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3" calcext:value-type="float">
            <text:p>3</text:p>
          </table:table-cell>
          <table:table-cell table:number-columns-repeated="6"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2"/>
          <table:table-cell table:style-name="ce58" table:formula="of:=[.C10]+([.L10]*16)" office:value-type="float" office:value="131" calcext:value-type="float">
            <text:p>131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10]+([.M10]*16)" office:value-type="float" office:value="147" calcext:value-type="float">
            <text:p>147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10]+([.N10]*16)" office:value-type="float" office:value="163" calcext:value-type="float">
            <text:p>163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10]+([.O10]*16)" office:value-type="float" office:value="179" calcext:value-type="float">
            <text:p>179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10]+([.P10]*16)" office:value-type="float" office:value="195" calcext:value-type="float">
            <text:p>195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10]+([.Q10]*16)" office:value-type="float" office:value="211" calcext:value-type="float">
            <text:p>211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10]+([.R10]*16)" office:value-type="float" office:value="227" calcext:value-type="float">
            <text:p>227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10]+([.S10]*16)" office:value-type="float" office:value="243" calcext:value-type="float">
            <text:p>243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4" calcext:value-type="float">
            <text:p>4</text:p>
          </table:table-cell>
          <table:table-cell table:number-columns-repeated="6"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2"/>
          <table:table-cell table:style-name="ce58" table:formula="of:=[.C11]+([.L11]*16)" office:value-type="float" office:value="132" calcext:value-type="float">
            <text:p>132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11]+([.M11]*16)" office:value-type="float" office:value="148" calcext:value-type="float">
            <text:p>148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11]+([.N11]*16)" office:value-type="float" office:value="164" calcext:value-type="float">
            <text:p>164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11]+([.O11]*16)" office:value-type="float" office:value="180" calcext:value-type="float">
            <text:p>180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11]+([.P11]*16)" office:value-type="float" office:value="196" calcext:value-type="float">
            <text:p>196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11]+([.Q11]*16)" office:value-type="float" office:value="212" calcext:value-type="float">
            <text:p>212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11]+([.R11]*16)" office:value-type="float" office:value="228" calcext:value-type="float">
            <text:p>228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11]+([.S11]*16)" office:value-type="float" office:value="244" calcext:value-type="float">
            <text:p>244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6" table:style-name="ce25" office:value-type="float" office:value="5" calcext:value-type="float">
            <text:p>5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2"/>
          <table:table-cell table:style-name="ce58" table:formula="of:=[.C12]+([.L12]*16)" office:value-type="float" office:value="133" calcext:value-type="float">
            <text:p>133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12]+([.M12]*16)" office:value-type="float" office:value="149" calcext:value-type="float">
            <text:p>149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12]+([.N12]*16)" office:value-type="float" office:value="165" calcext:value-type="float">
            <text:p>165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12]+([.O12]*16)" office:value-type="float" office:value="181" calcext:value-type="float">
            <text:p>181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12]+([.P12]*16)" office:value-type="float" office:value="197" calcext:value-type="float">
            <text:p>197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12]+([.Q12]*16)" office:value-type="float" office:value="213" calcext:value-type="float">
            <text:p>213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12]+([.R12]*16)" office:value-type="float" office:value="229" calcext:value-type="float">
            <text:p>229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12]+([.S12]*16)" office:value-type="float" office:value="245" calcext:value-type="float">
            <text:p>245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6" calcext:value-type="float">
            <text:p>6</text:p>
          </table:table-cell>
          <table:table-cell table:number-columns-repeated="6" table:style-name="ce25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2"/>
          <table:table-cell table:style-name="ce58" table:formula="of:=[.C13]+([.L13]*16)" office:value-type="float" office:value="134" calcext:value-type="float">
            <text:p>134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13]+([.M13]*16)" office:value-type="float" office:value="150" calcext:value-type="float">
            <text:p>150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13]+([.N13]*16)" office:value-type="float" office:value="166" calcext:value-type="float">
            <text:p>166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13]+([.O13]*16)" office:value-type="float" office:value="182" calcext:value-type="float">
            <text:p>182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13]+([.P13]*16)" office:value-type="float" office:value="198" calcext:value-type="float">
            <text:p>198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13]+([.Q13]*16)" office:value-type="float" office:value="214" calcext:value-type="float">
            <text:p>214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13]+([.R13]*16)" office:value-type="float" office:value="230" calcext:value-type="float">
            <text:p>230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13]+([.S13]*16)" office:value-type="float" office:value="246" calcext:value-type="float">
            <text:p>246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7" calcext:value-type="float">
            <text:p>7</text:p>
          </table:table-cell>
          <table:table-cell table:number-columns-repeated="6" table:style-name="ce25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2"/>
          <table:table-cell table:style-name="ce58" table:formula="of:=[.C14]+([.L14]*16)" office:value-type="float" office:value="135" calcext:value-type="float">
            <text:p>135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14]+([.M14]*16)" office:value-type="float" office:value="151" calcext:value-type="float">
            <text:p>151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14]+([.N14]*16)" office:value-type="float" office:value="167" calcext:value-type="float">
            <text:p>167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14]+([.O14]*16)" office:value-type="float" office:value="183" calcext:value-type="float">
            <text:p>183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14]+([.P14]*16)" office:value-type="float" office:value="199" calcext:value-type="float">
            <text:p>199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14]+([.Q14]*16)" office:value-type="float" office:value="215" calcext:value-type="float">
            <text:p>215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14]+([.R14]*16)" office:value-type="float" office:value="231" calcext:value-type="float">
            <text:p>231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14]+([.S14]*16)" office:value-type="float" office:value="247" calcext:value-type="float">
            <text:p>247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0" calcext:value-type="float">
            <text:p>0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2"/>
          <table:table-cell table:style-name="ce58" table:formula="of:=[.C15]+([.L15]*16)" office:value-type="float" office:value="0" calcext:value-type="float">
            <text:p>000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15]+([.M15]*16)" office:value-type="float" office:value="16" calcext:value-type="float">
            <text:p>016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15]+([.N15]*16)" office:value-type="float" office:value="32" calcext:value-type="float">
            <text:p>032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15]+([.O15]*16)" office:value-type="float" office:value="48" calcext:value-type="float">
            <text:p>048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15]+([.P15]*16)" office:value-type="float" office:value="64" calcext:value-type="float">
            <text:p>064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15]+([.Q15]*16)" office:value-type="float" office:value="80" calcext:value-type="float">
            <text:p>080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15]+([.R15]*16)" office:value-type="float" office:value="96" calcext:value-type="float">
            <text:p>096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15]+([.S15]*16)" office:value-type="float" office:value="112" calcext:value-type="float">
            <text:p>112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6"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2"/>
          <table:table-cell table:style-name="ce58" table:formula="of:=[.C16]+([.L16]*16)" office:value-type="float" office:value="1" calcext:value-type="float">
            <text:p>001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16]+([.M16]*16)" office:value-type="float" office:value="17" calcext:value-type="float">
            <text:p>017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16]+([.N16]*16)" office:value-type="float" office:value="33" calcext:value-type="float">
            <text:p>033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16]+([.O16]*16)" office:value-type="float" office:value="49" calcext:value-type="float">
            <text:p>049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16]+([.P16]*16)" office:value-type="float" office:value="65" calcext:value-type="float">
            <text:p>065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16]+([.Q16]*16)" office:value-type="float" office:value="81" calcext:value-type="float">
            <text:p>081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16]+([.R16]*16)" office:value-type="float" office:value="97" calcext:value-type="float">
            <text:p>097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16]+([.S16]*16)" office:value-type="float" office:value="113" calcext:value-type="float">
            <text:p>113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6" table:style-name="ce25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2"/>
          <table:table-cell table:style-name="ce58" table:formula="of:=[.C17]+([.L17]*16)" office:value-type="float" office:value="2" calcext:value-type="float">
            <text:p>002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17]+([.M17]*16)" office:value-type="float" office:value="18" calcext:value-type="float">
            <text:p>018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17]+([.N17]*16)" office:value-type="float" office:value="34" calcext:value-type="float">
            <text:p>034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17]+([.O17]*16)" office:value-type="float" office:value="50" calcext:value-type="float">
            <text:p>050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17]+([.P17]*16)" office:value-type="float" office:value="66" calcext:value-type="float">
            <text:p>066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17]+([.Q17]*16)" office:value-type="float" office:value="82" calcext:value-type="float">
            <text:p>082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17]+([.R17]*16)" office:value-type="float" office:value="98" calcext:value-type="float">
            <text:p>098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17]+([.S17]*16)" office:value-type="float" office:value="114" calcext:value-type="float">
            <text:p>114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3" calcext:value-type="float">
            <text:p>3</text:p>
          </table:table-cell>
          <table:table-cell table:number-columns-repeated="6"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2"/>
          <table:table-cell table:style-name="ce58" table:formula="of:=[.C18]+([.L18]*16)" office:value-type="float" office:value="3" calcext:value-type="float">
            <text:p>003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18]+([.M18]*16)" office:value-type="float" office:value="19" calcext:value-type="float">
            <text:p>019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18]+([.N18]*16)" office:value-type="float" office:value="35" calcext:value-type="float">
            <text:p>035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18]+([.O18]*16)" office:value-type="float" office:value="51" calcext:value-type="float">
            <text:p>051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18]+([.P18]*16)" office:value-type="float" office:value="67" calcext:value-type="float">
            <text:p>067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18]+([.Q18]*16)" office:value-type="float" office:value="83" calcext:value-type="float">
            <text:p>083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18]+([.R18]*16)" office:value-type="float" office:value="99" calcext:value-type="float">
            <text:p>099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18]+([.S18]*16)" office:value-type="float" office:value="115" calcext:value-type="float">
            <text:p>115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4" calcext:value-type="float">
            <text:p>4</text:p>
          </table:table-cell>
          <table:table-cell table:number-columns-repeated="6"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2"/>
          <table:table-cell table:style-name="ce58" table:formula="of:=[.C19]+([.L19]*16)" office:value-type="float" office:value="4" calcext:value-type="float">
            <text:p>004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19]+([.M19]*16)" office:value-type="float" office:value="20" calcext:value-type="float">
            <text:p>020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19]+([.N19]*16)" office:value-type="float" office:value="36" calcext:value-type="float">
            <text:p>036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19]+([.O19]*16)" office:value-type="float" office:value="52" calcext:value-type="float">
            <text:p>052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19]+([.P19]*16)" office:value-type="float" office:value="68" calcext:value-type="float">
            <text:p>068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19]+([.Q19]*16)" office:value-type="float" office:value="84" calcext:value-type="float">
            <text:p>084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19]+([.R19]*16)" office:value-type="float" office:value="100" calcext:value-type="float">
            <text:p>100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19]+([.S19]*16)" office:value-type="float" office:value="116" calcext:value-type="float">
            <text:p>116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5" calcext:value-type="float">
            <text:p>5</text:p>
          </table:table-cell>
          <table:table-cell table:number-columns-repeated="6" table:style-name="ce25" office:value-type="float" office:value="5" calcext:value-type="float">
            <text:p>5</text:p>
          </table:table-cell>
          <table:table-cell table:style-name="ce2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2"/>
          <table:table-cell table:style-name="ce58" table:formula="of:=[.C20]+([.L20]*16)" office:value-type="float" office:value="5" calcext:value-type="float">
            <text:p>005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20]+([.M20]*16)" office:value-type="float" office:value="21" calcext:value-type="float">
            <text:p>021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20]+([.N20]*16)" office:value-type="float" office:value="37" calcext:value-type="float">
            <text:p>037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20]+([.O20]*16)" office:value-type="float" office:value="53" calcext:value-type="float">
            <text:p>053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20]+([.P20]*16)" office:value-type="float" office:value="69" calcext:value-type="float">
            <text:p>069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20]+([.Q20]*16)" office:value-type="float" office:value="85" calcext:value-type="float">
            <text:p>085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20]+([.R20]*16)" office:value-type="float" office:value="101" calcext:value-type="float">
            <text:p>101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20]+([.S20]*16)" office:value-type="float" office:value="117" calcext:value-type="float">
            <text:p>117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3" office:value-type="float" office:value="6" calcext:value-type="float">
            <text:p>6</text:p>
          </table:table-cell>
          <table:table-cell table:number-columns-repeated="6" table:style-name="ce25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2"/>
          <table:table-cell table:style-name="ce58" table:formula="of:=[.C21]+([.L21]*16)" office:value-type="float" office:value="6" calcext:value-type="float">
            <text:p>006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D21]+([.M21]*16)" office:value-type="float" office:value="22" calcext:value-type="float">
            <text:p>022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E21]+([.N21]*16)" office:value-type="float" office:value="38" calcext:value-type="float">
            <text:p>038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F21]+([.O21]*16)" office:value-type="float" office:value="54" calcext:value-type="float">
            <text:p>054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G21]+([.P21]*16)" office:value-type="float" office:value="70" calcext:value-type="float">
            <text:p>070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H21]+([.Q21]*16)" office:value-type="float" office:value="86" calcext:value-type="float">
            <text:p>086</text:p>
          </table:table-cell>
          <table:table-cell table:style-name="ce62" office:value-type="string" calcext:value-type="string">
            <text:p>,</text:p>
          </table:table-cell>
          <table:table-cell table:style-name="ce67" table:formula="of:=[.I21]+([.R21]*16)" office:value-type="float" office:value="102" calcext:value-type="float">
            <text:p>102</text:p>
          </table:table-cell>
          <table:table-cell table:style-name="ce62" office:value-type="string" calcext:value-type="string">
            <text:p>,</text:p>
          </table:table-cell>
          <table:table-cell table:style-name="ce71" table:formula="of:=[.J21]+([.S21]*16)" office:value-type="float" office:value="118" calcext:value-type="float">
            <text:p>118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table:number-columns-repeated="2"/>
          <table:table-cell table:style-name="ce14" office:value-type="float" office:value="7" calcext:value-type="float">
            <text:p>7</text:p>
          </table:table-cell>
          <table:table-cell table:number-columns-repeated="6" table:style-name="ce26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table:style-name="ce49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2"/>
          <table:table-cell table:style-name="ce59" table:formula="of:=[.C22]+([.L22]*16)" office:value-type="float" office:value="7" calcext:value-type="float">
            <text:p>007</text:p>
          </table:table-cell>
          <table:table-cell table:style-name="ce63" office:value-type="string" calcext:value-type="string">
            <text:p>,</text:p>
          </table:table-cell>
          <table:table-cell table:style-name="ce69" table:formula="of:=[.D22]+([.M22]*16)" office:value-type="float" office:value="23" calcext:value-type="float">
            <text:p>023</text:p>
          </table:table-cell>
          <table:table-cell table:style-name="ce63" office:value-type="string" calcext:value-type="string">
            <text:p>,</text:p>
          </table:table-cell>
          <table:table-cell table:style-name="ce69" table:formula="of:=[.E22]+([.N22]*16)" office:value-type="float" office:value="39" calcext:value-type="float">
            <text:p>039</text:p>
          </table:table-cell>
          <table:table-cell table:style-name="ce63" office:value-type="string" calcext:value-type="string">
            <text:p>,</text:p>
          </table:table-cell>
          <table:table-cell table:style-name="ce69" table:formula="of:=[.F22]+([.O22]*16)" office:value-type="float" office:value="55" calcext:value-type="float">
            <text:p>055</text:p>
          </table:table-cell>
          <table:table-cell table:style-name="ce63" office:value-type="string" calcext:value-type="string">
            <text:p>,</text:p>
          </table:table-cell>
          <table:table-cell table:style-name="ce69" table:formula="of:=[.G22]+([.P22]*16)" office:value-type="float" office:value="71" calcext:value-type="float">
            <text:p>071</text:p>
          </table:table-cell>
          <table:table-cell table:style-name="ce63" office:value-type="string" calcext:value-type="string">
            <text:p>,</text:p>
          </table:table-cell>
          <table:table-cell table:style-name="ce69" table:formula="of:=[.H22]+([.Q22]*16)" office:value-type="float" office:value="87" calcext:value-type="float">
            <text:p>087</text:p>
          </table:table-cell>
          <table:table-cell table:style-name="ce63" office:value-type="string" calcext:value-type="string">
            <text:p>,</text:p>
          </table:table-cell>
          <table:table-cell table:style-name="ce69" table:formula="of:=[.I22]+([.R22]*16)" office:value-type="float" office:value="103" calcext:value-type="float">
            <text:p>103</text:p>
          </table:table-cell>
          <table:table-cell table:style-name="ce63" office:value-type="string" calcext:value-type="string">
            <text:p>,</text:p>
          </table:table-cell>
          <table:table-cell table:style-name="ce72" table:formula="of:=[.J22]+([.S22]*16)" office:value-type="float" office:value="119" calcext:value-type="float">
            <text:p>119</text:p>
          </table:table-cell>
          <table:table-cell table:style-name="ce1" table:number-columns-repeated="2"/>
          <table:table-cell table:style-name="ce75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82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number-columns-repeated="38"/>
          <table:table-cell table:style-name="ce64" office:value-type="string" calcext:value-type="string">
            <text:p>L = Left to Right</text:p>
          </table:table-cell>
          <table:table-cell table:number-columns-repeated="4"/>
          <table:table-cell table:style-name="Default" office:value-type="string" calcext:value-type="string">
            <text:p>R = Right to Left</text:p>
          </table:table-cell>
          <table:table-cell table:number-columns-repeated="16340"/>
        </table:table-row>
        <table:table-row table:style-name="ro4">
          <table:table-cell table:number-columns-repeated="21"/>
          <table:table-cell table:style-name="ce60"/>
          <table:table-cell table:number-columns-repeated="16362"/>
        </table:table-row>
        <table:table-row table:style-name="ro4">
          <table:table-cell/>
          <table:table-cell table:style-name="ce20" office:value-type="string" calcext:value-type="string">
            <text:p>Caculated output buffer locations – For debugging only</text:p>
          </table:table-cell>
          <table:table-cell table:number-columns-repeated="16382"/>
        </table:table-row>
        <table:table-row table:style-name="ro4">
          <table:table-cell table:style-name="ce11" table:number-columns-repeated="22"/>
          <table:table-cell table:style-name="ce64" table:number-columns-repeated="19"/>
          <table:table-cell table:style-name="ce11" table:number-columns-repeated="16343"/>
        </table:table-row>
        <table:table-row table:style-name="ro4">
          <table:table-cell/>
          <table:table-cell table:style-name="ce31" table:number-columns-repeated="21"/>
          <table:table-cell table:style-name="ce68" table:number-columns-repeated="16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35" table:formula="of:=IF(Tiles&gt;0;0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/>
          <table:table-cell table:style-name="ce31"/>
          <table:table-cell table:style-name="ce35" table:formula="of:=IF(Tiles&gt;1;1;&quot;&quot;)" table:number-columns-spanned="8" table:number-rows-spanned="1">
            <text:p/>
          </table:table-cell>
          <table:covered-table-cell table:number-columns-repeated="7"/>
          <table:table-cell table:style-name="ce31"/>
          <table:table-cell table:style-name="ce35" table:formula="of:=IF(Tiles&gt;2;2;&quot;&quot;)" table:number-columns-spanned="8" table:number-rows-spanned="1">
            <text:p/>
          </table:table-cell>
          <table:covered-table-cell/>
          <table:covered-table-cell table:style-name="ce1"/>
          <table:covered-table-cell table:number-columns-repeated="5"/>
          <table:table-cell table:style-name="ce68"/>
          <table:table-cell table:style-name="ce36" table:formula="of:=IF(Tiles&gt;3;3;&quot;&quot;)" table:number-columns-spanned="8" table:number-rows-spanned="1">
            <text:p/>
          </table:table-cell>
          <table:covered-table-cell table:number-columns-repeated="2"/>
          <table:covered-table-cell table:number-columns-repeated="5" table:style-name="ce1"/>
          <table:table-cell table:style-name="ce68"/>
          <table:table-cell table:style-name="ce111"/>
          <table:table-cell table:number-columns-repeated="16345"/>
        </table:table-row>
        <table:table-row table:style-name="ro4">
          <table:table-cell/>
          <table:table-cell table:style-name="ce31"/>
          <table:table-cell table:style-name="ce16" table:formula="of:==IF(Tiles&gt;0;[.C7]*(Output_Scan_Bytes/8)+[.L7]+([.$C$28]*((Output_Scan_Bytes/8)/Tiles));&quot;&quot;)" office:value-type="float" office:value="8" calcext:value-type="float">
            <text:p>8</text:p>
          </table:table-cell>
          <table:table-cell table:style-name="ce16" table:formula="of:==IF(Tiles&gt;0;[.D7]*(Output_Scan_Bytes/8)+[.M7]+([.$C$28]*((Output_Scan_Bytes/8)/Tiles));&quot;&quot;)" office:value-type="float" office:value="9" calcext:value-type="float">
            <text:p>9</text:p>
          </table:table-cell>
          <table:table-cell table:style-name="ce16" table:formula="of:==IF(Tiles&gt;0;[.E7]*(Output_Scan_Bytes/8)+[.N7]+([.$C$28]*((Output_Scan_Bytes/8)/Tiles));&quot;&quot;)" office:value-type="float" office:value="10" calcext:value-type="float">
            <text:p>10</text:p>
          </table:table-cell>
          <table:table-cell table:style-name="ce16" table:formula="of:==IF(Tiles&gt;0;[.F7]*(Output_Scan_Bytes/8)+[.O7]+([.$C$28]*((Output_Scan_Bytes/8)/Tiles));&quot;&quot;)" office:value-type="float" office:value="11" calcext:value-type="float">
            <text:p>11</text:p>
          </table:table-cell>
          <table:table-cell table:style-name="ce16" table:formula="of:==IF(Tiles&gt;0;[.G7]*(Output_Scan_Bytes/8)+[.P7]+([.$C$28]*((Output_Scan_Bytes/8)/Tiles));&quot;&quot;)" office:value-type="float" office:value="12" calcext:value-type="float">
            <text:p>12</text:p>
          </table:table-cell>
          <table:table-cell table:style-name="ce16" table:formula="of:==IF(Tiles&gt;0;[.H7]*(Output_Scan_Bytes/8)+[.Q7]+([.$C$28]*((Output_Scan_Bytes/8)/Tiles));&quot;&quot;)" office:value-type="float" office:value="13" calcext:value-type="float">
            <text:p>13</text:p>
          </table:table-cell>
          <table:table-cell table:style-name="ce16" table:formula="of:==IF(Tiles&gt;0;[.I7]*(Output_Scan_Bytes/8)+[.R7]+([.$C$28]*((Output_Scan_Bytes/8)/Tiles));&quot;&quot;)" office:value-type="float" office:value="14" calcext:value-type="float">
            <text:p>14</text:p>
          </table:table-cell>
          <table:table-cell table:style-name="ce16" table:formula="of:==IF(Tiles&gt;0;[.J7]*(Output_Scan_Bytes/8)+[.S7]+([.$C$28]*((Output_Scan_Bytes/8)/Tiles));&quot;&quot;)" office:value-type="float" office:value="15" calcext:value-type="float">
            <text:p>15</text:p>
          </table:table-cell>
          <table:table-cell table:style-name="ce31"/>
          <table:table-cell table:style-name="ce16" table:formula="of:==IF(Tiles&gt;1;[.C7]*(Output_Scan_Bytes/8)+[.L7]+([.$L$28]*((Output_Scan_Bytes/8)/Tiles));&quot;&quot;)">
            <text:p/>
          </table:table-cell>
          <table:table-cell table:style-name="ce16" table:formula="of:==IF(Tiles&gt;1;[.D7]*(Output_Scan_Bytes/8)+[.M7]+([.$L$28]*((Output_Scan_Bytes/8)/Tiles));&quot;&quot;)">
            <text:p/>
          </table:table-cell>
          <table:table-cell table:style-name="ce16" table:formula="of:==IF(Tiles&gt;1;[.E7]*(Output_Scan_Bytes/8)+[.N7]+([.$L$28]*((Output_Scan_Bytes/8)/Tiles));&quot;&quot;)">
            <text:p/>
          </table:table-cell>
          <table:table-cell table:style-name="ce16" table:formula="of:==IF(Tiles&gt;1;[.F7]*(Output_Scan_Bytes/8)+[.O7]+([.$L$28]*((Output_Scan_Bytes/8)/Tiles));&quot;&quot;)">
            <text:p/>
          </table:table-cell>
          <table:table-cell table:style-name="ce16" table:formula="of:==IF(Tiles&gt;1;[.G7]*(Output_Scan_Bytes/8)+[.P7]+([.$L$28]*((Output_Scan_Bytes/8)/Tiles));&quot;&quot;)">
            <text:p/>
          </table:table-cell>
          <table:table-cell table:style-name="ce16" table:formula="of:==IF(Tiles&gt;1;[.H7]*(Output_Scan_Bytes/8)+[.Q7]+([.$L$28]*((Output_Scan_Bytes/8)/Tiles));&quot;&quot;)">
            <text:p/>
          </table:table-cell>
          <table:table-cell table:style-name="ce16" table:formula="of:==IF(Tiles&gt;1;[.I7]*(Output_Scan_Bytes/8)+[.R7]+([.$L$28]*((Output_Scan_Bytes/8)/Tiles));&quot;&quot;)">
            <text:p/>
          </table:table-cell>
          <table:table-cell table:style-name="ce16" table:formula="of:==IF(Tiles&gt;1;[.J7]*(Output_Scan_Bytes/8)+[.S7]+([.$L$28]*((Output_Scan_Bytes/8)/Tiles));&quot;&quot;)">
            <text:p/>
          </table:table-cell>
          <table:table-cell table:style-name="ce31"/>
          <table:table-cell table:style-name="ce18" table:formula="of:==IF(Tiles&gt;2;[.C7]*(Output_Scan_Bytes/8)+[.L7]+([.$U$28]*((Output_Scan_Bytes/8)/Tiles));&quot;&quot;)">
            <text:p/>
          </table:table-cell>
          <table:table-cell table:style-name="ce18" table:formula="of:==IF(Tiles&gt;2;[.D7]*(Output_Scan_Bytes/8)+[.M7]+([.$U$28]*((Output_Scan_Bytes/8)/Tiles));&quot;&quot;)">
            <text:p/>
          </table:table-cell>
          <table:table-cell table:style-name="ce16" table:formula="of:==IF(Tiles&gt;2;[.E7]*(Output_Scan_Bytes/8)+[.N7]+([.$U$28]*((Output_Scan_Bytes/8)/Tiles));&quot;&quot;)">
            <text:p/>
          </table:table-cell>
          <table:table-cell table:style-name="ce18" table:formula="of:==IF(Tiles&gt;2;[.F7]*(Output_Scan_Bytes/8)+[.O7]+([.$U$28]*((Output_Scan_Bytes/8)/Tiles));&quot;&quot;)">
            <text:p/>
          </table:table-cell>
          <table:table-cell table:style-name="ce18" table:formula="of:==IF(Tiles&gt;2;[.G7]*(Output_Scan_Bytes/8)+[.P7]+([.$U$28]*((Output_Scan_Bytes/8)/Tiles));&quot;&quot;)">
            <text:p/>
          </table:table-cell>
          <table:table-cell table:style-name="ce18" table:formula="of:==IF(Tiles&gt;2;[.H7]*(Output_Scan_Bytes/8)+[.Q7]+([.$U$28]*((Output_Scan_Bytes/8)/Tiles));&quot;&quot;)">
            <text:p/>
          </table:table-cell>
          <table:table-cell table:style-name="ce18" table:formula="of:==IF(Tiles&gt;2;[.I7]*(Output_Scan_Bytes/8)+[.R7]+([.$U$28]*((Output_Scan_Bytes/8)/Tiles));&quot;&quot;)">
            <text:p/>
          </table:table-cell>
          <table:table-cell table:style-name="ce18" table:formula="of:==IF(Tiles&gt;2;[.J7]*(Output_Scan_Bytes/8)+[.S7]+([.$U$28]*((Output_Scan_Bytes/8)/Tiles));&quot;&quot;)">
            <text:p/>
          </table:table-cell>
          <table:table-cell table:style-name="ce68"/>
          <table:table-cell table:style-name="ce18" table:formula="of:==IF(Tiles&gt;3;[.C7]*(Output_Scan_Bytes/8)+[.L7]+([.$AD$28]*((Output_Scan_Bytes/8)/Tiles));&quot;&quot;)">
            <text:p/>
          </table:table-cell>
          <table:table-cell table:style-name="ce18" table:formula="of:==IF(Tiles&gt;3;[.D7]*(Output_Scan_Bytes/8)+[.M7]+([.$AD$28]*((Output_Scan_Bytes/8)/Tiles));&quot;&quot;)">
            <text:p/>
          </table:table-cell>
          <table:table-cell table:style-name="ce18" table:formula="of:==IF(Tiles&gt;3;[.E7]*(Output_Scan_Bytes/8)+[.N7]+([.$AD$28]*((Output_Scan_Bytes/8)/Tiles));&quot;&quot;)">
            <text:p/>
          </table:table-cell>
          <table:table-cell table:style-name="ce18" table:formula="of:==IF(Tiles&gt;3;[.F7]*(Output_Scan_Bytes/8)+[.O7]+([.$AD$28]*((Output_Scan_Bytes/8)/Tiles));&quot;&quot;)">
            <text:p/>
          </table:table-cell>
          <table:table-cell table:style-name="ce18" table:formula="of:==IF(Tiles&gt;3;[.G7]*(Output_Scan_Bytes/8)+[.P7]+([.$AD$28]*((Output_Scan_Bytes/8)/Tiles));&quot;&quot;)">
            <text:p/>
          </table:table-cell>
          <table:table-cell table:style-name="ce18" table:formula="of:==IF(Tiles&gt;3;[.H7]*(Output_Scan_Bytes/8)+[.Q7]+([.$AD$28]*((Output_Scan_Bytes/8)/Tiles));&quot;&quot;)">
            <text:p/>
          </table:table-cell>
          <table:table-cell table:style-name="ce18" table:formula="of:==IF(Tiles&gt;3;[.I7]*(Output_Scan_Bytes/8)+[.R7]+([.$AD$28]*((Output_Scan_Bytes/8)/Tiles));&quot;&quot;)">
            <text:p/>
          </table:table-cell>
          <table:table-cell table:style-name="ce18" table:formula="of:==IF(Tiles&gt;3;[.J7]*(Output_Scan_Bytes/8)+[.S7]+([.$AD$28]*((Output_Scan_Bytes/8)/Tiles));&quot;&quot;)">
            <text:p/>
          </table:table-cell>
          <table:table-cell table:style-name="ce68"/>
          <table:table-cell table:number-columns-repeated="3"/>
          <table:table-cell table:style-name="Default" table:number-columns-repeated="5"/>
          <table:table-cell table:number-columns-repeated="16338"/>
        </table:table-row>
        <table:table-row table:style-name="ro4">
          <table:table-cell/>
          <table:table-cell table:style-name="ce31"/>
          <table:table-cell table:style-name="ce16" table:formula="of:==IF(Tiles&gt;0;[.C8]*(Output_Scan_Bytes/8)+[.L8]+([.$C$28]*((Output_Scan_Bytes/8)/Tiles));&quot;&quot;)" office:value-type="float" office:value="16" calcext:value-type="float">
            <text:p>16</text:p>
          </table:table-cell>
          <table:table-cell table:style-name="ce16" table:formula="of:==IF(Tiles&gt;0;[.D8]*(Output_Scan_Bytes/8)+[.M8]+([.$C$28]*((Output_Scan_Bytes/8)/Tiles));&quot;&quot;)" office:value-type="float" office:value="17" calcext:value-type="float">
            <text:p>17</text:p>
          </table:table-cell>
          <table:table-cell table:style-name="ce16" table:formula="of:==IF(Tiles&gt;0;[.E8]*(Output_Scan_Bytes/8)+[.N8]+([.$C$28]*((Output_Scan_Bytes/8)/Tiles));&quot;&quot;)" office:value-type="float" office:value="18" calcext:value-type="float">
            <text:p>18</text:p>
          </table:table-cell>
          <table:table-cell table:style-name="ce16" table:formula="of:==IF(Tiles&gt;0;[.F8]*(Output_Scan_Bytes/8)+[.O8]+([.$C$28]*((Output_Scan_Bytes/8)/Tiles));&quot;&quot;)" office:value-type="float" office:value="19" calcext:value-type="float">
            <text:p>19</text:p>
          </table:table-cell>
          <table:table-cell table:style-name="ce16" table:formula="of:==IF(Tiles&gt;0;[.G8]*(Output_Scan_Bytes/8)+[.P8]+([.$C$28]*((Output_Scan_Bytes/8)/Tiles));&quot;&quot;)" office:value-type="float" office:value="20" calcext:value-type="float">
            <text:p>20</text:p>
          </table:table-cell>
          <table:table-cell table:style-name="ce16" table:formula="of:==IF(Tiles&gt;0;[.H8]*(Output_Scan_Bytes/8)+[.Q8]+([.$C$28]*((Output_Scan_Bytes/8)/Tiles));&quot;&quot;)" office:value-type="float" office:value="21" calcext:value-type="float">
            <text:p>21</text:p>
          </table:table-cell>
          <table:table-cell table:style-name="ce16" table:formula="of:==IF(Tiles&gt;0;[.I8]*(Output_Scan_Bytes/8)+[.R8]+([.$C$28]*((Output_Scan_Bytes/8)/Tiles));&quot;&quot;)" office:value-type="float" office:value="22" calcext:value-type="float">
            <text:p>22</text:p>
          </table:table-cell>
          <table:table-cell table:style-name="ce16" table:formula="of:==IF(Tiles&gt;0;[.J8]*(Output_Scan_Bytes/8)+[.S8]+([.$C$28]*((Output_Scan_Bytes/8)/Tiles));&quot;&quot;)" office:value-type="float" office:value="23" calcext:value-type="float">
            <text:p>23</text:p>
          </table:table-cell>
          <table:table-cell table:style-name="ce31"/>
          <table:table-cell table:style-name="ce16" table:formula="of:==IF(Tiles&gt;1;[.C8]*(Output_Scan_Bytes/8)+[.L8]+([.$L$28]*((Output_Scan_Bytes/8)/Tiles));&quot;&quot;)">
            <text:p/>
          </table:table-cell>
          <table:table-cell table:style-name="ce16" table:formula="of:==IF(Tiles&gt;1;[.D8]*(Output_Scan_Bytes/8)+[.M8]+([.$L$28]*((Output_Scan_Bytes/8)/Tiles));&quot;&quot;)">
            <text:p/>
          </table:table-cell>
          <table:table-cell table:style-name="ce16" table:formula="of:==IF(Tiles&gt;1;[.E8]*(Output_Scan_Bytes/8)+[.N8]+([.$L$28]*((Output_Scan_Bytes/8)/Tiles));&quot;&quot;)">
            <text:p/>
          </table:table-cell>
          <table:table-cell table:style-name="ce16" table:formula="of:==IF(Tiles&gt;1;[.F8]*(Output_Scan_Bytes/8)+[.O8]+([.$L$28]*((Output_Scan_Bytes/8)/Tiles));&quot;&quot;)">
            <text:p/>
          </table:table-cell>
          <table:table-cell table:style-name="ce16" table:formula="of:==IF(Tiles&gt;1;[.G8]*(Output_Scan_Bytes/8)+[.P8]+([.$L$28]*((Output_Scan_Bytes/8)/Tiles));&quot;&quot;)">
            <text:p/>
          </table:table-cell>
          <table:table-cell table:style-name="ce16" table:formula="of:==IF(Tiles&gt;1;[.H8]*(Output_Scan_Bytes/8)+[.Q8]+([.$L$28]*((Output_Scan_Bytes/8)/Tiles));&quot;&quot;)">
            <text:p/>
          </table:table-cell>
          <table:table-cell table:style-name="ce16" table:formula="of:==IF(Tiles&gt;1;[.I8]*(Output_Scan_Bytes/8)+[.R8]+([.$L$28]*((Output_Scan_Bytes/8)/Tiles));&quot;&quot;)">
            <text:p/>
          </table:table-cell>
          <table:table-cell table:style-name="ce16" table:formula="of:==IF(Tiles&gt;1;[.J8]*(Output_Scan_Bytes/8)+[.S8]+([.$L$28]*((Output_Scan_Bytes/8)/Tiles));&quot;&quot;)">
            <text:p/>
          </table:table-cell>
          <table:table-cell table:style-name="ce31"/>
          <table:table-cell table:style-name="ce18" table:formula="of:==IF(Tiles&gt;2;[.C8]*(Output_Scan_Bytes/8)+[.L8]+([.$U$28]*((Output_Scan_Bytes/8)/Tiles));&quot;&quot;)">
            <text:p/>
          </table:table-cell>
          <table:table-cell table:style-name="ce18" table:formula="of:==IF(Tiles&gt;2;[.D8]*(Output_Scan_Bytes/8)+[.M8]+([.$U$28]*((Output_Scan_Bytes/8)/Tiles));&quot;&quot;)">
            <text:p/>
          </table:table-cell>
          <table:table-cell table:style-name="ce16" table:formula="of:==IF(Tiles&gt;2;[.E8]*(Output_Scan_Bytes/8)+[.N8]+([.$U$28]*((Output_Scan_Bytes/8)/Tiles));&quot;&quot;)">
            <text:p/>
          </table:table-cell>
          <table:table-cell table:style-name="ce18" table:formula="of:==IF(Tiles&gt;2;[.F8]*(Output_Scan_Bytes/8)+[.O8]+([.$U$28]*((Output_Scan_Bytes/8)/Tiles));&quot;&quot;)">
            <text:p/>
          </table:table-cell>
          <table:table-cell table:style-name="ce18" table:formula="of:==IF(Tiles&gt;2;[.G8]*(Output_Scan_Bytes/8)+[.P8]+([.$U$28]*((Output_Scan_Bytes/8)/Tiles));&quot;&quot;)">
            <text:p/>
          </table:table-cell>
          <table:table-cell table:style-name="ce18" table:formula="of:==IF(Tiles&gt;2;[.H8]*(Output_Scan_Bytes/8)+[.Q8]+([.$U$28]*((Output_Scan_Bytes/8)/Tiles));&quot;&quot;)">
            <text:p/>
          </table:table-cell>
          <table:table-cell table:style-name="ce18" table:formula="of:==IF(Tiles&gt;2;[.I8]*(Output_Scan_Bytes/8)+[.R8]+([.$U$28]*((Output_Scan_Bytes/8)/Tiles));&quot;&quot;)">
            <text:p/>
          </table:table-cell>
          <table:table-cell table:style-name="ce18" table:formula="of:==IF(Tiles&gt;2;[.J8]*(Output_Scan_Bytes/8)+[.S8]+([.$U$28]*((Output_Scan_Bytes/8)/Tiles));&quot;&quot;)">
            <text:p/>
          </table:table-cell>
          <table:table-cell table:style-name="ce31"/>
          <table:table-cell table:style-name="ce18" table:formula="of:==IF(Tiles&gt;3;[.C8]*(Output_Scan_Bytes/8)+[.L8]+([.$AD$28]*((Output_Scan_Bytes/8)/Tiles));&quot;&quot;)">
            <text:p/>
          </table:table-cell>
          <table:table-cell table:style-name="ce18" table:formula="of:==IF(Tiles&gt;3;[.D8]*(Output_Scan_Bytes/8)+[.M8]+([.$AD$28]*((Output_Scan_Bytes/8)/Tiles));&quot;&quot;)">
            <text:p/>
          </table:table-cell>
          <table:table-cell table:style-name="ce18" table:formula="of:==IF(Tiles&gt;3;[.E8]*(Output_Scan_Bytes/8)+[.N8]+([.$AD$28]*((Output_Scan_Bytes/8)/Tiles));&quot;&quot;)">
            <text:p/>
          </table:table-cell>
          <table:table-cell table:style-name="ce16" table:formula="of:==IF(Tiles&gt;3;[.F8]*(Output_Scan_Bytes/8)+[.O8]+([.$AD$28]*((Output_Scan_Bytes/8)/Tiles));&quot;&quot;)">
            <text:p/>
          </table:table-cell>
          <table:table-cell table:style-name="ce16" table:formula="of:==IF(Tiles&gt;3;[.G8]*(Output_Scan_Bytes/8)+[.P8]+([.$AD$28]*((Output_Scan_Bytes/8)/Tiles));&quot;&quot;)">
            <text:p/>
          </table:table-cell>
          <table:table-cell table:style-name="ce16" table:formula="of:==IF(Tiles&gt;3;[.H8]*(Output_Scan_Bytes/8)+[.Q8]+([.$AD$28]*((Output_Scan_Bytes/8)/Tiles));&quot;&quot;)">
            <text:p/>
          </table:table-cell>
          <table:table-cell table:style-name="ce16" table:formula="of:==IF(Tiles&gt;3;[.I8]*(Output_Scan_Bytes/8)+[.R8]+([.$AD$28]*((Output_Scan_Bytes/8)/Tiles));&quot;&quot;)">
            <text:p/>
          </table:table-cell>
          <table:table-cell table:style-name="ce16" table:formula="of:==IF(Tiles&gt;3;[.J8]*(Output_Scan_Bytes/8)+[.S8]+([.$AD$28]*((Output_Scan_Bytes/8)/Tiles));&quot;&quot;)">
            <text:p/>
          </table:table-cell>
          <table:table-cell table:style-name="ce68"/>
          <table:table-cell table:number-columns-repeated="3"/>
          <table:table-cell table:style-name="Default" table:number-columns-repeated="5"/>
          <table:table-cell table:number-columns-repeated="16338"/>
        </table:table-row>
        <table:table-row table:style-name="ro4">
          <table:table-cell/>
          <table:table-cell table:style-name="ce31"/>
          <table:table-cell table:style-name="ce16" table:formula="of:==IF(Tiles&gt;0;[.C9]*(Output_Scan_Bytes/8)+[.L9]+([.$C$28]*((Output_Scan_Bytes/8)/Tiles));&quot;&quot;)" office:value-type="float" office:value="24" calcext:value-type="float">
            <text:p>24</text:p>
          </table:table-cell>
          <table:table-cell table:style-name="ce16" table:formula="of:==IF(Tiles&gt;0;[.D9]*(Output_Scan_Bytes/8)+[.M9]+([.$C$28]*((Output_Scan_Bytes/8)/Tiles));&quot;&quot;)" office:value-type="float" office:value="25" calcext:value-type="float">
            <text:p>25</text:p>
          </table:table-cell>
          <table:table-cell table:style-name="ce16" table:formula="of:==IF(Tiles&gt;0;[.E9]*(Output_Scan_Bytes/8)+[.N9]+([.$C$28]*((Output_Scan_Bytes/8)/Tiles));&quot;&quot;)" office:value-type="float" office:value="26" calcext:value-type="float">
            <text:p>26</text:p>
          </table:table-cell>
          <table:table-cell table:style-name="ce16" table:formula="of:==IF(Tiles&gt;0;[.F9]*(Output_Scan_Bytes/8)+[.O9]+([.$C$28]*((Output_Scan_Bytes/8)/Tiles));&quot;&quot;)" office:value-type="float" office:value="27" calcext:value-type="float">
            <text:p>27</text:p>
          </table:table-cell>
          <table:table-cell table:style-name="ce16" table:formula="of:==IF(Tiles&gt;0;[.G9]*(Output_Scan_Bytes/8)+[.P9]+([.$C$28]*((Output_Scan_Bytes/8)/Tiles));&quot;&quot;)" office:value-type="float" office:value="28" calcext:value-type="float">
            <text:p>28</text:p>
          </table:table-cell>
          <table:table-cell table:style-name="ce16" table:formula="of:==IF(Tiles&gt;0;[.H9]*(Output_Scan_Bytes/8)+[.Q9]+([.$C$28]*((Output_Scan_Bytes/8)/Tiles));&quot;&quot;)" office:value-type="float" office:value="29" calcext:value-type="float">
            <text:p>29</text:p>
          </table:table-cell>
          <table:table-cell table:style-name="ce16" table:formula="of:==IF(Tiles&gt;0;[.I9]*(Output_Scan_Bytes/8)+[.R9]+([.$C$28]*((Output_Scan_Bytes/8)/Tiles));&quot;&quot;)" office:value-type="float" office:value="30" calcext:value-type="float">
            <text:p>30</text:p>
          </table:table-cell>
          <table:table-cell table:style-name="ce16" table:formula="of:==IF(Tiles&gt;0;[.J9]*(Output_Scan_Bytes/8)+[.S9]+([.$C$28]*((Output_Scan_Bytes/8)/Tiles));&quot;&quot;)" office:value-type="float" office:value="31" calcext:value-type="float">
            <text:p>31</text:p>
          </table:table-cell>
          <table:table-cell table:style-name="ce31"/>
          <table:table-cell table:style-name="ce16" table:formula="of:==IF(Tiles&gt;1;[.C9]*(Output_Scan_Bytes/8)+[.L9]+([.$L$28]*((Output_Scan_Bytes/8)/Tiles));&quot;&quot;)">
            <text:p/>
          </table:table-cell>
          <table:table-cell table:style-name="ce16" table:formula="of:==IF(Tiles&gt;1;[.D9]*(Output_Scan_Bytes/8)+[.M9]+([.$L$28]*((Output_Scan_Bytes/8)/Tiles));&quot;&quot;)">
            <text:p/>
          </table:table-cell>
          <table:table-cell table:style-name="ce16" table:formula="of:==IF(Tiles&gt;1;[.E9]*(Output_Scan_Bytes/8)+[.N9]+([.$L$28]*((Output_Scan_Bytes/8)/Tiles));&quot;&quot;)">
            <text:p/>
          </table:table-cell>
          <table:table-cell table:style-name="ce16" table:formula="of:==IF(Tiles&gt;1;[.F9]*(Output_Scan_Bytes/8)+[.O9]+([.$L$28]*((Output_Scan_Bytes/8)/Tiles));&quot;&quot;)">
            <text:p/>
          </table:table-cell>
          <table:table-cell table:style-name="ce16" table:formula="of:==IF(Tiles&gt;1;[.G9]*(Output_Scan_Bytes/8)+[.P9]+([.$L$28]*((Output_Scan_Bytes/8)/Tiles));&quot;&quot;)">
            <text:p/>
          </table:table-cell>
          <table:table-cell table:style-name="ce16" table:formula="of:==IF(Tiles&gt;1;[.H9]*(Output_Scan_Bytes/8)+[.Q9]+([.$L$28]*((Output_Scan_Bytes/8)/Tiles));&quot;&quot;)">
            <text:p/>
          </table:table-cell>
          <table:table-cell table:style-name="ce16" table:formula="of:==IF(Tiles&gt;1;[.I9]*(Output_Scan_Bytes/8)+[.R9]+([.$L$28]*((Output_Scan_Bytes/8)/Tiles));&quot;&quot;)">
            <text:p/>
          </table:table-cell>
          <table:table-cell table:style-name="ce16" table:formula="of:==IF(Tiles&gt;1;[.J9]*(Output_Scan_Bytes/8)+[.S9]+([.$L$28]*((Output_Scan_Bytes/8)/Tiles));&quot;&quot;)">
            <text:p/>
          </table:table-cell>
          <table:table-cell table:style-name="ce31"/>
          <table:table-cell table:style-name="ce18" table:formula="of:==IF(Tiles&gt;2;[.C9]*(Output_Scan_Bytes/8)+[.L9]+([.$U$28]*((Output_Scan_Bytes/8)/Tiles));&quot;&quot;)">
            <text:p/>
          </table:table-cell>
          <table:table-cell table:style-name="ce18" table:formula="of:==IF(Tiles&gt;2;[.D9]*(Output_Scan_Bytes/8)+[.M9]+([.$U$28]*((Output_Scan_Bytes/8)/Tiles));&quot;&quot;)">
            <text:p/>
          </table:table-cell>
          <table:table-cell table:style-name="ce16" table:formula="of:==IF(Tiles&gt;2;[.E9]*(Output_Scan_Bytes/8)+[.N9]+([.$U$28]*((Output_Scan_Bytes/8)/Tiles));&quot;&quot;)">
            <text:p/>
          </table:table-cell>
          <table:table-cell table:style-name="ce18" table:formula="of:==IF(Tiles&gt;2;[.F9]*(Output_Scan_Bytes/8)+[.O9]+([.$U$28]*((Output_Scan_Bytes/8)/Tiles));&quot;&quot;)">
            <text:p/>
          </table:table-cell>
          <table:table-cell table:style-name="ce18" table:formula="of:==IF(Tiles&gt;2;[.G9]*(Output_Scan_Bytes/8)+[.P9]+([.$U$28]*((Output_Scan_Bytes/8)/Tiles));&quot;&quot;)">
            <text:p/>
          </table:table-cell>
          <table:table-cell table:style-name="ce18" table:formula="of:==IF(Tiles&gt;2;[.H9]*(Output_Scan_Bytes/8)+[.Q9]+([.$U$28]*((Output_Scan_Bytes/8)/Tiles));&quot;&quot;)">
            <text:p/>
          </table:table-cell>
          <table:table-cell table:style-name="ce18" table:formula="of:==IF(Tiles&gt;2;[.I9]*(Output_Scan_Bytes/8)+[.R9]+([.$U$28]*((Output_Scan_Bytes/8)/Tiles));&quot;&quot;)">
            <text:p/>
          </table:table-cell>
          <table:table-cell table:style-name="ce18" table:formula="of:==IF(Tiles&gt;2;[.J9]*(Output_Scan_Bytes/8)+[.S9]+([.$U$28]*((Output_Scan_Bytes/8)/Tiles));&quot;&quot;)">
            <text:p/>
          </table:table-cell>
          <table:table-cell table:style-name="ce31"/>
          <table:table-cell table:style-name="ce18" table:formula="of:==IF(Tiles&gt;3;[.C9]*(Output_Scan_Bytes/8)+[.L9]+([.$AD$28]*((Output_Scan_Bytes/8)/Tiles));&quot;&quot;)">
            <text:p/>
          </table:table-cell>
          <table:table-cell table:style-name="ce18" table:formula="of:==IF(Tiles&gt;3;[.D9]*(Output_Scan_Bytes/8)+[.M9]+([.$AD$28]*((Output_Scan_Bytes/8)/Tiles));&quot;&quot;)">
            <text:p/>
          </table:table-cell>
          <table:table-cell table:style-name="ce18" table:formula="of:==IF(Tiles&gt;3;[.E9]*(Output_Scan_Bytes/8)+[.N9]+([.$AD$28]*((Output_Scan_Bytes/8)/Tiles));&quot;&quot;)">
            <text:p/>
          </table:table-cell>
          <table:table-cell table:style-name="ce16" table:formula="of:==IF(Tiles&gt;3;[.F9]*(Output_Scan_Bytes/8)+[.O9]+([.$AD$28]*((Output_Scan_Bytes/8)/Tiles));&quot;&quot;)">
            <text:p/>
          </table:table-cell>
          <table:table-cell table:style-name="ce16" table:formula="of:==IF(Tiles&gt;3;[.G9]*(Output_Scan_Bytes/8)+[.P9]+([.$AD$28]*((Output_Scan_Bytes/8)/Tiles));&quot;&quot;)">
            <text:p/>
          </table:table-cell>
          <table:table-cell table:style-name="ce16" table:formula="of:==IF(Tiles&gt;3;[.H9]*(Output_Scan_Bytes/8)+[.Q9]+([.$AD$28]*((Output_Scan_Bytes/8)/Tiles));&quot;&quot;)">
            <text:p/>
          </table:table-cell>
          <table:table-cell table:style-name="ce16" table:formula="of:==IF(Tiles&gt;3;[.I9]*(Output_Scan_Bytes/8)+[.R9]+([.$AD$28]*((Output_Scan_Bytes/8)/Tiles));&quot;&quot;)">
            <text:p/>
          </table:table-cell>
          <table:table-cell table:style-name="ce16" table:formula="of:==IF(Tiles&gt;3;[.J9]*(Output_Scan_Bytes/8)+[.S9]+([.$AD$28]*((Output_Scan_Bytes/8)/Tiles));&quot;&quot;)">
            <text:p/>
          </table:table-cell>
          <table:table-cell table:style-name="ce68"/>
          <table:table-cell table:number-columns-repeated="3"/>
          <table:table-cell table:style-name="Default" table:number-columns-repeated="5"/>
          <table:table-cell table:number-columns-repeated="16338"/>
        </table:table-row>
        <table:table-row table:style-name="ro4">
          <table:table-cell/>
          <table:table-cell table:style-name="ce31"/>
          <table:table-cell table:style-name="ce16" table:formula="of:==IF(Tiles&gt;0;[.C10]*(Output_Scan_Bytes/8)+[.L10]+([.$C$28]*((Output_Scan_Bytes/8)/Tiles));&quot;&quot;)" office:value-type="float" office:value="32" calcext:value-type="float">
            <text:p>32</text:p>
          </table:table-cell>
          <table:table-cell table:style-name="ce16" table:formula="of:==IF(Tiles&gt;0;[.D10]*(Output_Scan_Bytes/8)+[.M10]+([.$C$28]*((Output_Scan_Bytes/8)/Tiles));&quot;&quot;)" office:value-type="float" office:value="33" calcext:value-type="float">
            <text:p>33</text:p>
          </table:table-cell>
          <table:table-cell table:style-name="ce16" table:formula="of:==IF(Tiles&gt;0;[.E10]*(Output_Scan_Bytes/8)+[.N10]+([.$C$28]*((Output_Scan_Bytes/8)/Tiles));&quot;&quot;)" office:value-type="float" office:value="34" calcext:value-type="float">
            <text:p>34</text:p>
          </table:table-cell>
          <table:table-cell table:style-name="ce16" table:formula="of:==IF(Tiles&gt;0;[.F10]*(Output_Scan_Bytes/8)+[.O10]+([.$C$28]*((Output_Scan_Bytes/8)/Tiles));&quot;&quot;)" office:value-type="float" office:value="35" calcext:value-type="float">
            <text:p>35</text:p>
          </table:table-cell>
          <table:table-cell table:style-name="ce16" table:formula="of:==IF(Tiles&gt;0;[.G10]*(Output_Scan_Bytes/8)+[.P10]+([.$C$28]*((Output_Scan_Bytes/8)/Tiles));&quot;&quot;)" office:value-type="float" office:value="36" calcext:value-type="float">
            <text:p>36</text:p>
          </table:table-cell>
          <table:table-cell table:style-name="ce16" table:formula="of:==IF(Tiles&gt;0;[.H10]*(Output_Scan_Bytes/8)+[.Q10]+([.$C$28]*((Output_Scan_Bytes/8)/Tiles));&quot;&quot;)" office:value-type="float" office:value="37" calcext:value-type="float">
            <text:p>37</text:p>
          </table:table-cell>
          <table:table-cell table:style-name="ce16" table:formula="of:==IF(Tiles&gt;0;[.I10]*(Output_Scan_Bytes/8)+[.R10]+([.$C$28]*((Output_Scan_Bytes/8)/Tiles));&quot;&quot;)" office:value-type="float" office:value="38" calcext:value-type="float">
            <text:p>38</text:p>
          </table:table-cell>
          <table:table-cell table:style-name="ce16" table:formula="of:==IF(Tiles&gt;0;[.J10]*(Output_Scan_Bytes/8)+[.S10]+([.$C$28]*((Output_Scan_Bytes/8)/Tiles));&quot;&quot;)" office:value-type="float" office:value="39" calcext:value-type="float">
            <text:p>39</text:p>
          </table:table-cell>
          <table:table-cell table:style-name="ce31"/>
          <table:table-cell table:style-name="ce16" table:formula="of:==IF(Tiles&gt;1;[.C10]*(Output_Scan_Bytes/8)+[.L10]+([.$L$28]*((Output_Scan_Bytes/8)/Tiles));&quot;&quot;)">
            <text:p/>
          </table:table-cell>
          <table:table-cell table:style-name="ce16" table:formula="of:==IF(Tiles&gt;1;[.D10]*(Output_Scan_Bytes/8)+[.M10]+([.$L$28]*((Output_Scan_Bytes/8)/Tiles));&quot;&quot;)">
            <text:p/>
          </table:table-cell>
          <table:table-cell table:style-name="ce16" table:formula="of:==IF(Tiles&gt;1;[.E10]*(Output_Scan_Bytes/8)+[.N10]+([.$L$28]*((Output_Scan_Bytes/8)/Tiles));&quot;&quot;)">
            <text:p/>
          </table:table-cell>
          <table:table-cell table:style-name="ce16" table:formula="of:==IF(Tiles&gt;1;[.F10]*(Output_Scan_Bytes/8)+[.O10]+([.$L$28]*((Output_Scan_Bytes/8)/Tiles));&quot;&quot;)">
            <text:p/>
          </table:table-cell>
          <table:table-cell table:style-name="ce16" table:formula="of:==IF(Tiles&gt;1;[.G10]*(Output_Scan_Bytes/8)+[.P10]+([.$L$28]*((Output_Scan_Bytes/8)/Tiles));&quot;&quot;)">
            <text:p/>
          </table:table-cell>
          <table:table-cell table:style-name="ce16" table:formula="of:==IF(Tiles&gt;1;[.H10]*(Output_Scan_Bytes/8)+[.Q10]+([.$L$28]*((Output_Scan_Bytes/8)/Tiles));&quot;&quot;)">
            <text:p/>
          </table:table-cell>
          <table:table-cell table:style-name="ce16" table:formula="of:==IF(Tiles&gt;1;[.I10]*(Output_Scan_Bytes/8)+[.R10]+([.$L$28]*((Output_Scan_Bytes/8)/Tiles));&quot;&quot;)">
            <text:p/>
          </table:table-cell>
          <table:table-cell table:style-name="ce16" table:formula="of:==IF(Tiles&gt;1;[.J10]*(Output_Scan_Bytes/8)+[.S10]+([.$L$28]*((Output_Scan_Bytes/8)/Tiles));&quot;&quot;)">
            <text:p/>
          </table:table-cell>
          <table:table-cell table:style-name="ce31"/>
          <table:table-cell table:style-name="ce18" table:formula="of:==IF(Tiles&gt;2;[.C10]*(Output_Scan_Bytes/8)+[.L10]+([.$U$28]*((Output_Scan_Bytes/8)/Tiles));&quot;&quot;)">
            <text:p/>
          </table:table-cell>
          <table:table-cell table:style-name="ce18" table:formula="of:==IF(Tiles&gt;2;[.D10]*(Output_Scan_Bytes/8)+[.M10]+([.$U$28]*((Output_Scan_Bytes/8)/Tiles));&quot;&quot;)">
            <text:p/>
          </table:table-cell>
          <table:table-cell table:style-name="ce16" table:formula="of:==IF(Tiles&gt;2;[.E10]*(Output_Scan_Bytes/8)+[.N10]+([.$U$28]*((Output_Scan_Bytes/8)/Tiles));&quot;&quot;)">
            <text:p/>
          </table:table-cell>
          <table:table-cell table:style-name="ce18" table:formula="of:==IF(Tiles&gt;2;[.F10]*(Output_Scan_Bytes/8)+[.O10]+([.$U$28]*((Output_Scan_Bytes/8)/Tiles));&quot;&quot;)">
            <text:p/>
          </table:table-cell>
          <table:table-cell table:style-name="ce18" table:formula="of:==IF(Tiles&gt;2;[.G10]*(Output_Scan_Bytes/8)+[.P10]+([.$U$28]*((Output_Scan_Bytes/8)/Tiles));&quot;&quot;)">
            <text:p/>
          </table:table-cell>
          <table:table-cell table:style-name="ce18" table:formula="of:==IF(Tiles&gt;2;[.H10]*(Output_Scan_Bytes/8)+[.Q10]+([.$U$28]*((Output_Scan_Bytes/8)/Tiles));&quot;&quot;)">
            <text:p/>
          </table:table-cell>
          <table:table-cell table:style-name="ce18" table:formula="of:==IF(Tiles&gt;2;[.I10]*(Output_Scan_Bytes/8)+[.R10]+([.$U$28]*((Output_Scan_Bytes/8)/Tiles));&quot;&quot;)">
            <text:p/>
          </table:table-cell>
          <table:table-cell table:style-name="ce18" table:formula="of:==IF(Tiles&gt;2;[.J10]*(Output_Scan_Bytes/8)+[.S10]+([.$U$28]*((Output_Scan_Bytes/8)/Tiles));&quot;&quot;)">
            <text:p/>
          </table:table-cell>
          <table:table-cell table:style-name="ce31"/>
          <table:table-cell table:style-name="ce18" table:formula="of:==IF(Tiles&gt;3;[.C10]*(Output_Scan_Bytes/8)+[.L10]+([.$AD$28]*((Output_Scan_Bytes/8)/Tiles));&quot;&quot;)">
            <text:p/>
          </table:table-cell>
          <table:table-cell table:style-name="ce18" table:formula="of:==IF(Tiles&gt;3;[.D10]*(Output_Scan_Bytes/8)+[.M10]+([.$AD$28]*((Output_Scan_Bytes/8)/Tiles));&quot;&quot;)">
            <text:p/>
          </table:table-cell>
          <table:table-cell table:style-name="ce18" table:formula="of:==IF(Tiles&gt;3;[.E10]*(Output_Scan_Bytes/8)+[.N10]+([.$AD$28]*((Output_Scan_Bytes/8)/Tiles));&quot;&quot;)">
            <text:p/>
          </table:table-cell>
          <table:table-cell table:style-name="ce16" table:formula="of:==IF(Tiles&gt;3;[.F10]*(Output_Scan_Bytes/8)+[.O10]+([.$AD$28]*((Output_Scan_Bytes/8)/Tiles));&quot;&quot;)">
            <text:p/>
          </table:table-cell>
          <table:table-cell table:style-name="ce16" table:formula="of:==IF(Tiles&gt;3;[.G10]*(Output_Scan_Bytes/8)+[.P10]+([.$AD$28]*((Output_Scan_Bytes/8)/Tiles));&quot;&quot;)">
            <text:p/>
          </table:table-cell>
          <table:table-cell table:style-name="ce16" table:formula="of:==IF(Tiles&gt;3;[.H10]*(Output_Scan_Bytes/8)+[.Q10]+([.$AD$28]*((Output_Scan_Bytes/8)/Tiles));&quot;&quot;)">
            <text:p/>
          </table:table-cell>
          <table:table-cell table:style-name="ce16" table:formula="of:==IF(Tiles&gt;3;[.I10]*(Output_Scan_Bytes/8)+[.R10]+([.$AD$28]*((Output_Scan_Bytes/8)/Tiles));&quot;&quot;)">
            <text:p/>
          </table:table-cell>
          <table:table-cell table:style-name="ce16" table:formula="of:==IF(Tiles&gt;3;[.J10]*(Output_Scan_Bytes/8)+[.S10]+([.$AD$28]*((Output_Scan_Bytes/8)/Tiles));&quot;&quot;)">
            <text:p/>
          </table:table-cell>
          <table:table-cell table:style-name="ce68"/>
          <table:table-cell table:number-columns-repeated="3"/>
          <table:table-cell table:style-name="Default" table:number-columns-repeated="5"/>
          <table:table-cell table:number-columns-repeated="16338"/>
        </table:table-row>
        <table:table-row table:style-name="ro4">
          <table:table-cell/>
          <table:table-cell table:style-name="ce31"/>
          <table:table-cell table:style-name="ce16" table:formula="of:==IF(Tiles&gt;0;[.C11]*(Output_Scan_Bytes/8)+[.L11]+([.$C$28]*((Output_Scan_Bytes/8)/Tiles));&quot;&quot;)" office:value-type="float" office:value="40" calcext:value-type="float">
            <text:p>40</text:p>
          </table:table-cell>
          <table:table-cell table:style-name="ce16" table:formula="of:==IF(Tiles&gt;0;[.D11]*(Output_Scan_Bytes/8)+[.M11]+([.$C$28]*((Output_Scan_Bytes/8)/Tiles));&quot;&quot;)" office:value-type="float" office:value="41" calcext:value-type="float">
            <text:p>41</text:p>
          </table:table-cell>
          <table:table-cell table:style-name="ce16" table:formula="of:==IF(Tiles&gt;0;[.E11]*(Output_Scan_Bytes/8)+[.N11]+([.$C$28]*((Output_Scan_Bytes/8)/Tiles));&quot;&quot;)" office:value-type="float" office:value="42" calcext:value-type="float">
            <text:p>42</text:p>
          </table:table-cell>
          <table:table-cell table:style-name="ce16" table:formula="of:==IF(Tiles&gt;0;[.F11]*(Output_Scan_Bytes/8)+[.O11]+([.$C$28]*((Output_Scan_Bytes/8)/Tiles));&quot;&quot;)" office:value-type="float" office:value="43" calcext:value-type="float">
            <text:p>43</text:p>
          </table:table-cell>
          <table:table-cell table:style-name="ce16" table:formula="of:==IF(Tiles&gt;0;[.G11]*(Output_Scan_Bytes/8)+[.P11]+([.$C$28]*((Output_Scan_Bytes/8)/Tiles));&quot;&quot;)" office:value-type="float" office:value="44" calcext:value-type="float">
            <text:p>44</text:p>
          </table:table-cell>
          <table:table-cell table:style-name="ce16" table:formula="of:==IF(Tiles&gt;0;[.H11]*(Output_Scan_Bytes/8)+[.Q11]+([.$C$28]*((Output_Scan_Bytes/8)/Tiles));&quot;&quot;)" office:value-type="float" office:value="45" calcext:value-type="float">
            <text:p>45</text:p>
          </table:table-cell>
          <table:table-cell table:style-name="ce16" table:formula="of:==IF(Tiles&gt;0;[.I11]*(Output_Scan_Bytes/8)+[.R11]+([.$C$28]*((Output_Scan_Bytes/8)/Tiles));&quot;&quot;)" office:value-type="float" office:value="46" calcext:value-type="float">
            <text:p>46</text:p>
          </table:table-cell>
          <table:table-cell table:style-name="ce16" table:formula="of:==IF(Tiles&gt;0;[.J11]*(Output_Scan_Bytes/8)+[.S11]+([.$C$28]*((Output_Scan_Bytes/8)/Tiles));&quot;&quot;)" office:value-type="float" office:value="47" calcext:value-type="float">
            <text:p>47</text:p>
          </table:table-cell>
          <table:table-cell table:style-name="ce31"/>
          <table:table-cell table:style-name="ce16" table:formula="of:==IF(Tiles&gt;1;[.C11]*(Output_Scan_Bytes/8)+[.L11]+([.$L$28]*((Output_Scan_Bytes/8)/Tiles));&quot;&quot;)">
            <text:p/>
          </table:table-cell>
          <table:table-cell table:style-name="ce16" table:formula="of:==IF(Tiles&gt;1;[.D11]*(Output_Scan_Bytes/8)+[.M11]+([.$L$28]*((Output_Scan_Bytes/8)/Tiles));&quot;&quot;)">
            <text:p/>
          </table:table-cell>
          <table:table-cell table:style-name="ce16" table:formula="of:==IF(Tiles&gt;1;[.E11]*(Output_Scan_Bytes/8)+[.N11]+([.$L$28]*((Output_Scan_Bytes/8)/Tiles));&quot;&quot;)">
            <text:p/>
          </table:table-cell>
          <table:table-cell table:style-name="ce16" table:formula="of:==IF(Tiles&gt;1;[.F11]*(Output_Scan_Bytes/8)+[.O11]+([.$L$28]*((Output_Scan_Bytes/8)/Tiles));&quot;&quot;)">
            <text:p/>
          </table:table-cell>
          <table:table-cell table:style-name="ce16" table:formula="of:==IF(Tiles&gt;1;[.G11]*(Output_Scan_Bytes/8)+[.P11]+([.$L$28]*((Output_Scan_Bytes/8)/Tiles));&quot;&quot;)">
            <text:p/>
          </table:table-cell>
          <table:table-cell table:style-name="ce16" table:formula="of:==IF(Tiles&gt;1;[.H11]*(Output_Scan_Bytes/8)+[.Q11]+([.$L$28]*((Output_Scan_Bytes/8)/Tiles));&quot;&quot;)">
            <text:p/>
          </table:table-cell>
          <table:table-cell table:style-name="ce16" table:formula="of:==IF(Tiles&gt;1;[.I11]*(Output_Scan_Bytes/8)+[.R11]+([.$L$28]*((Output_Scan_Bytes/8)/Tiles));&quot;&quot;)">
            <text:p/>
          </table:table-cell>
          <table:table-cell table:style-name="ce16" table:formula="of:==IF(Tiles&gt;1;[.J11]*(Output_Scan_Bytes/8)+[.S11]+([.$L$28]*((Output_Scan_Bytes/8)/Tiles));&quot;&quot;)">
            <text:p/>
          </table:table-cell>
          <table:table-cell table:style-name="ce31"/>
          <table:table-cell table:style-name="ce18" table:formula="of:==IF(Tiles&gt;2;[.C11]*(Output_Scan_Bytes/8)+[.L11]+([.$U$28]*((Output_Scan_Bytes/8)/Tiles));&quot;&quot;)">
            <text:p/>
          </table:table-cell>
          <table:table-cell table:style-name="ce18" table:formula="of:==IF(Tiles&gt;2;[.D11]*(Output_Scan_Bytes/8)+[.M11]+([.$U$28]*((Output_Scan_Bytes/8)/Tiles));&quot;&quot;)">
            <text:p/>
          </table:table-cell>
          <table:table-cell table:style-name="ce16" table:formula="of:==IF(Tiles&gt;2;[.E11]*(Output_Scan_Bytes/8)+[.N11]+([.$U$28]*((Output_Scan_Bytes/8)/Tiles));&quot;&quot;)">
            <text:p/>
          </table:table-cell>
          <table:table-cell table:style-name="ce18" table:formula="of:==IF(Tiles&gt;2;[.F11]*(Output_Scan_Bytes/8)+[.O11]+([.$U$28]*((Output_Scan_Bytes/8)/Tiles));&quot;&quot;)">
            <text:p/>
          </table:table-cell>
          <table:table-cell table:style-name="ce18" table:formula="of:==IF(Tiles&gt;2;[.G11]*(Output_Scan_Bytes/8)+[.P11]+([.$U$28]*((Output_Scan_Bytes/8)/Tiles));&quot;&quot;)">
            <text:p/>
          </table:table-cell>
          <table:table-cell table:style-name="ce18" table:formula="of:==IF(Tiles&gt;2;[.H11]*(Output_Scan_Bytes/8)+[.Q11]+([.$U$28]*((Output_Scan_Bytes/8)/Tiles));&quot;&quot;)">
            <text:p/>
          </table:table-cell>
          <table:table-cell table:style-name="ce18" table:formula="of:==IF(Tiles&gt;2;[.I11]*(Output_Scan_Bytes/8)+[.R11]+([.$U$28]*((Output_Scan_Bytes/8)/Tiles));&quot;&quot;)">
            <text:p/>
          </table:table-cell>
          <table:table-cell table:style-name="ce18" table:formula="of:==IF(Tiles&gt;2;[.J11]*(Output_Scan_Bytes/8)+[.S11]+([.$U$28]*((Output_Scan_Bytes/8)/Tiles));&quot;&quot;)">
            <text:p/>
          </table:table-cell>
          <table:table-cell table:style-name="ce31"/>
          <table:table-cell table:style-name="ce18" table:formula="of:==IF(Tiles&gt;3;[.C11]*(Output_Scan_Bytes/8)+[.L11]+([.$AD$28]*((Output_Scan_Bytes/8)/Tiles));&quot;&quot;)">
            <text:p/>
          </table:table-cell>
          <table:table-cell table:style-name="ce18" table:formula="of:==IF(Tiles&gt;3;[.D11]*(Output_Scan_Bytes/8)+[.M11]+([.$AD$28]*((Output_Scan_Bytes/8)/Tiles));&quot;&quot;)">
            <text:p/>
          </table:table-cell>
          <table:table-cell table:style-name="ce18" table:formula="of:==IF(Tiles&gt;3;[.E11]*(Output_Scan_Bytes/8)+[.N11]+([.$AD$28]*((Output_Scan_Bytes/8)/Tiles));&quot;&quot;)">
            <text:p/>
          </table:table-cell>
          <table:table-cell table:style-name="ce16" table:formula="of:==IF(Tiles&gt;3;[.F11]*(Output_Scan_Bytes/8)+[.O11]+([.$AD$28]*((Output_Scan_Bytes/8)/Tiles));&quot;&quot;)">
            <text:p/>
          </table:table-cell>
          <table:table-cell table:style-name="ce16" table:formula="of:==IF(Tiles&gt;3;[.G11]*(Output_Scan_Bytes/8)+[.P11]+([.$AD$28]*((Output_Scan_Bytes/8)/Tiles));&quot;&quot;)">
            <text:p/>
          </table:table-cell>
          <table:table-cell table:style-name="ce16" table:formula="of:==IF(Tiles&gt;3;[.H11]*(Output_Scan_Bytes/8)+[.Q11]+([.$AD$28]*((Output_Scan_Bytes/8)/Tiles));&quot;&quot;)">
            <text:p/>
          </table:table-cell>
          <table:table-cell table:style-name="ce16" table:formula="of:==IF(Tiles&gt;3;[.I11]*(Output_Scan_Bytes/8)+[.R11]+([.$AD$28]*((Output_Scan_Bytes/8)/Tiles));&quot;&quot;)">
            <text:p/>
          </table:table-cell>
          <table:table-cell table:style-name="ce16" table:formula="of:==IF(Tiles&gt;3;[.J11]*(Output_Scan_Bytes/8)+[.S11]+([.$AD$28]*((Output_Scan_Bytes/8)/Tiles));&quot;&quot;)">
            <text:p/>
          </table:table-cell>
          <table:table-cell table:style-name="ce68"/>
          <table:table-cell table:number-columns-repeated="3"/>
          <table:table-cell table:style-name="Default" table:number-columns-repeated="5"/>
          <table:table-cell table:number-columns-repeated="16338"/>
        </table:table-row>
        <table:table-row table:style-name="ro4">
          <table:table-cell/>
          <table:table-cell table:style-name="ce31"/>
          <table:table-cell table:style-name="ce16" table:formula="of:==IF(Tiles&gt;0;[.C12]*(Output_Scan_Bytes/8)+[.L12]+([.$C$28]*((Output_Scan_Bytes/8)/Tiles));&quot;&quot;)" office:value-type="float" office:value="48" calcext:value-type="float">
            <text:p>48</text:p>
          </table:table-cell>
          <table:table-cell table:style-name="ce16" table:formula="of:==IF(Tiles&gt;0;[.D12]*(Output_Scan_Bytes/8)+[.M12]+([.$C$28]*((Output_Scan_Bytes/8)/Tiles));&quot;&quot;)" office:value-type="float" office:value="49" calcext:value-type="float">
            <text:p>49</text:p>
          </table:table-cell>
          <table:table-cell table:style-name="ce16" table:formula="of:==IF(Tiles&gt;0;[.E12]*(Output_Scan_Bytes/8)+[.N12]+([.$C$28]*((Output_Scan_Bytes/8)/Tiles));&quot;&quot;)" office:value-type="float" office:value="50" calcext:value-type="float">
            <text:p>50</text:p>
          </table:table-cell>
          <table:table-cell table:style-name="ce16" table:formula="of:==IF(Tiles&gt;0;[.F12]*(Output_Scan_Bytes/8)+[.O12]+([.$C$28]*((Output_Scan_Bytes/8)/Tiles));&quot;&quot;)" office:value-type="float" office:value="51" calcext:value-type="float">
            <text:p>51</text:p>
          </table:table-cell>
          <table:table-cell table:style-name="ce16" table:formula="of:==IF(Tiles&gt;0;[.G12]*(Output_Scan_Bytes/8)+[.P12]+([.$C$28]*((Output_Scan_Bytes/8)/Tiles));&quot;&quot;)" office:value-type="float" office:value="52" calcext:value-type="float">
            <text:p>52</text:p>
          </table:table-cell>
          <table:table-cell table:style-name="ce16" table:formula="of:==IF(Tiles&gt;0;[.H12]*(Output_Scan_Bytes/8)+[.Q12]+([.$C$28]*((Output_Scan_Bytes/8)/Tiles));&quot;&quot;)" office:value-type="float" office:value="53" calcext:value-type="float">
            <text:p>53</text:p>
          </table:table-cell>
          <table:table-cell table:style-name="ce16" table:formula="of:==IF(Tiles&gt;0;[.I12]*(Output_Scan_Bytes/8)+[.R12]+([.$C$28]*((Output_Scan_Bytes/8)/Tiles));&quot;&quot;)" office:value-type="float" office:value="54" calcext:value-type="float">
            <text:p>54</text:p>
          </table:table-cell>
          <table:table-cell table:style-name="ce16" table:formula="of:==IF(Tiles&gt;0;[.J12]*(Output_Scan_Bytes/8)+[.S12]+([.$C$28]*((Output_Scan_Bytes/8)/Tiles));&quot;&quot;)" office:value-type="float" office:value="55" calcext:value-type="float">
            <text:p>55</text:p>
          </table:table-cell>
          <table:table-cell table:style-name="ce31"/>
          <table:table-cell table:style-name="ce16" table:formula="of:==IF(Tiles&gt;1;[.C12]*(Output_Scan_Bytes/8)+[.L12]+([.$L$28]*((Output_Scan_Bytes/8)/Tiles));&quot;&quot;)">
            <text:p/>
          </table:table-cell>
          <table:table-cell table:style-name="ce16" table:formula="of:==IF(Tiles&gt;1;[.D12]*(Output_Scan_Bytes/8)+[.M12]+([.$L$28]*((Output_Scan_Bytes/8)/Tiles));&quot;&quot;)">
            <text:p/>
          </table:table-cell>
          <table:table-cell table:style-name="ce16" table:formula="of:==IF(Tiles&gt;1;[.E12]*(Output_Scan_Bytes/8)+[.N12]+([.$L$28]*((Output_Scan_Bytes/8)/Tiles));&quot;&quot;)">
            <text:p/>
          </table:table-cell>
          <table:table-cell table:style-name="ce16" table:formula="of:==IF(Tiles&gt;1;[.F12]*(Output_Scan_Bytes/8)+[.O12]+([.$L$28]*((Output_Scan_Bytes/8)/Tiles));&quot;&quot;)">
            <text:p/>
          </table:table-cell>
          <table:table-cell table:style-name="ce16" table:formula="of:==IF(Tiles&gt;1;[.G12]*(Output_Scan_Bytes/8)+[.P12]+([.$L$28]*((Output_Scan_Bytes/8)/Tiles));&quot;&quot;)">
            <text:p/>
          </table:table-cell>
          <table:table-cell table:style-name="ce16" table:formula="of:==IF(Tiles&gt;1;[.H12]*(Output_Scan_Bytes/8)+[.Q12]+([.$L$28]*((Output_Scan_Bytes/8)/Tiles));&quot;&quot;)">
            <text:p/>
          </table:table-cell>
          <table:table-cell table:style-name="ce16" table:formula="of:==IF(Tiles&gt;1;[.I12]*(Output_Scan_Bytes/8)+[.R12]+([.$L$28]*((Output_Scan_Bytes/8)/Tiles));&quot;&quot;)">
            <text:p/>
          </table:table-cell>
          <table:table-cell table:style-name="ce16" table:formula="of:==IF(Tiles&gt;1;[.J12]*(Output_Scan_Bytes/8)+[.S12]+([.$L$28]*((Output_Scan_Bytes/8)/Tiles));&quot;&quot;)">
            <text:p/>
          </table:table-cell>
          <table:table-cell table:style-name="ce31"/>
          <table:table-cell table:style-name="ce18" table:formula="of:==IF(Tiles&gt;2;[.C12]*(Output_Scan_Bytes/8)+[.L12]+([.$U$28]*((Output_Scan_Bytes/8)/Tiles));&quot;&quot;)">
            <text:p/>
          </table:table-cell>
          <table:table-cell table:style-name="ce18" table:formula="of:==IF(Tiles&gt;2;[.D12]*(Output_Scan_Bytes/8)+[.M12]+([.$U$28]*((Output_Scan_Bytes/8)/Tiles));&quot;&quot;)">
            <text:p/>
          </table:table-cell>
          <table:table-cell table:style-name="ce16" table:formula="of:==IF(Tiles&gt;2;[.E12]*(Output_Scan_Bytes/8)+[.N12]+([.$U$28]*((Output_Scan_Bytes/8)/Tiles));&quot;&quot;)">
            <text:p/>
          </table:table-cell>
          <table:table-cell table:style-name="ce18" table:formula="of:==IF(Tiles&gt;2;[.F12]*(Output_Scan_Bytes/8)+[.O12]+([.$U$28]*((Output_Scan_Bytes/8)/Tiles));&quot;&quot;)">
            <text:p/>
          </table:table-cell>
          <table:table-cell table:style-name="ce18" table:formula="of:==IF(Tiles&gt;2;[.G12]*(Output_Scan_Bytes/8)+[.P12]+([.$U$28]*((Output_Scan_Bytes/8)/Tiles));&quot;&quot;)">
            <text:p/>
          </table:table-cell>
          <table:table-cell table:style-name="ce18" table:formula="of:==IF(Tiles&gt;2;[.H12]*(Output_Scan_Bytes/8)+[.Q12]+([.$U$28]*((Output_Scan_Bytes/8)/Tiles));&quot;&quot;)">
            <text:p/>
          </table:table-cell>
          <table:table-cell table:style-name="ce18" table:formula="of:==IF(Tiles&gt;2;[.I12]*(Output_Scan_Bytes/8)+[.R12]+([.$U$28]*((Output_Scan_Bytes/8)/Tiles));&quot;&quot;)">
            <text:p/>
          </table:table-cell>
          <table:table-cell table:style-name="ce18" table:formula="of:==IF(Tiles&gt;2;[.J12]*(Output_Scan_Bytes/8)+[.S12]+([.$U$28]*((Output_Scan_Bytes/8)/Tiles));&quot;&quot;)">
            <text:p/>
          </table:table-cell>
          <table:table-cell table:style-name="ce31"/>
          <table:table-cell table:style-name="ce18" table:formula="of:==IF(Tiles&gt;3;[.C12]*(Output_Scan_Bytes/8)+[.L12]+([.$AD$28]*((Output_Scan_Bytes/8)/Tiles));&quot;&quot;)">
            <text:p/>
          </table:table-cell>
          <table:table-cell table:style-name="ce18" table:formula="of:==IF(Tiles&gt;3;[.D12]*(Output_Scan_Bytes/8)+[.M12]+([.$AD$28]*((Output_Scan_Bytes/8)/Tiles));&quot;&quot;)">
            <text:p/>
          </table:table-cell>
          <table:table-cell table:style-name="ce18" table:formula="of:==IF(Tiles&gt;3;[.E12]*(Output_Scan_Bytes/8)+[.N12]+([.$AD$28]*((Output_Scan_Bytes/8)/Tiles));&quot;&quot;)">
            <text:p/>
          </table:table-cell>
          <table:table-cell table:style-name="ce16" table:formula="of:==IF(Tiles&gt;3;[.F12]*(Output_Scan_Bytes/8)+[.O12]+([.$AD$28]*((Output_Scan_Bytes/8)/Tiles));&quot;&quot;)">
            <text:p/>
          </table:table-cell>
          <table:table-cell table:style-name="ce16" table:formula="of:==IF(Tiles&gt;3;[.G12]*(Output_Scan_Bytes/8)+[.P12]+([.$AD$28]*((Output_Scan_Bytes/8)/Tiles));&quot;&quot;)">
            <text:p/>
          </table:table-cell>
          <table:table-cell table:style-name="ce16" table:formula="of:==IF(Tiles&gt;3;[.H12]*(Output_Scan_Bytes/8)+[.Q12]+([.$AD$28]*((Output_Scan_Bytes/8)/Tiles));&quot;&quot;)">
            <text:p/>
          </table:table-cell>
          <table:table-cell table:style-name="ce16" table:formula="of:==IF(Tiles&gt;3;[.I12]*(Output_Scan_Bytes/8)+[.R12]+([.$AD$28]*((Output_Scan_Bytes/8)/Tiles));&quot;&quot;)">
            <text:p/>
          </table:table-cell>
          <table:table-cell table:style-name="ce16" table:formula="of:==IF(Tiles&gt;3;[.J12]*(Output_Scan_Bytes/8)+[.S12]+([.$AD$28]*((Output_Scan_Bytes/8)/Tiles));&quot;&quot;)">
            <text:p/>
          </table:table-cell>
          <table:table-cell table:style-name="ce68"/>
          <table:table-cell table:number-columns-repeated="3"/>
          <table:table-cell table:style-name="Default" table:number-columns-repeated="5"/>
          <table:table-cell table:number-columns-repeated="16338"/>
        </table:table-row>
        <table:table-row table:style-name="ro4">
          <table:table-cell/>
          <table:table-cell table:style-name="ce31"/>
          <table:table-cell table:style-name="ce16" table:formula="of:==IF(Tiles&gt;0;[.C13]*(Output_Scan_Bytes/8)+[.L13]+([.$C$28]*((Output_Scan_Bytes/8)/Tiles));&quot;&quot;)" office:value-type="float" office:value="56" calcext:value-type="float">
            <text:p>56</text:p>
          </table:table-cell>
          <table:table-cell table:style-name="ce16" table:formula="of:==IF(Tiles&gt;0;[.D13]*(Output_Scan_Bytes/8)+[.M13]+([.$C$28]*((Output_Scan_Bytes/8)/Tiles));&quot;&quot;)" office:value-type="float" office:value="57" calcext:value-type="float">
            <text:p>57</text:p>
          </table:table-cell>
          <table:table-cell table:style-name="ce16" table:formula="of:==IF(Tiles&gt;0;[.E13]*(Output_Scan_Bytes/8)+[.N13]+([.$C$28]*((Output_Scan_Bytes/8)/Tiles));&quot;&quot;)" office:value-type="float" office:value="58" calcext:value-type="float">
            <text:p>58</text:p>
          </table:table-cell>
          <table:table-cell table:style-name="ce16" table:formula="of:==IF(Tiles&gt;0;[.F13]*(Output_Scan_Bytes/8)+[.O13]+([.$C$28]*((Output_Scan_Bytes/8)/Tiles));&quot;&quot;)" office:value-type="float" office:value="59" calcext:value-type="float">
            <text:p>59</text:p>
          </table:table-cell>
          <table:table-cell table:style-name="ce16" table:formula="of:==IF(Tiles&gt;0;[.G13]*(Output_Scan_Bytes/8)+[.P13]+([.$C$28]*((Output_Scan_Bytes/8)/Tiles));&quot;&quot;)" office:value-type="float" office:value="60" calcext:value-type="float">
            <text:p>60</text:p>
          </table:table-cell>
          <table:table-cell table:style-name="ce16" table:formula="of:==IF(Tiles&gt;0;[.H13]*(Output_Scan_Bytes/8)+[.Q13]+([.$C$28]*((Output_Scan_Bytes/8)/Tiles));&quot;&quot;)" office:value-type="float" office:value="61" calcext:value-type="float">
            <text:p>61</text:p>
          </table:table-cell>
          <table:table-cell table:style-name="ce16" table:formula="of:==IF(Tiles&gt;0;[.I13]*(Output_Scan_Bytes/8)+[.R13]+([.$C$28]*((Output_Scan_Bytes/8)/Tiles));&quot;&quot;)" office:value-type="float" office:value="62" calcext:value-type="float">
            <text:p>62</text:p>
          </table:table-cell>
          <table:table-cell table:style-name="ce16" table:formula="of:==IF(Tiles&gt;0;[.J13]*(Output_Scan_Bytes/8)+[.S13]+([.$C$28]*((Output_Scan_Bytes/8)/Tiles));&quot;&quot;)" office:value-type="float" office:value="63" calcext:value-type="float">
            <text:p>63</text:p>
          </table:table-cell>
          <table:table-cell table:style-name="ce31"/>
          <table:table-cell table:style-name="ce16" table:formula="of:==IF(Tiles&gt;1;[.C13]*(Output_Scan_Bytes/8)+[.L13]+([.$L$28]*((Output_Scan_Bytes/8)/Tiles));&quot;&quot;)">
            <text:p/>
          </table:table-cell>
          <table:table-cell table:style-name="ce16" table:formula="of:==IF(Tiles&gt;1;[.D13]*(Output_Scan_Bytes/8)+[.M13]+([.$L$28]*((Output_Scan_Bytes/8)/Tiles));&quot;&quot;)">
            <text:p/>
          </table:table-cell>
          <table:table-cell table:style-name="ce16" table:formula="of:==IF(Tiles&gt;1;[.E13]*(Output_Scan_Bytes/8)+[.N13]+([.$L$28]*((Output_Scan_Bytes/8)/Tiles));&quot;&quot;)">
            <text:p/>
          </table:table-cell>
          <table:table-cell table:style-name="ce16" table:formula="of:==IF(Tiles&gt;1;[.F13]*(Output_Scan_Bytes/8)+[.O13]+([.$L$28]*((Output_Scan_Bytes/8)/Tiles));&quot;&quot;)">
            <text:p/>
          </table:table-cell>
          <table:table-cell table:style-name="ce16" table:formula="of:==IF(Tiles&gt;1;[.G13]*(Output_Scan_Bytes/8)+[.P13]+([.$L$28]*((Output_Scan_Bytes/8)/Tiles));&quot;&quot;)">
            <text:p/>
          </table:table-cell>
          <table:table-cell table:style-name="ce16" table:formula="of:==IF(Tiles&gt;1;[.H13]*(Output_Scan_Bytes/8)+[.Q13]+([.$L$28]*((Output_Scan_Bytes/8)/Tiles));&quot;&quot;)">
            <text:p/>
          </table:table-cell>
          <table:table-cell table:style-name="ce16" table:formula="of:==IF(Tiles&gt;1;[.I13]*(Output_Scan_Bytes/8)+[.R13]+([.$L$28]*((Output_Scan_Bytes/8)/Tiles));&quot;&quot;)">
            <text:p/>
          </table:table-cell>
          <table:table-cell table:style-name="ce16" table:formula="of:==IF(Tiles&gt;1;[.J13]*(Output_Scan_Bytes/8)+[.S13]+([.$L$28]*((Output_Scan_Bytes/8)/Tiles));&quot;&quot;)">
            <text:p/>
          </table:table-cell>
          <table:table-cell table:style-name="ce31"/>
          <table:table-cell table:style-name="ce18" table:formula="of:==IF(Tiles&gt;2;[.C13]*(Output_Scan_Bytes/8)+[.L13]+([.$U$28]*((Output_Scan_Bytes/8)/Tiles));&quot;&quot;)">
            <text:p/>
          </table:table-cell>
          <table:table-cell table:style-name="ce18" table:formula="of:==IF(Tiles&gt;2;[.D13]*(Output_Scan_Bytes/8)+[.M13]+([.$U$28]*((Output_Scan_Bytes/8)/Tiles));&quot;&quot;)">
            <text:p/>
          </table:table-cell>
          <table:table-cell table:style-name="ce16" table:formula="of:==IF(Tiles&gt;2;[.E13]*(Output_Scan_Bytes/8)+[.N13]+([.$U$28]*((Output_Scan_Bytes/8)/Tiles));&quot;&quot;)">
            <text:p/>
          </table:table-cell>
          <table:table-cell table:style-name="ce18" table:formula="of:==IF(Tiles&gt;2;[.F13]*(Output_Scan_Bytes/8)+[.O13]+([.$U$28]*((Output_Scan_Bytes/8)/Tiles));&quot;&quot;)">
            <text:p/>
          </table:table-cell>
          <table:table-cell table:style-name="ce18" table:formula="of:==IF(Tiles&gt;2;[.G13]*(Output_Scan_Bytes/8)+[.P13]+([.$U$28]*((Output_Scan_Bytes/8)/Tiles));&quot;&quot;)">
            <text:p/>
          </table:table-cell>
          <table:table-cell table:style-name="ce18" table:formula="of:==IF(Tiles&gt;2;[.H13]*(Output_Scan_Bytes/8)+[.Q13]+([.$U$28]*((Output_Scan_Bytes/8)/Tiles));&quot;&quot;)">
            <text:p/>
          </table:table-cell>
          <table:table-cell table:style-name="ce18" table:formula="of:==IF(Tiles&gt;2;[.I13]*(Output_Scan_Bytes/8)+[.R13]+([.$U$28]*((Output_Scan_Bytes/8)/Tiles));&quot;&quot;)">
            <text:p/>
          </table:table-cell>
          <table:table-cell table:style-name="ce18" table:formula="of:==IF(Tiles&gt;2;[.J13]*(Output_Scan_Bytes/8)+[.S13]+([.$U$28]*((Output_Scan_Bytes/8)/Tiles));&quot;&quot;)">
            <text:p/>
          </table:table-cell>
          <table:table-cell table:style-name="ce31"/>
          <table:table-cell table:style-name="ce18" table:formula="of:==IF(Tiles&gt;3;[.C13]*(Output_Scan_Bytes/8)+[.L13]+([.$AD$28]*((Output_Scan_Bytes/8)/Tiles));&quot;&quot;)">
            <text:p/>
          </table:table-cell>
          <table:table-cell table:style-name="ce18" table:formula="of:==IF(Tiles&gt;3;[.D13]*(Output_Scan_Bytes/8)+[.M13]+([.$AD$28]*((Output_Scan_Bytes/8)/Tiles));&quot;&quot;)">
            <text:p/>
          </table:table-cell>
          <table:table-cell table:style-name="ce18" table:formula="of:==IF(Tiles&gt;3;[.E13]*(Output_Scan_Bytes/8)+[.N13]+([.$AD$28]*((Output_Scan_Bytes/8)/Tiles));&quot;&quot;)">
            <text:p/>
          </table:table-cell>
          <table:table-cell table:style-name="ce16" table:formula="of:==IF(Tiles&gt;3;[.F13]*(Output_Scan_Bytes/8)+[.O13]+([.$AD$28]*((Output_Scan_Bytes/8)/Tiles));&quot;&quot;)">
            <text:p/>
          </table:table-cell>
          <table:table-cell table:style-name="ce16" table:formula="of:==IF(Tiles&gt;3;[.G13]*(Output_Scan_Bytes/8)+[.P13]+([.$AD$28]*((Output_Scan_Bytes/8)/Tiles));&quot;&quot;)">
            <text:p/>
          </table:table-cell>
          <table:table-cell table:style-name="ce16" table:formula="of:==IF(Tiles&gt;3;[.H13]*(Output_Scan_Bytes/8)+[.Q13]+([.$AD$28]*((Output_Scan_Bytes/8)/Tiles));&quot;&quot;)">
            <text:p/>
          </table:table-cell>
          <table:table-cell table:style-name="ce16" table:formula="of:==IF(Tiles&gt;3;[.I13]*(Output_Scan_Bytes/8)+[.R13]+([.$AD$28]*((Output_Scan_Bytes/8)/Tiles));&quot;&quot;)">
            <text:p/>
          </table:table-cell>
          <table:table-cell table:style-name="ce16" table:formula="of:==IF(Tiles&gt;3;[.J13]*(Output_Scan_Bytes/8)+[.S13]+([.$AD$28]*((Output_Scan_Bytes/8)/Tiles));&quot;&quot;)">
            <text:p/>
          </table:table-cell>
          <table:table-cell table:style-name="ce68"/>
          <table:table-cell table:number-columns-repeated="3"/>
          <table:table-cell table:style-name="Default" table:number-columns-repeated="5"/>
          <table:table-cell table:number-columns-repeated="16338"/>
        </table:table-row>
        <table:table-row table:style-name="ro4">
          <table:table-cell/>
          <table:table-cell table:style-name="ce31"/>
          <table:table-cell table:style-name="ce16" table:formula="of:==IF(Tiles&gt;0;[.C14]*(Output_Scan_Bytes/8)+[.L14]+([.$C$28]*((Output_Scan_Bytes/8)/Tiles));&quot;&quot;)" office:value-type="float" office:value="64" calcext:value-type="float">
            <text:p>64</text:p>
          </table:table-cell>
          <table:table-cell table:style-name="ce16" table:formula="of:==IF(Tiles&gt;0;[.D14]*(Output_Scan_Bytes/8)+[.M14]+([.$C$28]*((Output_Scan_Bytes/8)/Tiles));&quot;&quot;)" office:value-type="float" office:value="65" calcext:value-type="float">
            <text:p>65</text:p>
          </table:table-cell>
          <table:table-cell table:style-name="ce16" table:formula="of:==IF(Tiles&gt;0;[.E14]*(Output_Scan_Bytes/8)+[.N14]+([.$C$28]*((Output_Scan_Bytes/8)/Tiles));&quot;&quot;)" office:value-type="float" office:value="66" calcext:value-type="float">
            <text:p>66</text:p>
          </table:table-cell>
          <table:table-cell table:style-name="ce16" table:formula="of:==IF(Tiles&gt;0;[.F14]*(Output_Scan_Bytes/8)+[.O14]+([.$C$28]*((Output_Scan_Bytes/8)/Tiles));&quot;&quot;)" office:value-type="float" office:value="67" calcext:value-type="float">
            <text:p>67</text:p>
          </table:table-cell>
          <table:table-cell table:style-name="ce16" table:formula="of:==IF(Tiles&gt;0;[.G14]*(Output_Scan_Bytes/8)+[.P14]+([.$C$28]*((Output_Scan_Bytes/8)/Tiles));&quot;&quot;)" office:value-type="float" office:value="68" calcext:value-type="float">
            <text:p>68</text:p>
          </table:table-cell>
          <table:table-cell table:style-name="ce16" table:formula="of:==IF(Tiles&gt;0;[.H14]*(Output_Scan_Bytes/8)+[.Q14]+([.$C$28]*((Output_Scan_Bytes/8)/Tiles));&quot;&quot;)" office:value-type="float" office:value="69" calcext:value-type="float">
            <text:p>69</text:p>
          </table:table-cell>
          <table:table-cell table:style-name="ce16" table:formula="of:==IF(Tiles&gt;0;[.I14]*(Output_Scan_Bytes/8)+[.R14]+([.$C$28]*((Output_Scan_Bytes/8)/Tiles));&quot;&quot;)" office:value-type="float" office:value="70" calcext:value-type="float">
            <text:p>70</text:p>
          </table:table-cell>
          <table:table-cell table:style-name="ce16" table:formula="of:==IF(Tiles&gt;0;[.J14]*(Output_Scan_Bytes/8)+[.S14]+([.$C$28]*((Output_Scan_Bytes/8)/Tiles));&quot;&quot;)" office:value-type="float" office:value="71" calcext:value-type="float">
            <text:p>71</text:p>
          </table:table-cell>
          <table:table-cell table:style-name="ce31"/>
          <table:table-cell table:style-name="ce16" table:formula="of:==IF(Tiles&gt;1;[.C14]*(Output_Scan_Bytes/8)+[.L14]+([.$L$28]*((Output_Scan_Bytes/8)/Tiles));&quot;&quot;)">
            <text:p/>
          </table:table-cell>
          <table:table-cell table:style-name="ce16" table:formula="of:==IF(Tiles&gt;1;[.D14]*(Output_Scan_Bytes/8)+[.M14]+([.$L$28]*((Output_Scan_Bytes/8)/Tiles));&quot;&quot;)">
            <text:p/>
          </table:table-cell>
          <table:table-cell table:style-name="ce16" table:formula="of:==IF(Tiles&gt;1;[.E14]*(Output_Scan_Bytes/8)+[.N14]+([.$L$28]*((Output_Scan_Bytes/8)/Tiles));&quot;&quot;)">
            <text:p/>
          </table:table-cell>
          <table:table-cell table:style-name="ce16" table:formula="of:==IF(Tiles&gt;1;[.F14]*(Output_Scan_Bytes/8)+[.O14]+([.$L$28]*((Output_Scan_Bytes/8)/Tiles));&quot;&quot;)">
            <text:p/>
          </table:table-cell>
          <table:table-cell table:style-name="ce16" table:formula="of:==IF(Tiles&gt;1;[.G14]*(Output_Scan_Bytes/8)+[.P14]+([.$L$28]*((Output_Scan_Bytes/8)/Tiles));&quot;&quot;)">
            <text:p/>
          </table:table-cell>
          <table:table-cell table:style-name="ce16" table:formula="of:==IF(Tiles&gt;1;[.H14]*(Output_Scan_Bytes/8)+[.Q14]+([.$L$28]*((Output_Scan_Bytes/8)/Tiles));&quot;&quot;)">
            <text:p/>
          </table:table-cell>
          <table:table-cell table:style-name="ce16" table:formula="of:==IF(Tiles&gt;1;[.I14]*(Output_Scan_Bytes/8)+[.R14]+([.$L$28]*((Output_Scan_Bytes/8)/Tiles));&quot;&quot;)">
            <text:p/>
          </table:table-cell>
          <table:table-cell table:style-name="ce16" table:formula="of:==IF(Tiles&gt;1;[.J14]*(Output_Scan_Bytes/8)+[.S14]+([.$L$28]*((Output_Scan_Bytes/8)/Tiles));&quot;&quot;)">
            <text:p/>
          </table:table-cell>
          <table:table-cell table:style-name="ce31"/>
          <table:table-cell table:style-name="ce18" table:formula="of:==IF(Tiles&gt;2;[.C14]*(Output_Scan_Bytes/8)+[.L14]+([.$U$28]*((Output_Scan_Bytes/8)/Tiles));&quot;&quot;)">
            <text:p/>
          </table:table-cell>
          <table:table-cell table:style-name="ce18" table:formula="of:==IF(Tiles&gt;2;[.D14]*(Output_Scan_Bytes/8)+[.M14]+([.$U$28]*((Output_Scan_Bytes/8)/Tiles));&quot;&quot;)">
            <text:p/>
          </table:table-cell>
          <table:table-cell table:style-name="ce16" table:formula="of:==IF(Tiles&gt;2;[.E14]*(Output_Scan_Bytes/8)+[.N14]+([.$U$28]*((Output_Scan_Bytes/8)/Tiles));&quot;&quot;)">
            <text:p/>
          </table:table-cell>
          <table:table-cell table:style-name="ce18" table:formula="of:==IF(Tiles&gt;2;[.F14]*(Output_Scan_Bytes/8)+[.O14]+([.$U$28]*((Output_Scan_Bytes/8)/Tiles));&quot;&quot;)">
            <text:p/>
          </table:table-cell>
          <table:table-cell table:style-name="ce18" table:formula="of:==IF(Tiles&gt;2;[.G14]*(Output_Scan_Bytes/8)+[.P14]+([.$U$28]*((Output_Scan_Bytes/8)/Tiles));&quot;&quot;)">
            <text:p/>
          </table:table-cell>
          <table:table-cell table:style-name="ce18" table:formula="of:==IF(Tiles&gt;2;[.H14]*(Output_Scan_Bytes/8)+[.Q14]+([.$U$28]*((Output_Scan_Bytes/8)/Tiles));&quot;&quot;)">
            <text:p/>
          </table:table-cell>
          <table:table-cell table:style-name="ce18" table:formula="of:==IF(Tiles&gt;2;[.I14]*(Output_Scan_Bytes/8)+[.R14]+([.$U$28]*((Output_Scan_Bytes/8)/Tiles));&quot;&quot;)">
            <text:p/>
          </table:table-cell>
          <table:table-cell table:style-name="ce18" table:formula="of:==IF(Tiles&gt;2;[.J14]*(Output_Scan_Bytes/8)+[.S14]+([.$U$28]*((Output_Scan_Bytes/8)/Tiles));&quot;&quot;)">
            <text:p/>
          </table:table-cell>
          <table:table-cell table:style-name="ce31"/>
          <table:table-cell table:style-name="ce18" table:formula="of:==IF(Tiles&gt;3;[.C14]*(Output_Scan_Bytes/8)+[.L14]+([.$AD$28]*((Output_Scan_Bytes/8)/Tiles));&quot;&quot;)">
            <text:p/>
          </table:table-cell>
          <table:table-cell table:style-name="ce18" table:formula="of:==IF(Tiles&gt;3;[.D14]*(Output_Scan_Bytes/8)+[.M14]+([.$AD$28]*((Output_Scan_Bytes/8)/Tiles));&quot;&quot;)">
            <text:p/>
          </table:table-cell>
          <table:table-cell table:style-name="ce18" table:formula="of:==IF(Tiles&gt;3;[.E14]*(Output_Scan_Bytes/8)+[.N14]+([.$AD$28]*((Output_Scan_Bytes/8)/Tiles));&quot;&quot;)">
            <text:p/>
          </table:table-cell>
          <table:table-cell table:style-name="ce16" table:formula="of:==IF(Tiles&gt;3;[.F14]*(Output_Scan_Bytes/8)+[.O14]+([.$AD$28]*((Output_Scan_Bytes/8)/Tiles));&quot;&quot;)">
            <text:p/>
          </table:table-cell>
          <table:table-cell table:style-name="ce16" table:formula="of:==IF(Tiles&gt;3;[.G14]*(Output_Scan_Bytes/8)+[.P14]+([.$AD$28]*((Output_Scan_Bytes/8)/Tiles));&quot;&quot;)">
            <text:p/>
          </table:table-cell>
          <table:table-cell table:style-name="ce16" table:formula="of:==IF(Tiles&gt;3;[.H14]*(Output_Scan_Bytes/8)+[.Q14]+([.$AD$28]*((Output_Scan_Bytes/8)/Tiles));&quot;&quot;)">
            <text:p/>
          </table:table-cell>
          <table:table-cell table:style-name="ce16" table:formula="of:==IF(Tiles&gt;3;[.I14]*(Output_Scan_Bytes/8)+[.R14]+([.$AD$28]*((Output_Scan_Bytes/8)/Tiles));&quot;&quot;)">
            <text:p/>
          </table:table-cell>
          <table:table-cell table:style-name="ce16" table:formula="of:==IF(Tiles&gt;3;[.J14]*(Output_Scan_Bytes/8)+[.S14]+([.$AD$28]*((Output_Scan_Bytes/8)/Tiles));&quot;&quot;)">
            <text:p/>
          </table:table-cell>
          <table:table-cell table:style-name="ce68"/>
          <table:table-cell table:number-columns-repeated="3"/>
          <table:table-cell table:style-name="Default" table:number-columns-repeated="5"/>
          <table:table-cell table:number-columns-repeated="16338"/>
        </table:table-row>
        <table:table-row table:style-name="ro4">
          <table:table-cell/>
          <table:table-cell table:style-name="ce31"/>
          <table:table-cell table:style-name="ce16" table:formula="of:==IF(Tiles&gt;0;[.C15]*(Output_Scan_Bytes/8)+[.L15]+([.$C$28]*((Output_Scan_Bytes/8)/Tiles));&quot;&quot;)" office:value-type="float" office:value="0" calcext:value-type="float">
            <text:p>0</text:p>
          </table:table-cell>
          <table:table-cell table:style-name="ce16" table:formula="of:==IF(Tiles&gt;0;[.D15]*(Output_Scan_Bytes/8)+[.M15]+([.$C$28]*((Output_Scan_Bytes/8)/Tiles));&quot;&quot;)" office:value-type="float" office:value="1" calcext:value-type="float">
            <text:p>1</text:p>
          </table:table-cell>
          <table:table-cell table:style-name="ce16" table:formula="of:==IF(Tiles&gt;0;[.E15]*(Output_Scan_Bytes/8)+[.N15]+([.$C$28]*((Output_Scan_Bytes/8)/Tiles));&quot;&quot;)" office:value-type="float" office:value="2" calcext:value-type="float">
            <text:p>2</text:p>
          </table:table-cell>
          <table:table-cell table:style-name="ce16" table:formula="of:==IF(Tiles&gt;0;[.F15]*(Output_Scan_Bytes/8)+[.O15]+([.$C$28]*((Output_Scan_Bytes/8)/Tiles));&quot;&quot;)" office:value-type="float" office:value="3" calcext:value-type="float">
            <text:p>3</text:p>
          </table:table-cell>
          <table:table-cell table:style-name="ce16" table:formula="of:==IF(Tiles&gt;0;[.G15]*(Output_Scan_Bytes/8)+[.P15]+([.$C$28]*((Output_Scan_Bytes/8)/Tiles));&quot;&quot;)" office:value-type="float" office:value="4" calcext:value-type="float">
            <text:p>4</text:p>
          </table:table-cell>
          <table:table-cell table:style-name="ce16" table:formula="of:==IF(Tiles&gt;0;[.H15]*(Output_Scan_Bytes/8)+[.Q15]+([.$C$28]*((Output_Scan_Bytes/8)/Tiles));&quot;&quot;)" office:value-type="float" office:value="5" calcext:value-type="float">
            <text:p>5</text:p>
          </table:table-cell>
          <table:table-cell table:style-name="ce16" table:formula="of:==IF(Tiles&gt;0;[.I15]*(Output_Scan_Bytes/8)+[.R15]+([.$C$28]*((Output_Scan_Bytes/8)/Tiles));&quot;&quot;)" office:value-type="float" office:value="6" calcext:value-type="float">
            <text:p>6</text:p>
          </table:table-cell>
          <table:table-cell table:style-name="ce16" table:formula="of:==IF(Tiles&gt;0;[.J15]*(Output_Scan_Bytes/8)+[.S15]+([.$C$28]*((Output_Scan_Bytes/8)/Tiles));&quot;&quot;)" office:value-type="float" office:value="7" calcext:value-type="float">
            <text:p>7</text:p>
          </table:table-cell>
          <table:table-cell table:style-name="ce31"/>
          <table:table-cell table:style-name="ce16" table:formula="of:==IF(Tiles&gt;1;[.C15]*(Output_Scan_Bytes/8)+[.L15]+([.$L$28]*((Output_Scan_Bytes/8)/Tiles));&quot;&quot;)">
            <text:p/>
          </table:table-cell>
          <table:table-cell table:style-name="ce16" table:formula="of:==IF(Tiles&gt;1;[.D15]*(Output_Scan_Bytes/8)+[.M15]+([.$L$28]*((Output_Scan_Bytes/8)/Tiles));&quot;&quot;)">
            <text:p/>
          </table:table-cell>
          <table:table-cell table:style-name="ce16" table:formula="of:==IF(Tiles&gt;1;[.E15]*(Output_Scan_Bytes/8)+[.N15]+([.$L$28]*((Output_Scan_Bytes/8)/Tiles));&quot;&quot;)">
            <text:p/>
          </table:table-cell>
          <table:table-cell table:style-name="ce16" table:formula="of:==IF(Tiles&gt;1;[.F15]*(Output_Scan_Bytes/8)+[.O15]+([.$L$28]*((Output_Scan_Bytes/8)/Tiles));&quot;&quot;)">
            <text:p/>
          </table:table-cell>
          <table:table-cell table:style-name="ce16" table:formula="of:==IF(Tiles&gt;1;[.G15]*(Output_Scan_Bytes/8)+[.P15]+([.$L$28]*((Output_Scan_Bytes/8)/Tiles));&quot;&quot;)">
            <text:p/>
          </table:table-cell>
          <table:table-cell table:style-name="ce16" table:formula="of:==IF(Tiles&gt;1;[.H15]*(Output_Scan_Bytes/8)+[.Q15]+([.$L$28]*((Output_Scan_Bytes/8)/Tiles));&quot;&quot;)">
            <text:p/>
          </table:table-cell>
          <table:table-cell table:style-name="ce16" table:formula="of:==IF(Tiles&gt;1;[.I15]*(Output_Scan_Bytes/8)+[.R15]+([.$L$28]*((Output_Scan_Bytes/8)/Tiles));&quot;&quot;)">
            <text:p/>
          </table:table-cell>
          <table:table-cell table:style-name="ce16" table:formula="of:==IF(Tiles&gt;1;[.J15]*(Output_Scan_Bytes/8)+[.S15]+([.$L$28]*((Output_Scan_Bytes/8)/Tiles));&quot;&quot;)">
            <text:p/>
          </table:table-cell>
          <table:table-cell table:style-name="ce31"/>
          <table:table-cell table:style-name="ce18" table:formula="of:==IF(Tiles&gt;2;[.C15]*(Output_Scan_Bytes/8)+[.L15]+([.$U$28]*((Output_Scan_Bytes/8)/Tiles));&quot;&quot;)">
            <text:p/>
          </table:table-cell>
          <table:table-cell table:style-name="ce18" table:formula="of:==IF(Tiles&gt;2;[.D15]*(Output_Scan_Bytes/8)+[.M15]+([.$U$28]*((Output_Scan_Bytes/8)/Tiles));&quot;&quot;)">
            <text:p/>
          </table:table-cell>
          <table:table-cell table:style-name="ce16" table:formula="of:==IF(Tiles&gt;2;[.E15]*(Output_Scan_Bytes/8)+[.N15]+([.$U$28]*((Output_Scan_Bytes/8)/Tiles));&quot;&quot;)">
            <text:p/>
          </table:table-cell>
          <table:table-cell table:style-name="ce18" table:formula="of:==IF(Tiles&gt;2;[.F15]*(Output_Scan_Bytes/8)+[.O15]+([.$U$28]*((Output_Scan_Bytes/8)/Tiles));&quot;&quot;)">
            <text:p/>
          </table:table-cell>
          <table:table-cell table:style-name="ce18" table:formula="of:==IF(Tiles&gt;2;[.G15]*(Output_Scan_Bytes/8)+[.P15]+([.$U$28]*((Output_Scan_Bytes/8)/Tiles));&quot;&quot;)">
            <text:p/>
          </table:table-cell>
          <table:table-cell table:style-name="ce18" table:formula="of:==IF(Tiles&gt;2;[.H15]*(Output_Scan_Bytes/8)+[.Q15]+([.$U$28]*((Output_Scan_Bytes/8)/Tiles));&quot;&quot;)">
            <text:p/>
          </table:table-cell>
          <table:table-cell table:style-name="ce18" table:formula="of:==IF(Tiles&gt;2;[.I15]*(Output_Scan_Bytes/8)+[.R15]+([.$U$28]*((Output_Scan_Bytes/8)/Tiles));&quot;&quot;)">
            <text:p/>
          </table:table-cell>
          <table:table-cell table:style-name="ce18" table:formula="of:==IF(Tiles&gt;2;[.J15]*(Output_Scan_Bytes/8)+[.S15]+([.$U$28]*((Output_Scan_Bytes/8)/Tiles));&quot;&quot;)">
            <text:p/>
          </table:table-cell>
          <table:table-cell table:style-name="ce31"/>
          <table:table-cell table:style-name="ce18" table:formula="of:==IF(Tiles&gt;3;[.C15]*(Output_Scan_Bytes/8)+[.L15]+([.$AD$28]*((Output_Scan_Bytes/8)/Tiles));&quot;&quot;)">
            <text:p/>
          </table:table-cell>
          <table:table-cell table:style-name="ce18" table:formula="of:==IF(Tiles&gt;3;[.D15]*(Output_Scan_Bytes/8)+[.M15]+([.$AD$28]*((Output_Scan_Bytes/8)/Tiles));&quot;&quot;)">
            <text:p/>
          </table:table-cell>
          <table:table-cell table:style-name="ce18" table:formula="of:==IF(Tiles&gt;3;[.E15]*(Output_Scan_Bytes/8)+[.N15]+([.$AD$28]*((Output_Scan_Bytes/8)/Tiles));&quot;&quot;)">
            <text:p/>
          </table:table-cell>
          <table:table-cell table:style-name="ce16" table:formula="of:==IF(Tiles&gt;3;[.F15]*(Output_Scan_Bytes/8)+[.O15]+([.$AD$28]*((Output_Scan_Bytes/8)/Tiles));&quot;&quot;)">
            <text:p/>
          </table:table-cell>
          <table:table-cell table:style-name="ce16" table:formula="of:==IF(Tiles&gt;3;[.G15]*(Output_Scan_Bytes/8)+[.P15]+([.$AD$28]*((Output_Scan_Bytes/8)/Tiles));&quot;&quot;)">
            <text:p/>
          </table:table-cell>
          <table:table-cell table:style-name="ce16" table:formula="of:==IF(Tiles&gt;3;[.H15]*(Output_Scan_Bytes/8)+[.Q15]+([.$AD$28]*((Output_Scan_Bytes/8)/Tiles));&quot;&quot;)">
            <text:p/>
          </table:table-cell>
          <table:table-cell table:style-name="ce16" table:formula="of:==IF(Tiles&gt;3;[.I15]*(Output_Scan_Bytes/8)+[.R15]+([.$AD$28]*((Output_Scan_Bytes/8)/Tiles));&quot;&quot;)">
            <text:p/>
          </table:table-cell>
          <table:table-cell table:style-name="ce16" table:formula="of:==IF(Tiles&gt;3;[.J15]*(Output_Scan_Bytes/8)+[.S15]+([.$AD$28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6" table:formula="of:==IF(Tiles&gt;0;[.C16]*(Output_Scan_Bytes/8)+[.L16]+([.$C$28]*((Output_Scan_Bytes/8)/Tiles));&quot;&quot;)" office:value-type="float" office:value="8" calcext:value-type="float">
            <text:p>8</text:p>
          </table:table-cell>
          <table:table-cell table:style-name="ce16" table:formula="of:==IF(Tiles&gt;0;[.D16]*(Output_Scan_Bytes/8)+[.M16]+([.$C$28]*((Output_Scan_Bytes/8)/Tiles));&quot;&quot;)" office:value-type="float" office:value="9" calcext:value-type="float">
            <text:p>9</text:p>
          </table:table-cell>
          <table:table-cell table:style-name="ce16" table:formula="of:==IF(Tiles&gt;0;[.E16]*(Output_Scan_Bytes/8)+[.N16]+([.$C$28]*((Output_Scan_Bytes/8)/Tiles));&quot;&quot;)" office:value-type="float" office:value="10" calcext:value-type="float">
            <text:p>10</text:p>
          </table:table-cell>
          <table:table-cell table:style-name="ce16" table:formula="of:==IF(Tiles&gt;0;[.F16]*(Output_Scan_Bytes/8)+[.O16]+([.$C$28]*((Output_Scan_Bytes/8)/Tiles));&quot;&quot;)" office:value-type="float" office:value="11" calcext:value-type="float">
            <text:p>11</text:p>
          </table:table-cell>
          <table:table-cell table:style-name="ce16" table:formula="of:==IF(Tiles&gt;0;[.G16]*(Output_Scan_Bytes/8)+[.P16]+([.$C$28]*((Output_Scan_Bytes/8)/Tiles));&quot;&quot;)" office:value-type="float" office:value="12" calcext:value-type="float">
            <text:p>12</text:p>
          </table:table-cell>
          <table:table-cell table:style-name="ce16" table:formula="of:==IF(Tiles&gt;0;[.H16]*(Output_Scan_Bytes/8)+[.Q16]+([.$C$28]*((Output_Scan_Bytes/8)/Tiles));&quot;&quot;)" office:value-type="float" office:value="13" calcext:value-type="float">
            <text:p>13</text:p>
          </table:table-cell>
          <table:table-cell table:style-name="ce16" table:formula="of:==IF(Tiles&gt;0;[.I16]*(Output_Scan_Bytes/8)+[.R16]+([.$C$28]*((Output_Scan_Bytes/8)/Tiles));&quot;&quot;)" office:value-type="float" office:value="14" calcext:value-type="float">
            <text:p>14</text:p>
          </table:table-cell>
          <table:table-cell table:style-name="ce16" table:formula="of:==IF(Tiles&gt;0;[.J16]*(Output_Scan_Bytes/8)+[.S16]+([.$C$28]*((Output_Scan_Bytes/8)/Tiles));&quot;&quot;)" office:value-type="float" office:value="15" calcext:value-type="float">
            <text:p>15</text:p>
          </table:table-cell>
          <table:table-cell table:style-name="ce31"/>
          <table:table-cell table:style-name="ce16" table:formula="of:==IF(Tiles&gt;1;[.C16]*(Output_Scan_Bytes/8)+[.L16]+([.$L$28]*((Output_Scan_Bytes/8)/Tiles));&quot;&quot;)">
            <text:p/>
          </table:table-cell>
          <table:table-cell table:style-name="ce16" table:formula="of:==IF(Tiles&gt;1;[.D16]*(Output_Scan_Bytes/8)+[.M16]+([.$L$28]*((Output_Scan_Bytes/8)/Tiles));&quot;&quot;)">
            <text:p/>
          </table:table-cell>
          <table:table-cell table:style-name="ce16" table:formula="of:==IF(Tiles&gt;1;[.E16]*(Output_Scan_Bytes/8)+[.N16]+([.$L$28]*((Output_Scan_Bytes/8)/Tiles));&quot;&quot;)">
            <text:p/>
          </table:table-cell>
          <table:table-cell table:style-name="ce16" table:formula="of:==IF(Tiles&gt;1;[.F16]*(Output_Scan_Bytes/8)+[.O16]+([.$L$28]*((Output_Scan_Bytes/8)/Tiles));&quot;&quot;)">
            <text:p/>
          </table:table-cell>
          <table:table-cell table:style-name="ce16" table:formula="of:==IF(Tiles&gt;1;[.G16]*(Output_Scan_Bytes/8)+[.P16]+([.$L$28]*((Output_Scan_Bytes/8)/Tiles));&quot;&quot;)">
            <text:p/>
          </table:table-cell>
          <table:table-cell table:style-name="ce16" table:formula="of:==IF(Tiles&gt;1;[.H16]*(Output_Scan_Bytes/8)+[.Q16]+([.$L$28]*((Output_Scan_Bytes/8)/Tiles));&quot;&quot;)">
            <text:p/>
          </table:table-cell>
          <table:table-cell table:style-name="ce16" table:formula="of:==IF(Tiles&gt;1;[.I16]*(Output_Scan_Bytes/8)+[.R16]+([.$L$28]*((Output_Scan_Bytes/8)/Tiles));&quot;&quot;)">
            <text:p/>
          </table:table-cell>
          <table:table-cell table:style-name="ce16" table:formula="of:==IF(Tiles&gt;1;[.J16]*(Output_Scan_Bytes/8)+[.S16]+([.$L$28]*((Output_Scan_Bytes/8)/Tiles));&quot;&quot;)">
            <text:p/>
          </table:table-cell>
          <table:table-cell table:style-name="ce31"/>
          <table:table-cell table:style-name="ce18" table:formula="of:==IF(Tiles&gt;2;[.C16]*(Output_Scan_Bytes/8)+[.L16]+([.$U$28]*((Output_Scan_Bytes/8)/Tiles));&quot;&quot;)">
            <text:p/>
          </table:table-cell>
          <table:table-cell table:style-name="ce18" table:formula="of:==IF(Tiles&gt;2;[.D16]*(Output_Scan_Bytes/8)+[.M16]+([.$U$28]*((Output_Scan_Bytes/8)/Tiles));&quot;&quot;)">
            <text:p/>
          </table:table-cell>
          <table:table-cell table:style-name="ce16" table:formula="of:==IF(Tiles&gt;2;[.E16]*(Output_Scan_Bytes/8)+[.N16]+([.$U$28]*((Output_Scan_Bytes/8)/Tiles));&quot;&quot;)">
            <text:p/>
          </table:table-cell>
          <table:table-cell table:style-name="ce18" table:formula="of:==IF(Tiles&gt;2;[.F16]*(Output_Scan_Bytes/8)+[.O16]+([.$U$28]*((Output_Scan_Bytes/8)/Tiles));&quot;&quot;)">
            <text:p/>
          </table:table-cell>
          <table:table-cell table:style-name="ce18" table:formula="of:==IF(Tiles&gt;2;[.G16]*(Output_Scan_Bytes/8)+[.P16]+([.$U$28]*((Output_Scan_Bytes/8)/Tiles));&quot;&quot;)">
            <text:p/>
          </table:table-cell>
          <table:table-cell table:style-name="ce18" table:formula="of:==IF(Tiles&gt;2;[.H16]*(Output_Scan_Bytes/8)+[.Q16]+([.$U$28]*((Output_Scan_Bytes/8)/Tiles));&quot;&quot;)">
            <text:p/>
          </table:table-cell>
          <table:table-cell table:style-name="ce18" table:formula="of:==IF(Tiles&gt;2;[.I16]*(Output_Scan_Bytes/8)+[.R16]+([.$U$28]*((Output_Scan_Bytes/8)/Tiles));&quot;&quot;)">
            <text:p/>
          </table:table-cell>
          <table:table-cell table:style-name="ce18" table:formula="of:==IF(Tiles&gt;2;[.J16]*(Output_Scan_Bytes/8)+[.S16]+([.$U$28]*((Output_Scan_Bytes/8)/Tiles));&quot;&quot;)">
            <text:p/>
          </table:table-cell>
          <table:table-cell table:style-name="ce31"/>
          <table:table-cell table:style-name="ce18" table:formula="of:==IF(Tiles&gt;3;[.C16]*(Output_Scan_Bytes/8)+[.L16]+([.$AD$28]*((Output_Scan_Bytes/8)/Tiles));&quot;&quot;)">
            <text:p/>
          </table:table-cell>
          <table:table-cell table:style-name="ce18" table:formula="of:==IF(Tiles&gt;3;[.D16]*(Output_Scan_Bytes/8)+[.M16]+([.$AD$28]*((Output_Scan_Bytes/8)/Tiles));&quot;&quot;)">
            <text:p/>
          </table:table-cell>
          <table:table-cell table:style-name="ce18" table:formula="of:==IF(Tiles&gt;3;[.E16]*(Output_Scan_Bytes/8)+[.N16]+([.$AD$28]*((Output_Scan_Bytes/8)/Tiles));&quot;&quot;)">
            <text:p/>
          </table:table-cell>
          <table:table-cell table:style-name="ce16" table:formula="of:==IF(Tiles&gt;3;[.F16]*(Output_Scan_Bytes/8)+[.O16]+([.$AD$28]*((Output_Scan_Bytes/8)/Tiles));&quot;&quot;)">
            <text:p/>
          </table:table-cell>
          <table:table-cell table:style-name="ce16" table:formula="of:==IF(Tiles&gt;3;[.G16]*(Output_Scan_Bytes/8)+[.P16]+([.$AD$28]*((Output_Scan_Bytes/8)/Tiles));&quot;&quot;)">
            <text:p/>
          </table:table-cell>
          <table:table-cell table:style-name="ce16" table:formula="of:==IF(Tiles&gt;3;[.H16]*(Output_Scan_Bytes/8)+[.Q16]+([.$AD$28]*((Output_Scan_Bytes/8)/Tiles));&quot;&quot;)">
            <text:p/>
          </table:table-cell>
          <table:table-cell table:style-name="ce16" table:formula="of:==IF(Tiles&gt;3;[.I16]*(Output_Scan_Bytes/8)+[.R16]+([.$AD$28]*((Output_Scan_Bytes/8)/Tiles));&quot;&quot;)">
            <text:p/>
          </table:table-cell>
          <table:table-cell table:style-name="ce16" table:formula="of:==IF(Tiles&gt;3;[.J16]*(Output_Scan_Bytes/8)+[.S16]+([.$AD$28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6" table:formula="of:==IF(Tiles&gt;0;[.C17]*(Output_Scan_Bytes/8)+[.L17]+([.$C$28]*((Output_Scan_Bytes/8)/Tiles));&quot;&quot;)" office:value-type="float" office:value="16" calcext:value-type="float">
            <text:p>16</text:p>
          </table:table-cell>
          <table:table-cell table:style-name="ce16" table:formula="of:==IF(Tiles&gt;0;[.D17]*(Output_Scan_Bytes/8)+[.M17]+([.$C$28]*((Output_Scan_Bytes/8)/Tiles));&quot;&quot;)" office:value-type="float" office:value="17" calcext:value-type="float">
            <text:p>17</text:p>
          </table:table-cell>
          <table:table-cell table:style-name="ce16" table:formula="of:==IF(Tiles&gt;0;[.E17]*(Output_Scan_Bytes/8)+[.N17]+([.$C$28]*((Output_Scan_Bytes/8)/Tiles));&quot;&quot;)" office:value-type="float" office:value="18" calcext:value-type="float">
            <text:p>18</text:p>
          </table:table-cell>
          <table:table-cell table:style-name="ce16" table:formula="of:==IF(Tiles&gt;0;[.F17]*(Output_Scan_Bytes/8)+[.O17]+([.$C$28]*((Output_Scan_Bytes/8)/Tiles));&quot;&quot;)" office:value-type="float" office:value="19" calcext:value-type="float">
            <text:p>19</text:p>
          </table:table-cell>
          <table:table-cell table:style-name="ce16" table:formula="of:==IF(Tiles&gt;0;[.G17]*(Output_Scan_Bytes/8)+[.P17]+([.$C$28]*((Output_Scan_Bytes/8)/Tiles));&quot;&quot;)" office:value-type="float" office:value="20" calcext:value-type="float">
            <text:p>20</text:p>
          </table:table-cell>
          <table:table-cell table:style-name="ce16" table:formula="of:==IF(Tiles&gt;0;[.H17]*(Output_Scan_Bytes/8)+[.Q17]+([.$C$28]*((Output_Scan_Bytes/8)/Tiles));&quot;&quot;)" office:value-type="float" office:value="21" calcext:value-type="float">
            <text:p>21</text:p>
          </table:table-cell>
          <table:table-cell table:style-name="ce16" table:formula="of:==IF(Tiles&gt;0;[.I17]*(Output_Scan_Bytes/8)+[.R17]+([.$C$28]*((Output_Scan_Bytes/8)/Tiles));&quot;&quot;)" office:value-type="float" office:value="22" calcext:value-type="float">
            <text:p>22</text:p>
          </table:table-cell>
          <table:table-cell table:style-name="ce16" table:formula="of:==IF(Tiles&gt;0;[.J17]*(Output_Scan_Bytes/8)+[.S17]+([.$C$28]*((Output_Scan_Bytes/8)/Tiles));&quot;&quot;)" office:value-type="float" office:value="23" calcext:value-type="float">
            <text:p>23</text:p>
          </table:table-cell>
          <table:table-cell table:style-name="ce31"/>
          <table:table-cell table:style-name="ce16" table:formula="of:==IF(Tiles&gt;1;[.C17]*(Output_Scan_Bytes/8)+[.L17]+([.$L$28]*((Output_Scan_Bytes/8)/Tiles));&quot;&quot;)">
            <text:p/>
          </table:table-cell>
          <table:table-cell table:style-name="ce16" table:formula="of:==IF(Tiles&gt;1;[.D17]*(Output_Scan_Bytes/8)+[.M17]+([.$L$28]*((Output_Scan_Bytes/8)/Tiles));&quot;&quot;)">
            <text:p/>
          </table:table-cell>
          <table:table-cell table:style-name="ce16" table:formula="of:==IF(Tiles&gt;1;[.E17]*(Output_Scan_Bytes/8)+[.N17]+([.$L$28]*((Output_Scan_Bytes/8)/Tiles));&quot;&quot;)">
            <text:p/>
          </table:table-cell>
          <table:table-cell table:style-name="ce16" table:formula="of:==IF(Tiles&gt;1;[.F17]*(Output_Scan_Bytes/8)+[.O17]+([.$L$28]*((Output_Scan_Bytes/8)/Tiles));&quot;&quot;)">
            <text:p/>
          </table:table-cell>
          <table:table-cell table:style-name="ce16" table:formula="of:==IF(Tiles&gt;1;[.G17]*(Output_Scan_Bytes/8)+[.P17]+([.$L$28]*((Output_Scan_Bytes/8)/Tiles));&quot;&quot;)">
            <text:p/>
          </table:table-cell>
          <table:table-cell table:style-name="ce16" table:formula="of:==IF(Tiles&gt;1;[.H17]*(Output_Scan_Bytes/8)+[.Q17]+([.$L$28]*((Output_Scan_Bytes/8)/Tiles));&quot;&quot;)">
            <text:p/>
          </table:table-cell>
          <table:table-cell table:style-name="ce16" table:formula="of:==IF(Tiles&gt;1;[.I17]*(Output_Scan_Bytes/8)+[.R17]+([.$L$28]*((Output_Scan_Bytes/8)/Tiles));&quot;&quot;)">
            <text:p/>
          </table:table-cell>
          <table:table-cell table:style-name="ce16" table:formula="of:==IF(Tiles&gt;1;[.J17]*(Output_Scan_Bytes/8)+[.S17]+([.$L$28]*((Output_Scan_Bytes/8)/Tiles));&quot;&quot;)">
            <text:p/>
          </table:table-cell>
          <table:table-cell table:style-name="ce31"/>
          <table:table-cell table:style-name="ce18" table:formula="of:==IF(Tiles&gt;2;[.C17]*(Output_Scan_Bytes/8)+[.L17]+([.$U$28]*((Output_Scan_Bytes/8)/Tiles));&quot;&quot;)">
            <text:p/>
          </table:table-cell>
          <table:table-cell table:style-name="ce18" table:formula="of:==IF(Tiles&gt;2;[.D17]*(Output_Scan_Bytes/8)+[.M17]+([.$U$28]*((Output_Scan_Bytes/8)/Tiles));&quot;&quot;)">
            <text:p/>
          </table:table-cell>
          <table:table-cell table:style-name="ce16" table:formula="of:==IF(Tiles&gt;2;[.E17]*(Output_Scan_Bytes/8)+[.N17]+([.$U$28]*((Output_Scan_Bytes/8)/Tiles));&quot;&quot;)">
            <text:p/>
          </table:table-cell>
          <table:table-cell table:style-name="ce18" table:formula="of:==IF(Tiles&gt;2;[.F17]*(Output_Scan_Bytes/8)+[.O17]+([.$U$28]*((Output_Scan_Bytes/8)/Tiles));&quot;&quot;)">
            <text:p/>
          </table:table-cell>
          <table:table-cell table:style-name="ce18" table:formula="of:==IF(Tiles&gt;2;[.G17]*(Output_Scan_Bytes/8)+[.P17]+([.$U$28]*((Output_Scan_Bytes/8)/Tiles));&quot;&quot;)">
            <text:p/>
          </table:table-cell>
          <table:table-cell table:style-name="ce18" table:formula="of:==IF(Tiles&gt;2;[.H17]*(Output_Scan_Bytes/8)+[.Q17]+([.$U$28]*((Output_Scan_Bytes/8)/Tiles));&quot;&quot;)">
            <text:p/>
          </table:table-cell>
          <table:table-cell table:style-name="ce18" table:formula="of:==IF(Tiles&gt;2;[.I17]*(Output_Scan_Bytes/8)+[.R17]+([.$U$28]*((Output_Scan_Bytes/8)/Tiles));&quot;&quot;)">
            <text:p/>
          </table:table-cell>
          <table:table-cell table:style-name="ce18" table:formula="of:==IF(Tiles&gt;2;[.J17]*(Output_Scan_Bytes/8)+[.S17]+([.$U$28]*((Output_Scan_Bytes/8)/Tiles));&quot;&quot;)">
            <text:p/>
          </table:table-cell>
          <table:table-cell table:style-name="ce31"/>
          <table:table-cell table:style-name="ce18" table:formula="of:==IF(Tiles&gt;3;[.C17]*(Output_Scan_Bytes/8)+[.L17]+([.$AD$28]*((Output_Scan_Bytes/8)/Tiles));&quot;&quot;)">
            <text:p/>
          </table:table-cell>
          <table:table-cell table:style-name="ce18" table:formula="of:==IF(Tiles&gt;3;[.D17]*(Output_Scan_Bytes/8)+[.M17]+([.$AD$28]*((Output_Scan_Bytes/8)/Tiles));&quot;&quot;)">
            <text:p/>
          </table:table-cell>
          <table:table-cell table:style-name="ce18" table:formula="of:==IF(Tiles&gt;3;[.E17]*(Output_Scan_Bytes/8)+[.N17]+([.$AD$28]*((Output_Scan_Bytes/8)/Tiles));&quot;&quot;)">
            <text:p/>
          </table:table-cell>
          <table:table-cell table:style-name="ce16" table:formula="of:==IF(Tiles&gt;3;[.F17]*(Output_Scan_Bytes/8)+[.O17]+([.$AD$28]*((Output_Scan_Bytes/8)/Tiles));&quot;&quot;)">
            <text:p/>
          </table:table-cell>
          <table:table-cell table:style-name="ce16" table:formula="of:==IF(Tiles&gt;3;[.G17]*(Output_Scan_Bytes/8)+[.P17]+([.$AD$28]*((Output_Scan_Bytes/8)/Tiles));&quot;&quot;)">
            <text:p/>
          </table:table-cell>
          <table:table-cell table:style-name="ce16" table:formula="of:==IF(Tiles&gt;3;[.H17]*(Output_Scan_Bytes/8)+[.Q17]+([.$AD$28]*((Output_Scan_Bytes/8)/Tiles));&quot;&quot;)">
            <text:p/>
          </table:table-cell>
          <table:table-cell table:style-name="ce16" table:formula="of:==IF(Tiles&gt;3;[.I17]*(Output_Scan_Bytes/8)+[.R17]+([.$AD$28]*((Output_Scan_Bytes/8)/Tiles));&quot;&quot;)">
            <text:p/>
          </table:table-cell>
          <table:table-cell table:style-name="ce16" table:formula="of:==IF(Tiles&gt;3;[.J17]*(Output_Scan_Bytes/8)+[.S17]+([.$AD$28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6" table:formula="of:==IF(Tiles&gt;0;[.C18]*(Output_Scan_Bytes/8)+[.L18]+([.$C$28]*((Output_Scan_Bytes/8)/Tiles));&quot;&quot;)" office:value-type="float" office:value="24" calcext:value-type="float">
            <text:p>24</text:p>
          </table:table-cell>
          <table:table-cell table:style-name="ce16" table:formula="of:==IF(Tiles&gt;0;[.D18]*(Output_Scan_Bytes/8)+[.M18]+([.$C$28]*((Output_Scan_Bytes/8)/Tiles));&quot;&quot;)" office:value-type="float" office:value="25" calcext:value-type="float">
            <text:p>25</text:p>
          </table:table-cell>
          <table:table-cell table:style-name="ce16" table:formula="of:==IF(Tiles&gt;0;[.E18]*(Output_Scan_Bytes/8)+[.N18]+([.$C$28]*((Output_Scan_Bytes/8)/Tiles));&quot;&quot;)" office:value-type="float" office:value="26" calcext:value-type="float">
            <text:p>26</text:p>
          </table:table-cell>
          <table:table-cell table:style-name="ce16" table:formula="of:==IF(Tiles&gt;0;[.F18]*(Output_Scan_Bytes/8)+[.O18]+([.$C$28]*((Output_Scan_Bytes/8)/Tiles));&quot;&quot;)" office:value-type="float" office:value="27" calcext:value-type="float">
            <text:p>27</text:p>
          </table:table-cell>
          <table:table-cell table:style-name="ce16" table:formula="of:==IF(Tiles&gt;0;[.G18]*(Output_Scan_Bytes/8)+[.P18]+([.$C$28]*((Output_Scan_Bytes/8)/Tiles));&quot;&quot;)" office:value-type="float" office:value="28" calcext:value-type="float">
            <text:p>28</text:p>
          </table:table-cell>
          <table:table-cell table:style-name="ce16" table:formula="of:==IF(Tiles&gt;0;[.H18]*(Output_Scan_Bytes/8)+[.Q18]+([.$C$28]*((Output_Scan_Bytes/8)/Tiles));&quot;&quot;)" office:value-type="float" office:value="29" calcext:value-type="float">
            <text:p>29</text:p>
          </table:table-cell>
          <table:table-cell table:style-name="ce16" table:formula="of:==IF(Tiles&gt;0;[.I18]*(Output_Scan_Bytes/8)+[.R18]+([.$C$28]*((Output_Scan_Bytes/8)/Tiles));&quot;&quot;)" office:value-type="float" office:value="30" calcext:value-type="float">
            <text:p>30</text:p>
          </table:table-cell>
          <table:table-cell table:style-name="ce16" table:formula="of:==IF(Tiles&gt;0;[.J18]*(Output_Scan_Bytes/8)+[.S18]+([.$C$28]*((Output_Scan_Bytes/8)/Tiles));&quot;&quot;)" office:value-type="float" office:value="31" calcext:value-type="float">
            <text:p>31</text:p>
          </table:table-cell>
          <table:table-cell table:style-name="ce31"/>
          <table:table-cell table:style-name="ce16" table:formula="of:==IF(Tiles&gt;1;[.C18]*(Output_Scan_Bytes/8)+[.L18]+([.$L$28]*((Output_Scan_Bytes/8)/Tiles));&quot;&quot;)">
            <text:p/>
          </table:table-cell>
          <table:table-cell table:style-name="ce16" table:formula="of:==IF(Tiles&gt;1;[.D18]*(Output_Scan_Bytes/8)+[.M18]+([.$L$28]*((Output_Scan_Bytes/8)/Tiles));&quot;&quot;)">
            <text:p/>
          </table:table-cell>
          <table:table-cell table:style-name="ce16" table:formula="of:==IF(Tiles&gt;1;[.E18]*(Output_Scan_Bytes/8)+[.N18]+([.$L$28]*((Output_Scan_Bytes/8)/Tiles));&quot;&quot;)">
            <text:p/>
          </table:table-cell>
          <table:table-cell table:style-name="ce16" table:formula="of:==IF(Tiles&gt;1;[.F18]*(Output_Scan_Bytes/8)+[.O18]+([.$L$28]*((Output_Scan_Bytes/8)/Tiles));&quot;&quot;)">
            <text:p/>
          </table:table-cell>
          <table:table-cell table:style-name="ce16" table:formula="of:==IF(Tiles&gt;1;[.G18]*(Output_Scan_Bytes/8)+[.P18]+([.$L$28]*((Output_Scan_Bytes/8)/Tiles));&quot;&quot;)">
            <text:p/>
          </table:table-cell>
          <table:table-cell table:style-name="ce16" table:formula="of:==IF(Tiles&gt;1;[.H18]*(Output_Scan_Bytes/8)+[.Q18]+([.$L$28]*((Output_Scan_Bytes/8)/Tiles));&quot;&quot;)">
            <text:p/>
          </table:table-cell>
          <table:table-cell table:style-name="ce16" table:formula="of:==IF(Tiles&gt;1;[.I18]*(Output_Scan_Bytes/8)+[.R18]+([.$L$28]*((Output_Scan_Bytes/8)/Tiles));&quot;&quot;)">
            <text:p/>
          </table:table-cell>
          <table:table-cell table:style-name="ce16" table:formula="of:==IF(Tiles&gt;1;[.J18]*(Output_Scan_Bytes/8)+[.S18]+([.$L$28]*((Output_Scan_Bytes/8)/Tiles));&quot;&quot;)">
            <text:p/>
          </table:table-cell>
          <table:table-cell table:style-name="ce31"/>
          <table:table-cell table:style-name="ce18" table:formula="of:==IF(Tiles&gt;2;[.C18]*(Output_Scan_Bytes/8)+[.L18]+([.$U$28]*((Output_Scan_Bytes/8)/Tiles));&quot;&quot;)">
            <text:p/>
          </table:table-cell>
          <table:table-cell table:style-name="ce18" table:formula="of:==IF(Tiles&gt;2;[.D18]*(Output_Scan_Bytes/8)+[.M18]+([.$U$28]*((Output_Scan_Bytes/8)/Tiles));&quot;&quot;)">
            <text:p/>
          </table:table-cell>
          <table:table-cell table:style-name="ce16" table:formula="of:==IF(Tiles&gt;2;[.E18]*(Output_Scan_Bytes/8)+[.N18]+([.$U$28]*((Output_Scan_Bytes/8)/Tiles));&quot;&quot;)">
            <text:p/>
          </table:table-cell>
          <table:table-cell table:style-name="ce18" table:formula="of:==IF(Tiles&gt;2;[.F18]*(Output_Scan_Bytes/8)+[.O18]+([.$U$28]*((Output_Scan_Bytes/8)/Tiles));&quot;&quot;)">
            <text:p/>
          </table:table-cell>
          <table:table-cell table:style-name="ce18" table:formula="of:==IF(Tiles&gt;2;[.G18]*(Output_Scan_Bytes/8)+[.P18]+([.$U$28]*((Output_Scan_Bytes/8)/Tiles));&quot;&quot;)">
            <text:p/>
          </table:table-cell>
          <table:table-cell table:style-name="ce18" table:formula="of:==IF(Tiles&gt;2;[.H18]*(Output_Scan_Bytes/8)+[.Q18]+([.$U$28]*((Output_Scan_Bytes/8)/Tiles));&quot;&quot;)">
            <text:p/>
          </table:table-cell>
          <table:table-cell table:style-name="ce18" table:formula="of:==IF(Tiles&gt;2;[.I18]*(Output_Scan_Bytes/8)+[.R18]+([.$U$28]*((Output_Scan_Bytes/8)/Tiles));&quot;&quot;)">
            <text:p/>
          </table:table-cell>
          <table:table-cell table:style-name="ce18" table:formula="of:==IF(Tiles&gt;2;[.J18]*(Output_Scan_Bytes/8)+[.S18]+([.$U$28]*((Output_Scan_Bytes/8)/Tiles));&quot;&quot;)">
            <text:p/>
          </table:table-cell>
          <table:table-cell table:style-name="ce31"/>
          <table:table-cell table:style-name="ce18" table:formula="of:==IF(Tiles&gt;3;[.C18]*(Output_Scan_Bytes/8)+[.L18]+([.$AD$28]*((Output_Scan_Bytes/8)/Tiles));&quot;&quot;)">
            <text:p/>
          </table:table-cell>
          <table:table-cell table:style-name="ce18" table:formula="of:==IF(Tiles&gt;3;[.D18]*(Output_Scan_Bytes/8)+[.M18]+([.$AD$28]*((Output_Scan_Bytes/8)/Tiles));&quot;&quot;)">
            <text:p/>
          </table:table-cell>
          <table:table-cell table:style-name="ce18" table:formula="of:==IF(Tiles&gt;3;[.E18]*(Output_Scan_Bytes/8)+[.N18]+([.$AD$28]*((Output_Scan_Bytes/8)/Tiles));&quot;&quot;)">
            <text:p/>
          </table:table-cell>
          <table:table-cell table:style-name="ce16" table:formula="of:==IF(Tiles&gt;3;[.F18]*(Output_Scan_Bytes/8)+[.O18]+([.$AD$28]*((Output_Scan_Bytes/8)/Tiles));&quot;&quot;)">
            <text:p/>
          </table:table-cell>
          <table:table-cell table:style-name="ce16" table:formula="of:==IF(Tiles&gt;3;[.G18]*(Output_Scan_Bytes/8)+[.P18]+([.$AD$28]*((Output_Scan_Bytes/8)/Tiles));&quot;&quot;)">
            <text:p/>
          </table:table-cell>
          <table:table-cell table:style-name="ce16" table:formula="of:==IF(Tiles&gt;3;[.H18]*(Output_Scan_Bytes/8)+[.Q18]+([.$AD$28]*((Output_Scan_Bytes/8)/Tiles));&quot;&quot;)">
            <text:p/>
          </table:table-cell>
          <table:table-cell table:style-name="ce16" table:formula="of:==IF(Tiles&gt;3;[.I18]*(Output_Scan_Bytes/8)+[.R18]+([.$AD$28]*((Output_Scan_Bytes/8)/Tiles));&quot;&quot;)">
            <text:p/>
          </table:table-cell>
          <table:table-cell table:style-name="ce16" table:formula="of:==IF(Tiles&gt;3;[.J18]*(Output_Scan_Bytes/8)+[.S18]+([.$AD$28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6" table:formula="of:==IF(Tiles&gt;0;[.C19]*(Output_Scan_Bytes/8)+[.L19]+([.$C$28]*((Output_Scan_Bytes/8)/Tiles));&quot;&quot;)" office:value-type="float" office:value="32" calcext:value-type="float">
            <text:p>32</text:p>
          </table:table-cell>
          <table:table-cell table:style-name="ce16" table:formula="of:==IF(Tiles&gt;0;[.D19]*(Output_Scan_Bytes/8)+[.M19]+([.$C$28]*((Output_Scan_Bytes/8)/Tiles));&quot;&quot;)" office:value-type="float" office:value="33" calcext:value-type="float">
            <text:p>33</text:p>
          </table:table-cell>
          <table:table-cell table:style-name="ce16" table:formula="of:==IF(Tiles&gt;0;[.E19]*(Output_Scan_Bytes/8)+[.N19]+([.$C$28]*((Output_Scan_Bytes/8)/Tiles));&quot;&quot;)" office:value-type="float" office:value="34" calcext:value-type="float">
            <text:p>34</text:p>
          </table:table-cell>
          <table:table-cell table:style-name="ce16" table:formula="of:==IF(Tiles&gt;0;[.F19]*(Output_Scan_Bytes/8)+[.O19]+([.$C$28]*((Output_Scan_Bytes/8)/Tiles));&quot;&quot;)" office:value-type="float" office:value="35" calcext:value-type="float">
            <text:p>35</text:p>
          </table:table-cell>
          <table:table-cell table:style-name="ce16" table:formula="of:==IF(Tiles&gt;0;[.G19]*(Output_Scan_Bytes/8)+[.P19]+([.$C$28]*((Output_Scan_Bytes/8)/Tiles));&quot;&quot;)" office:value-type="float" office:value="36" calcext:value-type="float">
            <text:p>36</text:p>
          </table:table-cell>
          <table:table-cell table:style-name="ce16" table:formula="of:==IF(Tiles&gt;0;[.H19]*(Output_Scan_Bytes/8)+[.Q19]+([.$C$28]*((Output_Scan_Bytes/8)/Tiles));&quot;&quot;)" office:value-type="float" office:value="37" calcext:value-type="float">
            <text:p>37</text:p>
          </table:table-cell>
          <table:table-cell table:style-name="ce16" table:formula="of:==IF(Tiles&gt;0;[.I19]*(Output_Scan_Bytes/8)+[.R19]+([.$C$28]*((Output_Scan_Bytes/8)/Tiles));&quot;&quot;)" office:value-type="float" office:value="38" calcext:value-type="float">
            <text:p>38</text:p>
          </table:table-cell>
          <table:table-cell table:style-name="ce16" table:formula="of:==IF(Tiles&gt;0;[.J19]*(Output_Scan_Bytes/8)+[.S19]+([.$C$28]*((Output_Scan_Bytes/8)/Tiles));&quot;&quot;)" office:value-type="float" office:value="39" calcext:value-type="float">
            <text:p>39</text:p>
          </table:table-cell>
          <table:table-cell table:style-name="ce31"/>
          <table:table-cell table:style-name="ce16" table:formula="of:==IF(Tiles&gt;1;[.C19]*(Output_Scan_Bytes/8)+[.L19]+([.$L$28]*((Output_Scan_Bytes/8)/Tiles));&quot;&quot;)">
            <text:p/>
          </table:table-cell>
          <table:table-cell table:style-name="ce16" table:formula="of:==IF(Tiles&gt;1;[.D19]*(Output_Scan_Bytes/8)+[.M19]+([.$L$28]*((Output_Scan_Bytes/8)/Tiles));&quot;&quot;)">
            <text:p/>
          </table:table-cell>
          <table:table-cell table:style-name="ce16" table:formula="of:==IF(Tiles&gt;1;[.E19]*(Output_Scan_Bytes/8)+[.N19]+([.$L$28]*((Output_Scan_Bytes/8)/Tiles));&quot;&quot;)">
            <text:p/>
          </table:table-cell>
          <table:table-cell table:style-name="ce16" table:formula="of:==IF(Tiles&gt;1;[.F19]*(Output_Scan_Bytes/8)+[.O19]+([.$L$28]*((Output_Scan_Bytes/8)/Tiles));&quot;&quot;)">
            <text:p/>
          </table:table-cell>
          <table:table-cell table:style-name="ce16" table:formula="of:==IF(Tiles&gt;1;[.G19]*(Output_Scan_Bytes/8)+[.P19]+([.$L$28]*((Output_Scan_Bytes/8)/Tiles));&quot;&quot;)">
            <text:p/>
          </table:table-cell>
          <table:table-cell table:style-name="ce16" table:formula="of:==IF(Tiles&gt;1;[.H19]*(Output_Scan_Bytes/8)+[.Q19]+([.$L$28]*((Output_Scan_Bytes/8)/Tiles));&quot;&quot;)">
            <text:p/>
          </table:table-cell>
          <table:table-cell table:style-name="ce16" table:formula="of:==IF(Tiles&gt;1;[.I19]*(Output_Scan_Bytes/8)+[.R19]+([.$L$28]*((Output_Scan_Bytes/8)/Tiles));&quot;&quot;)">
            <text:p/>
          </table:table-cell>
          <table:table-cell table:style-name="ce16" table:formula="of:==IF(Tiles&gt;1;[.J19]*(Output_Scan_Bytes/8)+[.S19]+([.$L$28]*((Output_Scan_Bytes/8)/Tiles));&quot;&quot;)">
            <text:p/>
          </table:table-cell>
          <table:table-cell table:style-name="ce31"/>
          <table:table-cell table:style-name="ce18" table:formula="of:==IF(Tiles&gt;2;[.C19]*(Output_Scan_Bytes/8)+[.L19]+([.$U$28]*((Output_Scan_Bytes/8)/Tiles));&quot;&quot;)">
            <text:p/>
          </table:table-cell>
          <table:table-cell table:style-name="ce18" table:formula="of:==IF(Tiles&gt;2;[.D19]*(Output_Scan_Bytes/8)+[.M19]+([.$U$28]*((Output_Scan_Bytes/8)/Tiles));&quot;&quot;)">
            <text:p/>
          </table:table-cell>
          <table:table-cell table:style-name="ce16" table:formula="of:==IF(Tiles&gt;2;[.E19]*(Output_Scan_Bytes/8)+[.N19]+([.$U$28]*((Output_Scan_Bytes/8)/Tiles));&quot;&quot;)">
            <text:p/>
          </table:table-cell>
          <table:table-cell table:style-name="ce18" table:formula="of:==IF(Tiles&gt;2;[.F19]*(Output_Scan_Bytes/8)+[.O19]+([.$U$28]*((Output_Scan_Bytes/8)/Tiles));&quot;&quot;)">
            <text:p/>
          </table:table-cell>
          <table:table-cell table:style-name="ce18" table:formula="of:==IF(Tiles&gt;2;[.G19]*(Output_Scan_Bytes/8)+[.P19]+([.$U$28]*((Output_Scan_Bytes/8)/Tiles));&quot;&quot;)">
            <text:p/>
          </table:table-cell>
          <table:table-cell table:style-name="ce18" table:formula="of:==IF(Tiles&gt;2;[.H19]*(Output_Scan_Bytes/8)+[.Q19]+([.$U$28]*((Output_Scan_Bytes/8)/Tiles));&quot;&quot;)">
            <text:p/>
          </table:table-cell>
          <table:table-cell table:style-name="ce18" table:formula="of:==IF(Tiles&gt;2;[.I19]*(Output_Scan_Bytes/8)+[.R19]+([.$U$28]*((Output_Scan_Bytes/8)/Tiles));&quot;&quot;)">
            <text:p/>
          </table:table-cell>
          <table:table-cell table:style-name="ce18" table:formula="of:==IF(Tiles&gt;2;[.J19]*(Output_Scan_Bytes/8)+[.S19]+([.$U$28]*((Output_Scan_Bytes/8)/Tiles));&quot;&quot;)">
            <text:p/>
          </table:table-cell>
          <table:table-cell table:style-name="ce31"/>
          <table:table-cell table:style-name="ce18" table:formula="of:==IF(Tiles&gt;3;[.C19]*(Output_Scan_Bytes/8)+[.L19]+([.$AD$28]*((Output_Scan_Bytes/8)/Tiles));&quot;&quot;)">
            <text:p/>
          </table:table-cell>
          <table:table-cell table:style-name="ce18" table:formula="of:==IF(Tiles&gt;3;[.D19]*(Output_Scan_Bytes/8)+[.M19]+([.$AD$28]*((Output_Scan_Bytes/8)/Tiles));&quot;&quot;)">
            <text:p/>
          </table:table-cell>
          <table:table-cell table:style-name="ce18" table:formula="of:==IF(Tiles&gt;3;[.E19]*(Output_Scan_Bytes/8)+[.N19]+([.$AD$28]*((Output_Scan_Bytes/8)/Tiles));&quot;&quot;)">
            <text:p/>
          </table:table-cell>
          <table:table-cell table:style-name="ce16" table:formula="of:==IF(Tiles&gt;3;[.F19]*(Output_Scan_Bytes/8)+[.O19]+([.$AD$28]*((Output_Scan_Bytes/8)/Tiles));&quot;&quot;)">
            <text:p/>
          </table:table-cell>
          <table:table-cell table:style-name="ce16" table:formula="of:==IF(Tiles&gt;3;[.G19]*(Output_Scan_Bytes/8)+[.P19]+([.$AD$28]*((Output_Scan_Bytes/8)/Tiles));&quot;&quot;)">
            <text:p/>
          </table:table-cell>
          <table:table-cell table:style-name="ce16" table:formula="of:==IF(Tiles&gt;3;[.H19]*(Output_Scan_Bytes/8)+[.Q19]+([.$AD$28]*((Output_Scan_Bytes/8)/Tiles));&quot;&quot;)">
            <text:p/>
          </table:table-cell>
          <table:table-cell table:style-name="ce16" table:formula="of:==IF(Tiles&gt;3;[.I19]*(Output_Scan_Bytes/8)+[.R19]+([.$AD$28]*((Output_Scan_Bytes/8)/Tiles));&quot;&quot;)">
            <text:p/>
          </table:table-cell>
          <table:table-cell table:style-name="ce16" table:formula="of:==IF(Tiles&gt;3;[.J19]*(Output_Scan_Bytes/8)+[.S19]+([.$AD$28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6" table:formula="of:==IF(Tiles&gt;0;[.C20]*(Output_Scan_Bytes/8)+[.L20]+([.$C$28]*((Output_Scan_Bytes/8)/Tiles));&quot;&quot;)" office:value-type="float" office:value="40" calcext:value-type="float">
            <text:p>40</text:p>
          </table:table-cell>
          <table:table-cell table:style-name="ce16" table:formula="of:==IF(Tiles&gt;0;[.D20]*(Output_Scan_Bytes/8)+[.M20]+([.$C$28]*((Output_Scan_Bytes/8)/Tiles));&quot;&quot;)" office:value-type="float" office:value="41" calcext:value-type="float">
            <text:p>41</text:p>
          </table:table-cell>
          <table:table-cell table:style-name="ce16" table:formula="of:==IF(Tiles&gt;0;[.E20]*(Output_Scan_Bytes/8)+[.N20]+([.$C$28]*((Output_Scan_Bytes/8)/Tiles));&quot;&quot;)" office:value-type="float" office:value="42" calcext:value-type="float">
            <text:p>42</text:p>
          </table:table-cell>
          <table:table-cell table:style-name="ce16" table:formula="of:==IF(Tiles&gt;0;[.F20]*(Output_Scan_Bytes/8)+[.O20]+([.$C$28]*((Output_Scan_Bytes/8)/Tiles));&quot;&quot;)" office:value-type="float" office:value="43" calcext:value-type="float">
            <text:p>43</text:p>
          </table:table-cell>
          <table:table-cell table:style-name="ce16" table:formula="of:==IF(Tiles&gt;0;[.G20]*(Output_Scan_Bytes/8)+[.P20]+([.$C$28]*((Output_Scan_Bytes/8)/Tiles));&quot;&quot;)" office:value-type="float" office:value="44" calcext:value-type="float">
            <text:p>44</text:p>
          </table:table-cell>
          <table:table-cell table:style-name="ce16" table:formula="of:==IF(Tiles&gt;0;[.H20]*(Output_Scan_Bytes/8)+[.Q20]+([.$C$28]*((Output_Scan_Bytes/8)/Tiles));&quot;&quot;)" office:value-type="float" office:value="45" calcext:value-type="float">
            <text:p>45</text:p>
          </table:table-cell>
          <table:table-cell table:style-name="ce16" table:formula="of:==IF(Tiles&gt;0;[.I20]*(Output_Scan_Bytes/8)+[.R20]+([.$C$28]*((Output_Scan_Bytes/8)/Tiles));&quot;&quot;)" office:value-type="float" office:value="46" calcext:value-type="float">
            <text:p>46</text:p>
          </table:table-cell>
          <table:table-cell table:style-name="ce16" table:formula="of:==IF(Tiles&gt;0;[.J20]*(Output_Scan_Bytes/8)+[.S20]+([.$C$28]*((Output_Scan_Bytes/8)/Tiles));&quot;&quot;)" office:value-type="float" office:value="47" calcext:value-type="float">
            <text:p>47</text:p>
          </table:table-cell>
          <table:table-cell table:style-name="ce31"/>
          <table:table-cell table:style-name="ce16" table:formula="of:==IF(Tiles&gt;1;[.C20]*(Output_Scan_Bytes/8)+[.L20]+([.$L$28]*((Output_Scan_Bytes/8)/Tiles));&quot;&quot;)">
            <text:p/>
          </table:table-cell>
          <table:table-cell table:style-name="ce16" table:formula="of:==IF(Tiles&gt;1;[.D20]*(Output_Scan_Bytes/8)+[.M20]+([.$L$28]*((Output_Scan_Bytes/8)/Tiles));&quot;&quot;)">
            <text:p/>
          </table:table-cell>
          <table:table-cell table:style-name="ce16" table:formula="of:==IF(Tiles&gt;1;[.E20]*(Output_Scan_Bytes/8)+[.N20]+([.$L$28]*((Output_Scan_Bytes/8)/Tiles));&quot;&quot;)">
            <text:p/>
          </table:table-cell>
          <table:table-cell table:style-name="ce16" table:formula="of:==IF(Tiles&gt;1;[.F20]*(Output_Scan_Bytes/8)+[.O20]+([.$L$28]*((Output_Scan_Bytes/8)/Tiles));&quot;&quot;)">
            <text:p/>
          </table:table-cell>
          <table:table-cell table:style-name="ce16" table:formula="of:==IF(Tiles&gt;1;[.G20]*(Output_Scan_Bytes/8)+[.P20]+([.$L$28]*((Output_Scan_Bytes/8)/Tiles));&quot;&quot;)">
            <text:p/>
          </table:table-cell>
          <table:table-cell table:style-name="ce16" table:formula="of:==IF(Tiles&gt;1;[.H20]*(Output_Scan_Bytes/8)+[.Q20]+([.$L$28]*((Output_Scan_Bytes/8)/Tiles));&quot;&quot;)">
            <text:p/>
          </table:table-cell>
          <table:table-cell table:style-name="ce16" table:formula="of:==IF(Tiles&gt;1;[.I20]*(Output_Scan_Bytes/8)+[.R20]+([.$L$28]*((Output_Scan_Bytes/8)/Tiles));&quot;&quot;)">
            <text:p/>
          </table:table-cell>
          <table:table-cell table:style-name="ce16" table:formula="of:==IF(Tiles&gt;1;[.J20]*(Output_Scan_Bytes/8)+[.S20]+([.$L$28]*((Output_Scan_Bytes/8)/Tiles));&quot;&quot;)">
            <text:p/>
          </table:table-cell>
          <table:table-cell table:style-name="ce31"/>
          <table:table-cell table:style-name="ce18" table:formula="of:==IF(Tiles&gt;2;[.C20]*(Output_Scan_Bytes/8)+[.L20]+([.$U$28]*((Output_Scan_Bytes/8)/Tiles));&quot;&quot;)">
            <text:p/>
          </table:table-cell>
          <table:table-cell table:style-name="ce18" table:formula="of:==IF(Tiles&gt;2;[.D20]*(Output_Scan_Bytes/8)+[.M20]+([.$U$28]*((Output_Scan_Bytes/8)/Tiles));&quot;&quot;)">
            <text:p/>
          </table:table-cell>
          <table:table-cell table:style-name="ce16" table:formula="of:==IF(Tiles&gt;2;[.E20]*(Output_Scan_Bytes/8)+[.N20]+([.$U$28]*((Output_Scan_Bytes/8)/Tiles));&quot;&quot;)">
            <text:p/>
          </table:table-cell>
          <table:table-cell table:style-name="ce18" table:formula="of:==IF(Tiles&gt;2;[.F20]*(Output_Scan_Bytes/8)+[.O20]+([.$U$28]*((Output_Scan_Bytes/8)/Tiles));&quot;&quot;)">
            <text:p/>
          </table:table-cell>
          <table:table-cell table:style-name="ce18" table:formula="of:==IF(Tiles&gt;2;[.G20]*(Output_Scan_Bytes/8)+[.P20]+([.$U$28]*((Output_Scan_Bytes/8)/Tiles));&quot;&quot;)">
            <text:p/>
          </table:table-cell>
          <table:table-cell table:style-name="ce18" table:formula="of:==IF(Tiles&gt;2;[.H20]*(Output_Scan_Bytes/8)+[.Q20]+([.$U$28]*((Output_Scan_Bytes/8)/Tiles));&quot;&quot;)">
            <text:p/>
          </table:table-cell>
          <table:table-cell table:style-name="ce18" table:formula="of:==IF(Tiles&gt;2;[.I20]*(Output_Scan_Bytes/8)+[.R20]+([.$U$28]*((Output_Scan_Bytes/8)/Tiles));&quot;&quot;)">
            <text:p/>
          </table:table-cell>
          <table:table-cell table:style-name="ce18" table:formula="of:==IF(Tiles&gt;2;[.J20]*(Output_Scan_Bytes/8)+[.S20]+([.$U$28]*((Output_Scan_Bytes/8)/Tiles));&quot;&quot;)">
            <text:p/>
          </table:table-cell>
          <table:table-cell table:style-name="ce31"/>
          <table:table-cell table:style-name="ce18" table:formula="of:==IF(Tiles&gt;3;[.C20]*(Output_Scan_Bytes/8)+[.L20]+([.$AD$28]*((Output_Scan_Bytes/8)/Tiles));&quot;&quot;)">
            <text:p/>
          </table:table-cell>
          <table:table-cell table:style-name="ce18" table:formula="of:==IF(Tiles&gt;3;[.D20]*(Output_Scan_Bytes/8)+[.M20]+([.$AD$28]*((Output_Scan_Bytes/8)/Tiles));&quot;&quot;)">
            <text:p/>
          </table:table-cell>
          <table:table-cell table:style-name="ce18" table:formula="of:==IF(Tiles&gt;3;[.E20]*(Output_Scan_Bytes/8)+[.N20]+([.$AD$28]*((Output_Scan_Bytes/8)/Tiles));&quot;&quot;)">
            <text:p/>
          </table:table-cell>
          <table:table-cell table:style-name="ce16" table:formula="of:==IF(Tiles&gt;3;[.F20]*(Output_Scan_Bytes/8)+[.O20]+([.$AD$28]*((Output_Scan_Bytes/8)/Tiles));&quot;&quot;)">
            <text:p/>
          </table:table-cell>
          <table:table-cell table:style-name="ce16" table:formula="of:==IF(Tiles&gt;3;[.G20]*(Output_Scan_Bytes/8)+[.P20]+([.$AD$28]*((Output_Scan_Bytes/8)/Tiles));&quot;&quot;)">
            <text:p/>
          </table:table-cell>
          <table:table-cell table:style-name="ce16" table:formula="of:==IF(Tiles&gt;3;[.H20]*(Output_Scan_Bytes/8)+[.Q20]+([.$AD$28]*((Output_Scan_Bytes/8)/Tiles));&quot;&quot;)">
            <text:p/>
          </table:table-cell>
          <table:table-cell table:style-name="ce16" table:formula="of:==IF(Tiles&gt;3;[.I20]*(Output_Scan_Bytes/8)+[.R20]+([.$AD$28]*((Output_Scan_Bytes/8)/Tiles));&quot;&quot;)">
            <text:p/>
          </table:table-cell>
          <table:table-cell table:style-name="ce16" table:formula="of:==IF(Tiles&gt;3;[.J20]*(Output_Scan_Bytes/8)+[.S20]+([.$AD$28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6" table:formula="of:==IF(Tiles&gt;0;[.C21]*(Output_Scan_Bytes/8)+[.L21]+([.$C$28]*((Output_Scan_Bytes/8)/Tiles));&quot;&quot;)" office:value-type="float" office:value="48" calcext:value-type="float">
            <text:p>48</text:p>
          </table:table-cell>
          <table:table-cell table:style-name="ce16" table:formula="of:==IF(Tiles&gt;0;[.D21]*(Output_Scan_Bytes/8)+[.M21]+([.$C$28]*((Output_Scan_Bytes/8)/Tiles));&quot;&quot;)" office:value-type="float" office:value="49" calcext:value-type="float">
            <text:p>49</text:p>
          </table:table-cell>
          <table:table-cell table:style-name="ce16" table:formula="of:==IF(Tiles&gt;0;[.E21]*(Output_Scan_Bytes/8)+[.N21]+([.$C$28]*((Output_Scan_Bytes/8)/Tiles));&quot;&quot;)" office:value-type="float" office:value="50" calcext:value-type="float">
            <text:p>50</text:p>
          </table:table-cell>
          <table:table-cell table:style-name="ce16" table:formula="of:==IF(Tiles&gt;0;[.F21]*(Output_Scan_Bytes/8)+[.O21]+([.$C$28]*((Output_Scan_Bytes/8)/Tiles));&quot;&quot;)" office:value-type="float" office:value="51" calcext:value-type="float">
            <text:p>51</text:p>
          </table:table-cell>
          <table:table-cell table:style-name="ce16" table:formula="of:==IF(Tiles&gt;0;[.G21]*(Output_Scan_Bytes/8)+[.P21]+([.$C$28]*((Output_Scan_Bytes/8)/Tiles));&quot;&quot;)" office:value-type="float" office:value="52" calcext:value-type="float">
            <text:p>52</text:p>
          </table:table-cell>
          <table:table-cell table:style-name="ce16" table:formula="of:==IF(Tiles&gt;0;[.H21]*(Output_Scan_Bytes/8)+[.Q21]+([.$C$28]*((Output_Scan_Bytes/8)/Tiles));&quot;&quot;)" office:value-type="float" office:value="53" calcext:value-type="float">
            <text:p>53</text:p>
          </table:table-cell>
          <table:table-cell table:style-name="ce16" table:formula="of:==IF(Tiles&gt;0;[.I21]*(Output_Scan_Bytes/8)+[.R21]+([.$C$28]*((Output_Scan_Bytes/8)/Tiles));&quot;&quot;)" office:value-type="float" office:value="54" calcext:value-type="float">
            <text:p>54</text:p>
          </table:table-cell>
          <table:table-cell table:style-name="ce16" table:formula="of:==IF(Tiles&gt;0;[.J21]*(Output_Scan_Bytes/8)+[.S21]+([.$C$28]*((Output_Scan_Bytes/8)/Tiles));&quot;&quot;)" office:value-type="float" office:value="55" calcext:value-type="float">
            <text:p>55</text:p>
          </table:table-cell>
          <table:table-cell table:style-name="ce31"/>
          <table:table-cell table:style-name="ce16" table:formula="of:==IF(Tiles&gt;1;[.C21]*(Output_Scan_Bytes/8)+[.L21]+([.$L$28]*((Output_Scan_Bytes/8)/Tiles));&quot;&quot;)">
            <text:p/>
          </table:table-cell>
          <table:table-cell table:style-name="ce16" table:formula="of:==IF(Tiles&gt;1;[.D21]*(Output_Scan_Bytes/8)+[.M21]+([.$L$28]*((Output_Scan_Bytes/8)/Tiles));&quot;&quot;)">
            <text:p/>
          </table:table-cell>
          <table:table-cell table:style-name="ce16" table:formula="of:==IF(Tiles&gt;1;[.E21]*(Output_Scan_Bytes/8)+[.N21]+([.$L$28]*((Output_Scan_Bytes/8)/Tiles));&quot;&quot;)">
            <text:p/>
          </table:table-cell>
          <table:table-cell table:style-name="ce16" table:formula="of:==IF(Tiles&gt;1;[.F21]*(Output_Scan_Bytes/8)+[.O21]+([.$L$28]*((Output_Scan_Bytes/8)/Tiles));&quot;&quot;)">
            <text:p/>
          </table:table-cell>
          <table:table-cell table:style-name="ce16" table:formula="of:==IF(Tiles&gt;1;[.G21]*(Output_Scan_Bytes/8)+[.P21]+([.$L$28]*((Output_Scan_Bytes/8)/Tiles));&quot;&quot;)">
            <text:p/>
          </table:table-cell>
          <table:table-cell table:style-name="ce16" table:formula="of:==IF(Tiles&gt;1;[.H21]*(Output_Scan_Bytes/8)+[.Q21]+([.$L$28]*((Output_Scan_Bytes/8)/Tiles));&quot;&quot;)">
            <text:p/>
          </table:table-cell>
          <table:table-cell table:style-name="ce16" table:formula="of:==IF(Tiles&gt;1;[.I21]*(Output_Scan_Bytes/8)+[.R21]+([.$L$28]*((Output_Scan_Bytes/8)/Tiles));&quot;&quot;)">
            <text:p/>
          </table:table-cell>
          <table:table-cell table:style-name="ce16" table:formula="of:==IF(Tiles&gt;1;[.J21]*(Output_Scan_Bytes/8)+[.S21]+([.$L$28]*((Output_Scan_Bytes/8)/Tiles));&quot;&quot;)">
            <text:p/>
          </table:table-cell>
          <table:table-cell table:style-name="ce31"/>
          <table:table-cell table:style-name="ce18" table:formula="of:==IF(Tiles&gt;2;[.C21]*(Output_Scan_Bytes/8)+[.L21]+([.$U$28]*((Output_Scan_Bytes/8)/Tiles));&quot;&quot;)">
            <text:p/>
          </table:table-cell>
          <table:table-cell table:style-name="ce18" table:formula="of:==IF(Tiles&gt;2;[.D21]*(Output_Scan_Bytes/8)+[.M21]+([.$U$28]*((Output_Scan_Bytes/8)/Tiles));&quot;&quot;)">
            <text:p/>
          </table:table-cell>
          <table:table-cell table:style-name="ce16" table:formula="of:==IF(Tiles&gt;2;[.E21]*(Output_Scan_Bytes/8)+[.N21]+([.$U$28]*((Output_Scan_Bytes/8)/Tiles));&quot;&quot;)">
            <text:p/>
          </table:table-cell>
          <table:table-cell table:style-name="ce18" table:formula="of:==IF(Tiles&gt;2;[.F21]*(Output_Scan_Bytes/8)+[.O21]+([.$U$28]*((Output_Scan_Bytes/8)/Tiles));&quot;&quot;)">
            <text:p/>
          </table:table-cell>
          <table:table-cell table:style-name="ce18" table:formula="of:==IF(Tiles&gt;2;[.G21]*(Output_Scan_Bytes/8)+[.P21]+([.$U$28]*((Output_Scan_Bytes/8)/Tiles));&quot;&quot;)">
            <text:p/>
          </table:table-cell>
          <table:table-cell table:style-name="ce18" table:formula="of:==IF(Tiles&gt;2;[.H21]*(Output_Scan_Bytes/8)+[.Q21]+([.$U$28]*((Output_Scan_Bytes/8)/Tiles));&quot;&quot;)">
            <text:p/>
          </table:table-cell>
          <table:table-cell table:style-name="ce18" table:formula="of:==IF(Tiles&gt;2;[.I21]*(Output_Scan_Bytes/8)+[.R21]+([.$U$28]*((Output_Scan_Bytes/8)/Tiles));&quot;&quot;)">
            <text:p/>
          </table:table-cell>
          <table:table-cell table:style-name="ce18" table:formula="of:==IF(Tiles&gt;2;[.J21]*(Output_Scan_Bytes/8)+[.S21]+([.$U$28]*((Output_Scan_Bytes/8)/Tiles));&quot;&quot;)">
            <text:p/>
          </table:table-cell>
          <table:table-cell table:style-name="ce31"/>
          <table:table-cell table:style-name="ce18" table:formula="of:==IF(Tiles&gt;3;[.C21]*(Output_Scan_Bytes/8)+[.L21]+([.$AD$28]*((Output_Scan_Bytes/8)/Tiles));&quot;&quot;)">
            <text:p/>
          </table:table-cell>
          <table:table-cell table:style-name="ce18" table:formula="of:==IF(Tiles&gt;3;[.D21]*(Output_Scan_Bytes/8)+[.M21]+([.$AD$28]*((Output_Scan_Bytes/8)/Tiles));&quot;&quot;)">
            <text:p/>
          </table:table-cell>
          <table:table-cell table:style-name="ce18" table:formula="of:==IF(Tiles&gt;3;[.E21]*(Output_Scan_Bytes/8)+[.N21]+([.$AD$28]*((Output_Scan_Bytes/8)/Tiles));&quot;&quot;)">
            <text:p/>
          </table:table-cell>
          <table:table-cell table:style-name="ce16" table:formula="of:==IF(Tiles&gt;3;[.F21]*(Output_Scan_Bytes/8)+[.O21]+([.$AD$28]*((Output_Scan_Bytes/8)/Tiles));&quot;&quot;)">
            <text:p/>
          </table:table-cell>
          <table:table-cell table:style-name="ce16" table:formula="of:==IF(Tiles&gt;3;[.G21]*(Output_Scan_Bytes/8)+[.P21]+([.$AD$28]*((Output_Scan_Bytes/8)/Tiles));&quot;&quot;)">
            <text:p/>
          </table:table-cell>
          <table:table-cell table:style-name="ce16" table:formula="of:==IF(Tiles&gt;3;[.H21]*(Output_Scan_Bytes/8)+[.Q21]+([.$AD$28]*((Output_Scan_Bytes/8)/Tiles));&quot;&quot;)">
            <text:p/>
          </table:table-cell>
          <table:table-cell table:style-name="ce16" table:formula="of:==IF(Tiles&gt;3;[.I21]*(Output_Scan_Bytes/8)+[.R21]+([.$AD$28]*((Output_Scan_Bytes/8)/Tiles));&quot;&quot;)">
            <text:p/>
          </table:table-cell>
          <table:table-cell table:style-name="ce16" table:formula="of:==IF(Tiles&gt;3;[.J21]*(Output_Scan_Bytes/8)+[.S21]+([.$AD$28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6" table:formula="of:==IF(Tiles&gt;0;[.C22]*(Output_Scan_Bytes/8)+[.L22]+([.$C$28]*((Output_Scan_Bytes/8)/Tiles));&quot;&quot;)" office:value-type="float" office:value="56" calcext:value-type="float">
            <text:p>56</text:p>
          </table:table-cell>
          <table:table-cell table:style-name="ce16" table:formula="of:==IF(Tiles&gt;0;[.D22]*(Output_Scan_Bytes/8)+[.M22]+([.$C$28]*((Output_Scan_Bytes/8)/Tiles));&quot;&quot;)" office:value-type="float" office:value="57" calcext:value-type="float">
            <text:p>57</text:p>
          </table:table-cell>
          <table:table-cell table:style-name="ce16" table:formula="of:==IF(Tiles&gt;0;[.E22]*(Output_Scan_Bytes/8)+[.N22]+([.$C$28]*((Output_Scan_Bytes/8)/Tiles));&quot;&quot;)" office:value-type="float" office:value="58" calcext:value-type="float">
            <text:p>58</text:p>
          </table:table-cell>
          <table:table-cell table:style-name="ce16" table:formula="of:==IF(Tiles&gt;0;[.F22]*(Output_Scan_Bytes/8)+[.O22]+([.$C$28]*((Output_Scan_Bytes/8)/Tiles));&quot;&quot;)" office:value-type="float" office:value="59" calcext:value-type="float">
            <text:p>59</text:p>
          </table:table-cell>
          <table:table-cell table:style-name="ce16" table:formula="of:==IF(Tiles&gt;0;[.G22]*(Output_Scan_Bytes/8)+[.P22]+([.$C$28]*((Output_Scan_Bytes/8)/Tiles));&quot;&quot;)" office:value-type="float" office:value="60" calcext:value-type="float">
            <text:p>60</text:p>
          </table:table-cell>
          <table:table-cell table:style-name="ce16" table:formula="of:==IF(Tiles&gt;0;[.H22]*(Output_Scan_Bytes/8)+[.Q22]+([.$C$28]*((Output_Scan_Bytes/8)/Tiles));&quot;&quot;)" office:value-type="float" office:value="61" calcext:value-type="float">
            <text:p>61</text:p>
          </table:table-cell>
          <table:table-cell table:style-name="ce16" table:formula="of:==IF(Tiles&gt;0;[.I22]*(Output_Scan_Bytes/8)+[.R22]+([.$C$28]*((Output_Scan_Bytes/8)/Tiles));&quot;&quot;)" office:value-type="float" office:value="62" calcext:value-type="float">
            <text:p>62</text:p>
          </table:table-cell>
          <table:table-cell table:style-name="ce16" table:formula="of:==IF(Tiles&gt;0;[.J22]*(Output_Scan_Bytes/8)+[.S22]+([.$C$28]*((Output_Scan_Bytes/8)/Tiles));&quot;&quot;)" office:value-type="float" office:value="63" calcext:value-type="float">
            <text:p>63</text:p>
          </table:table-cell>
          <table:table-cell table:style-name="ce31"/>
          <table:table-cell table:style-name="ce16" table:formula="of:==IF(Tiles&gt;1;[.C22]*(Output_Scan_Bytes/8)+[.L22]+([.$L$28]*((Output_Scan_Bytes/8)/Tiles));&quot;&quot;)">
            <text:p/>
          </table:table-cell>
          <table:table-cell table:style-name="ce16" table:formula="of:==IF(Tiles&gt;1;[.D22]*(Output_Scan_Bytes/8)+[.M22]+([.$L$28]*((Output_Scan_Bytes/8)/Tiles));&quot;&quot;)">
            <text:p/>
          </table:table-cell>
          <table:table-cell table:style-name="ce16" table:formula="of:==IF(Tiles&gt;1;[.E22]*(Output_Scan_Bytes/8)+[.N22]+([.$L$28]*((Output_Scan_Bytes/8)/Tiles));&quot;&quot;)">
            <text:p/>
          </table:table-cell>
          <table:table-cell table:style-name="ce16" table:formula="of:==IF(Tiles&gt;1;[.F22]*(Output_Scan_Bytes/8)+[.O22]+([.$L$28]*((Output_Scan_Bytes/8)/Tiles));&quot;&quot;)">
            <text:p/>
          </table:table-cell>
          <table:table-cell table:style-name="ce16" table:formula="of:==IF(Tiles&gt;1;[.G22]*(Output_Scan_Bytes/8)+[.P22]+([.$L$28]*((Output_Scan_Bytes/8)/Tiles));&quot;&quot;)">
            <text:p/>
          </table:table-cell>
          <table:table-cell table:style-name="ce16" table:formula="of:==IF(Tiles&gt;1;[.H22]*(Output_Scan_Bytes/8)+[.Q22]+([.$L$28]*((Output_Scan_Bytes/8)/Tiles));&quot;&quot;)">
            <text:p/>
          </table:table-cell>
          <table:table-cell table:style-name="ce16" table:formula="of:==IF(Tiles&gt;1;[.I22]*(Output_Scan_Bytes/8)+[.R22]+([.$L$28]*((Output_Scan_Bytes/8)/Tiles));&quot;&quot;)">
            <text:p/>
          </table:table-cell>
          <table:table-cell table:style-name="ce16" table:formula="of:==IF(Tiles&gt;1;[.J22]*(Output_Scan_Bytes/8)+[.S22]+([.$L$28]*((Output_Scan_Bytes/8)/Tiles));&quot;&quot;)">
            <text:p/>
          </table:table-cell>
          <table:table-cell table:style-name="ce31"/>
          <table:table-cell table:style-name="ce18" table:formula="of:==IF(Tiles&gt;2;[.C22]*(Output_Scan_Bytes/8)+[.L22]+([.$U$28]*((Output_Scan_Bytes/8)/Tiles));&quot;&quot;)">
            <text:p/>
          </table:table-cell>
          <table:table-cell table:style-name="ce18" table:formula="of:==IF(Tiles&gt;2;[.D22]*(Output_Scan_Bytes/8)+[.M22]+([.$U$28]*((Output_Scan_Bytes/8)/Tiles));&quot;&quot;)">
            <text:p/>
          </table:table-cell>
          <table:table-cell table:style-name="ce16" table:formula="of:==IF(Tiles&gt;2;[.E22]*(Output_Scan_Bytes/8)+[.N22]+([.$U$28]*((Output_Scan_Bytes/8)/Tiles));&quot;&quot;)">
            <text:p/>
          </table:table-cell>
          <table:table-cell table:style-name="ce18" table:formula="of:==IF(Tiles&gt;2;[.F22]*(Output_Scan_Bytes/8)+[.O22]+([.$U$28]*((Output_Scan_Bytes/8)/Tiles));&quot;&quot;)">
            <text:p/>
          </table:table-cell>
          <table:table-cell table:style-name="ce18" table:formula="of:==IF(Tiles&gt;2;[.G22]*(Output_Scan_Bytes/8)+[.P22]+([.$U$28]*((Output_Scan_Bytes/8)/Tiles));&quot;&quot;)">
            <text:p/>
          </table:table-cell>
          <table:table-cell table:style-name="ce18" table:formula="of:==IF(Tiles&gt;2;[.H22]*(Output_Scan_Bytes/8)+[.Q22]+([.$U$28]*((Output_Scan_Bytes/8)/Tiles));&quot;&quot;)">
            <text:p/>
          </table:table-cell>
          <table:table-cell table:style-name="ce18" table:formula="of:==IF(Tiles&gt;2;[.I22]*(Output_Scan_Bytes/8)+[.R22]+([.$U$28]*((Output_Scan_Bytes/8)/Tiles));&quot;&quot;)">
            <text:p/>
          </table:table-cell>
          <table:table-cell table:style-name="ce18" table:formula="of:==IF(Tiles&gt;2;[.J22]*(Output_Scan_Bytes/8)+[.S22]+([.$U$28]*((Output_Scan_Bytes/8)/Tiles));&quot;&quot;)">
            <text:p/>
          </table:table-cell>
          <table:table-cell table:style-name="ce31"/>
          <table:table-cell table:style-name="ce18" table:formula="of:==IF(Tiles&gt;3;[.C22]*(Output_Scan_Bytes/8)+[.L22]+([.$AD$28]*((Output_Scan_Bytes/8)/Tiles));&quot;&quot;)">
            <text:p/>
          </table:table-cell>
          <table:table-cell table:style-name="ce18" table:formula="of:==IF(Tiles&gt;3;[.D22]*(Output_Scan_Bytes/8)+[.M22]+([.$AD$28]*((Output_Scan_Bytes/8)/Tiles));&quot;&quot;)">
            <text:p/>
          </table:table-cell>
          <table:table-cell table:style-name="ce18" table:formula="of:==IF(Tiles&gt;3;[.E22]*(Output_Scan_Bytes/8)+[.N22]+([.$AD$28]*((Output_Scan_Bytes/8)/Tiles));&quot;&quot;)">
            <text:p/>
          </table:table-cell>
          <table:table-cell table:style-name="ce16" table:formula="of:==IF(Tiles&gt;3;[.F22]*(Output_Scan_Bytes/8)+[.O22]+([.$AD$28]*((Output_Scan_Bytes/8)/Tiles));&quot;&quot;)">
            <text:p/>
          </table:table-cell>
          <table:table-cell table:style-name="ce16" table:formula="of:==IF(Tiles&gt;3;[.G22]*(Output_Scan_Bytes/8)+[.P22]+([.$AD$28]*((Output_Scan_Bytes/8)/Tiles));&quot;&quot;)">
            <text:p/>
          </table:table-cell>
          <table:table-cell table:style-name="ce16" table:formula="of:==IF(Tiles&gt;3;[.H22]*(Output_Scan_Bytes/8)+[.Q22]+([.$AD$28]*((Output_Scan_Bytes/8)/Tiles));&quot;&quot;)">
            <text:p/>
          </table:table-cell>
          <table:table-cell table:style-name="ce16" table:formula="of:==IF(Tiles&gt;3;[.I22]*(Output_Scan_Bytes/8)+[.R22]+([.$AD$28]*((Output_Scan_Bytes/8)/Tiles));&quot;&quot;)">
            <text:p/>
          </table:table-cell>
          <table:table-cell table:style-name="ce16" table:formula="of:==IF(Tiles&gt;3;[.J22]*(Output_Scan_Bytes/8)+[.S22]+([.$AD$28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 table:number-columns-repeated="21"/>
          <table:table-cell table:style-name="ce68"/>
          <table:table-cell table:style-name="ce31" table:number-columns-repeated="9"/>
          <table:table-cell table:style-name="ce68" table:number-columns-repeated="6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36" table:formula="of:=IF(Tiles&gt;4;4;&quot;&quot;)" table:number-columns-spanned="8" table:number-rows-spanned="1">
            <text:p/>
          </table:table-cell>
          <table:covered-table-cell table:number-columns-repeated="7"/>
          <table:table-cell table:style-name="ce31"/>
          <table:table-cell table:style-name="ce35" table:formula="of:=IF(Tiles&gt;5;5;&quot;&quot;)" table:number-columns-spanned="8" table:number-rows-spanned="1">
            <text:p/>
          </table:table-cell>
          <table:covered-table-cell table:number-columns-repeated="7"/>
          <table:table-cell table:style-name="ce31"/>
          <table:table-cell table:style-name="ce35" table:formula="of:=IF(Tiles&gt;6;6;&quot;&quot;)" table:number-columns-spanned="8" table:number-rows-spanned="1">
            <text:p/>
          </table:table-cell>
          <table:covered-table-cell/>
          <table:covered-table-cell table:style-name="ce1"/>
          <table:covered-table-cell table:number-columns-repeated="5"/>
          <table:table-cell table:style-name="ce68"/>
          <table:table-cell table:style-name="ce35" table:formula="of:=IF(Tiles&gt;7;7;&quot;&quot;)" table:number-columns-spanned="8" table:number-rows-spanned="1">
            <text:p/>
          </table:table-cell>
          <table:covered-table-cell table:number-columns-repeated="2"/>
          <table:covered-table-cell table:number-columns-repeated="5" table:style-name="ce1"/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7]*(Output_Scan_Bytes/8)+[.L7]+([.$C$46]*((Output_Scan_Bytes/8)/Tiles));&quot;&quot;)">
            <text:p/>
          </table:table-cell>
          <table:table-cell table:style-name="ce18" table:formula="of:==IF(Tiles&gt;4;[.D7]*(Output_Scan_Bytes/8)+[.M7]+([.$C$46]*((Output_Scan_Bytes/8)/Tiles));&quot;&quot;)">
            <text:p/>
          </table:table-cell>
          <table:table-cell table:style-name="ce18" table:formula="of:==IF(Tiles&gt;4;[.E7]*(Output_Scan_Bytes/8)+[.N7]+([.$C$46]*((Output_Scan_Bytes/8)/Tiles));&quot;&quot;)">
            <text:p/>
          </table:table-cell>
          <table:table-cell table:style-name="ce18" table:formula="of:==IF(Tiles&gt;4;[.F7]*(Output_Scan_Bytes/8)+[.O7]+([.$C$46]*((Output_Scan_Bytes/8)/Tiles));&quot;&quot;)">
            <text:p/>
          </table:table-cell>
          <table:table-cell table:style-name="ce18" table:formula="of:==IF(Tiles&gt;4;[.G7]*(Output_Scan_Bytes/8)+[.P7]+([.$C$46]*((Output_Scan_Bytes/8)/Tiles));&quot;&quot;)">
            <text:p/>
          </table:table-cell>
          <table:table-cell table:style-name="ce18" table:formula="of:==IF(Tiles&gt;4;[.H7]*(Output_Scan_Bytes/8)+[.Q7]+([.$C$46]*((Output_Scan_Bytes/8)/Tiles));&quot;&quot;)">
            <text:p/>
          </table:table-cell>
          <table:table-cell table:style-name="ce18" table:formula="of:==IF(Tiles&gt;4;[.I7]*(Output_Scan_Bytes/8)+[.R7]+([.$C$46]*((Output_Scan_Bytes/8)/Tiles));&quot;&quot;)">
            <text:p/>
          </table:table-cell>
          <table:table-cell table:style-name="ce18" table:formula="of:==IF(Tiles&gt;4;[.J7]*(Output_Scan_Bytes/8)+[.S7]+([.$C$46]*((Output_Scan_Bytes/8)/Tiles));&quot;&quot;)">
            <text:p/>
          </table:table-cell>
          <table:table-cell table:style-name="ce31"/>
          <table:table-cell table:style-name="ce16" table:formula="of:=IF(Tiles&gt;5;[.C7]*(Output_Scan_Bytes/8)+[.L7]+([.$L$46]*((Output_Scan_Bytes/8)/Tiles));&quot;&quot;)">
            <text:p/>
          </table:table-cell>
          <table:table-cell table:style-name="ce16" table:formula="of:=IF(Tiles&gt;5;[.D7]*(Output_Scan_Bytes/8)+[.M7]+([.$L$46]*((Output_Scan_Bytes/8)/Tiles));&quot;&quot;)">
            <text:p/>
          </table:table-cell>
          <table:table-cell table:style-name="ce16" table:formula="of:=IF(Tiles&gt;5;[.E7]*(Output_Scan_Bytes/8)+[.N7]+([.$L$46]*((Output_Scan_Bytes/8)/Tiles));&quot;&quot;)">
            <text:p/>
          </table:table-cell>
          <table:table-cell table:style-name="ce16" table:formula="of:=IF(Tiles&gt;5;[.F7]*(Output_Scan_Bytes/8)+[.O7]+([.$L$46]*((Output_Scan_Bytes/8)/Tiles));&quot;&quot;)">
            <text:p/>
          </table:table-cell>
          <table:table-cell table:style-name="ce16" table:formula="of:=IF(Tiles&gt;5;[.G7]*(Output_Scan_Bytes/8)+[.P7]+([.$L$46]*((Output_Scan_Bytes/8)/Tiles));&quot;&quot;)">
            <text:p/>
          </table:table-cell>
          <table:table-cell table:style-name="ce16" table:formula="of:=IF(Tiles&gt;5;[.H7]*(Output_Scan_Bytes/8)+[.Q7]+([.$L$46]*((Output_Scan_Bytes/8)/Tiles));&quot;&quot;)">
            <text:p/>
          </table:table-cell>
          <table:table-cell table:style-name="ce16" table:formula="of:=IF(Tiles&gt;5;[.I7]*(Output_Scan_Bytes/8)+[.R7]+([.$L$46]*((Output_Scan_Bytes/8)/Tiles));&quot;&quot;)">
            <text:p/>
          </table:table-cell>
          <table:table-cell table:style-name="ce16" table:formula="of:=IF(Tiles&gt;5;[.J7]*(Output_Scan_Bytes/8)+[.S7]+([.$L$46]*((Output_Scan_Bytes/8)/Tiles));&quot;&quot;)">
            <text:p/>
          </table:table-cell>
          <table:table-cell table:style-name="ce31"/>
          <table:table-cell table:style-name="ce16" table:formula="of:=IF(Tiles&gt;6;[.C7]*(Output_Scan_Bytes/8)+[.L7]+([.$U$46]*((Output_Scan_Bytes/8)/Tiles));&quot;&quot;)">
            <text:p/>
          </table:table-cell>
          <table:table-cell table:style-name="ce16" table:formula="of:=IF(Tiles&gt;6;[.D7]*(Output_Scan_Bytes/8)+[.M7]+([.$U$46]*((Output_Scan_Bytes/8)/Tiles));&quot;&quot;)">
            <text:p/>
          </table:table-cell>
          <table:table-cell table:style-name="ce16" table:formula="of:=IF(Tiles&gt;6;[.E7]*(Output_Scan_Bytes/8)+[.N7]+([.$U$46]*((Output_Scan_Bytes/8)/Tiles));&quot;&quot;)">
            <text:p/>
          </table:table-cell>
          <table:table-cell table:style-name="ce16" table:formula="of:=IF(Tiles&gt;6;[.F7]*(Output_Scan_Bytes/8)+[.O7]+([.$U$46]*((Output_Scan_Bytes/8)/Tiles));&quot;&quot;)">
            <text:p/>
          </table:table-cell>
          <table:table-cell table:style-name="ce16" table:formula="of:=IF(Tiles&gt;6;[.G7]*(Output_Scan_Bytes/8)+[.P7]+([.$U$46]*((Output_Scan_Bytes/8)/Tiles));&quot;&quot;)">
            <text:p/>
          </table:table-cell>
          <table:table-cell table:style-name="ce16" table:formula="of:=IF(Tiles&gt;6;[.H7]*(Output_Scan_Bytes/8)+[.Q7]+([.$U$46]*((Output_Scan_Bytes/8)/Tiles));&quot;&quot;)">
            <text:p/>
          </table:table-cell>
          <table:table-cell table:style-name="ce16" table:formula="of:=IF(Tiles&gt;6;[.I7]*(Output_Scan_Bytes/8)+[.R7]+([.$U$46]*((Output_Scan_Bytes/8)/Tiles));&quot;&quot;)">
            <text:p/>
          </table:table-cell>
          <table:table-cell table:style-name="ce16" table:formula="of:=IF(Tiles&gt;6;[.J7]*(Output_Scan_Bytes/8)+[.S7]+([.$U$46]*((Output_Scan_Bytes/8)/Tiles));&quot;&quot;)">
            <text:p/>
          </table:table-cell>
          <table:table-cell table:style-name="ce68"/>
          <table:table-cell table:style-name="ce16" table:formula="of:=IF(Tiles&gt;7;[.C7]*(Output_Scan_Bytes/8)+[.L7]+([.$AD$46]*((Output_Scan_Bytes/8)/Tiles));&quot;&quot;)">
            <text:p/>
          </table:table-cell>
          <table:table-cell table:style-name="ce16" table:formula="of:=IF(Tiles&gt;7;[.D7]*(Output_Scan_Bytes/8)+[.M7]+([.$AD$46]*((Output_Scan_Bytes/8)/Tiles));&quot;&quot;)">
            <text:p/>
          </table:table-cell>
          <table:table-cell table:style-name="ce16" table:formula="of:=IF(Tiles&gt;7;[.E7]*(Output_Scan_Bytes/8)+[.N7]+([.$AD$46]*((Output_Scan_Bytes/8)/Tiles));&quot;&quot;)">
            <text:p/>
          </table:table-cell>
          <table:table-cell table:style-name="ce16" table:formula="of:=IF(Tiles&gt;7;[.F7]*(Output_Scan_Bytes/8)+[.O7]+([.$AD$46]*((Output_Scan_Bytes/8)/Tiles));&quot;&quot;)">
            <text:p/>
          </table:table-cell>
          <table:table-cell table:style-name="ce16" table:formula="of:=IF(Tiles&gt;7;[.G7]*(Output_Scan_Bytes/8)+[.P7]+([.$AD$46]*((Output_Scan_Bytes/8)/Tiles));&quot;&quot;)">
            <text:p/>
          </table:table-cell>
          <table:table-cell table:style-name="ce16" table:formula="of:=IF(Tiles&gt;7;[.H7]*(Output_Scan_Bytes/8)+[.Q7]+([.$AD$46]*((Output_Scan_Bytes/8)/Tiles));&quot;&quot;)">
            <text:p/>
          </table:table-cell>
          <table:table-cell table:style-name="ce16" table:formula="of:=IF(Tiles&gt;7;[.I7]*(Output_Scan_Bytes/8)+[.R7]+([.$AD$46]*((Output_Scan_Bytes/8)/Tiles));&quot;&quot;)">
            <text:p/>
          </table:table-cell>
          <table:table-cell table:style-name="ce16" table:formula="of:=IF(Tiles&gt;7;[.J7]*(Output_Scan_Bytes/8)+[.S7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8]*(Output_Scan_Bytes/8)+[.L8]+([.$C$46]*((Output_Scan_Bytes/8)/Tiles));&quot;&quot;)">
            <text:p/>
          </table:table-cell>
          <table:table-cell table:style-name="ce18" table:formula="of:==IF(Tiles&gt;4;[.D8]*(Output_Scan_Bytes/8)+[.M8]+([.$C$46]*((Output_Scan_Bytes/8)/Tiles));&quot;&quot;)">
            <text:p/>
          </table:table-cell>
          <table:table-cell table:style-name="ce18" table:formula="of:==IF(Tiles&gt;4;[.E8]*(Output_Scan_Bytes/8)+[.N8]+([.$C$46]*((Output_Scan_Bytes/8)/Tiles));&quot;&quot;)">
            <text:p/>
          </table:table-cell>
          <table:table-cell table:style-name="ce18" table:formula="of:==IF(Tiles&gt;4;[.F8]*(Output_Scan_Bytes/8)+[.O8]+([.$C$46]*((Output_Scan_Bytes/8)/Tiles));&quot;&quot;)">
            <text:p/>
          </table:table-cell>
          <table:table-cell table:style-name="ce18" table:formula="of:==IF(Tiles&gt;4;[.G8]*(Output_Scan_Bytes/8)+[.P8]+([.$C$46]*((Output_Scan_Bytes/8)/Tiles));&quot;&quot;)">
            <text:p/>
          </table:table-cell>
          <table:table-cell table:style-name="ce18" table:formula="of:==IF(Tiles&gt;4;[.H8]*(Output_Scan_Bytes/8)+[.Q8]+([.$C$46]*((Output_Scan_Bytes/8)/Tiles));&quot;&quot;)">
            <text:p/>
          </table:table-cell>
          <table:table-cell table:style-name="ce18" table:formula="of:==IF(Tiles&gt;4;[.I8]*(Output_Scan_Bytes/8)+[.R8]+([.$C$46]*((Output_Scan_Bytes/8)/Tiles));&quot;&quot;)">
            <text:p/>
          </table:table-cell>
          <table:table-cell table:style-name="ce18" table:formula="of:==IF(Tiles&gt;4;[.J8]*(Output_Scan_Bytes/8)+[.S8]+([.$C$46]*((Output_Scan_Bytes/8)/Tiles));&quot;&quot;)">
            <text:p/>
          </table:table-cell>
          <table:table-cell table:style-name="ce31"/>
          <table:table-cell table:style-name="ce16" table:formula="of:=IF(Tiles&gt;5;[.C8]*(Output_Scan_Bytes/8)+[.L8]+([.$L$46]*((Output_Scan_Bytes/8)/Tiles));&quot;&quot;)">
            <text:p/>
          </table:table-cell>
          <table:table-cell table:style-name="ce16" table:formula="of:=IF(Tiles&gt;5;[.D8]*(Output_Scan_Bytes/8)+[.M8]+([.$L$46]*((Output_Scan_Bytes/8)/Tiles));&quot;&quot;)">
            <text:p/>
          </table:table-cell>
          <table:table-cell table:style-name="ce16" table:formula="of:=IF(Tiles&gt;5;[.E8]*(Output_Scan_Bytes/8)+[.N8]+([.$L$46]*((Output_Scan_Bytes/8)/Tiles));&quot;&quot;)">
            <text:p/>
          </table:table-cell>
          <table:table-cell table:style-name="ce16" table:formula="of:=IF(Tiles&gt;5;[.F8]*(Output_Scan_Bytes/8)+[.O8]+([.$L$46]*((Output_Scan_Bytes/8)/Tiles));&quot;&quot;)">
            <text:p/>
          </table:table-cell>
          <table:table-cell table:style-name="ce16" table:formula="of:=IF(Tiles&gt;5;[.G8]*(Output_Scan_Bytes/8)+[.P8]+([.$L$46]*((Output_Scan_Bytes/8)/Tiles));&quot;&quot;)">
            <text:p/>
          </table:table-cell>
          <table:table-cell table:style-name="ce16" table:formula="of:=IF(Tiles&gt;5;[.H8]*(Output_Scan_Bytes/8)+[.Q8]+([.$L$46]*((Output_Scan_Bytes/8)/Tiles));&quot;&quot;)">
            <text:p/>
          </table:table-cell>
          <table:table-cell table:style-name="ce16" table:formula="of:=IF(Tiles&gt;5;[.I8]*(Output_Scan_Bytes/8)+[.R8]+([.$L$46]*((Output_Scan_Bytes/8)/Tiles));&quot;&quot;)">
            <text:p/>
          </table:table-cell>
          <table:table-cell table:style-name="ce16" table:formula="of:=IF(Tiles&gt;5;[.J8]*(Output_Scan_Bytes/8)+[.S8]+([.$L$46]*((Output_Scan_Bytes/8)/Tiles));&quot;&quot;)">
            <text:p/>
          </table:table-cell>
          <table:table-cell table:style-name="ce31"/>
          <table:table-cell table:style-name="ce16" table:formula="of:=IF(Tiles&gt;6;[.C8]*(Output_Scan_Bytes/8)+[.L8]+([.$U$46]*((Output_Scan_Bytes/8)/Tiles));&quot;&quot;)">
            <text:p/>
          </table:table-cell>
          <table:table-cell table:style-name="ce16" table:formula="of:=IF(Tiles&gt;6;[.D8]*(Output_Scan_Bytes/8)+[.M8]+([.$U$46]*((Output_Scan_Bytes/8)/Tiles));&quot;&quot;)">
            <text:p/>
          </table:table-cell>
          <table:table-cell table:style-name="ce16" table:formula="of:=IF(Tiles&gt;6;[.E8]*(Output_Scan_Bytes/8)+[.N8]+([.$U$46]*((Output_Scan_Bytes/8)/Tiles));&quot;&quot;)">
            <text:p/>
          </table:table-cell>
          <table:table-cell table:style-name="ce16" table:formula="of:=IF(Tiles&gt;6;[.F8]*(Output_Scan_Bytes/8)+[.O8]+([.$U$46]*((Output_Scan_Bytes/8)/Tiles));&quot;&quot;)">
            <text:p/>
          </table:table-cell>
          <table:table-cell table:style-name="ce16" table:formula="of:=IF(Tiles&gt;6;[.G8]*(Output_Scan_Bytes/8)+[.P8]+([.$U$46]*((Output_Scan_Bytes/8)/Tiles));&quot;&quot;)">
            <text:p/>
          </table:table-cell>
          <table:table-cell table:style-name="ce16" table:formula="of:=IF(Tiles&gt;6;[.H8]*(Output_Scan_Bytes/8)+[.Q8]+([.$U$46]*((Output_Scan_Bytes/8)/Tiles));&quot;&quot;)">
            <text:p/>
          </table:table-cell>
          <table:table-cell table:style-name="ce16" table:formula="of:=IF(Tiles&gt;6;[.I8]*(Output_Scan_Bytes/8)+[.R8]+([.$U$46]*((Output_Scan_Bytes/8)/Tiles));&quot;&quot;)">
            <text:p/>
          </table:table-cell>
          <table:table-cell table:style-name="ce16" table:formula="of:=IF(Tiles&gt;6;[.J8]*(Output_Scan_Bytes/8)+[.S8]+([.$U$46]*((Output_Scan_Bytes/8)/Tiles));&quot;&quot;)">
            <text:p/>
          </table:table-cell>
          <table:table-cell table:style-name="ce31"/>
          <table:table-cell table:style-name="ce16" table:formula="of:=IF(Tiles&gt;7;[.C8]*(Output_Scan_Bytes/8)+[.L8]+([.$AD$46]*((Output_Scan_Bytes/8)/Tiles));&quot;&quot;)">
            <text:p/>
          </table:table-cell>
          <table:table-cell table:style-name="ce16" table:formula="of:=IF(Tiles&gt;7;[.D8]*(Output_Scan_Bytes/8)+[.M8]+([.$AD$46]*((Output_Scan_Bytes/8)/Tiles));&quot;&quot;)">
            <text:p/>
          </table:table-cell>
          <table:table-cell table:style-name="ce16" table:formula="of:=IF(Tiles&gt;7;[.E8]*(Output_Scan_Bytes/8)+[.N8]+([.$AD$46]*((Output_Scan_Bytes/8)/Tiles));&quot;&quot;)">
            <text:p/>
          </table:table-cell>
          <table:table-cell table:style-name="ce16" table:formula="of:=IF(Tiles&gt;7;[.F8]*(Output_Scan_Bytes/8)+[.O8]+([.$AD$46]*((Output_Scan_Bytes/8)/Tiles));&quot;&quot;)">
            <text:p/>
          </table:table-cell>
          <table:table-cell table:style-name="ce16" table:formula="of:=IF(Tiles&gt;7;[.G8]*(Output_Scan_Bytes/8)+[.P8]+([.$AD$46]*((Output_Scan_Bytes/8)/Tiles));&quot;&quot;)">
            <text:p/>
          </table:table-cell>
          <table:table-cell table:style-name="ce16" table:formula="of:=IF(Tiles&gt;7;[.H8]*(Output_Scan_Bytes/8)+[.Q8]+([.$AD$46]*((Output_Scan_Bytes/8)/Tiles));&quot;&quot;)">
            <text:p/>
          </table:table-cell>
          <table:table-cell table:style-name="ce16" table:formula="of:=IF(Tiles&gt;7;[.I8]*(Output_Scan_Bytes/8)+[.R8]+([.$AD$46]*((Output_Scan_Bytes/8)/Tiles));&quot;&quot;)">
            <text:p/>
          </table:table-cell>
          <table:table-cell table:style-name="ce16" table:formula="of:=IF(Tiles&gt;7;[.J8]*(Output_Scan_Bytes/8)+[.S8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9]*(Output_Scan_Bytes/8)+[.L9]+([.$C$46]*((Output_Scan_Bytes/8)/Tiles));&quot;&quot;)">
            <text:p/>
          </table:table-cell>
          <table:table-cell table:style-name="ce18" table:formula="of:==IF(Tiles&gt;4;[.D9]*(Output_Scan_Bytes/8)+[.M9]+([.$C$46]*((Output_Scan_Bytes/8)/Tiles));&quot;&quot;)">
            <text:p/>
          </table:table-cell>
          <table:table-cell table:style-name="ce18" table:formula="of:==IF(Tiles&gt;4;[.E9]*(Output_Scan_Bytes/8)+[.N9]+([.$C$46]*((Output_Scan_Bytes/8)/Tiles));&quot;&quot;)">
            <text:p/>
          </table:table-cell>
          <table:table-cell table:style-name="ce18" table:formula="of:==IF(Tiles&gt;4;[.F9]*(Output_Scan_Bytes/8)+[.O9]+([.$C$46]*((Output_Scan_Bytes/8)/Tiles));&quot;&quot;)">
            <text:p/>
          </table:table-cell>
          <table:table-cell table:style-name="ce18" table:formula="of:==IF(Tiles&gt;4;[.G9]*(Output_Scan_Bytes/8)+[.P9]+([.$C$46]*((Output_Scan_Bytes/8)/Tiles));&quot;&quot;)">
            <text:p/>
          </table:table-cell>
          <table:table-cell table:style-name="ce18" table:formula="of:==IF(Tiles&gt;4;[.H9]*(Output_Scan_Bytes/8)+[.Q9]+([.$C$46]*((Output_Scan_Bytes/8)/Tiles));&quot;&quot;)">
            <text:p/>
          </table:table-cell>
          <table:table-cell table:style-name="ce18" table:formula="of:==IF(Tiles&gt;4;[.I9]*(Output_Scan_Bytes/8)+[.R9]+([.$C$46]*((Output_Scan_Bytes/8)/Tiles));&quot;&quot;)">
            <text:p/>
          </table:table-cell>
          <table:table-cell table:style-name="ce18" table:formula="of:==IF(Tiles&gt;4;[.J9]*(Output_Scan_Bytes/8)+[.S9]+([.$C$46]*((Output_Scan_Bytes/8)/Tiles));&quot;&quot;)">
            <text:p/>
          </table:table-cell>
          <table:table-cell table:style-name="ce31"/>
          <table:table-cell table:style-name="ce16" table:formula="of:=IF(Tiles&gt;5;[.C9]*(Output_Scan_Bytes/8)+[.L9]+([.$L$46]*((Output_Scan_Bytes/8)/Tiles));&quot;&quot;)">
            <text:p/>
          </table:table-cell>
          <table:table-cell table:style-name="ce16" table:formula="of:=IF(Tiles&gt;5;[.D9]*(Output_Scan_Bytes/8)+[.M9]+([.$L$46]*((Output_Scan_Bytes/8)/Tiles));&quot;&quot;)">
            <text:p/>
          </table:table-cell>
          <table:table-cell table:style-name="ce16" table:formula="of:=IF(Tiles&gt;5;[.E9]*(Output_Scan_Bytes/8)+[.N9]+([.$L$46]*((Output_Scan_Bytes/8)/Tiles));&quot;&quot;)">
            <text:p/>
          </table:table-cell>
          <table:table-cell table:style-name="ce16" table:formula="of:=IF(Tiles&gt;5;[.F9]*(Output_Scan_Bytes/8)+[.O9]+([.$L$46]*((Output_Scan_Bytes/8)/Tiles));&quot;&quot;)">
            <text:p/>
          </table:table-cell>
          <table:table-cell table:style-name="ce16" table:formula="of:=IF(Tiles&gt;5;[.G9]*(Output_Scan_Bytes/8)+[.P9]+([.$L$46]*((Output_Scan_Bytes/8)/Tiles));&quot;&quot;)">
            <text:p/>
          </table:table-cell>
          <table:table-cell table:style-name="ce16" table:formula="of:=IF(Tiles&gt;5;[.H9]*(Output_Scan_Bytes/8)+[.Q9]+([.$L$46]*((Output_Scan_Bytes/8)/Tiles));&quot;&quot;)">
            <text:p/>
          </table:table-cell>
          <table:table-cell table:style-name="ce16" table:formula="of:=IF(Tiles&gt;5;[.I9]*(Output_Scan_Bytes/8)+[.R9]+([.$L$46]*((Output_Scan_Bytes/8)/Tiles));&quot;&quot;)">
            <text:p/>
          </table:table-cell>
          <table:table-cell table:style-name="ce16" table:formula="of:=IF(Tiles&gt;5;[.J9]*(Output_Scan_Bytes/8)+[.S9]+([.$L$46]*((Output_Scan_Bytes/8)/Tiles));&quot;&quot;)">
            <text:p/>
          </table:table-cell>
          <table:table-cell table:style-name="ce31"/>
          <table:table-cell table:style-name="ce16" table:formula="of:=IF(Tiles&gt;6;[.C9]*(Output_Scan_Bytes/8)+[.L9]+([.$U$46]*((Output_Scan_Bytes/8)/Tiles));&quot;&quot;)">
            <text:p/>
          </table:table-cell>
          <table:table-cell table:style-name="ce16" table:formula="of:=IF(Tiles&gt;6;[.D9]*(Output_Scan_Bytes/8)+[.M9]+([.$U$46]*((Output_Scan_Bytes/8)/Tiles));&quot;&quot;)">
            <text:p/>
          </table:table-cell>
          <table:table-cell table:style-name="ce16" table:formula="of:=IF(Tiles&gt;6;[.E9]*(Output_Scan_Bytes/8)+[.N9]+([.$U$46]*((Output_Scan_Bytes/8)/Tiles));&quot;&quot;)">
            <text:p/>
          </table:table-cell>
          <table:table-cell table:style-name="ce16" table:formula="of:=IF(Tiles&gt;6;[.F9]*(Output_Scan_Bytes/8)+[.O9]+([.$U$46]*((Output_Scan_Bytes/8)/Tiles));&quot;&quot;)">
            <text:p/>
          </table:table-cell>
          <table:table-cell table:style-name="ce16" table:formula="of:=IF(Tiles&gt;6;[.G9]*(Output_Scan_Bytes/8)+[.P9]+([.$U$46]*((Output_Scan_Bytes/8)/Tiles));&quot;&quot;)">
            <text:p/>
          </table:table-cell>
          <table:table-cell table:style-name="ce16" table:formula="of:=IF(Tiles&gt;6;[.H9]*(Output_Scan_Bytes/8)+[.Q9]+([.$U$46]*((Output_Scan_Bytes/8)/Tiles));&quot;&quot;)">
            <text:p/>
          </table:table-cell>
          <table:table-cell table:style-name="ce16" table:formula="of:=IF(Tiles&gt;6;[.I9]*(Output_Scan_Bytes/8)+[.R9]+([.$U$46]*((Output_Scan_Bytes/8)/Tiles));&quot;&quot;)">
            <text:p/>
          </table:table-cell>
          <table:table-cell table:style-name="ce16" table:formula="of:=IF(Tiles&gt;6;[.J9]*(Output_Scan_Bytes/8)+[.S9]+([.$U$46]*((Output_Scan_Bytes/8)/Tiles));&quot;&quot;)">
            <text:p/>
          </table:table-cell>
          <table:table-cell table:style-name="ce31"/>
          <table:table-cell table:style-name="ce16" table:formula="of:=IF(Tiles&gt;7;[.C9]*(Output_Scan_Bytes/8)+[.L9]+([.$AD$46]*((Output_Scan_Bytes/8)/Tiles));&quot;&quot;)">
            <text:p/>
          </table:table-cell>
          <table:table-cell table:style-name="ce16" table:formula="of:=IF(Tiles&gt;7;[.D9]*(Output_Scan_Bytes/8)+[.M9]+([.$AD$46]*((Output_Scan_Bytes/8)/Tiles));&quot;&quot;)">
            <text:p/>
          </table:table-cell>
          <table:table-cell table:style-name="ce16" table:formula="of:=IF(Tiles&gt;7;[.E9]*(Output_Scan_Bytes/8)+[.N9]+([.$AD$46]*((Output_Scan_Bytes/8)/Tiles));&quot;&quot;)">
            <text:p/>
          </table:table-cell>
          <table:table-cell table:style-name="ce16" table:formula="of:=IF(Tiles&gt;7;[.F9]*(Output_Scan_Bytes/8)+[.O9]+([.$AD$46]*((Output_Scan_Bytes/8)/Tiles));&quot;&quot;)">
            <text:p/>
          </table:table-cell>
          <table:table-cell table:style-name="ce16" table:formula="of:=IF(Tiles&gt;7;[.G9]*(Output_Scan_Bytes/8)+[.P9]+([.$AD$46]*((Output_Scan_Bytes/8)/Tiles));&quot;&quot;)">
            <text:p/>
          </table:table-cell>
          <table:table-cell table:style-name="ce16" table:formula="of:=IF(Tiles&gt;7;[.H9]*(Output_Scan_Bytes/8)+[.Q9]+([.$AD$46]*((Output_Scan_Bytes/8)/Tiles));&quot;&quot;)">
            <text:p/>
          </table:table-cell>
          <table:table-cell table:style-name="ce16" table:formula="of:=IF(Tiles&gt;7;[.I9]*(Output_Scan_Bytes/8)+[.R9]+([.$AD$46]*((Output_Scan_Bytes/8)/Tiles));&quot;&quot;)">
            <text:p/>
          </table:table-cell>
          <table:table-cell table:style-name="ce16" table:formula="of:=IF(Tiles&gt;7;[.J9]*(Output_Scan_Bytes/8)+[.S9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10]*(Output_Scan_Bytes/8)+[.L10]+([.$C$46]*((Output_Scan_Bytes/8)/Tiles));&quot;&quot;)">
            <text:p/>
          </table:table-cell>
          <table:table-cell table:style-name="ce18" table:formula="of:==IF(Tiles&gt;4;[.D10]*(Output_Scan_Bytes/8)+[.M10]+([.$C$46]*((Output_Scan_Bytes/8)/Tiles));&quot;&quot;)">
            <text:p/>
          </table:table-cell>
          <table:table-cell table:style-name="ce18" table:formula="of:==IF(Tiles&gt;4;[.E10]*(Output_Scan_Bytes/8)+[.N10]+([.$C$46]*((Output_Scan_Bytes/8)/Tiles));&quot;&quot;)">
            <text:p/>
          </table:table-cell>
          <table:table-cell table:style-name="ce18" table:formula="of:==IF(Tiles&gt;4;[.F10]*(Output_Scan_Bytes/8)+[.O10]+([.$C$46]*((Output_Scan_Bytes/8)/Tiles));&quot;&quot;)">
            <text:p/>
          </table:table-cell>
          <table:table-cell table:style-name="ce18" table:formula="of:==IF(Tiles&gt;4;[.G10]*(Output_Scan_Bytes/8)+[.P10]+([.$C$46]*((Output_Scan_Bytes/8)/Tiles));&quot;&quot;)">
            <text:p/>
          </table:table-cell>
          <table:table-cell table:style-name="ce18" table:formula="of:==IF(Tiles&gt;4;[.H10]*(Output_Scan_Bytes/8)+[.Q10]+([.$C$46]*((Output_Scan_Bytes/8)/Tiles));&quot;&quot;)">
            <text:p/>
          </table:table-cell>
          <table:table-cell table:style-name="ce18" table:formula="of:==IF(Tiles&gt;4;[.I10]*(Output_Scan_Bytes/8)+[.R10]+([.$C$46]*((Output_Scan_Bytes/8)/Tiles));&quot;&quot;)">
            <text:p/>
          </table:table-cell>
          <table:table-cell table:style-name="ce18" table:formula="of:==IF(Tiles&gt;4;[.J10]*(Output_Scan_Bytes/8)+[.S10]+([.$C$46]*((Output_Scan_Bytes/8)/Tiles));&quot;&quot;)">
            <text:p/>
          </table:table-cell>
          <table:table-cell table:style-name="ce31"/>
          <table:table-cell table:style-name="ce16" table:formula="of:=IF(Tiles&gt;5;[.C10]*(Output_Scan_Bytes/8)+[.L10]+([.$L$46]*((Output_Scan_Bytes/8)/Tiles));&quot;&quot;)">
            <text:p/>
          </table:table-cell>
          <table:table-cell table:style-name="ce16" table:formula="of:=IF(Tiles&gt;5;[.D10]*(Output_Scan_Bytes/8)+[.M10]+([.$L$46]*((Output_Scan_Bytes/8)/Tiles));&quot;&quot;)">
            <text:p/>
          </table:table-cell>
          <table:table-cell table:style-name="ce16" table:formula="of:=IF(Tiles&gt;5;[.E10]*(Output_Scan_Bytes/8)+[.N10]+([.$L$46]*((Output_Scan_Bytes/8)/Tiles));&quot;&quot;)">
            <text:p/>
          </table:table-cell>
          <table:table-cell table:style-name="ce16" table:formula="of:=IF(Tiles&gt;5;[.F10]*(Output_Scan_Bytes/8)+[.O10]+([.$L$46]*((Output_Scan_Bytes/8)/Tiles));&quot;&quot;)">
            <text:p/>
          </table:table-cell>
          <table:table-cell table:style-name="ce16" table:formula="of:=IF(Tiles&gt;5;[.G10]*(Output_Scan_Bytes/8)+[.P10]+([.$L$46]*((Output_Scan_Bytes/8)/Tiles));&quot;&quot;)">
            <text:p/>
          </table:table-cell>
          <table:table-cell table:style-name="ce16" table:formula="of:=IF(Tiles&gt;5;[.H10]*(Output_Scan_Bytes/8)+[.Q10]+([.$L$46]*((Output_Scan_Bytes/8)/Tiles));&quot;&quot;)">
            <text:p/>
          </table:table-cell>
          <table:table-cell table:style-name="ce16" table:formula="of:=IF(Tiles&gt;5;[.I10]*(Output_Scan_Bytes/8)+[.R10]+([.$L$46]*((Output_Scan_Bytes/8)/Tiles));&quot;&quot;)">
            <text:p/>
          </table:table-cell>
          <table:table-cell table:style-name="ce16" table:formula="of:=IF(Tiles&gt;5;[.J10]*(Output_Scan_Bytes/8)+[.S10]+([.$L$46]*((Output_Scan_Bytes/8)/Tiles));&quot;&quot;)">
            <text:p/>
          </table:table-cell>
          <table:table-cell table:style-name="ce31"/>
          <table:table-cell table:style-name="ce16" table:formula="of:=IF(Tiles&gt;6;[.C10]*(Output_Scan_Bytes/8)+[.L10]+([.$U$46]*((Output_Scan_Bytes/8)/Tiles));&quot;&quot;)">
            <text:p/>
          </table:table-cell>
          <table:table-cell table:style-name="ce16" table:formula="of:=IF(Tiles&gt;6;[.D10]*(Output_Scan_Bytes/8)+[.M10]+([.$U$46]*((Output_Scan_Bytes/8)/Tiles));&quot;&quot;)">
            <text:p/>
          </table:table-cell>
          <table:table-cell table:style-name="ce16" table:formula="of:=IF(Tiles&gt;6;[.E10]*(Output_Scan_Bytes/8)+[.N10]+([.$U$46]*((Output_Scan_Bytes/8)/Tiles));&quot;&quot;)">
            <text:p/>
          </table:table-cell>
          <table:table-cell table:style-name="ce16" table:formula="of:=IF(Tiles&gt;6;[.F10]*(Output_Scan_Bytes/8)+[.O10]+([.$U$46]*((Output_Scan_Bytes/8)/Tiles));&quot;&quot;)">
            <text:p/>
          </table:table-cell>
          <table:table-cell table:style-name="ce16" table:formula="of:=IF(Tiles&gt;6;[.G10]*(Output_Scan_Bytes/8)+[.P10]+([.$U$46]*((Output_Scan_Bytes/8)/Tiles));&quot;&quot;)">
            <text:p/>
          </table:table-cell>
          <table:table-cell table:style-name="ce16" table:formula="of:=IF(Tiles&gt;6;[.H10]*(Output_Scan_Bytes/8)+[.Q10]+([.$U$46]*((Output_Scan_Bytes/8)/Tiles));&quot;&quot;)">
            <text:p/>
          </table:table-cell>
          <table:table-cell table:style-name="ce16" table:formula="of:=IF(Tiles&gt;6;[.I10]*(Output_Scan_Bytes/8)+[.R10]+([.$U$46]*((Output_Scan_Bytes/8)/Tiles));&quot;&quot;)">
            <text:p/>
          </table:table-cell>
          <table:table-cell table:style-name="ce16" table:formula="of:=IF(Tiles&gt;6;[.J10]*(Output_Scan_Bytes/8)+[.S10]+([.$U$46]*((Output_Scan_Bytes/8)/Tiles));&quot;&quot;)">
            <text:p/>
          </table:table-cell>
          <table:table-cell table:style-name="ce31"/>
          <table:table-cell table:style-name="ce16" table:formula="of:=IF(Tiles&gt;7;[.C10]*(Output_Scan_Bytes/8)+[.L10]+([.$AD$46]*((Output_Scan_Bytes/8)/Tiles));&quot;&quot;)">
            <text:p/>
          </table:table-cell>
          <table:table-cell table:style-name="ce16" table:formula="of:=IF(Tiles&gt;7;[.D10]*(Output_Scan_Bytes/8)+[.M10]+([.$AD$46]*((Output_Scan_Bytes/8)/Tiles));&quot;&quot;)">
            <text:p/>
          </table:table-cell>
          <table:table-cell table:style-name="ce16" table:formula="of:=IF(Tiles&gt;7;[.E10]*(Output_Scan_Bytes/8)+[.N10]+([.$AD$46]*((Output_Scan_Bytes/8)/Tiles));&quot;&quot;)">
            <text:p/>
          </table:table-cell>
          <table:table-cell table:style-name="ce16" table:formula="of:=IF(Tiles&gt;7;[.F10]*(Output_Scan_Bytes/8)+[.O10]+([.$AD$46]*((Output_Scan_Bytes/8)/Tiles));&quot;&quot;)">
            <text:p/>
          </table:table-cell>
          <table:table-cell table:style-name="ce16" table:formula="of:=IF(Tiles&gt;7;[.G10]*(Output_Scan_Bytes/8)+[.P10]+([.$AD$46]*((Output_Scan_Bytes/8)/Tiles));&quot;&quot;)">
            <text:p/>
          </table:table-cell>
          <table:table-cell table:style-name="ce16" table:formula="of:=IF(Tiles&gt;7;[.H10]*(Output_Scan_Bytes/8)+[.Q10]+([.$AD$46]*((Output_Scan_Bytes/8)/Tiles));&quot;&quot;)">
            <text:p/>
          </table:table-cell>
          <table:table-cell table:style-name="ce16" table:formula="of:=IF(Tiles&gt;7;[.I10]*(Output_Scan_Bytes/8)+[.R10]+([.$AD$46]*((Output_Scan_Bytes/8)/Tiles));&quot;&quot;)">
            <text:p/>
          </table:table-cell>
          <table:table-cell table:style-name="ce16" table:formula="of:=IF(Tiles&gt;7;[.J10]*(Output_Scan_Bytes/8)+[.S10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11]*(Output_Scan_Bytes/8)+[.L11]+([.$C$46]*((Output_Scan_Bytes/8)/Tiles));&quot;&quot;)">
            <text:p/>
          </table:table-cell>
          <table:table-cell table:style-name="ce18" table:formula="of:==IF(Tiles&gt;4;[.D11]*(Output_Scan_Bytes/8)+[.M11]+([.$C$46]*((Output_Scan_Bytes/8)/Tiles));&quot;&quot;)">
            <text:p/>
          </table:table-cell>
          <table:table-cell table:style-name="ce18" table:formula="of:==IF(Tiles&gt;4;[.E11]*(Output_Scan_Bytes/8)+[.N11]+([.$C$46]*((Output_Scan_Bytes/8)/Tiles));&quot;&quot;)">
            <text:p/>
          </table:table-cell>
          <table:table-cell table:style-name="ce18" table:formula="of:==IF(Tiles&gt;4;[.F11]*(Output_Scan_Bytes/8)+[.O11]+([.$C$46]*((Output_Scan_Bytes/8)/Tiles));&quot;&quot;)">
            <text:p/>
          </table:table-cell>
          <table:table-cell table:style-name="ce18" table:formula="of:==IF(Tiles&gt;4;[.G11]*(Output_Scan_Bytes/8)+[.P11]+([.$C$46]*((Output_Scan_Bytes/8)/Tiles));&quot;&quot;)">
            <text:p/>
          </table:table-cell>
          <table:table-cell table:style-name="ce18" table:formula="of:==IF(Tiles&gt;4;[.H11]*(Output_Scan_Bytes/8)+[.Q11]+([.$C$46]*((Output_Scan_Bytes/8)/Tiles));&quot;&quot;)">
            <text:p/>
          </table:table-cell>
          <table:table-cell table:style-name="ce18" table:formula="of:==IF(Tiles&gt;4;[.I11]*(Output_Scan_Bytes/8)+[.R11]+([.$C$46]*((Output_Scan_Bytes/8)/Tiles));&quot;&quot;)">
            <text:p/>
          </table:table-cell>
          <table:table-cell table:style-name="ce18" table:formula="of:==IF(Tiles&gt;4;[.J11]*(Output_Scan_Bytes/8)+[.S11]+([.$C$46]*((Output_Scan_Bytes/8)/Tiles));&quot;&quot;)">
            <text:p/>
          </table:table-cell>
          <table:table-cell table:style-name="ce31"/>
          <table:table-cell table:style-name="ce16" table:formula="of:=IF(Tiles&gt;5;[.C11]*(Output_Scan_Bytes/8)+[.L11]+([.$L$46]*((Output_Scan_Bytes/8)/Tiles));&quot;&quot;)">
            <text:p/>
          </table:table-cell>
          <table:table-cell table:style-name="ce16" table:formula="of:=IF(Tiles&gt;5;[.D11]*(Output_Scan_Bytes/8)+[.M11]+([.$L$46]*((Output_Scan_Bytes/8)/Tiles));&quot;&quot;)">
            <text:p/>
          </table:table-cell>
          <table:table-cell table:style-name="ce16" table:formula="of:=IF(Tiles&gt;5;[.E11]*(Output_Scan_Bytes/8)+[.N11]+([.$L$46]*((Output_Scan_Bytes/8)/Tiles));&quot;&quot;)">
            <text:p/>
          </table:table-cell>
          <table:table-cell table:style-name="ce16" table:formula="of:=IF(Tiles&gt;5;[.F11]*(Output_Scan_Bytes/8)+[.O11]+([.$L$46]*((Output_Scan_Bytes/8)/Tiles));&quot;&quot;)">
            <text:p/>
          </table:table-cell>
          <table:table-cell table:style-name="ce16" table:formula="of:=IF(Tiles&gt;5;[.G11]*(Output_Scan_Bytes/8)+[.P11]+([.$L$46]*((Output_Scan_Bytes/8)/Tiles));&quot;&quot;)">
            <text:p/>
          </table:table-cell>
          <table:table-cell table:style-name="ce16" table:formula="of:=IF(Tiles&gt;5;[.H11]*(Output_Scan_Bytes/8)+[.Q11]+([.$L$46]*((Output_Scan_Bytes/8)/Tiles));&quot;&quot;)">
            <text:p/>
          </table:table-cell>
          <table:table-cell table:style-name="ce16" table:formula="of:=IF(Tiles&gt;5;[.I11]*(Output_Scan_Bytes/8)+[.R11]+([.$L$46]*((Output_Scan_Bytes/8)/Tiles));&quot;&quot;)">
            <text:p/>
          </table:table-cell>
          <table:table-cell table:style-name="ce16" table:formula="of:=IF(Tiles&gt;5;[.J11]*(Output_Scan_Bytes/8)+[.S11]+([.$L$46]*((Output_Scan_Bytes/8)/Tiles));&quot;&quot;)">
            <text:p/>
          </table:table-cell>
          <table:table-cell table:style-name="ce31"/>
          <table:table-cell table:style-name="ce16" table:formula="of:=IF(Tiles&gt;6;[.C11]*(Output_Scan_Bytes/8)+[.L11]+([.$U$46]*((Output_Scan_Bytes/8)/Tiles));&quot;&quot;)">
            <text:p/>
          </table:table-cell>
          <table:table-cell table:style-name="ce16" table:formula="of:=IF(Tiles&gt;6;[.D11]*(Output_Scan_Bytes/8)+[.M11]+([.$U$46]*((Output_Scan_Bytes/8)/Tiles));&quot;&quot;)">
            <text:p/>
          </table:table-cell>
          <table:table-cell table:style-name="ce16" table:formula="of:=IF(Tiles&gt;6;[.E11]*(Output_Scan_Bytes/8)+[.N11]+([.$U$46]*((Output_Scan_Bytes/8)/Tiles));&quot;&quot;)">
            <text:p/>
          </table:table-cell>
          <table:table-cell table:style-name="ce16" table:formula="of:=IF(Tiles&gt;6;[.F11]*(Output_Scan_Bytes/8)+[.O11]+([.$U$46]*((Output_Scan_Bytes/8)/Tiles));&quot;&quot;)">
            <text:p/>
          </table:table-cell>
          <table:table-cell table:style-name="ce16" table:formula="of:=IF(Tiles&gt;6;[.G11]*(Output_Scan_Bytes/8)+[.P11]+([.$U$46]*((Output_Scan_Bytes/8)/Tiles));&quot;&quot;)">
            <text:p/>
          </table:table-cell>
          <table:table-cell table:style-name="ce16" table:formula="of:=IF(Tiles&gt;6;[.H11]*(Output_Scan_Bytes/8)+[.Q11]+([.$U$46]*((Output_Scan_Bytes/8)/Tiles));&quot;&quot;)">
            <text:p/>
          </table:table-cell>
          <table:table-cell table:style-name="ce16" table:formula="of:=IF(Tiles&gt;6;[.I11]*(Output_Scan_Bytes/8)+[.R11]+([.$U$46]*((Output_Scan_Bytes/8)/Tiles));&quot;&quot;)">
            <text:p/>
          </table:table-cell>
          <table:table-cell table:style-name="ce16" table:formula="of:=IF(Tiles&gt;6;[.J11]*(Output_Scan_Bytes/8)+[.S11]+([.$U$46]*((Output_Scan_Bytes/8)/Tiles));&quot;&quot;)">
            <text:p/>
          </table:table-cell>
          <table:table-cell table:style-name="ce31"/>
          <table:table-cell table:style-name="ce16" table:formula="of:=IF(Tiles&gt;7;[.C11]*(Output_Scan_Bytes/8)+[.L11]+([.$AD$46]*((Output_Scan_Bytes/8)/Tiles));&quot;&quot;)">
            <text:p/>
          </table:table-cell>
          <table:table-cell table:style-name="ce16" table:formula="of:=IF(Tiles&gt;7;[.D11]*(Output_Scan_Bytes/8)+[.M11]+([.$AD$46]*((Output_Scan_Bytes/8)/Tiles));&quot;&quot;)">
            <text:p/>
          </table:table-cell>
          <table:table-cell table:style-name="ce16" table:formula="of:=IF(Tiles&gt;7;[.E11]*(Output_Scan_Bytes/8)+[.N11]+([.$AD$46]*((Output_Scan_Bytes/8)/Tiles));&quot;&quot;)">
            <text:p/>
          </table:table-cell>
          <table:table-cell table:style-name="ce16" table:formula="of:=IF(Tiles&gt;7;[.F11]*(Output_Scan_Bytes/8)+[.O11]+([.$AD$46]*((Output_Scan_Bytes/8)/Tiles));&quot;&quot;)">
            <text:p/>
          </table:table-cell>
          <table:table-cell table:style-name="ce16" table:formula="of:=IF(Tiles&gt;7;[.G11]*(Output_Scan_Bytes/8)+[.P11]+([.$AD$46]*((Output_Scan_Bytes/8)/Tiles));&quot;&quot;)">
            <text:p/>
          </table:table-cell>
          <table:table-cell table:style-name="ce16" table:formula="of:=IF(Tiles&gt;7;[.H11]*(Output_Scan_Bytes/8)+[.Q11]+([.$AD$46]*((Output_Scan_Bytes/8)/Tiles));&quot;&quot;)">
            <text:p/>
          </table:table-cell>
          <table:table-cell table:style-name="ce16" table:formula="of:=IF(Tiles&gt;7;[.I11]*(Output_Scan_Bytes/8)+[.R11]+([.$AD$46]*((Output_Scan_Bytes/8)/Tiles));&quot;&quot;)">
            <text:p/>
          </table:table-cell>
          <table:table-cell table:style-name="ce16" table:formula="of:=IF(Tiles&gt;7;[.J11]*(Output_Scan_Bytes/8)+[.S11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12]*(Output_Scan_Bytes/8)+[.L12]+([.$C$46]*((Output_Scan_Bytes/8)/Tiles));&quot;&quot;)">
            <text:p/>
          </table:table-cell>
          <table:table-cell table:style-name="ce18" table:formula="of:==IF(Tiles&gt;4;[.D12]*(Output_Scan_Bytes/8)+[.M12]+([.$C$46]*((Output_Scan_Bytes/8)/Tiles));&quot;&quot;)">
            <text:p/>
          </table:table-cell>
          <table:table-cell table:style-name="ce18" table:formula="of:==IF(Tiles&gt;4;[.E12]*(Output_Scan_Bytes/8)+[.N12]+([.$C$46]*((Output_Scan_Bytes/8)/Tiles));&quot;&quot;)">
            <text:p/>
          </table:table-cell>
          <table:table-cell table:style-name="ce18" table:formula="of:==IF(Tiles&gt;4;[.F12]*(Output_Scan_Bytes/8)+[.O12]+([.$C$46]*((Output_Scan_Bytes/8)/Tiles));&quot;&quot;)">
            <text:p/>
          </table:table-cell>
          <table:table-cell table:style-name="ce18" table:formula="of:==IF(Tiles&gt;4;[.G12]*(Output_Scan_Bytes/8)+[.P12]+([.$C$46]*((Output_Scan_Bytes/8)/Tiles));&quot;&quot;)">
            <text:p/>
          </table:table-cell>
          <table:table-cell table:style-name="ce18" table:formula="of:==IF(Tiles&gt;4;[.H12]*(Output_Scan_Bytes/8)+[.Q12]+([.$C$46]*((Output_Scan_Bytes/8)/Tiles));&quot;&quot;)">
            <text:p/>
          </table:table-cell>
          <table:table-cell table:style-name="ce18" table:formula="of:==IF(Tiles&gt;4;[.I12]*(Output_Scan_Bytes/8)+[.R12]+([.$C$46]*((Output_Scan_Bytes/8)/Tiles));&quot;&quot;)">
            <text:p/>
          </table:table-cell>
          <table:table-cell table:style-name="ce18" table:formula="of:==IF(Tiles&gt;4;[.J12]*(Output_Scan_Bytes/8)+[.S12]+([.$C$46]*((Output_Scan_Bytes/8)/Tiles));&quot;&quot;)">
            <text:p/>
          </table:table-cell>
          <table:table-cell table:style-name="ce31"/>
          <table:table-cell table:style-name="ce16" table:formula="of:=IF(Tiles&gt;5;[.C12]*(Output_Scan_Bytes/8)+[.L12]+([.$L$46]*((Output_Scan_Bytes/8)/Tiles));&quot;&quot;)">
            <text:p/>
          </table:table-cell>
          <table:table-cell table:style-name="ce16" table:formula="of:=IF(Tiles&gt;5;[.D12]*(Output_Scan_Bytes/8)+[.M12]+([.$L$46]*((Output_Scan_Bytes/8)/Tiles));&quot;&quot;)">
            <text:p/>
          </table:table-cell>
          <table:table-cell table:style-name="ce16" table:formula="of:=IF(Tiles&gt;5;[.E12]*(Output_Scan_Bytes/8)+[.N12]+([.$L$46]*((Output_Scan_Bytes/8)/Tiles));&quot;&quot;)">
            <text:p/>
          </table:table-cell>
          <table:table-cell table:style-name="ce16" table:formula="of:=IF(Tiles&gt;5;[.F12]*(Output_Scan_Bytes/8)+[.O12]+([.$L$46]*((Output_Scan_Bytes/8)/Tiles));&quot;&quot;)">
            <text:p/>
          </table:table-cell>
          <table:table-cell table:style-name="ce16" table:formula="of:=IF(Tiles&gt;5;[.G12]*(Output_Scan_Bytes/8)+[.P12]+([.$L$46]*((Output_Scan_Bytes/8)/Tiles));&quot;&quot;)">
            <text:p/>
          </table:table-cell>
          <table:table-cell table:style-name="ce16" table:formula="of:=IF(Tiles&gt;5;[.H12]*(Output_Scan_Bytes/8)+[.Q12]+([.$L$46]*((Output_Scan_Bytes/8)/Tiles));&quot;&quot;)">
            <text:p/>
          </table:table-cell>
          <table:table-cell table:style-name="ce16" table:formula="of:=IF(Tiles&gt;5;[.I12]*(Output_Scan_Bytes/8)+[.R12]+([.$L$46]*((Output_Scan_Bytes/8)/Tiles));&quot;&quot;)">
            <text:p/>
          </table:table-cell>
          <table:table-cell table:style-name="ce16" table:formula="of:=IF(Tiles&gt;5;[.J12]*(Output_Scan_Bytes/8)+[.S12]+([.$L$46]*((Output_Scan_Bytes/8)/Tiles));&quot;&quot;)">
            <text:p/>
          </table:table-cell>
          <table:table-cell table:style-name="ce31"/>
          <table:table-cell table:style-name="ce16" table:formula="of:=IF(Tiles&gt;6;[.C12]*(Output_Scan_Bytes/8)+[.L12]+([.$U$46]*((Output_Scan_Bytes/8)/Tiles));&quot;&quot;)">
            <text:p/>
          </table:table-cell>
          <table:table-cell table:style-name="ce16" table:formula="of:=IF(Tiles&gt;6;[.D12]*(Output_Scan_Bytes/8)+[.M12]+([.$U$46]*((Output_Scan_Bytes/8)/Tiles));&quot;&quot;)">
            <text:p/>
          </table:table-cell>
          <table:table-cell table:style-name="ce16" table:formula="of:=IF(Tiles&gt;6;[.E12]*(Output_Scan_Bytes/8)+[.N12]+([.$U$46]*((Output_Scan_Bytes/8)/Tiles));&quot;&quot;)">
            <text:p/>
          </table:table-cell>
          <table:table-cell table:style-name="ce16" table:formula="of:=IF(Tiles&gt;6;[.F12]*(Output_Scan_Bytes/8)+[.O12]+([.$U$46]*((Output_Scan_Bytes/8)/Tiles));&quot;&quot;)">
            <text:p/>
          </table:table-cell>
          <table:table-cell table:style-name="ce16" table:formula="of:=IF(Tiles&gt;6;[.G12]*(Output_Scan_Bytes/8)+[.P12]+([.$U$46]*((Output_Scan_Bytes/8)/Tiles));&quot;&quot;)">
            <text:p/>
          </table:table-cell>
          <table:table-cell table:style-name="ce16" table:formula="of:=IF(Tiles&gt;6;[.H12]*(Output_Scan_Bytes/8)+[.Q12]+([.$U$46]*((Output_Scan_Bytes/8)/Tiles));&quot;&quot;)">
            <text:p/>
          </table:table-cell>
          <table:table-cell table:style-name="ce16" table:formula="of:=IF(Tiles&gt;6;[.I12]*(Output_Scan_Bytes/8)+[.R12]+([.$U$46]*((Output_Scan_Bytes/8)/Tiles));&quot;&quot;)">
            <text:p/>
          </table:table-cell>
          <table:table-cell table:style-name="ce16" table:formula="of:=IF(Tiles&gt;6;[.J12]*(Output_Scan_Bytes/8)+[.S12]+([.$U$46]*((Output_Scan_Bytes/8)/Tiles));&quot;&quot;)">
            <text:p/>
          </table:table-cell>
          <table:table-cell table:style-name="ce31"/>
          <table:table-cell table:style-name="ce16" table:formula="of:=IF(Tiles&gt;7;[.C12]*(Output_Scan_Bytes/8)+[.L12]+([.$AD$46]*((Output_Scan_Bytes/8)/Tiles));&quot;&quot;)">
            <text:p/>
          </table:table-cell>
          <table:table-cell table:style-name="ce16" table:formula="of:=IF(Tiles&gt;7;[.D12]*(Output_Scan_Bytes/8)+[.M12]+([.$AD$46]*((Output_Scan_Bytes/8)/Tiles));&quot;&quot;)">
            <text:p/>
          </table:table-cell>
          <table:table-cell table:style-name="ce16" table:formula="of:=IF(Tiles&gt;7;[.E12]*(Output_Scan_Bytes/8)+[.N12]+([.$AD$46]*((Output_Scan_Bytes/8)/Tiles));&quot;&quot;)">
            <text:p/>
          </table:table-cell>
          <table:table-cell table:style-name="ce16" table:formula="of:=IF(Tiles&gt;7;[.F12]*(Output_Scan_Bytes/8)+[.O12]+([.$AD$46]*((Output_Scan_Bytes/8)/Tiles));&quot;&quot;)">
            <text:p/>
          </table:table-cell>
          <table:table-cell table:style-name="ce16" table:formula="of:=IF(Tiles&gt;7;[.G12]*(Output_Scan_Bytes/8)+[.P12]+([.$AD$46]*((Output_Scan_Bytes/8)/Tiles));&quot;&quot;)">
            <text:p/>
          </table:table-cell>
          <table:table-cell table:style-name="ce16" table:formula="of:=IF(Tiles&gt;7;[.H12]*(Output_Scan_Bytes/8)+[.Q12]+([.$AD$46]*((Output_Scan_Bytes/8)/Tiles));&quot;&quot;)">
            <text:p/>
          </table:table-cell>
          <table:table-cell table:style-name="ce16" table:formula="of:=IF(Tiles&gt;7;[.I12]*(Output_Scan_Bytes/8)+[.R12]+([.$AD$46]*((Output_Scan_Bytes/8)/Tiles));&quot;&quot;)">
            <text:p/>
          </table:table-cell>
          <table:table-cell table:style-name="ce16" table:formula="of:=IF(Tiles&gt;7;[.J12]*(Output_Scan_Bytes/8)+[.S12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13]*(Output_Scan_Bytes/8)+[.L13]+([.$C$46]*((Output_Scan_Bytes/8)/Tiles));&quot;&quot;)">
            <text:p/>
          </table:table-cell>
          <table:table-cell table:style-name="ce18" table:formula="of:==IF(Tiles&gt;4;[.D13]*(Output_Scan_Bytes/8)+[.M13]+([.$C$46]*((Output_Scan_Bytes/8)/Tiles));&quot;&quot;)">
            <text:p/>
          </table:table-cell>
          <table:table-cell table:style-name="ce18" table:formula="of:==IF(Tiles&gt;4;[.E13]*(Output_Scan_Bytes/8)+[.N13]+([.$C$46]*((Output_Scan_Bytes/8)/Tiles));&quot;&quot;)">
            <text:p/>
          </table:table-cell>
          <table:table-cell table:style-name="ce18" table:formula="of:==IF(Tiles&gt;4;[.F13]*(Output_Scan_Bytes/8)+[.O13]+([.$C$46]*((Output_Scan_Bytes/8)/Tiles));&quot;&quot;)">
            <text:p/>
          </table:table-cell>
          <table:table-cell table:style-name="ce18" table:formula="of:==IF(Tiles&gt;4;[.G13]*(Output_Scan_Bytes/8)+[.P13]+([.$C$46]*((Output_Scan_Bytes/8)/Tiles));&quot;&quot;)">
            <text:p/>
          </table:table-cell>
          <table:table-cell table:style-name="ce18" table:formula="of:==IF(Tiles&gt;4;[.H13]*(Output_Scan_Bytes/8)+[.Q13]+([.$C$46]*((Output_Scan_Bytes/8)/Tiles));&quot;&quot;)">
            <text:p/>
          </table:table-cell>
          <table:table-cell table:style-name="ce18" table:formula="of:==IF(Tiles&gt;4;[.I13]*(Output_Scan_Bytes/8)+[.R13]+([.$C$46]*((Output_Scan_Bytes/8)/Tiles));&quot;&quot;)">
            <text:p/>
          </table:table-cell>
          <table:table-cell table:style-name="ce18" table:formula="of:==IF(Tiles&gt;4;[.J13]*(Output_Scan_Bytes/8)+[.S13]+([.$C$46]*((Output_Scan_Bytes/8)/Tiles));&quot;&quot;)">
            <text:p/>
          </table:table-cell>
          <table:table-cell table:style-name="ce31"/>
          <table:table-cell table:style-name="ce16" table:formula="of:=IF(Tiles&gt;5;[.C13]*(Output_Scan_Bytes/8)+[.L13]+([.$L$46]*((Output_Scan_Bytes/8)/Tiles));&quot;&quot;)">
            <text:p/>
          </table:table-cell>
          <table:table-cell table:style-name="ce16" table:formula="of:=IF(Tiles&gt;5;[.D13]*(Output_Scan_Bytes/8)+[.M13]+([.$L$46]*((Output_Scan_Bytes/8)/Tiles));&quot;&quot;)">
            <text:p/>
          </table:table-cell>
          <table:table-cell table:style-name="ce16" table:formula="of:=IF(Tiles&gt;5;[.E13]*(Output_Scan_Bytes/8)+[.N13]+([.$L$46]*((Output_Scan_Bytes/8)/Tiles));&quot;&quot;)">
            <text:p/>
          </table:table-cell>
          <table:table-cell table:style-name="ce16" table:formula="of:=IF(Tiles&gt;5;[.F13]*(Output_Scan_Bytes/8)+[.O13]+([.$L$46]*((Output_Scan_Bytes/8)/Tiles));&quot;&quot;)">
            <text:p/>
          </table:table-cell>
          <table:table-cell table:style-name="ce16" table:formula="of:=IF(Tiles&gt;5;[.G13]*(Output_Scan_Bytes/8)+[.P13]+([.$L$46]*((Output_Scan_Bytes/8)/Tiles));&quot;&quot;)">
            <text:p/>
          </table:table-cell>
          <table:table-cell table:style-name="ce16" table:formula="of:=IF(Tiles&gt;5;[.H13]*(Output_Scan_Bytes/8)+[.Q13]+([.$L$46]*((Output_Scan_Bytes/8)/Tiles));&quot;&quot;)">
            <text:p/>
          </table:table-cell>
          <table:table-cell table:style-name="ce16" table:formula="of:=IF(Tiles&gt;5;[.I13]*(Output_Scan_Bytes/8)+[.R13]+([.$L$46]*((Output_Scan_Bytes/8)/Tiles));&quot;&quot;)">
            <text:p/>
          </table:table-cell>
          <table:table-cell table:style-name="ce16" table:formula="of:=IF(Tiles&gt;5;[.J13]*(Output_Scan_Bytes/8)+[.S13]+([.$L$46]*((Output_Scan_Bytes/8)/Tiles));&quot;&quot;)">
            <text:p/>
          </table:table-cell>
          <table:table-cell table:style-name="ce31"/>
          <table:table-cell table:style-name="ce16" table:formula="of:=IF(Tiles&gt;6;[.C13]*(Output_Scan_Bytes/8)+[.L13]+([.$U$46]*((Output_Scan_Bytes/8)/Tiles));&quot;&quot;)">
            <text:p/>
          </table:table-cell>
          <table:table-cell table:style-name="ce16" table:formula="of:=IF(Tiles&gt;6;[.D13]*(Output_Scan_Bytes/8)+[.M13]+([.$U$46]*((Output_Scan_Bytes/8)/Tiles));&quot;&quot;)">
            <text:p/>
          </table:table-cell>
          <table:table-cell table:style-name="ce16" table:formula="of:=IF(Tiles&gt;6;[.E13]*(Output_Scan_Bytes/8)+[.N13]+([.$U$46]*((Output_Scan_Bytes/8)/Tiles));&quot;&quot;)">
            <text:p/>
          </table:table-cell>
          <table:table-cell table:style-name="ce16" table:formula="of:=IF(Tiles&gt;6;[.F13]*(Output_Scan_Bytes/8)+[.O13]+([.$U$46]*((Output_Scan_Bytes/8)/Tiles));&quot;&quot;)">
            <text:p/>
          </table:table-cell>
          <table:table-cell table:style-name="ce16" table:formula="of:=IF(Tiles&gt;6;[.G13]*(Output_Scan_Bytes/8)+[.P13]+([.$U$46]*((Output_Scan_Bytes/8)/Tiles));&quot;&quot;)">
            <text:p/>
          </table:table-cell>
          <table:table-cell table:style-name="ce16" table:formula="of:=IF(Tiles&gt;6;[.H13]*(Output_Scan_Bytes/8)+[.Q13]+([.$U$46]*((Output_Scan_Bytes/8)/Tiles));&quot;&quot;)">
            <text:p/>
          </table:table-cell>
          <table:table-cell table:style-name="ce16" table:formula="of:=IF(Tiles&gt;6;[.I13]*(Output_Scan_Bytes/8)+[.R13]+([.$U$46]*((Output_Scan_Bytes/8)/Tiles));&quot;&quot;)">
            <text:p/>
          </table:table-cell>
          <table:table-cell table:style-name="ce16" table:formula="of:=IF(Tiles&gt;6;[.J13]*(Output_Scan_Bytes/8)+[.S13]+([.$U$46]*((Output_Scan_Bytes/8)/Tiles));&quot;&quot;)">
            <text:p/>
          </table:table-cell>
          <table:table-cell table:style-name="ce31"/>
          <table:table-cell table:style-name="ce16" table:formula="of:=IF(Tiles&gt;7;[.C13]*(Output_Scan_Bytes/8)+[.L13]+([.$AD$46]*((Output_Scan_Bytes/8)/Tiles));&quot;&quot;)">
            <text:p/>
          </table:table-cell>
          <table:table-cell table:style-name="ce16" table:formula="of:=IF(Tiles&gt;7;[.D13]*(Output_Scan_Bytes/8)+[.M13]+([.$AD$46]*((Output_Scan_Bytes/8)/Tiles));&quot;&quot;)">
            <text:p/>
          </table:table-cell>
          <table:table-cell table:style-name="ce16" table:formula="of:=IF(Tiles&gt;7;[.E13]*(Output_Scan_Bytes/8)+[.N13]+([.$AD$46]*((Output_Scan_Bytes/8)/Tiles));&quot;&quot;)">
            <text:p/>
          </table:table-cell>
          <table:table-cell table:style-name="ce16" table:formula="of:=IF(Tiles&gt;7;[.F13]*(Output_Scan_Bytes/8)+[.O13]+([.$AD$46]*((Output_Scan_Bytes/8)/Tiles));&quot;&quot;)">
            <text:p/>
          </table:table-cell>
          <table:table-cell table:style-name="ce16" table:formula="of:=IF(Tiles&gt;7;[.G13]*(Output_Scan_Bytes/8)+[.P13]+([.$AD$46]*((Output_Scan_Bytes/8)/Tiles));&quot;&quot;)">
            <text:p/>
          </table:table-cell>
          <table:table-cell table:style-name="ce16" table:formula="of:=IF(Tiles&gt;7;[.H13]*(Output_Scan_Bytes/8)+[.Q13]+([.$AD$46]*((Output_Scan_Bytes/8)/Tiles));&quot;&quot;)">
            <text:p/>
          </table:table-cell>
          <table:table-cell table:style-name="ce16" table:formula="of:=IF(Tiles&gt;7;[.I13]*(Output_Scan_Bytes/8)+[.R13]+([.$AD$46]*((Output_Scan_Bytes/8)/Tiles));&quot;&quot;)">
            <text:p/>
          </table:table-cell>
          <table:table-cell table:style-name="ce16" table:formula="of:=IF(Tiles&gt;7;[.J13]*(Output_Scan_Bytes/8)+[.S13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14]*(Output_Scan_Bytes/8)+[.L14]+([.$C$46]*((Output_Scan_Bytes/8)/Tiles));&quot;&quot;)">
            <text:p/>
          </table:table-cell>
          <table:table-cell table:style-name="ce18" table:formula="of:==IF(Tiles&gt;4;[.D14]*(Output_Scan_Bytes/8)+[.M14]+([.$C$46]*((Output_Scan_Bytes/8)/Tiles));&quot;&quot;)">
            <text:p/>
          </table:table-cell>
          <table:table-cell table:style-name="ce18" table:formula="of:==IF(Tiles&gt;4;[.E14]*(Output_Scan_Bytes/8)+[.N14]+([.$C$46]*((Output_Scan_Bytes/8)/Tiles));&quot;&quot;)">
            <text:p/>
          </table:table-cell>
          <table:table-cell table:style-name="ce18" table:formula="of:==IF(Tiles&gt;4;[.F14]*(Output_Scan_Bytes/8)+[.O14]+([.$C$46]*((Output_Scan_Bytes/8)/Tiles));&quot;&quot;)">
            <text:p/>
          </table:table-cell>
          <table:table-cell table:style-name="ce18" table:formula="of:==IF(Tiles&gt;4;[.G14]*(Output_Scan_Bytes/8)+[.P14]+([.$C$46]*((Output_Scan_Bytes/8)/Tiles));&quot;&quot;)">
            <text:p/>
          </table:table-cell>
          <table:table-cell table:style-name="ce18" table:formula="of:==IF(Tiles&gt;4;[.H14]*(Output_Scan_Bytes/8)+[.Q14]+([.$C$46]*((Output_Scan_Bytes/8)/Tiles));&quot;&quot;)">
            <text:p/>
          </table:table-cell>
          <table:table-cell table:style-name="ce18" table:formula="of:==IF(Tiles&gt;4;[.I14]*(Output_Scan_Bytes/8)+[.R14]+([.$C$46]*((Output_Scan_Bytes/8)/Tiles));&quot;&quot;)">
            <text:p/>
          </table:table-cell>
          <table:table-cell table:style-name="ce18" table:formula="of:==IF(Tiles&gt;4;[.J14]*(Output_Scan_Bytes/8)+[.S14]+([.$C$46]*((Output_Scan_Bytes/8)/Tiles));&quot;&quot;)">
            <text:p/>
          </table:table-cell>
          <table:table-cell table:style-name="ce31"/>
          <table:table-cell table:style-name="ce16" table:formula="of:=IF(Tiles&gt;5;[.C14]*(Output_Scan_Bytes/8)+[.L14]+([.$L$46]*((Output_Scan_Bytes/8)/Tiles));&quot;&quot;)">
            <text:p/>
          </table:table-cell>
          <table:table-cell table:style-name="ce16" table:formula="of:=IF(Tiles&gt;5;[.D14]*(Output_Scan_Bytes/8)+[.M14]+([.$L$46]*((Output_Scan_Bytes/8)/Tiles));&quot;&quot;)">
            <text:p/>
          </table:table-cell>
          <table:table-cell table:style-name="ce16" table:formula="of:=IF(Tiles&gt;5;[.E14]*(Output_Scan_Bytes/8)+[.N14]+([.$L$46]*((Output_Scan_Bytes/8)/Tiles));&quot;&quot;)">
            <text:p/>
          </table:table-cell>
          <table:table-cell table:style-name="ce16" table:formula="of:=IF(Tiles&gt;5;[.F14]*(Output_Scan_Bytes/8)+[.O14]+([.$L$46]*((Output_Scan_Bytes/8)/Tiles));&quot;&quot;)">
            <text:p/>
          </table:table-cell>
          <table:table-cell table:style-name="ce16" table:formula="of:=IF(Tiles&gt;5;[.G14]*(Output_Scan_Bytes/8)+[.P14]+([.$L$46]*((Output_Scan_Bytes/8)/Tiles));&quot;&quot;)">
            <text:p/>
          </table:table-cell>
          <table:table-cell table:style-name="ce16" table:formula="of:=IF(Tiles&gt;5;[.H14]*(Output_Scan_Bytes/8)+[.Q14]+([.$L$46]*((Output_Scan_Bytes/8)/Tiles));&quot;&quot;)">
            <text:p/>
          </table:table-cell>
          <table:table-cell table:style-name="ce16" table:formula="of:=IF(Tiles&gt;5;[.I14]*(Output_Scan_Bytes/8)+[.R14]+([.$L$46]*((Output_Scan_Bytes/8)/Tiles));&quot;&quot;)">
            <text:p/>
          </table:table-cell>
          <table:table-cell table:style-name="ce16" table:formula="of:=IF(Tiles&gt;5;[.J14]*(Output_Scan_Bytes/8)+[.S14]+([.$L$46]*((Output_Scan_Bytes/8)/Tiles));&quot;&quot;)">
            <text:p/>
          </table:table-cell>
          <table:table-cell table:style-name="ce31"/>
          <table:table-cell table:style-name="ce16" table:formula="of:=IF(Tiles&gt;6;[.C14]*(Output_Scan_Bytes/8)+[.L14]+([.$U$46]*((Output_Scan_Bytes/8)/Tiles));&quot;&quot;)">
            <text:p/>
          </table:table-cell>
          <table:table-cell table:style-name="ce16" table:formula="of:=IF(Tiles&gt;6;[.D14]*(Output_Scan_Bytes/8)+[.M14]+([.$U$46]*((Output_Scan_Bytes/8)/Tiles));&quot;&quot;)">
            <text:p/>
          </table:table-cell>
          <table:table-cell table:style-name="ce16" table:formula="of:=IF(Tiles&gt;6;[.E14]*(Output_Scan_Bytes/8)+[.N14]+([.$U$46]*((Output_Scan_Bytes/8)/Tiles));&quot;&quot;)">
            <text:p/>
          </table:table-cell>
          <table:table-cell table:style-name="ce16" table:formula="of:=IF(Tiles&gt;6;[.F14]*(Output_Scan_Bytes/8)+[.O14]+([.$U$46]*((Output_Scan_Bytes/8)/Tiles));&quot;&quot;)">
            <text:p/>
          </table:table-cell>
          <table:table-cell table:style-name="ce16" table:formula="of:=IF(Tiles&gt;6;[.G14]*(Output_Scan_Bytes/8)+[.P14]+([.$U$46]*((Output_Scan_Bytes/8)/Tiles));&quot;&quot;)">
            <text:p/>
          </table:table-cell>
          <table:table-cell table:style-name="ce16" table:formula="of:=IF(Tiles&gt;6;[.H14]*(Output_Scan_Bytes/8)+[.Q14]+([.$U$46]*((Output_Scan_Bytes/8)/Tiles));&quot;&quot;)">
            <text:p/>
          </table:table-cell>
          <table:table-cell table:style-name="ce16" table:formula="of:=IF(Tiles&gt;6;[.I14]*(Output_Scan_Bytes/8)+[.R14]+([.$U$46]*((Output_Scan_Bytes/8)/Tiles));&quot;&quot;)">
            <text:p/>
          </table:table-cell>
          <table:table-cell table:style-name="ce16" table:formula="of:=IF(Tiles&gt;6;[.J14]*(Output_Scan_Bytes/8)+[.S14]+([.$U$46]*((Output_Scan_Bytes/8)/Tiles));&quot;&quot;)">
            <text:p/>
          </table:table-cell>
          <table:table-cell table:style-name="ce31"/>
          <table:table-cell table:style-name="ce16" table:formula="of:=IF(Tiles&gt;7;[.C14]*(Output_Scan_Bytes/8)+[.L14]+([.$AD$46]*((Output_Scan_Bytes/8)/Tiles));&quot;&quot;)">
            <text:p/>
          </table:table-cell>
          <table:table-cell table:style-name="ce16" table:formula="of:=IF(Tiles&gt;7;[.D14]*(Output_Scan_Bytes/8)+[.M14]+([.$AD$46]*((Output_Scan_Bytes/8)/Tiles));&quot;&quot;)">
            <text:p/>
          </table:table-cell>
          <table:table-cell table:style-name="ce16" table:formula="of:=IF(Tiles&gt;7;[.E14]*(Output_Scan_Bytes/8)+[.N14]+([.$AD$46]*((Output_Scan_Bytes/8)/Tiles));&quot;&quot;)">
            <text:p/>
          </table:table-cell>
          <table:table-cell table:style-name="ce16" table:formula="of:=IF(Tiles&gt;7;[.F14]*(Output_Scan_Bytes/8)+[.O14]+([.$AD$46]*((Output_Scan_Bytes/8)/Tiles));&quot;&quot;)">
            <text:p/>
          </table:table-cell>
          <table:table-cell table:style-name="ce16" table:formula="of:=IF(Tiles&gt;7;[.G14]*(Output_Scan_Bytes/8)+[.P14]+([.$AD$46]*((Output_Scan_Bytes/8)/Tiles));&quot;&quot;)">
            <text:p/>
          </table:table-cell>
          <table:table-cell table:style-name="ce16" table:formula="of:=IF(Tiles&gt;7;[.H14]*(Output_Scan_Bytes/8)+[.Q14]+([.$AD$46]*((Output_Scan_Bytes/8)/Tiles));&quot;&quot;)">
            <text:p/>
          </table:table-cell>
          <table:table-cell table:style-name="ce16" table:formula="of:=IF(Tiles&gt;7;[.I14]*(Output_Scan_Bytes/8)+[.R14]+([.$AD$46]*((Output_Scan_Bytes/8)/Tiles));&quot;&quot;)">
            <text:p/>
          </table:table-cell>
          <table:table-cell table:style-name="ce16" table:formula="of:=IF(Tiles&gt;7;[.J14]*(Output_Scan_Bytes/8)+[.S14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15]*(Output_Scan_Bytes/8)+[.L15]+([.$C$46]*((Output_Scan_Bytes/8)/Tiles));&quot;&quot;)">
            <text:p/>
          </table:table-cell>
          <table:table-cell table:style-name="ce18" table:formula="of:==IF(Tiles&gt;4;[.D15]*(Output_Scan_Bytes/8)+[.M15]+([.$C$46]*((Output_Scan_Bytes/8)/Tiles));&quot;&quot;)">
            <text:p/>
          </table:table-cell>
          <table:table-cell table:style-name="ce18" table:formula="of:==IF(Tiles&gt;4;[.E15]*(Output_Scan_Bytes/8)+[.N15]+([.$C$46]*((Output_Scan_Bytes/8)/Tiles));&quot;&quot;)">
            <text:p/>
          </table:table-cell>
          <table:table-cell table:style-name="ce18" table:formula="of:==IF(Tiles&gt;4;[.F15]*(Output_Scan_Bytes/8)+[.O15]+([.$C$46]*((Output_Scan_Bytes/8)/Tiles));&quot;&quot;)">
            <text:p/>
          </table:table-cell>
          <table:table-cell table:style-name="ce18" table:formula="of:==IF(Tiles&gt;4;[.G15]*(Output_Scan_Bytes/8)+[.P15]+([.$C$46]*((Output_Scan_Bytes/8)/Tiles));&quot;&quot;)">
            <text:p/>
          </table:table-cell>
          <table:table-cell table:style-name="ce18" table:formula="of:==IF(Tiles&gt;4;[.H15]*(Output_Scan_Bytes/8)+[.Q15]+([.$C$46]*((Output_Scan_Bytes/8)/Tiles));&quot;&quot;)">
            <text:p/>
          </table:table-cell>
          <table:table-cell table:style-name="ce18" table:formula="of:==IF(Tiles&gt;4;[.I15]*(Output_Scan_Bytes/8)+[.R15]+([.$C$46]*((Output_Scan_Bytes/8)/Tiles));&quot;&quot;)">
            <text:p/>
          </table:table-cell>
          <table:table-cell table:style-name="ce18" table:formula="of:==IF(Tiles&gt;4;[.J15]*(Output_Scan_Bytes/8)+[.S15]+([.$C$46]*((Output_Scan_Bytes/8)/Tiles));&quot;&quot;)">
            <text:p/>
          </table:table-cell>
          <table:table-cell table:style-name="ce31"/>
          <table:table-cell table:style-name="ce16" table:formula="of:=IF(Tiles&gt;5;[.C15]*(Output_Scan_Bytes/8)+[.L15]+([.$L$46]*((Output_Scan_Bytes/8)/Tiles));&quot;&quot;)">
            <text:p/>
          </table:table-cell>
          <table:table-cell table:style-name="ce16" table:formula="of:=IF(Tiles&gt;5;[.D15]*(Output_Scan_Bytes/8)+[.M15]+([.$L$46]*((Output_Scan_Bytes/8)/Tiles));&quot;&quot;)">
            <text:p/>
          </table:table-cell>
          <table:table-cell table:style-name="ce16" table:formula="of:=IF(Tiles&gt;5;[.E15]*(Output_Scan_Bytes/8)+[.N15]+([.$L$46]*((Output_Scan_Bytes/8)/Tiles));&quot;&quot;)">
            <text:p/>
          </table:table-cell>
          <table:table-cell table:style-name="ce16" table:formula="of:=IF(Tiles&gt;5;[.F15]*(Output_Scan_Bytes/8)+[.O15]+([.$L$46]*((Output_Scan_Bytes/8)/Tiles));&quot;&quot;)">
            <text:p/>
          </table:table-cell>
          <table:table-cell table:style-name="ce16" table:formula="of:=IF(Tiles&gt;5;[.G15]*(Output_Scan_Bytes/8)+[.P15]+([.$L$46]*((Output_Scan_Bytes/8)/Tiles));&quot;&quot;)">
            <text:p/>
          </table:table-cell>
          <table:table-cell table:style-name="ce16" table:formula="of:=IF(Tiles&gt;5;[.H15]*(Output_Scan_Bytes/8)+[.Q15]+([.$L$46]*((Output_Scan_Bytes/8)/Tiles));&quot;&quot;)">
            <text:p/>
          </table:table-cell>
          <table:table-cell table:style-name="ce16" table:formula="of:=IF(Tiles&gt;5;[.I15]*(Output_Scan_Bytes/8)+[.R15]+([.$L$46]*((Output_Scan_Bytes/8)/Tiles));&quot;&quot;)">
            <text:p/>
          </table:table-cell>
          <table:table-cell table:style-name="ce16" table:formula="of:=IF(Tiles&gt;5;[.J15]*(Output_Scan_Bytes/8)+[.S15]+([.$L$46]*((Output_Scan_Bytes/8)/Tiles));&quot;&quot;)">
            <text:p/>
          </table:table-cell>
          <table:table-cell table:style-name="ce31"/>
          <table:table-cell table:style-name="ce16" table:formula="of:=IF(Tiles&gt;6;[.C15]*(Output_Scan_Bytes/8)+[.L15]+([.$U$46]*((Output_Scan_Bytes/8)/Tiles));&quot;&quot;)">
            <text:p/>
          </table:table-cell>
          <table:table-cell table:style-name="ce16" table:formula="of:=IF(Tiles&gt;6;[.D15]*(Output_Scan_Bytes/8)+[.M15]+([.$U$46]*((Output_Scan_Bytes/8)/Tiles));&quot;&quot;)">
            <text:p/>
          </table:table-cell>
          <table:table-cell table:style-name="ce16" table:formula="of:=IF(Tiles&gt;6;[.E15]*(Output_Scan_Bytes/8)+[.N15]+([.$U$46]*((Output_Scan_Bytes/8)/Tiles));&quot;&quot;)">
            <text:p/>
          </table:table-cell>
          <table:table-cell table:style-name="ce16" table:formula="of:=IF(Tiles&gt;6;[.F15]*(Output_Scan_Bytes/8)+[.O15]+([.$U$46]*((Output_Scan_Bytes/8)/Tiles));&quot;&quot;)">
            <text:p/>
          </table:table-cell>
          <table:table-cell table:style-name="ce16" table:formula="of:=IF(Tiles&gt;6;[.G15]*(Output_Scan_Bytes/8)+[.P15]+([.$U$46]*((Output_Scan_Bytes/8)/Tiles));&quot;&quot;)">
            <text:p/>
          </table:table-cell>
          <table:table-cell table:style-name="ce16" table:formula="of:=IF(Tiles&gt;6;[.H15]*(Output_Scan_Bytes/8)+[.Q15]+([.$U$46]*((Output_Scan_Bytes/8)/Tiles));&quot;&quot;)">
            <text:p/>
          </table:table-cell>
          <table:table-cell table:style-name="ce16" table:formula="of:=IF(Tiles&gt;6;[.I15]*(Output_Scan_Bytes/8)+[.R15]+([.$U$46]*((Output_Scan_Bytes/8)/Tiles));&quot;&quot;)">
            <text:p/>
          </table:table-cell>
          <table:table-cell table:style-name="ce16" table:formula="of:=IF(Tiles&gt;6;[.J15]*(Output_Scan_Bytes/8)+[.S15]+([.$U$46]*((Output_Scan_Bytes/8)/Tiles));&quot;&quot;)">
            <text:p/>
          </table:table-cell>
          <table:table-cell table:style-name="ce31"/>
          <table:table-cell table:style-name="ce16" table:formula="of:=IF(Tiles&gt;7;[.C15]*(Output_Scan_Bytes/8)+[.L15]+([.$AD$46]*((Output_Scan_Bytes/8)/Tiles));&quot;&quot;)">
            <text:p/>
          </table:table-cell>
          <table:table-cell table:style-name="ce16" table:formula="of:=IF(Tiles&gt;7;[.D15]*(Output_Scan_Bytes/8)+[.M15]+([.$AD$46]*((Output_Scan_Bytes/8)/Tiles));&quot;&quot;)">
            <text:p/>
          </table:table-cell>
          <table:table-cell table:style-name="ce16" table:formula="of:=IF(Tiles&gt;7;[.E15]*(Output_Scan_Bytes/8)+[.N15]+([.$AD$46]*((Output_Scan_Bytes/8)/Tiles));&quot;&quot;)">
            <text:p/>
          </table:table-cell>
          <table:table-cell table:style-name="ce16" table:formula="of:=IF(Tiles&gt;7;[.F15]*(Output_Scan_Bytes/8)+[.O15]+([.$AD$46]*((Output_Scan_Bytes/8)/Tiles));&quot;&quot;)">
            <text:p/>
          </table:table-cell>
          <table:table-cell table:style-name="ce16" table:formula="of:=IF(Tiles&gt;7;[.G15]*(Output_Scan_Bytes/8)+[.P15]+([.$AD$46]*((Output_Scan_Bytes/8)/Tiles));&quot;&quot;)">
            <text:p/>
          </table:table-cell>
          <table:table-cell table:style-name="ce16" table:formula="of:=IF(Tiles&gt;7;[.H15]*(Output_Scan_Bytes/8)+[.Q15]+([.$AD$46]*((Output_Scan_Bytes/8)/Tiles));&quot;&quot;)">
            <text:p/>
          </table:table-cell>
          <table:table-cell table:style-name="ce16" table:formula="of:=IF(Tiles&gt;7;[.I15]*(Output_Scan_Bytes/8)+[.R15]+([.$AD$46]*((Output_Scan_Bytes/8)/Tiles));&quot;&quot;)">
            <text:p/>
          </table:table-cell>
          <table:table-cell table:style-name="ce16" table:formula="of:=IF(Tiles&gt;7;[.J15]*(Output_Scan_Bytes/8)+[.S15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16]*(Output_Scan_Bytes/8)+[.L16]+([.$C$46]*((Output_Scan_Bytes/8)/Tiles));&quot;&quot;)">
            <text:p/>
          </table:table-cell>
          <table:table-cell table:style-name="ce18" table:formula="of:==IF(Tiles&gt;4;[.D16]*(Output_Scan_Bytes/8)+[.M16]+([.$C$46]*((Output_Scan_Bytes/8)/Tiles));&quot;&quot;)">
            <text:p/>
          </table:table-cell>
          <table:table-cell table:style-name="ce18" table:formula="of:==IF(Tiles&gt;4;[.E16]*(Output_Scan_Bytes/8)+[.N16]+([.$C$46]*((Output_Scan_Bytes/8)/Tiles));&quot;&quot;)">
            <text:p/>
          </table:table-cell>
          <table:table-cell table:style-name="ce18" table:formula="of:==IF(Tiles&gt;4;[.F16]*(Output_Scan_Bytes/8)+[.O16]+([.$C$46]*((Output_Scan_Bytes/8)/Tiles));&quot;&quot;)">
            <text:p/>
          </table:table-cell>
          <table:table-cell table:style-name="ce18" table:formula="of:==IF(Tiles&gt;4;[.G16]*(Output_Scan_Bytes/8)+[.P16]+([.$C$46]*((Output_Scan_Bytes/8)/Tiles));&quot;&quot;)">
            <text:p/>
          </table:table-cell>
          <table:table-cell table:style-name="ce18" table:formula="of:==IF(Tiles&gt;4;[.H16]*(Output_Scan_Bytes/8)+[.Q16]+([.$C$46]*((Output_Scan_Bytes/8)/Tiles));&quot;&quot;)">
            <text:p/>
          </table:table-cell>
          <table:table-cell table:style-name="ce18" table:formula="of:==IF(Tiles&gt;4;[.I16]*(Output_Scan_Bytes/8)+[.R16]+([.$C$46]*((Output_Scan_Bytes/8)/Tiles));&quot;&quot;)">
            <text:p/>
          </table:table-cell>
          <table:table-cell table:style-name="ce18" table:formula="of:==IF(Tiles&gt;4;[.J16]*(Output_Scan_Bytes/8)+[.S16]+([.$C$46]*((Output_Scan_Bytes/8)/Tiles));&quot;&quot;)">
            <text:p/>
          </table:table-cell>
          <table:table-cell table:style-name="ce31"/>
          <table:table-cell table:style-name="ce16" table:formula="of:=IF(Tiles&gt;5;[.C16]*(Output_Scan_Bytes/8)+[.L16]+([.$L$46]*((Output_Scan_Bytes/8)/Tiles));&quot;&quot;)">
            <text:p/>
          </table:table-cell>
          <table:table-cell table:style-name="ce16" table:formula="of:=IF(Tiles&gt;5;[.D16]*(Output_Scan_Bytes/8)+[.M16]+([.$L$46]*((Output_Scan_Bytes/8)/Tiles));&quot;&quot;)">
            <text:p/>
          </table:table-cell>
          <table:table-cell table:style-name="ce16" table:formula="of:=IF(Tiles&gt;5;[.E16]*(Output_Scan_Bytes/8)+[.N16]+([.$L$46]*((Output_Scan_Bytes/8)/Tiles));&quot;&quot;)">
            <text:p/>
          </table:table-cell>
          <table:table-cell table:style-name="ce16" table:formula="of:=IF(Tiles&gt;5;[.F16]*(Output_Scan_Bytes/8)+[.O16]+([.$L$46]*((Output_Scan_Bytes/8)/Tiles));&quot;&quot;)">
            <text:p/>
          </table:table-cell>
          <table:table-cell table:style-name="ce16" table:formula="of:=IF(Tiles&gt;5;[.G16]*(Output_Scan_Bytes/8)+[.P16]+([.$L$46]*((Output_Scan_Bytes/8)/Tiles));&quot;&quot;)">
            <text:p/>
          </table:table-cell>
          <table:table-cell table:style-name="ce16" table:formula="of:=IF(Tiles&gt;5;[.H16]*(Output_Scan_Bytes/8)+[.Q16]+([.$L$46]*((Output_Scan_Bytes/8)/Tiles));&quot;&quot;)">
            <text:p/>
          </table:table-cell>
          <table:table-cell table:style-name="ce16" table:formula="of:=IF(Tiles&gt;5;[.I16]*(Output_Scan_Bytes/8)+[.R16]+([.$L$46]*((Output_Scan_Bytes/8)/Tiles));&quot;&quot;)">
            <text:p/>
          </table:table-cell>
          <table:table-cell table:style-name="ce16" table:formula="of:=IF(Tiles&gt;5;[.J16]*(Output_Scan_Bytes/8)+[.S16]+([.$L$46]*((Output_Scan_Bytes/8)/Tiles));&quot;&quot;)">
            <text:p/>
          </table:table-cell>
          <table:table-cell table:style-name="ce31"/>
          <table:table-cell table:style-name="ce16" table:formula="of:=IF(Tiles&gt;6;[.C16]*(Output_Scan_Bytes/8)+[.L16]+([.$U$46]*((Output_Scan_Bytes/8)/Tiles));&quot;&quot;)">
            <text:p/>
          </table:table-cell>
          <table:table-cell table:style-name="ce16" table:formula="of:=IF(Tiles&gt;6;[.D16]*(Output_Scan_Bytes/8)+[.M16]+([.$U$46]*((Output_Scan_Bytes/8)/Tiles));&quot;&quot;)">
            <text:p/>
          </table:table-cell>
          <table:table-cell table:style-name="ce16" table:formula="of:=IF(Tiles&gt;6;[.E16]*(Output_Scan_Bytes/8)+[.N16]+([.$U$46]*((Output_Scan_Bytes/8)/Tiles));&quot;&quot;)">
            <text:p/>
          </table:table-cell>
          <table:table-cell table:style-name="ce16" table:formula="of:=IF(Tiles&gt;6;[.F16]*(Output_Scan_Bytes/8)+[.O16]+([.$U$46]*((Output_Scan_Bytes/8)/Tiles));&quot;&quot;)">
            <text:p/>
          </table:table-cell>
          <table:table-cell table:style-name="ce16" table:formula="of:=IF(Tiles&gt;6;[.G16]*(Output_Scan_Bytes/8)+[.P16]+([.$U$46]*((Output_Scan_Bytes/8)/Tiles));&quot;&quot;)">
            <text:p/>
          </table:table-cell>
          <table:table-cell table:style-name="ce16" table:formula="of:=IF(Tiles&gt;6;[.H16]*(Output_Scan_Bytes/8)+[.Q16]+([.$U$46]*((Output_Scan_Bytes/8)/Tiles));&quot;&quot;)">
            <text:p/>
          </table:table-cell>
          <table:table-cell table:style-name="ce16" table:formula="of:=IF(Tiles&gt;6;[.I16]*(Output_Scan_Bytes/8)+[.R16]+([.$U$46]*((Output_Scan_Bytes/8)/Tiles));&quot;&quot;)">
            <text:p/>
          </table:table-cell>
          <table:table-cell table:style-name="ce16" table:formula="of:=IF(Tiles&gt;6;[.J16]*(Output_Scan_Bytes/8)+[.S16]+([.$U$46]*((Output_Scan_Bytes/8)/Tiles));&quot;&quot;)">
            <text:p/>
          </table:table-cell>
          <table:table-cell table:style-name="ce31"/>
          <table:table-cell table:style-name="ce16" table:formula="of:=IF(Tiles&gt;7;[.C16]*(Output_Scan_Bytes/8)+[.L16]+([.$AD$46]*((Output_Scan_Bytes/8)/Tiles));&quot;&quot;)">
            <text:p/>
          </table:table-cell>
          <table:table-cell table:style-name="ce16" table:formula="of:=IF(Tiles&gt;7;[.D16]*(Output_Scan_Bytes/8)+[.M16]+([.$AD$46]*((Output_Scan_Bytes/8)/Tiles));&quot;&quot;)">
            <text:p/>
          </table:table-cell>
          <table:table-cell table:style-name="ce16" table:formula="of:=IF(Tiles&gt;7;[.E16]*(Output_Scan_Bytes/8)+[.N16]+([.$AD$46]*((Output_Scan_Bytes/8)/Tiles));&quot;&quot;)">
            <text:p/>
          </table:table-cell>
          <table:table-cell table:style-name="ce16" table:formula="of:=IF(Tiles&gt;7;[.F16]*(Output_Scan_Bytes/8)+[.O16]+([.$AD$46]*((Output_Scan_Bytes/8)/Tiles));&quot;&quot;)">
            <text:p/>
          </table:table-cell>
          <table:table-cell table:style-name="ce16" table:formula="of:=IF(Tiles&gt;7;[.G16]*(Output_Scan_Bytes/8)+[.P16]+([.$AD$46]*((Output_Scan_Bytes/8)/Tiles));&quot;&quot;)">
            <text:p/>
          </table:table-cell>
          <table:table-cell table:style-name="ce16" table:formula="of:=IF(Tiles&gt;7;[.H16]*(Output_Scan_Bytes/8)+[.Q16]+([.$AD$46]*((Output_Scan_Bytes/8)/Tiles));&quot;&quot;)">
            <text:p/>
          </table:table-cell>
          <table:table-cell table:style-name="ce16" table:formula="of:=IF(Tiles&gt;7;[.I16]*(Output_Scan_Bytes/8)+[.R16]+([.$AD$46]*((Output_Scan_Bytes/8)/Tiles));&quot;&quot;)">
            <text:p/>
          </table:table-cell>
          <table:table-cell table:style-name="ce16" table:formula="of:=IF(Tiles&gt;7;[.J16]*(Output_Scan_Bytes/8)+[.S16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17]*(Output_Scan_Bytes/8)+[.L17]+([.$C$46]*((Output_Scan_Bytes/8)/Tiles));&quot;&quot;)">
            <text:p/>
          </table:table-cell>
          <table:table-cell table:style-name="ce18" table:formula="of:==IF(Tiles&gt;4;[.D17]*(Output_Scan_Bytes/8)+[.M17]+([.$C$46]*((Output_Scan_Bytes/8)/Tiles));&quot;&quot;)">
            <text:p/>
          </table:table-cell>
          <table:table-cell table:style-name="ce18" table:formula="of:==IF(Tiles&gt;4;[.E17]*(Output_Scan_Bytes/8)+[.N17]+([.$C$46]*((Output_Scan_Bytes/8)/Tiles));&quot;&quot;)">
            <text:p/>
          </table:table-cell>
          <table:table-cell table:style-name="ce18" table:formula="of:==IF(Tiles&gt;4;[.F17]*(Output_Scan_Bytes/8)+[.O17]+([.$C$46]*((Output_Scan_Bytes/8)/Tiles));&quot;&quot;)">
            <text:p/>
          </table:table-cell>
          <table:table-cell table:style-name="ce18" table:formula="of:==IF(Tiles&gt;4;[.G17]*(Output_Scan_Bytes/8)+[.P17]+([.$C$46]*((Output_Scan_Bytes/8)/Tiles));&quot;&quot;)">
            <text:p/>
          </table:table-cell>
          <table:table-cell table:style-name="ce18" table:formula="of:==IF(Tiles&gt;4;[.H17]*(Output_Scan_Bytes/8)+[.Q17]+([.$C$46]*((Output_Scan_Bytes/8)/Tiles));&quot;&quot;)">
            <text:p/>
          </table:table-cell>
          <table:table-cell table:style-name="ce18" table:formula="of:==IF(Tiles&gt;4;[.I17]*(Output_Scan_Bytes/8)+[.R17]+([.$C$46]*((Output_Scan_Bytes/8)/Tiles));&quot;&quot;)">
            <text:p/>
          </table:table-cell>
          <table:table-cell table:style-name="ce18" table:formula="of:==IF(Tiles&gt;4;[.J17]*(Output_Scan_Bytes/8)+[.S17]+([.$C$46]*((Output_Scan_Bytes/8)/Tiles));&quot;&quot;)">
            <text:p/>
          </table:table-cell>
          <table:table-cell table:style-name="ce31"/>
          <table:table-cell table:style-name="ce16" table:formula="of:=IF(Tiles&gt;5;[.C17]*(Output_Scan_Bytes/8)+[.L17]+([.$L$46]*((Output_Scan_Bytes/8)/Tiles));&quot;&quot;)">
            <text:p/>
          </table:table-cell>
          <table:table-cell table:style-name="ce16" table:formula="of:=IF(Tiles&gt;5;[.D17]*(Output_Scan_Bytes/8)+[.M17]+([.$L$46]*((Output_Scan_Bytes/8)/Tiles));&quot;&quot;)">
            <text:p/>
          </table:table-cell>
          <table:table-cell table:style-name="ce16" table:formula="of:=IF(Tiles&gt;5;[.E17]*(Output_Scan_Bytes/8)+[.N17]+([.$L$46]*((Output_Scan_Bytes/8)/Tiles));&quot;&quot;)">
            <text:p/>
          </table:table-cell>
          <table:table-cell table:style-name="ce16" table:formula="of:=IF(Tiles&gt;5;[.F17]*(Output_Scan_Bytes/8)+[.O17]+([.$L$46]*((Output_Scan_Bytes/8)/Tiles));&quot;&quot;)">
            <text:p/>
          </table:table-cell>
          <table:table-cell table:style-name="ce16" table:formula="of:=IF(Tiles&gt;5;[.G17]*(Output_Scan_Bytes/8)+[.P17]+([.$L$46]*((Output_Scan_Bytes/8)/Tiles));&quot;&quot;)">
            <text:p/>
          </table:table-cell>
          <table:table-cell table:style-name="ce16" table:formula="of:=IF(Tiles&gt;5;[.H17]*(Output_Scan_Bytes/8)+[.Q17]+([.$L$46]*((Output_Scan_Bytes/8)/Tiles));&quot;&quot;)">
            <text:p/>
          </table:table-cell>
          <table:table-cell table:style-name="ce16" table:formula="of:=IF(Tiles&gt;5;[.I17]*(Output_Scan_Bytes/8)+[.R17]+([.$L$46]*((Output_Scan_Bytes/8)/Tiles));&quot;&quot;)">
            <text:p/>
          </table:table-cell>
          <table:table-cell table:style-name="ce16" table:formula="of:=IF(Tiles&gt;5;[.J17]*(Output_Scan_Bytes/8)+[.S17]+([.$L$46]*((Output_Scan_Bytes/8)/Tiles));&quot;&quot;)">
            <text:p/>
          </table:table-cell>
          <table:table-cell table:style-name="ce31"/>
          <table:table-cell table:style-name="ce16" table:formula="of:=IF(Tiles&gt;6;[.C17]*(Output_Scan_Bytes/8)+[.L17]+([.$U$46]*((Output_Scan_Bytes/8)/Tiles));&quot;&quot;)">
            <text:p/>
          </table:table-cell>
          <table:table-cell table:style-name="ce16" table:formula="of:=IF(Tiles&gt;6;[.D17]*(Output_Scan_Bytes/8)+[.M17]+([.$U$46]*((Output_Scan_Bytes/8)/Tiles));&quot;&quot;)">
            <text:p/>
          </table:table-cell>
          <table:table-cell table:style-name="ce16" table:formula="of:=IF(Tiles&gt;6;[.E17]*(Output_Scan_Bytes/8)+[.N17]+([.$U$46]*((Output_Scan_Bytes/8)/Tiles));&quot;&quot;)">
            <text:p/>
          </table:table-cell>
          <table:table-cell table:style-name="ce16" table:formula="of:=IF(Tiles&gt;6;[.F17]*(Output_Scan_Bytes/8)+[.O17]+([.$U$46]*((Output_Scan_Bytes/8)/Tiles));&quot;&quot;)">
            <text:p/>
          </table:table-cell>
          <table:table-cell table:style-name="ce16" table:formula="of:=IF(Tiles&gt;6;[.G17]*(Output_Scan_Bytes/8)+[.P17]+([.$U$46]*((Output_Scan_Bytes/8)/Tiles));&quot;&quot;)">
            <text:p/>
          </table:table-cell>
          <table:table-cell table:style-name="ce16" table:formula="of:=IF(Tiles&gt;6;[.H17]*(Output_Scan_Bytes/8)+[.Q17]+([.$U$46]*((Output_Scan_Bytes/8)/Tiles));&quot;&quot;)">
            <text:p/>
          </table:table-cell>
          <table:table-cell table:style-name="ce16" table:formula="of:=IF(Tiles&gt;6;[.I17]*(Output_Scan_Bytes/8)+[.R17]+([.$U$46]*((Output_Scan_Bytes/8)/Tiles));&quot;&quot;)">
            <text:p/>
          </table:table-cell>
          <table:table-cell table:style-name="ce16" table:formula="of:=IF(Tiles&gt;6;[.J17]*(Output_Scan_Bytes/8)+[.S17]+([.$U$46]*((Output_Scan_Bytes/8)/Tiles));&quot;&quot;)">
            <text:p/>
          </table:table-cell>
          <table:table-cell table:style-name="ce31"/>
          <table:table-cell table:style-name="ce16" table:formula="of:=IF(Tiles&gt;7;[.C17]*(Output_Scan_Bytes/8)+[.L17]+([.$AD$46]*((Output_Scan_Bytes/8)/Tiles));&quot;&quot;)">
            <text:p/>
          </table:table-cell>
          <table:table-cell table:style-name="ce16" table:formula="of:=IF(Tiles&gt;7;[.D17]*(Output_Scan_Bytes/8)+[.M17]+([.$AD$46]*((Output_Scan_Bytes/8)/Tiles));&quot;&quot;)">
            <text:p/>
          </table:table-cell>
          <table:table-cell table:style-name="ce16" table:formula="of:=IF(Tiles&gt;7;[.E17]*(Output_Scan_Bytes/8)+[.N17]+([.$AD$46]*((Output_Scan_Bytes/8)/Tiles));&quot;&quot;)">
            <text:p/>
          </table:table-cell>
          <table:table-cell table:style-name="ce16" table:formula="of:=IF(Tiles&gt;7;[.F17]*(Output_Scan_Bytes/8)+[.O17]+([.$AD$46]*((Output_Scan_Bytes/8)/Tiles));&quot;&quot;)">
            <text:p/>
          </table:table-cell>
          <table:table-cell table:style-name="ce16" table:formula="of:=IF(Tiles&gt;7;[.G17]*(Output_Scan_Bytes/8)+[.P17]+([.$AD$46]*((Output_Scan_Bytes/8)/Tiles));&quot;&quot;)">
            <text:p/>
          </table:table-cell>
          <table:table-cell table:style-name="ce16" table:formula="of:=IF(Tiles&gt;7;[.H17]*(Output_Scan_Bytes/8)+[.Q17]+([.$AD$46]*((Output_Scan_Bytes/8)/Tiles));&quot;&quot;)">
            <text:p/>
          </table:table-cell>
          <table:table-cell table:style-name="ce16" table:formula="of:=IF(Tiles&gt;7;[.I17]*(Output_Scan_Bytes/8)+[.R17]+([.$AD$46]*((Output_Scan_Bytes/8)/Tiles));&quot;&quot;)">
            <text:p/>
          </table:table-cell>
          <table:table-cell table:style-name="ce16" table:formula="of:=IF(Tiles&gt;7;[.J17]*(Output_Scan_Bytes/8)+[.S17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18]*(Output_Scan_Bytes/8)+[.L18]+([.$C$46]*((Output_Scan_Bytes/8)/Tiles));&quot;&quot;)">
            <text:p/>
          </table:table-cell>
          <table:table-cell table:style-name="ce18" table:formula="of:==IF(Tiles&gt;4;[.D18]*(Output_Scan_Bytes/8)+[.M18]+([.$C$46]*((Output_Scan_Bytes/8)/Tiles));&quot;&quot;)">
            <text:p/>
          </table:table-cell>
          <table:table-cell table:style-name="ce18" table:formula="of:==IF(Tiles&gt;4;[.E18]*(Output_Scan_Bytes/8)+[.N18]+([.$C$46]*((Output_Scan_Bytes/8)/Tiles));&quot;&quot;)">
            <text:p/>
          </table:table-cell>
          <table:table-cell table:style-name="ce18" table:formula="of:==IF(Tiles&gt;4;[.F18]*(Output_Scan_Bytes/8)+[.O18]+([.$C$46]*((Output_Scan_Bytes/8)/Tiles));&quot;&quot;)">
            <text:p/>
          </table:table-cell>
          <table:table-cell table:style-name="ce18" table:formula="of:==IF(Tiles&gt;4;[.G18]*(Output_Scan_Bytes/8)+[.P18]+([.$C$46]*((Output_Scan_Bytes/8)/Tiles));&quot;&quot;)">
            <text:p/>
          </table:table-cell>
          <table:table-cell table:style-name="ce18" table:formula="of:==IF(Tiles&gt;4;[.H18]*(Output_Scan_Bytes/8)+[.Q18]+([.$C$46]*((Output_Scan_Bytes/8)/Tiles));&quot;&quot;)">
            <text:p/>
          </table:table-cell>
          <table:table-cell table:style-name="ce18" table:formula="of:==IF(Tiles&gt;4;[.I18]*(Output_Scan_Bytes/8)+[.R18]+([.$C$46]*((Output_Scan_Bytes/8)/Tiles));&quot;&quot;)">
            <text:p/>
          </table:table-cell>
          <table:table-cell table:style-name="ce18" table:formula="of:==IF(Tiles&gt;4;[.J18]*(Output_Scan_Bytes/8)+[.S18]+([.$C$46]*((Output_Scan_Bytes/8)/Tiles));&quot;&quot;)">
            <text:p/>
          </table:table-cell>
          <table:table-cell table:style-name="ce31"/>
          <table:table-cell table:style-name="ce18" table:formula="of:=IF(Tiles&gt;5;[.C18]*(Output_Scan_Bytes/8)+[.L18]+([.$L$46]*((Output_Scan_Bytes/8)/Tiles));&quot;&quot;)">
            <text:p/>
          </table:table-cell>
          <table:table-cell table:style-name="ce18" table:formula="of:=IF(Tiles&gt;5;[.D18]*(Output_Scan_Bytes/8)+[.M18]+([.$L$46]*((Output_Scan_Bytes/8)/Tiles));&quot;&quot;)">
            <text:p/>
          </table:table-cell>
          <table:table-cell table:style-name="ce18" table:formula="of:=IF(Tiles&gt;5;[.E18]*(Output_Scan_Bytes/8)+[.N18]+([.$L$46]*((Output_Scan_Bytes/8)/Tiles));&quot;&quot;)">
            <text:p/>
          </table:table-cell>
          <table:table-cell table:style-name="ce18" table:formula="of:=IF(Tiles&gt;5;[.F18]*(Output_Scan_Bytes/8)+[.O18]+([.$L$46]*((Output_Scan_Bytes/8)/Tiles));&quot;&quot;)">
            <text:p/>
          </table:table-cell>
          <table:table-cell table:style-name="ce18" table:formula="of:=IF(Tiles&gt;5;[.G18]*(Output_Scan_Bytes/8)+[.P18]+([.$L$46]*((Output_Scan_Bytes/8)/Tiles));&quot;&quot;)">
            <text:p/>
          </table:table-cell>
          <table:table-cell table:style-name="ce18" table:formula="of:=IF(Tiles&gt;5;[.H18]*(Output_Scan_Bytes/8)+[.Q18]+([.$L$46]*((Output_Scan_Bytes/8)/Tiles));&quot;&quot;)">
            <text:p/>
          </table:table-cell>
          <table:table-cell table:style-name="ce18" table:formula="of:=IF(Tiles&gt;5;[.I18]*(Output_Scan_Bytes/8)+[.R18]+([.$L$46]*((Output_Scan_Bytes/8)/Tiles));&quot;&quot;)">
            <text:p/>
          </table:table-cell>
          <table:table-cell table:style-name="ce18" table:formula="of:=IF(Tiles&gt;5;[.J18]*(Output_Scan_Bytes/8)+[.S18]+([.$L$46]*((Output_Scan_Bytes/8)/Tiles));&quot;&quot;)">
            <text:p/>
          </table:table-cell>
          <table:table-cell table:style-name="ce31"/>
          <table:table-cell table:style-name="ce18" table:formula="of:=IF(Tiles&gt;6;[.C18]*(Output_Scan_Bytes/8)+[.L18]+([.$U$46]*((Output_Scan_Bytes/8)/Tiles));&quot;&quot;)">
            <text:p/>
          </table:table-cell>
          <table:table-cell table:style-name="ce18" table:formula="of:=IF(Tiles&gt;6;[.D18]*(Output_Scan_Bytes/8)+[.M18]+([.$U$46]*((Output_Scan_Bytes/8)/Tiles));&quot;&quot;)">
            <text:p/>
          </table:table-cell>
          <table:table-cell table:style-name="ce16" table:formula="of:=IF(Tiles&gt;6;[.E18]*(Output_Scan_Bytes/8)+[.N18]+([.$U$46]*((Output_Scan_Bytes/8)/Tiles));&quot;&quot;)">
            <text:p/>
          </table:table-cell>
          <table:table-cell table:style-name="ce18" table:formula="of:=IF(Tiles&gt;6;[.F18]*(Output_Scan_Bytes/8)+[.O18]+([.$U$46]*((Output_Scan_Bytes/8)/Tiles));&quot;&quot;)">
            <text:p/>
          </table:table-cell>
          <table:table-cell table:style-name="ce18" table:formula="of:=IF(Tiles&gt;6;[.G18]*(Output_Scan_Bytes/8)+[.P18]+([.$U$46]*((Output_Scan_Bytes/8)/Tiles));&quot;&quot;)">
            <text:p/>
          </table:table-cell>
          <table:table-cell table:style-name="ce18" table:formula="of:=IF(Tiles&gt;6;[.H18]*(Output_Scan_Bytes/8)+[.Q18]+([.$U$46]*((Output_Scan_Bytes/8)/Tiles));&quot;&quot;)">
            <text:p/>
          </table:table-cell>
          <table:table-cell table:style-name="ce18" table:formula="of:=IF(Tiles&gt;6;[.I18]*(Output_Scan_Bytes/8)+[.R18]+([.$U$46]*((Output_Scan_Bytes/8)/Tiles));&quot;&quot;)">
            <text:p/>
          </table:table-cell>
          <table:table-cell table:style-name="ce18" table:formula="of:=IF(Tiles&gt;6;[.J18]*(Output_Scan_Bytes/8)+[.S18]+([.$U$46]*((Output_Scan_Bytes/8)/Tiles));&quot;&quot;)">
            <text:p/>
          </table:table-cell>
          <table:table-cell table:style-name="ce31"/>
          <table:table-cell table:style-name="ce18" table:formula="of:=IF(Tiles&gt;7;[.C18]*(Output_Scan_Bytes/8)+[.L18]+([.$AD$46]*((Output_Scan_Bytes/8)/Tiles));&quot;&quot;)">
            <text:p/>
          </table:table-cell>
          <table:table-cell table:style-name="ce18" table:formula="of:=IF(Tiles&gt;7;[.D18]*(Output_Scan_Bytes/8)+[.M18]+([.$AD$46]*((Output_Scan_Bytes/8)/Tiles));&quot;&quot;)">
            <text:p/>
          </table:table-cell>
          <table:table-cell table:style-name="ce18" table:formula="of:=IF(Tiles&gt;7;[.E18]*(Output_Scan_Bytes/8)+[.N18]+([.$AD$46]*((Output_Scan_Bytes/8)/Tiles));&quot;&quot;)">
            <text:p/>
          </table:table-cell>
          <table:table-cell table:style-name="ce16" table:formula="of:=IF(Tiles&gt;7;[.F18]*(Output_Scan_Bytes/8)+[.O18]+([.$AD$46]*((Output_Scan_Bytes/8)/Tiles));&quot;&quot;)">
            <text:p/>
          </table:table-cell>
          <table:table-cell table:style-name="ce16" table:formula="of:=IF(Tiles&gt;7;[.G18]*(Output_Scan_Bytes/8)+[.P18]+([.$AD$46]*((Output_Scan_Bytes/8)/Tiles));&quot;&quot;)">
            <text:p/>
          </table:table-cell>
          <table:table-cell table:style-name="ce16" table:formula="of:=IF(Tiles&gt;7;[.H18]*(Output_Scan_Bytes/8)+[.Q18]+([.$AD$46]*((Output_Scan_Bytes/8)/Tiles));&quot;&quot;)">
            <text:p/>
          </table:table-cell>
          <table:table-cell table:style-name="ce16" table:formula="of:=IF(Tiles&gt;7;[.I18]*(Output_Scan_Bytes/8)+[.R18]+([.$AD$46]*((Output_Scan_Bytes/8)/Tiles));&quot;&quot;)">
            <text:p/>
          </table:table-cell>
          <table:table-cell table:style-name="ce16" table:formula="of:=IF(Tiles&gt;7;[.J18]*(Output_Scan_Bytes/8)+[.S18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19]*(Output_Scan_Bytes/8)+[.L19]+([.$C$46]*((Output_Scan_Bytes/8)/Tiles));&quot;&quot;)">
            <text:p/>
          </table:table-cell>
          <table:table-cell table:style-name="ce18" table:formula="of:==IF(Tiles&gt;4;[.D19]*(Output_Scan_Bytes/8)+[.M19]+([.$C$46]*((Output_Scan_Bytes/8)/Tiles));&quot;&quot;)">
            <text:p/>
          </table:table-cell>
          <table:table-cell table:style-name="ce18" table:formula="of:==IF(Tiles&gt;4;[.E19]*(Output_Scan_Bytes/8)+[.N19]+([.$C$46]*((Output_Scan_Bytes/8)/Tiles));&quot;&quot;)">
            <text:p/>
          </table:table-cell>
          <table:table-cell table:style-name="ce18" table:formula="of:==IF(Tiles&gt;4;[.F19]*(Output_Scan_Bytes/8)+[.O19]+([.$C$46]*((Output_Scan_Bytes/8)/Tiles));&quot;&quot;)">
            <text:p/>
          </table:table-cell>
          <table:table-cell table:style-name="ce18" table:formula="of:==IF(Tiles&gt;4;[.G19]*(Output_Scan_Bytes/8)+[.P19]+([.$C$46]*((Output_Scan_Bytes/8)/Tiles));&quot;&quot;)">
            <text:p/>
          </table:table-cell>
          <table:table-cell table:style-name="ce18" table:formula="of:==IF(Tiles&gt;4;[.H19]*(Output_Scan_Bytes/8)+[.Q19]+([.$C$46]*((Output_Scan_Bytes/8)/Tiles));&quot;&quot;)">
            <text:p/>
          </table:table-cell>
          <table:table-cell table:style-name="ce18" table:formula="of:==IF(Tiles&gt;4;[.I19]*(Output_Scan_Bytes/8)+[.R19]+([.$C$46]*((Output_Scan_Bytes/8)/Tiles));&quot;&quot;)">
            <text:p/>
          </table:table-cell>
          <table:table-cell table:style-name="ce18" table:formula="of:==IF(Tiles&gt;4;[.J19]*(Output_Scan_Bytes/8)+[.S19]+([.$C$46]*((Output_Scan_Bytes/8)/Tiles));&quot;&quot;)">
            <text:p/>
          </table:table-cell>
          <table:table-cell table:style-name="ce31"/>
          <table:table-cell table:style-name="ce18" table:formula="of:=IF(Tiles&gt;5;[.C19]*(Output_Scan_Bytes/8)+[.L19]+([.$L$46]*((Output_Scan_Bytes/8)/Tiles));&quot;&quot;)">
            <text:p/>
          </table:table-cell>
          <table:table-cell table:style-name="ce18" table:formula="of:=IF(Tiles&gt;5;[.D19]*(Output_Scan_Bytes/8)+[.M19]+([.$L$46]*((Output_Scan_Bytes/8)/Tiles));&quot;&quot;)">
            <text:p/>
          </table:table-cell>
          <table:table-cell table:style-name="ce18" table:formula="of:=IF(Tiles&gt;5;[.E19]*(Output_Scan_Bytes/8)+[.N19]+([.$L$46]*((Output_Scan_Bytes/8)/Tiles));&quot;&quot;)">
            <text:p/>
          </table:table-cell>
          <table:table-cell table:style-name="ce18" table:formula="of:=IF(Tiles&gt;5;[.F19]*(Output_Scan_Bytes/8)+[.O19]+([.$L$46]*((Output_Scan_Bytes/8)/Tiles));&quot;&quot;)">
            <text:p/>
          </table:table-cell>
          <table:table-cell table:style-name="ce18" table:formula="of:=IF(Tiles&gt;5;[.G19]*(Output_Scan_Bytes/8)+[.P19]+([.$L$46]*((Output_Scan_Bytes/8)/Tiles));&quot;&quot;)">
            <text:p/>
          </table:table-cell>
          <table:table-cell table:style-name="ce18" table:formula="of:=IF(Tiles&gt;5;[.H19]*(Output_Scan_Bytes/8)+[.Q19]+([.$L$46]*((Output_Scan_Bytes/8)/Tiles));&quot;&quot;)">
            <text:p/>
          </table:table-cell>
          <table:table-cell table:style-name="ce18" table:formula="of:=IF(Tiles&gt;5;[.I19]*(Output_Scan_Bytes/8)+[.R19]+([.$L$46]*((Output_Scan_Bytes/8)/Tiles));&quot;&quot;)">
            <text:p/>
          </table:table-cell>
          <table:table-cell table:style-name="ce18" table:formula="of:=IF(Tiles&gt;5;[.J19]*(Output_Scan_Bytes/8)+[.S19]+([.$L$46]*((Output_Scan_Bytes/8)/Tiles));&quot;&quot;)">
            <text:p/>
          </table:table-cell>
          <table:table-cell table:style-name="ce31"/>
          <table:table-cell table:style-name="ce18" table:formula="of:=IF(Tiles&gt;6;[.C19]*(Output_Scan_Bytes/8)+[.L19]+([.$U$46]*((Output_Scan_Bytes/8)/Tiles));&quot;&quot;)">
            <text:p/>
          </table:table-cell>
          <table:table-cell table:style-name="ce18" table:formula="of:=IF(Tiles&gt;6;[.D19]*(Output_Scan_Bytes/8)+[.M19]+([.$U$46]*((Output_Scan_Bytes/8)/Tiles));&quot;&quot;)">
            <text:p/>
          </table:table-cell>
          <table:table-cell table:style-name="ce16" table:formula="of:=IF(Tiles&gt;6;[.E19]*(Output_Scan_Bytes/8)+[.N19]+([.$U$46]*((Output_Scan_Bytes/8)/Tiles));&quot;&quot;)">
            <text:p/>
          </table:table-cell>
          <table:table-cell table:style-name="ce18" table:formula="of:=IF(Tiles&gt;6;[.F19]*(Output_Scan_Bytes/8)+[.O19]+([.$U$46]*((Output_Scan_Bytes/8)/Tiles));&quot;&quot;)">
            <text:p/>
          </table:table-cell>
          <table:table-cell table:style-name="ce18" table:formula="of:=IF(Tiles&gt;6;[.G19]*(Output_Scan_Bytes/8)+[.P19]+([.$U$46]*((Output_Scan_Bytes/8)/Tiles));&quot;&quot;)">
            <text:p/>
          </table:table-cell>
          <table:table-cell table:style-name="ce18" table:formula="of:=IF(Tiles&gt;6;[.H19]*(Output_Scan_Bytes/8)+[.Q19]+([.$U$46]*((Output_Scan_Bytes/8)/Tiles));&quot;&quot;)">
            <text:p/>
          </table:table-cell>
          <table:table-cell table:style-name="ce18" table:formula="of:=IF(Tiles&gt;6;[.I19]*(Output_Scan_Bytes/8)+[.R19]+([.$U$46]*((Output_Scan_Bytes/8)/Tiles));&quot;&quot;)">
            <text:p/>
          </table:table-cell>
          <table:table-cell table:style-name="ce18" table:formula="of:=IF(Tiles&gt;6;[.J19]*(Output_Scan_Bytes/8)+[.S19]+([.$U$46]*((Output_Scan_Bytes/8)/Tiles));&quot;&quot;)">
            <text:p/>
          </table:table-cell>
          <table:table-cell table:style-name="ce31"/>
          <table:table-cell table:style-name="ce18" table:formula="of:=IF(Tiles&gt;7;[.C19]*(Output_Scan_Bytes/8)+[.L19]+([.$AD$46]*((Output_Scan_Bytes/8)/Tiles));&quot;&quot;)">
            <text:p/>
          </table:table-cell>
          <table:table-cell table:style-name="ce18" table:formula="of:=IF(Tiles&gt;7;[.D19]*(Output_Scan_Bytes/8)+[.M19]+([.$AD$46]*((Output_Scan_Bytes/8)/Tiles));&quot;&quot;)">
            <text:p/>
          </table:table-cell>
          <table:table-cell table:style-name="ce18" table:formula="of:=IF(Tiles&gt;7;[.E19]*(Output_Scan_Bytes/8)+[.N19]+([.$AD$46]*((Output_Scan_Bytes/8)/Tiles));&quot;&quot;)">
            <text:p/>
          </table:table-cell>
          <table:table-cell table:style-name="ce16" table:formula="of:=IF(Tiles&gt;7;[.F19]*(Output_Scan_Bytes/8)+[.O19]+([.$AD$46]*((Output_Scan_Bytes/8)/Tiles));&quot;&quot;)">
            <text:p/>
          </table:table-cell>
          <table:table-cell table:style-name="ce16" table:formula="of:=IF(Tiles&gt;7;[.G19]*(Output_Scan_Bytes/8)+[.P19]+([.$AD$46]*((Output_Scan_Bytes/8)/Tiles));&quot;&quot;)">
            <text:p/>
          </table:table-cell>
          <table:table-cell table:style-name="ce16" table:formula="of:=IF(Tiles&gt;7;[.H19]*(Output_Scan_Bytes/8)+[.Q19]+([.$AD$46]*((Output_Scan_Bytes/8)/Tiles));&quot;&quot;)">
            <text:p/>
          </table:table-cell>
          <table:table-cell table:style-name="ce16" table:formula="of:=IF(Tiles&gt;7;[.I19]*(Output_Scan_Bytes/8)+[.R19]+([.$AD$46]*((Output_Scan_Bytes/8)/Tiles));&quot;&quot;)">
            <text:p/>
          </table:table-cell>
          <table:table-cell table:style-name="ce16" table:formula="of:=IF(Tiles&gt;7;[.J19]*(Output_Scan_Bytes/8)+[.S19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20]*(Output_Scan_Bytes/8)+[.L20]+([.$C$46]*((Output_Scan_Bytes/8)/Tiles));&quot;&quot;)">
            <text:p/>
          </table:table-cell>
          <table:table-cell table:style-name="ce18" table:formula="of:==IF(Tiles&gt;4;[.D20]*(Output_Scan_Bytes/8)+[.M20]+([.$C$46]*((Output_Scan_Bytes/8)/Tiles));&quot;&quot;)">
            <text:p/>
          </table:table-cell>
          <table:table-cell table:style-name="ce18" table:formula="of:==IF(Tiles&gt;4;[.E20]*(Output_Scan_Bytes/8)+[.N20]+([.$C$46]*((Output_Scan_Bytes/8)/Tiles));&quot;&quot;)">
            <text:p/>
          </table:table-cell>
          <table:table-cell table:style-name="ce18" table:formula="of:==IF(Tiles&gt;4;[.F20]*(Output_Scan_Bytes/8)+[.O20]+([.$C$46]*((Output_Scan_Bytes/8)/Tiles));&quot;&quot;)">
            <text:p/>
          </table:table-cell>
          <table:table-cell table:style-name="ce18" table:formula="of:==IF(Tiles&gt;4;[.G20]*(Output_Scan_Bytes/8)+[.P20]+([.$C$46]*((Output_Scan_Bytes/8)/Tiles));&quot;&quot;)">
            <text:p/>
          </table:table-cell>
          <table:table-cell table:style-name="ce18" table:formula="of:==IF(Tiles&gt;4;[.H20]*(Output_Scan_Bytes/8)+[.Q20]+([.$C$46]*((Output_Scan_Bytes/8)/Tiles));&quot;&quot;)">
            <text:p/>
          </table:table-cell>
          <table:table-cell table:style-name="ce18" table:formula="of:==IF(Tiles&gt;4;[.I20]*(Output_Scan_Bytes/8)+[.R20]+([.$C$46]*((Output_Scan_Bytes/8)/Tiles));&quot;&quot;)">
            <text:p/>
          </table:table-cell>
          <table:table-cell table:style-name="ce18" table:formula="of:==IF(Tiles&gt;4;[.J20]*(Output_Scan_Bytes/8)+[.S20]+([.$C$46]*((Output_Scan_Bytes/8)/Tiles));&quot;&quot;)">
            <text:p/>
          </table:table-cell>
          <table:table-cell table:style-name="ce31"/>
          <table:table-cell table:style-name="ce18" table:formula="of:=IF(Tiles&gt;5;[.C20]*(Output_Scan_Bytes/8)+[.L20]+([.$L$46]*((Output_Scan_Bytes/8)/Tiles));&quot;&quot;)">
            <text:p/>
          </table:table-cell>
          <table:table-cell table:style-name="ce18" table:formula="of:=IF(Tiles&gt;5;[.D20]*(Output_Scan_Bytes/8)+[.M20]+([.$L$46]*((Output_Scan_Bytes/8)/Tiles));&quot;&quot;)">
            <text:p/>
          </table:table-cell>
          <table:table-cell table:style-name="ce18" table:formula="of:=IF(Tiles&gt;5;[.E20]*(Output_Scan_Bytes/8)+[.N20]+([.$L$46]*((Output_Scan_Bytes/8)/Tiles));&quot;&quot;)">
            <text:p/>
          </table:table-cell>
          <table:table-cell table:style-name="ce18" table:formula="of:=IF(Tiles&gt;5;[.F20]*(Output_Scan_Bytes/8)+[.O20]+([.$L$46]*((Output_Scan_Bytes/8)/Tiles));&quot;&quot;)">
            <text:p/>
          </table:table-cell>
          <table:table-cell table:style-name="ce18" table:formula="of:=IF(Tiles&gt;5;[.G20]*(Output_Scan_Bytes/8)+[.P20]+([.$L$46]*((Output_Scan_Bytes/8)/Tiles));&quot;&quot;)">
            <text:p/>
          </table:table-cell>
          <table:table-cell table:style-name="ce18" table:formula="of:=IF(Tiles&gt;5;[.H20]*(Output_Scan_Bytes/8)+[.Q20]+([.$L$46]*((Output_Scan_Bytes/8)/Tiles));&quot;&quot;)">
            <text:p/>
          </table:table-cell>
          <table:table-cell table:style-name="ce18" table:formula="of:=IF(Tiles&gt;5;[.I20]*(Output_Scan_Bytes/8)+[.R20]+([.$L$46]*((Output_Scan_Bytes/8)/Tiles));&quot;&quot;)">
            <text:p/>
          </table:table-cell>
          <table:table-cell table:style-name="ce18" table:formula="of:=IF(Tiles&gt;5;[.J20]*(Output_Scan_Bytes/8)+[.S20]+([.$L$46]*((Output_Scan_Bytes/8)/Tiles));&quot;&quot;)">
            <text:p/>
          </table:table-cell>
          <table:table-cell table:style-name="ce31"/>
          <table:table-cell table:style-name="ce18" table:formula="of:=IF(Tiles&gt;6;[.C20]*(Output_Scan_Bytes/8)+[.L20]+([.$U$46]*((Output_Scan_Bytes/8)/Tiles));&quot;&quot;)">
            <text:p/>
          </table:table-cell>
          <table:table-cell table:style-name="ce18" table:formula="of:=IF(Tiles&gt;6;[.D20]*(Output_Scan_Bytes/8)+[.M20]+([.$U$46]*((Output_Scan_Bytes/8)/Tiles));&quot;&quot;)">
            <text:p/>
          </table:table-cell>
          <table:table-cell table:style-name="ce16" table:formula="of:=IF(Tiles&gt;6;[.E20]*(Output_Scan_Bytes/8)+[.N20]+([.$U$46]*((Output_Scan_Bytes/8)/Tiles));&quot;&quot;)">
            <text:p/>
          </table:table-cell>
          <table:table-cell table:style-name="ce18" table:formula="of:=IF(Tiles&gt;6;[.F20]*(Output_Scan_Bytes/8)+[.O20]+([.$U$46]*((Output_Scan_Bytes/8)/Tiles));&quot;&quot;)">
            <text:p/>
          </table:table-cell>
          <table:table-cell table:style-name="ce18" table:formula="of:=IF(Tiles&gt;6;[.G20]*(Output_Scan_Bytes/8)+[.P20]+([.$U$46]*((Output_Scan_Bytes/8)/Tiles));&quot;&quot;)">
            <text:p/>
          </table:table-cell>
          <table:table-cell table:style-name="ce18" table:formula="of:=IF(Tiles&gt;6;[.H20]*(Output_Scan_Bytes/8)+[.Q20]+([.$U$46]*((Output_Scan_Bytes/8)/Tiles));&quot;&quot;)">
            <text:p/>
          </table:table-cell>
          <table:table-cell table:style-name="ce18" table:formula="of:=IF(Tiles&gt;6;[.I20]*(Output_Scan_Bytes/8)+[.R20]+([.$U$46]*((Output_Scan_Bytes/8)/Tiles));&quot;&quot;)">
            <text:p/>
          </table:table-cell>
          <table:table-cell table:style-name="ce18" table:formula="of:=IF(Tiles&gt;6;[.J20]*(Output_Scan_Bytes/8)+[.S20]+([.$U$46]*((Output_Scan_Bytes/8)/Tiles));&quot;&quot;)">
            <text:p/>
          </table:table-cell>
          <table:table-cell table:style-name="ce31"/>
          <table:table-cell table:style-name="ce18" table:formula="of:=IF(Tiles&gt;7;[.C20]*(Output_Scan_Bytes/8)+[.L20]+([.$AD$46]*((Output_Scan_Bytes/8)/Tiles));&quot;&quot;)">
            <text:p/>
          </table:table-cell>
          <table:table-cell table:style-name="ce18" table:formula="of:=IF(Tiles&gt;7;[.D20]*(Output_Scan_Bytes/8)+[.M20]+([.$AD$46]*((Output_Scan_Bytes/8)/Tiles));&quot;&quot;)">
            <text:p/>
          </table:table-cell>
          <table:table-cell table:style-name="ce18" table:formula="of:=IF(Tiles&gt;7;[.E20]*(Output_Scan_Bytes/8)+[.N20]+([.$AD$46]*((Output_Scan_Bytes/8)/Tiles));&quot;&quot;)">
            <text:p/>
          </table:table-cell>
          <table:table-cell table:style-name="ce16" table:formula="of:=IF(Tiles&gt;7;[.F20]*(Output_Scan_Bytes/8)+[.O20]+([.$AD$46]*((Output_Scan_Bytes/8)/Tiles));&quot;&quot;)">
            <text:p/>
          </table:table-cell>
          <table:table-cell table:style-name="ce16" table:formula="of:=IF(Tiles&gt;7;[.G20]*(Output_Scan_Bytes/8)+[.P20]+([.$AD$46]*((Output_Scan_Bytes/8)/Tiles));&quot;&quot;)">
            <text:p/>
          </table:table-cell>
          <table:table-cell table:style-name="ce16" table:formula="of:=IF(Tiles&gt;7;[.H20]*(Output_Scan_Bytes/8)+[.Q20]+([.$AD$46]*((Output_Scan_Bytes/8)/Tiles));&quot;&quot;)">
            <text:p/>
          </table:table-cell>
          <table:table-cell table:style-name="ce16" table:formula="of:=IF(Tiles&gt;7;[.I20]*(Output_Scan_Bytes/8)+[.R20]+([.$AD$46]*((Output_Scan_Bytes/8)/Tiles));&quot;&quot;)">
            <text:p/>
          </table:table-cell>
          <table:table-cell table:style-name="ce16" table:formula="of:=IF(Tiles&gt;7;[.J20]*(Output_Scan_Bytes/8)+[.S20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21]*(Output_Scan_Bytes/8)+[.L21]+([.$C$46]*((Output_Scan_Bytes/8)/Tiles));&quot;&quot;)">
            <text:p/>
          </table:table-cell>
          <table:table-cell table:style-name="ce18" table:formula="of:==IF(Tiles&gt;4;[.D21]*(Output_Scan_Bytes/8)+[.M21]+([.$C$46]*((Output_Scan_Bytes/8)/Tiles));&quot;&quot;)">
            <text:p/>
          </table:table-cell>
          <table:table-cell table:style-name="ce18" table:formula="of:==IF(Tiles&gt;4;[.E21]*(Output_Scan_Bytes/8)+[.N21]+([.$C$46]*((Output_Scan_Bytes/8)/Tiles));&quot;&quot;)">
            <text:p/>
          </table:table-cell>
          <table:table-cell table:style-name="ce18" table:formula="of:==IF(Tiles&gt;4;[.F21]*(Output_Scan_Bytes/8)+[.O21]+([.$C$46]*((Output_Scan_Bytes/8)/Tiles));&quot;&quot;)">
            <text:p/>
          </table:table-cell>
          <table:table-cell table:style-name="ce18" table:formula="of:==IF(Tiles&gt;4;[.G21]*(Output_Scan_Bytes/8)+[.P21]+([.$C$46]*((Output_Scan_Bytes/8)/Tiles));&quot;&quot;)">
            <text:p/>
          </table:table-cell>
          <table:table-cell table:style-name="ce18" table:formula="of:==IF(Tiles&gt;4;[.H21]*(Output_Scan_Bytes/8)+[.Q21]+([.$C$46]*((Output_Scan_Bytes/8)/Tiles));&quot;&quot;)">
            <text:p/>
          </table:table-cell>
          <table:table-cell table:style-name="ce18" table:formula="of:==IF(Tiles&gt;4;[.I21]*(Output_Scan_Bytes/8)+[.R21]+([.$C$46]*((Output_Scan_Bytes/8)/Tiles));&quot;&quot;)">
            <text:p/>
          </table:table-cell>
          <table:table-cell table:style-name="ce18" table:formula="of:==IF(Tiles&gt;4;[.J21]*(Output_Scan_Bytes/8)+[.S21]+([.$C$46]*((Output_Scan_Bytes/8)/Tiles));&quot;&quot;)">
            <text:p/>
          </table:table-cell>
          <table:table-cell table:style-name="ce31"/>
          <table:table-cell table:style-name="ce18" table:formula="of:=IF(Tiles&gt;5;[.C21]*(Output_Scan_Bytes/8)+[.L21]+([.$L$46]*((Output_Scan_Bytes/8)/Tiles));&quot;&quot;)">
            <text:p/>
          </table:table-cell>
          <table:table-cell table:style-name="ce18" table:formula="of:=IF(Tiles&gt;5;[.D21]*(Output_Scan_Bytes/8)+[.M21]+([.$L$46]*((Output_Scan_Bytes/8)/Tiles));&quot;&quot;)">
            <text:p/>
          </table:table-cell>
          <table:table-cell table:style-name="ce18" table:formula="of:=IF(Tiles&gt;5;[.E21]*(Output_Scan_Bytes/8)+[.N21]+([.$L$46]*((Output_Scan_Bytes/8)/Tiles));&quot;&quot;)">
            <text:p/>
          </table:table-cell>
          <table:table-cell table:style-name="ce18" table:formula="of:=IF(Tiles&gt;5;[.F21]*(Output_Scan_Bytes/8)+[.O21]+([.$L$46]*((Output_Scan_Bytes/8)/Tiles));&quot;&quot;)">
            <text:p/>
          </table:table-cell>
          <table:table-cell table:style-name="ce18" table:formula="of:=IF(Tiles&gt;5;[.G21]*(Output_Scan_Bytes/8)+[.P21]+([.$L$46]*((Output_Scan_Bytes/8)/Tiles));&quot;&quot;)">
            <text:p/>
          </table:table-cell>
          <table:table-cell table:style-name="ce18" table:formula="of:=IF(Tiles&gt;5;[.H21]*(Output_Scan_Bytes/8)+[.Q21]+([.$L$46]*((Output_Scan_Bytes/8)/Tiles));&quot;&quot;)">
            <text:p/>
          </table:table-cell>
          <table:table-cell table:style-name="ce18" table:formula="of:=IF(Tiles&gt;5;[.I21]*(Output_Scan_Bytes/8)+[.R21]+([.$L$46]*((Output_Scan_Bytes/8)/Tiles));&quot;&quot;)">
            <text:p/>
          </table:table-cell>
          <table:table-cell table:style-name="ce18" table:formula="of:=IF(Tiles&gt;5;[.J21]*(Output_Scan_Bytes/8)+[.S21]+([.$L$46]*((Output_Scan_Bytes/8)/Tiles));&quot;&quot;)">
            <text:p/>
          </table:table-cell>
          <table:table-cell table:style-name="ce31"/>
          <table:table-cell table:style-name="ce18" table:formula="of:=IF(Tiles&gt;6;[.C21]*(Output_Scan_Bytes/8)+[.L21]+([.$U$46]*((Output_Scan_Bytes/8)/Tiles));&quot;&quot;)">
            <text:p/>
          </table:table-cell>
          <table:table-cell table:style-name="ce18" table:formula="of:=IF(Tiles&gt;6;[.D21]*(Output_Scan_Bytes/8)+[.M21]+([.$U$46]*((Output_Scan_Bytes/8)/Tiles));&quot;&quot;)">
            <text:p/>
          </table:table-cell>
          <table:table-cell table:style-name="ce16" table:formula="of:=IF(Tiles&gt;6;[.E21]*(Output_Scan_Bytes/8)+[.N21]+([.$U$46]*((Output_Scan_Bytes/8)/Tiles));&quot;&quot;)">
            <text:p/>
          </table:table-cell>
          <table:table-cell table:style-name="ce18" table:formula="of:=IF(Tiles&gt;6;[.F21]*(Output_Scan_Bytes/8)+[.O21]+([.$U$46]*((Output_Scan_Bytes/8)/Tiles));&quot;&quot;)">
            <text:p/>
          </table:table-cell>
          <table:table-cell table:style-name="ce18" table:formula="of:=IF(Tiles&gt;6;[.G21]*(Output_Scan_Bytes/8)+[.P21]+([.$U$46]*((Output_Scan_Bytes/8)/Tiles));&quot;&quot;)">
            <text:p/>
          </table:table-cell>
          <table:table-cell table:style-name="ce18" table:formula="of:=IF(Tiles&gt;6;[.H21]*(Output_Scan_Bytes/8)+[.Q21]+([.$U$46]*((Output_Scan_Bytes/8)/Tiles));&quot;&quot;)">
            <text:p/>
          </table:table-cell>
          <table:table-cell table:style-name="ce18" table:formula="of:=IF(Tiles&gt;6;[.I21]*(Output_Scan_Bytes/8)+[.R21]+([.$U$46]*((Output_Scan_Bytes/8)/Tiles));&quot;&quot;)">
            <text:p/>
          </table:table-cell>
          <table:table-cell table:style-name="ce18" table:formula="of:=IF(Tiles&gt;6;[.J21]*(Output_Scan_Bytes/8)+[.S21]+([.$U$46]*((Output_Scan_Bytes/8)/Tiles));&quot;&quot;)">
            <text:p/>
          </table:table-cell>
          <table:table-cell table:style-name="ce31"/>
          <table:table-cell table:style-name="ce18" table:formula="of:=IF(Tiles&gt;7;[.C21]*(Output_Scan_Bytes/8)+[.L21]+([.$AD$46]*((Output_Scan_Bytes/8)/Tiles));&quot;&quot;)">
            <text:p/>
          </table:table-cell>
          <table:table-cell table:style-name="ce18" table:formula="of:=IF(Tiles&gt;7;[.D21]*(Output_Scan_Bytes/8)+[.M21]+([.$AD$46]*((Output_Scan_Bytes/8)/Tiles));&quot;&quot;)">
            <text:p/>
          </table:table-cell>
          <table:table-cell table:style-name="ce18" table:formula="of:=IF(Tiles&gt;7;[.E21]*(Output_Scan_Bytes/8)+[.N21]+([.$AD$46]*((Output_Scan_Bytes/8)/Tiles));&quot;&quot;)">
            <text:p/>
          </table:table-cell>
          <table:table-cell table:style-name="ce16" table:formula="of:=IF(Tiles&gt;7;[.F21]*(Output_Scan_Bytes/8)+[.O21]+([.$AD$46]*((Output_Scan_Bytes/8)/Tiles));&quot;&quot;)">
            <text:p/>
          </table:table-cell>
          <table:table-cell table:style-name="ce16" table:formula="of:=IF(Tiles&gt;7;[.G21]*(Output_Scan_Bytes/8)+[.P21]+([.$AD$46]*((Output_Scan_Bytes/8)/Tiles));&quot;&quot;)">
            <text:p/>
          </table:table-cell>
          <table:table-cell table:style-name="ce16" table:formula="of:=IF(Tiles&gt;7;[.H21]*(Output_Scan_Bytes/8)+[.Q21]+([.$AD$46]*((Output_Scan_Bytes/8)/Tiles));&quot;&quot;)">
            <text:p/>
          </table:table-cell>
          <table:table-cell table:style-name="ce16" table:formula="of:=IF(Tiles&gt;7;[.I21]*(Output_Scan_Bytes/8)+[.R21]+([.$AD$46]*((Output_Scan_Bytes/8)/Tiles));&quot;&quot;)">
            <text:p/>
          </table:table-cell>
          <table:table-cell table:style-name="ce16" table:formula="of:=IF(Tiles&gt;7;[.J21]*(Output_Scan_Bytes/8)+[.S21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/>
          <table:table-cell table:style-name="ce18" table:formula="of:==IF(Tiles&gt;4;[.C22]*(Output_Scan_Bytes/8)+[.L22]+([.$C$46]*((Output_Scan_Bytes/8)/Tiles));&quot;&quot;)">
            <text:p/>
          </table:table-cell>
          <table:table-cell table:style-name="ce18" table:formula="of:==IF(Tiles&gt;4;[.D22]*(Output_Scan_Bytes/8)+[.M22]+([.$C$46]*((Output_Scan_Bytes/8)/Tiles));&quot;&quot;)">
            <text:p/>
          </table:table-cell>
          <table:table-cell table:style-name="ce18" table:formula="of:==IF(Tiles&gt;4;[.E22]*(Output_Scan_Bytes/8)+[.N22]+([.$C$46]*((Output_Scan_Bytes/8)/Tiles));&quot;&quot;)">
            <text:p/>
          </table:table-cell>
          <table:table-cell table:style-name="ce18" table:formula="of:==IF(Tiles&gt;4;[.F22]*(Output_Scan_Bytes/8)+[.O22]+([.$C$46]*((Output_Scan_Bytes/8)/Tiles));&quot;&quot;)">
            <text:p/>
          </table:table-cell>
          <table:table-cell table:style-name="ce18" table:formula="of:==IF(Tiles&gt;4;[.G22]*(Output_Scan_Bytes/8)+[.P22]+([.$C$46]*((Output_Scan_Bytes/8)/Tiles));&quot;&quot;)">
            <text:p/>
          </table:table-cell>
          <table:table-cell table:style-name="ce18" table:formula="of:==IF(Tiles&gt;4;[.H22]*(Output_Scan_Bytes/8)+[.Q22]+([.$C$46]*((Output_Scan_Bytes/8)/Tiles));&quot;&quot;)">
            <text:p/>
          </table:table-cell>
          <table:table-cell table:style-name="ce18" table:formula="of:==IF(Tiles&gt;4;[.I22]*(Output_Scan_Bytes/8)+[.R22]+([.$C$46]*((Output_Scan_Bytes/8)/Tiles));&quot;&quot;)">
            <text:p/>
          </table:table-cell>
          <table:table-cell table:style-name="ce18" table:formula="of:==IF(Tiles&gt;4;[.J22]*(Output_Scan_Bytes/8)+[.S22]+([.$C$46]*((Output_Scan_Bytes/8)/Tiles));&quot;&quot;)">
            <text:p/>
          </table:table-cell>
          <table:table-cell table:style-name="ce31"/>
          <table:table-cell table:style-name="ce18" table:formula="of:=IF(Tiles&gt;5;[.C22]*(Output_Scan_Bytes/8)+[.L22]+([.$L$46]*((Output_Scan_Bytes/8)/Tiles));&quot;&quot;)">
            <text:p/>
          </table:table-cell>
          <table:table-cell table:style-name="ce18" table:formula="of:=IF(Tiles&gt;5;[.D22]*(Output_Scan_Bytes/8)+[.M22]+([.$L$46]*((Output_Scan_Bytes/8)/Tiles));&quot;&quot;)">
            <text:p/>
          </table:table-cell>
          <table:table-cell table:style-name="ce18" table:formula="of:=IF(Tiles&gt;5;[.E22]*(Output_Scan_Bytes/8)+[.N22]+([.$L$46]*((Output_Scan_Bytes/8)/Tiles));&quot;&quot;)">
            <text:p/>
          </table:table-cell>
          <table:table-cell table:style-name="ce18" table:formula="of:=IF(Tiles&gt;5;[.F22]*(Output_Scan_Bytes/8)+[.O22]+([.$L$46]*((Output_Scan_Bytes/8)/Tiles));&quot;&quot;)">
            <text:p/>
          </table:table-cell>
          <table:table-cell table:style-name="ce18" table:formula="of:=IF(Tiles&gt;5;[.G22]*(Output_Scan_Bytes/8)+[.P22]+([.$L$46]*((Output_Scan_Bytes/8)/Tiles));&quot;&quot;)">
            <text:p/>
          </table:table-cell>
          <table:table-cell table:style-name="ce18" table:formula="of:=IF(Tiles&gt;5;[.H22]*(Output_Scan_Bytes/8)+[.Q22]+([.$L$46]*((Output_Scan_Bytes/8)/Tiles));&quot;&quot;)">
            <text:p/>
          </table:table-cell>
          <table:table-cell table:style-name="ce18" table:formula="of:=IF(Tiles&gt;5;[.I22]*(Output_Scan_Bytes/8)+[.R22]+([.$L$46]*((Output_Scan_Bytes/8)/Tiles));&quot;&quot;)">
            <text:p/>
          </table:table-cell>
          <table:table-cell table:style-name="ce18" table:formula="of:=IF(Tiles&gt;5;[.J22]*(Output_Scan_Bytes/8)+[.S22]+([.$L$46]*((Output_Scan_Bytes/8)/Tiles));&quot;&quot;)">
            <text:p/>
          </table:table-cell>
          <table:table-cell table:style-name="ce31"/>
          <table:table-cell table:style-name="ce18" table:formula="of:=IF(Tiles&gt;6;[.C22]*(Output_Scan_Bytes/8)+[.L22]+([.$U$46]*((Output_Scan_Bytes/8)/Tiles));&quot;&quot;)">
            <text:p/>
          </table:table-cell>
          <table:table-cell table:style-name="ce18" table:formula="of:=IF(Tiles&gt;6;[.D22]*(Output_Scan_Bytes/8)+[.M22]+([.$U$46]*((Output_Scan_Bytes/8)/Tiles));&quot;&quot;)">
            <text:p/>
          </table:table-cell>
          <table:table-cell table:style-name="ce16" table:formula="of:=IF(Tiles&gt;6;[.E22]*(Output_Scan_Bytes/8)+[.N22]+([.$U$46]*((Output_Scan_Bytes/8)/Tiles));&quot;&quot;)">
            <text:p/>
          </table:table-cell>
          <table:table-cell table:style-name="ce18" table:formula="of:=IF(Tiles&gt;6;[.F22]*(Output_Scan_Bytes/8)+[.O22]+([.$U$46]*((Output_Scan_Bytes/8)/Tiles));&quot;&quot;)">
            <text:p/>
          </table:table-cell>
          <table:table-cell table:style-name="ce18" table:formula="of:=IF(Tiles&gt;6;[.G22]*(Output_Scan_Bytes/8)+[.P22]+([.$U$46]*((Output_Scan_Bytes/8)/Tiles));&quot;&quot;)">
            <text:p/>
          </table:table-cell>
          <table:table-cell table:style-name="ce18" table:formula="of:=IF(Tiles&gt;6;[.H22]*(Output_Scan_Bytes/8)+[.Q22]+([.$U$46]*((Output_Scan_Bytes/8)/Tiles));&quot;&quot;)">
            <text:p/>
          </table:table-cell>
          <table:table-cell table:style-name="ce18" table:formula="of:=IF(Tiles&gt;6;[.I22]*(Output_Scan_Bytes/8)+[.R22]+([.$U$46]*((Output_Scan_Bytes/8)/Tiles));&quot;&quot;)">
            <text:p/>
          </table:table-cell>
          <table:table-cell table:style-name="ce18" table:formula="of:=IF(Tiles&gt;6;[.J22]*(Output_Scan_Bytes/8)+[.S22]+([.$U$46]*((Output_Scan_Bytes/8)/Tiles));&quot;&quot;)">
            <text:p/>
          </table:table-cell>
          <table:table-cell table:style-name="ce31"/>
          <table:table-cell table:style-name="ce18" table:formula="of:=IF(Tiles&gt;7;[.C22]*(Output_Scan_Bytes/8)+[.L22]+([.$AD$46]*((Output_Scan_Bytes/8)/Tiles));&quot;&quot;)">
            <text:p/>
          </table:table-cell>
          <table:table-cell table:style-name="ce18" table:formula="of:=IF(Tiles&gt;7;[.D22]*(Output_Scan_Bytes/8)+[.M22]+([.$AD$46]*((Output_Scan_Bytes/8)/Tiles));&quot;&quot;)">
            <text:p/>
          </table:table-cell>
          <table:table-cell table:style-name="ce18" table:formula="of:=IF(Tiles&gt;7;[.E22]*(Output_Scan_Bytes/8)+[.N22]+([.$AD$46]*((Output_Scan_Bytes/8)/Tiles));&quot;&quot;)">
            <text:p/>
          </table:table-cell>
          <table:table-cell table:style-name="ce16" table:formula="of:=IF(Tiles&gt;7;[.F22]*(Output_Scan_Bytes/8)+[.O22]+([.$AD$46]*((Output_Scan_Bytes/8)/Tiles));&quot;&quot;)">
            <text:p/>
          </table:table-cell>
          <table:table-cell table:style-name="ce16" table:formula="of:=IF(Tiles&gt;7;[.G22]*(Output_Scan_Bytes/8)+[.P22]+([.$AD$46]*((Output_Scan_Bytes/8)/Tiles));&quot;&quot;)">
            <text:p/>
          </table:table-cell>
          <table:table-cell table:style-name="ce16" table:formula="of:=IF(Tiles&gt;7;[.H22]*(Output_Scan_Bytes/8)+[.Q22]+([.$AD$46]*((Output_Scan_Bytes/8)/Tiles));&quot;&quot;)">
            <text:p/>
          </table:table-cell>
          <table:table-cell table:style-name="ce16" table:formula="of:=IF(Tiles&gt;7;[.I22]*(Output_Scan_Bytes/8)+[.R22]+([.$AD$46]*((Output_Scan_Bytes/8)/Tiles));&quot;&quot;)">
            <text:p/>
          </table:table-cell>
          <table:table-cell table:style-name="ce16" table:formula="of:=IF(Tiles&gt;7;[.J22]*(Output_Scan_Bytes/8)+[.S22]+([.$AD$46]*((Output_Scan_Bytes/8)/Tiles));&quot;&quot;)">
            <text:p/>
          </table:table-cell>
          <table:table-cell table:style-name="ce68"/>
          <table:table-cell table:number-columns-repeated="16346"/>
        </table:table-row>
        <table:table-row table:style-name="ro4">
          <table:table-cell/>
          <table:table-cell table:style-name="ce31" table:number-columns-repeated="21"/>
          <table:table-cell table:style-name="ce68"/>
          <table:table-cell table:style-name="ce31" table:number-columns-repeated="9"/>
          <table:table-cell table:style-name="ce68" table:number-columns-repeated="6"/>
          <table:table-cell table:number-columns-repeated="16346"/>
        </table:table-row>
        <table:table-row table:style-name="ro4" table:number-rows-repeated="104850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OW21008.C7:SOW21008.J22">
            <calcext:condition calcext:apply-style-name="Error" calcext:value="&gt;15" calcext:base-cell-address="SOW21008.C7"/>
          </calcext:conditional-format>
          <calcext:conditional-format calcext:target-range-address="SOW21008.L7:SOW21008.S22">
            <calcext:condition calcext:apply-style-name="Error" calcext:value="&gt;15" calcext:base-cell-address="SOW21008.L7"/>
          </calcext:conditional-format>
          <calcext:conditional-format calcext:target-range-address="SOW21008.V7:SOW21008.V22 SOW21008.V24:SOW21008.V24 SOW21008.X7:SOW21008.X22 SOW21008.Z7:SOW21008.Z22 SOW21008.AB7:SOW21008.AB22 SOW21008.AD7:SOW21008.AD22 SOW21008.AF7:SOW21008.AF22 SOW21008.AH7:SOW21008.AH22 SOW21008.AJ7:SOW21008.AJ22">
            <calcext:condition calcext:apply-style-name="Error" calcext:value="&gt;255" calcext:base-cell-address="SOW21008.V7"/>
          </calcext:conditional-format>
        </calcext:conditional-formats>
      </table:table>
      <table:table table:name="KP2_5-EF-1005" table:style-name="ta1">
        <table:table-column table:style-name="co6" table:number-columns-repeated="22" table:default-cell-style-name="ce1"/>
        <table:table-column table:style-name="co6" table:default-cell-style-name="Default"/>
        <table:table-column table:style-name="co6" table:number-columns-repeated="9" table:default-cell-style-name="ce1"/>
        <table:table-column table:style-name="co6" table:number-columns-repeated="5" table:default-cell-style-name="Default"/>
        <table:table-column table:style-name="co7" table:number-columns-repeated="4" table:default-cell-style-name="Default"/>
        <table:table-column table:style-name="co7" table:number-columns-repeated="11" table:default-cell-style-name="ce1"/>
        <table:table-column table:style-name="co6" table:number-columns-repeated="16332" table:default-cell-style-name="ce1"/>
        <table:table-row table:style-name="ro2">
          <table:table-cell table:number-columns-repeated="16384"/>
        </table:table-row>
        <table:table-row table:style-name="ro3">
          <table:table-cell/>
          <table:table-cell table:style-name="ce9" office:value-type="string" calcext:value-type="string">
            <text:p>Tile Ref</text:p>
          </table:table-cell>
          <table:table-cell table:number-columns-repeated="3"/>
          <table:table-cell table:style-name="Default"/>
          <table:table-cell table:number-columns-repeated="16378"/>
        </table:table-row>
        <table:table-row table:style-name="ro3">
          <table:table-cell/>
          <table:table-cell table:style-name="ce9" office:value-type="string" calcext:value-type="string">
            <text:p>64x64 KP2_5-EF-1005</text:p>
          </table:table-cell>
          <table:table-cell table:number-columns-repeated="3"/>
          <table:table-cell table:style-name="ce9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0" office:value-type="string" calcext:value-type="string">
            <text:p>Output row mumber</text:p>
          </table:table-cell>
          <table:table-cell table:number-columns-repeated="8"/>
          <table:table-cell table:style-name="ce20" office:value-type="string" calcext:value-type="string">
            <text:p>Tile offset location</text:p>
          </table:table-cell>
          <table:table-cell table:number-columns-repeated="9"/>
          <table:table-cell table:style-name="ce20" office:value-type="string" calcext:value-type="string">
            <text:p>Config mapping values</text:p>
          </table:table-cell>
          <table:table-cell table:style-name="Default"/>
          <table:table-cell table:style-name="ce1"/>
          <table:table-cell table:number-columns-repeated="8"/>
          <table:table-cell table:style-name="Default"/>
          <table:table-cell table:number-columns-repeated="5"/>
          <table:table-cell office:value-type="string" calcext:value-type="string">
            <text:p>Config direction mapping values</text:p>
          </table:table-cell>
          <table:table-cell table:number-columns-repeated="2"/>
          <table:table-cell table:style-name="ce1"/>
          <table:table-cell table:number-columns-repeated="16342"/>
          <table:table-cell table:style-name="Default"/>
        </table:table-row>
        <table:table-row table:style-name="ro2">
          <table:table-cell table:number-columns-repeated="21"/>
          <table:table-cell table:style-name="Default"/>
          <table:table-cell table:style-name="ce1"/>
          <table:table-cell table:number-columns-repeated="8"/>
          <table:table-cell table:style-name="Default"/>
          <table:table-cell table:number-columns-repeated="8"/>
          <table:table-cell table:style-name="ce1"/>
          <table:table-cell table:number-columns-repeated="16342"/>
          <table:table-cell table:style-name="Default"/>
        </table:table-row>
        <table:table-row table:style-name="ro4"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number-columns-repeated="6" table:style-name="ce8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93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14" calcext:value-type="float">
            <text:p>14</text:p>
          </table:table-cell>
          <table:table-cell table:style-name="ce99" office:value-type="float" office:value="15" calcext:value-type="float">
            <text:p>15</text:p>
          </table:table-cell>
          <table:table-cell table:number-columns-repeated="2"/>
          <table:table-cell table:style-name="ce102" table:formula="of:=[.C7]+([.L7]*16)" office:value-type="float" office:value="128" calcext:value-type="float">
            <text:p>128</text:p>
          </table:table-cell>
          <table:table-cell table:style-name="ce61" office:value-type="string" calcext:value-type="string">
            <text:p>,</text:p>
          </table:table-cell>
          <table:table-cell table:style-name="ce106" table:formula="of:=[.D7]+([.M7]*16)" office:value-type="float" office:value="144" calcext:value-type="float">
            <text:p>144</text:p>
          </table:table-cell>
          <table:table-cell table:style-name="ce61" office:value-type="string" calcext:value-type="string">
            <text:p>,</text:p>
          </table:table-cell>
          <table:table-cell table:style-name="ce106" table:formula="of:=[.E7]+([.N7]*16)" office:value-type="float" office:value="160" calcext:value-type="float">
            <text:p>160</text:p>
          </table:table-cell>
          <table:table-cell table:style-name="ce61" office:value-type="string" calcext:value-type="string">
            <text:p>,</text:p>
          </table:table-cell>
          <table:table-cell table:style-name="ce106" table:formula="of:=[.F7]+([.O7]*16)" office:value-type="float" office:value="176" calcext:value-type="float">
            <text:p>176</text:p>
          </table:table-cell>
          <table:table-cell table:style-name="ce61" office:value-type="string" calcext:value-type="string">
            <text:p>,</text:p>
          </table:table-cell>
          <table:table-cell table:style-name="ce106" table:formula="of:=[.G7]+([.P7]*16)" office:value-type="float" office:value="192" calcext:value-type="float">
            <text:p>192</text:p>
          </table:table-cell>
          <table:table-cell table:style-name="ce61" office:value-type="string" calcext:value-type="string">
            <text:p>,</text:p>
          </table:table-cell>
          <table:table-cell table:style-name="ce106" table:formula="of:=[.H7]+([.Q7]*16)" office:value-type="float" office:value="208" calcext:value-type="float">
            <text:p>208</text:p>
          </table:table-cell>
          <table:table-cell table:style-name="ce61" office:value-type="string" calcext:value-type="string">
            <text:p>,</text:p>
          </table:table-cell>
          <table:table-cell table:style-name="ce106" table:formula="of:=[.I7]+([.R7]*16)" office:value-type="float" office:value="224" calcext:value-type="float">
            <text:p>224</text:p>
          </table:table-cell>
          <table:table-cell table:style-name="ce61" office:value-type="string" calcext:value-type="string">
            <text:p>,</text:p>
          </table:table-cell>
          <table:table-cell table:style-name="ce112" table:formula="of:=[.J7]+([.S7]*16)" office:value-type="float" office:value="240" calcext:value-type="float">
            <text:p>240</text:p>
          </table:table-cell>
          <table:table-cell table:style-name="ce1" table:number-columns-repeated="2"/>
          <table:table-cell table:style-name="ce73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80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84" office:value-type="float" office:value="1" calcext:value-type="float">
            <text:p>1</text:p>
          </table:table-cell>
          <table:table-cell table:number-columns-repeated="6" table:style-name="ce8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8]+([.L8]*16)" office:value-type="float" office:value="129" calcext:value-type="float">
            <text:p>12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8]+([.M8]*16)" office:value-type="float" office:value="145" calcext:value-type="float">
            <text:p>14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8]+([.N8]*16)" office:value-type="float" office:value="161" calcext:value-type="float">
            <text:p>16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8]+([.O8]*16)" office:value-type="float" office:value="177" calcext:value-type="float">
            <text:p>17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8]+([.P8]*16)" office:value-type="float" office:value="193" calcext:value-type="float">
            <text:p>19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8]+([.Q8]*16)" office:value-type="float" office:value="209" calcext:value-type="float">
            <text:p>20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8]+([.R8]*16)" office:value-type="float" office:value="225" calcext:value-type="float">
            <text:p>225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8]+([.S8]*16)" office:value-type="float" office:value="241" calcext:value-type="float">
            <text:p>241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84" office:value-type="float" office:value="2" calcext:value-type="float">
            <text:p>2</text:p>
          </table:table-cell>
          <table:table-cell table:number-columns-repeated="6" table:style-name="ce88" office:value-type="float" office:value="2" calcext:value-type="float">
            <text:p>2</text:p>
          </table:table-cell>
          <table:table-cell table:style-name="ce91" office:value-type="float" office:value="2" calcext:value-type="float">
            <text:p>2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9]+([.L9]*16)" office:value-type="float" office:value="130" calcext:value-type="float">
            <text:p>13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9]+([.M9]*16)" office:value-type="float" office:value="146" calcext:value-type="float">
            <text:p>14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9]+([.N9]*16)" office:value-type="float" office:value="162" calcext:value-type="float">
            <text:p>16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9]+([.O9]*16)" office:value-type="float" office:value="178" calcext:value-type="float">
            <text:p>17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9]+([.P9]*16)" office:value-type="float" office:value="194" calcext:value-type="float">
            <text:p>19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9]+([.Q9]*16)" office:value-type="float" office:value="210" calcext:value-type="float">
            <text:p>21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9]+([.R9]*16)" office:value-type="float" office:value="226" calcext:value-type="float">
            <text:p>226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9]+([.S9]*16)" office:value-type="float" office:value="242" calcext:value-type="float">
            <text:p>242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84" office:value-type="float" office:value="3" calcext:value-type="float">
            <text:p>3</text:p>
          </table:table-cell>
          <table:table-cell table:number-columns-repeated="6" table:style-name="ce88" office:value-type="float" office:value="3" calcext:value-type="float">
            <text:p>3</text:p>
          </table:table-cell>
          <table:table-cell table:style-name="ce91" office:value-type="float" office:value="3" calcext:value-type="float">
            <text:p>3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10]+([.L10]*16)" office:value-type="float" office:value="131" calcext:value-type="float">
            <text:p>13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10]+([.M10]*16)" office:value-type="float" office:value="147" calcext:value-type="float">
            <text:p>14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10]+([.N10]*16)" office:value-type="float" office:value="163" calcext:value-type="float">
            <text:p>16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10]+([.O10]*16)" office:value-type="float" office:value="179" calcext:value-type="float">
            <text:p>17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10]+([.P10]*16)" office:value-type="float" office:value="195" calcext:value-type="float">
            <text:p>19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10]+([.Q10]*16)" office:value-type="float" office:value="211" calcext:value-type="float">
            <text:p>21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10]+([.R10]*16)" office:value-type="float" office:value="227" calcext:value-type="float">
            <text:p>227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10]+([.S10]*16)" office:value-type="float" office:value="243" calcext:value-type="float">
            <text:p>243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84" office:value-type="float" office:value="4" calcext:value-type="float">
            <text:p>4</text:p>
          </table:table-cell>
          <table:table-cell table:number-columns-repeated="6" table:style-name="ce88" office:value-type="float" office:value="4" calcext:value-type="float">
            <text:p>4</text:p>
          </table:table-cell>
          <table:table-cell table:style-name="ce91" office:value-type="float" office:value="4" calcext:value-type="float">
            <text:p>4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11]+([.L11]*16)" office:value-type="float" office:value="132" calcext:value-type="float">
            <text:p>13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11]+([.M11]*16)" office:value-type="float" office:value="148" calcext:value-type="float">
            <text:p>14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11]+([.N11]*16)" office:value-type="float" office:value="164" calcext:value-type="float">
            <text:p>16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11]+([.O11]*16)" office:value-type="float" office:value="180" calcext:value-type="float">
            <text:p>18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11]+([.P11]*16)" office:value-type="float" office:value="196" calcext:value-type="float">
            <text:p>19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11]+([.Q11]*16)" office:value-type="float" office:value="212" calcext:value-type="float">
            <text:p>21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11]+([.R11]*16)" office:value-type="float" office:value="228" calcext:value-type="float">
            <text:p>228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11]+([.S11]*16)" office:value-type="float" office:value="244" calcext:value-type="float">
            <text:p>244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ce84" office:value-type="float" office:value="5" calcext:value-type="float">
            <text:p>5</text:p>
          </table:table-cell>
          <table:table-cell table:number-columns-repeated="6" table:style-name="ce88" office:value-type="float" office:value="5" calcext:value-type="float">
            <text:p>5</text:p>
          </table:table-cell>
          <table:table-cell table:style-name="ce91" office:value-type="float" office:value="5" calcext:value-type="float">
            <text:p>5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12]+([.L12]*16)" office:value-type="float" office:value="133" calcext:value-type="float">
            <text:p>13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12]+([.M12]*16)" office:value-type="float" office:value="149" calcext:value-type="float">
            <text:p>14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12]+([.N12]*16)" office:value-type="float" office:value="165" calcext:value-type="float">
            <text:p>16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12]+([.O12]*16)" office:value-type="float" office:value="181" calcext:value-type="float">
            <text:p>18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12]+([.P12]*16)" office:value-type="float" office:value="197" calcext:value-type="float">
            <text:p>19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12]+([.Q12]*16)" office:value-type="float" office:value="213" calcext:value-type="float">
            <text:p>21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12]+([.R12]*16)" office:value-type="float" office:value="229" calcext:value-type="float">
            <text:p>229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12]+([.S12]*16)" office:value-type="float" office:value="245" calcext:value-type="float">
            <text:p>245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84" office:value-type="float" office:value="6" calcext:value-type="float">
            <text:p>6</text:p>
          </table:table-cell>
          <table:table-cell table:number-columns-repeated="6" table:style-name="ce88" office:value-type="float" office:value="6" calcext:value-type="float">
            <text:p>6</text:p>
          </table:table-cell>
          <table:table-cell table:style-name="ce91" office:value-type="float" office:value="6" calcext:value-type="float">
            <text:p>6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13]+([.L13]*16)" office:value-type="float" office:value="134" calcext:value-type="float">
            <text:p>13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13]+([.M13]*16)" office:value-type="float" office:value="150" calcext:value-type="float">
            <text:p>15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13]+([.N13]*16)" office:value-type="float" office:value="166" calcext:value-type="float">
            <text:p>16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13]+([.O13]*16)" office:value-type="float" office:value="182" calcext:value-type="float">
            <text:p>18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13]+([.P13]*16)" office:value-type="float" office:value="198" calcext:value-type="float">
            <text:p>19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13]+([.Q13]*16)" office:value-type="float" office:value="214" calcext:value-type="float">
            <text:p>21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13]+([.R13]*16)" office:value-type="float" office:value="230" calcext:value-type="float">
            <text:p>230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13]+([.S13]*16)" office:value-type="float" office:value="246" calcext:value-type="float">
            <text:p>246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ce84" office:value-type="float" office:value="7" calcext:value-type="float">
            <text:p>7</text:p>
          </table:table-cell>
          <table:table-cell table:number-columns-repeated="6" table:style-name="ce88" office:value-type="float" office:value="7" calcext:value-type="float">
            <text:p>7</text:p>
          </table:table-cell>
          <table:table-cell table:style-name="ce91" office:value-type="float" office:value="7" calcext:value-type="float">
            <text:p>7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14]+([.L14]*16)" office:value-type="float" office:value="135" calcext:value-type="float">
            <text:p>13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14]+([.M14]*16)" office:value-type="float" office:value="151" calcext:value-type="float">
            <text:p>15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14]+([.N14]*16)" office:value-type="float" office:value="167" calcext:value-type="float">
            <text:p>16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14]+([.O14]*16)" office:value-type="float" office:value="183" calcext:value-type="float">
            <text:p>18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14]+([.P14]*16)" office:value-type="float" office:value="199" calcext:value-type="float">
            <text:p>19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14]+([.Q14]*16)" office:value-type="float" office:value="215" calcext:value-type="float">
            <text:p>21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14]+([.R14]*16)" office:value-type="float" office:value="231" calcext:value-type="float">
            <text:p>231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14]+([.S14]*16)" office:value-type="float" office:value="247" calcext:value-type="float">
            <text:p>247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84" office:value-type="float" office:value="8" calcext:value-type="float">
            <text:p>8</text:p>
          </table:table-cell>
          <table:table-cell table:number-columns-repeated="6" table:style-name="ce88" office:value-type="float" office:value="8" calcext:value-type="float">
            <text:p>8</text:p>
          </table:table-cell>
          <table:table-cell table:style-name="ce91" office:value-type="float" office:value="8" calcext:value-type="float">
            <text:p>8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15]+([.L15]*16)" office:value-type="float" office:value="136" calcext:value-type="float">
            <text:p>13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15]+([.M15]*16)" office:value-type="float" office:value="152" calcext:value-type="float">
            <text:p>15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15]+([.N15]*16)" office:value-type="float" office:value="168" calcext:value-type="float">
            <text:p>16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15]+([.O15]*16)" office:value-type="float" office:value="184" calcext:value-type="float">
            <text:p>18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15]+([.P15]*16)" office:value-type="float" office:value="200" calcext:value-type="float">
            <text:p>20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15]+([.Q15]*16)" office:value-type="float" office:value="216" calcext:value-type="float">
            <text:p>21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15]+([.R15]*16)" office:value-type="float" office:value="232" calcext:value-type="float">
            <text:p>232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15]+([.S15]*16)" office:value-type="float" office:value="248" calcext:value-type="float">
            <text:p>248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84" office:value-type="float" office:value="9" calcext:value-type="float">
            <text:p>9</text:p>
          </table:table-cell>
          <table:table-cell table:number-columns-repeated="6" table:style-name="ce88" office:value-type="float" office:value="9" calcext:value-type="float">
            <text:p>9</text:p>
          </table:table-cell>
          <table:table-cell table:style-name="ce91" office:value-type="float" office:value="9" calcext:value-type="float">
            <text:p>9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16]+([.L16]*16)" office:value-type="float" office:value="137" calcext:value-type="float">
            <text:p>13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16]+([.M16]*16)" office:value-type="float" office:value="153" calcext:value-type="float">
            <text:p>15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16]+([.N16]*16)" office:value-type="float" office:value="169" calcext:value-type="float">
            <text:p>16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16]+([.O16]*16)" office:value-type="float" office:value="185" calcext:value-type="float">
            <text:p>18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16]+([.P16]*16)" office:value-type="float" office:value="201" calcext:value-type="float">
            <text:p>20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16]+([.Q16]*16)" office:value-type="float" office:value="217" calcext:value-type="float">
            <text:p>21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16]+([.R16]*16)" office:value-type="float" office:value="233" calcext:value-type="float">
            <text:p>233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16]+([.S16]*16)" office:value-type="float" office:value="249" calcext:value-type="float">
            <text:p>249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84" office:value-type="float" office:value="10" calcext:value-type="float">
            <text:p>10</text:p>
          </table:table-cell>
          <table:table-cell table:number-columns-repeated="6" table:style-name="ce88" office:value-type="float" office:value="10" calcext:value-type="float">
            <text:p>10</text:p>
          </table:table-cell>
          <table:table-cell table:style-name="ce91" office:value-type="float" office:value="10" calcext:value-type="float">
            <text:p>10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17]+([.L17]*16)" office:value-type="float" office:value="138" calcext:value-type="float">
            <text:p>13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17]+([.M17]*16)" office:value-type="float" office:value="154" calcext:value-type="float">
            <text:p>15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17]+([.N17]*16)" office:value-type="float" office:value="170" calcext:value-type="float">
            <text:p>17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17]+([.O17]*16)" office:value-type="float" office:value="186" calcext:value-type="float">
            <text:p>18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17]+([.P17]*16)" office:value-type="float" office:value="202" calcext:value-type="float">
            <text:p>20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17]+([.Q17]*16)" office:value-type="float" office:value="218" calcext:value-type="float">
            <text:p>21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17]+([.R17]*16)" office:value-type="float" office:value="234" calcext:value-type="float">
            <text:p>234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17]+([.S17]*16)" office:value-type="float" office:value="250" calcext:value-type="float">
            <text:p>250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style-name="ce84" office:value-type="float" office:value="11" calcext:value-type="float">
            <text:p>11</text:p>
          </table:table-cell>
          <table:table-cell table:number-columns-repeated="6" table:style-name="ce88" office:value-type="float" office:value="11" calcext:value-type="float">
            <text:p>11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18]+([.L18]*16)" office:value-type="float" office:value="139" calcext:value-type="float">
            <text:p>13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18]+([.M18]*16)" office:value-type="float" office:value="155" calcext:value-type="float">
            <text:p>15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18]+([.N18]*16)" office:value-type="float" office:value="171" calcext:value-type="float">
            <text:p>17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18]+([.O18]*16)" office:value-type="float" office:value="187" calcext:value-type="float">
            <text:p>18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18]+([.P18]*16)" office:value-type="float" office:value="203" calcext:value-type="float">
            <text:p>20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18]+([.Q18]*16)" office:value-type="float" office:value="219" calcext:value-type="float">
            <text:p>21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18]+([.R18]*16)" office:value-type="float" office:value="235" calcext:value-type="float">
            <text:p>235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18]+([.S18]*16)" office:value-type="float" office:value="251" calcext:value-type="float">
            <text:p>251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style-name="ce84" office:value-type="float" office:value="12" calcext:value-type="float">
            <text:p>12</text:p>
          </table:table-cell>
          <table:table-cell table:number-columns-repeated="6" table:style-name="ce88" office:value-type="float" office:value="12" calcext:value-type="float">
            <text:p>12</text:p>
          </table:table-cell>
          <table:table-cell table:style-name="ce91" office:value-type="float" office:value="12" calcext:value-type="float">
            <text:p>12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19]+([.L19]*16)" office:value-type="float" office:value="140" calcext:value-type="float">
            <text:p>14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19]+([.M19]*16)" office:value-type="float" office:value="156" calcext:value-type="float">
            <text:p>15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19]+([.N19]*16)" office:value-type="float" office:value="172" calcext:value-type="float">
            <text:p>17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19]+([.O19]*16)" office:value-type="float" office:value="188" calcext:value-type="float">
            <text:p>18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19]+([.P19]*16)" office:value-type="float" office:value="204" calcext:value-type="float">
            <text:p>20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19]+([.Q19]*16)" office:value-type="float" office:value="220" calcext:value-type="float">
            <text:p>22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19]+([.R19]*16)" office:value-type="float" office:value="236" calcext:value-type="float">
            <text:p>236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19]+([.S19]*16)" office:value-type="float" office:value="252" calcext:value-type="float">
            <text:p>252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13" calcext:value-type="float">
            <text:p>13</text:p>
          </table:table-cell>
          <table:table-cell table:style-name="Default"/>
          <table:table-cell table:style-name="ce84" office:value-type="float" office:value="13" calcext:value-type="float">
            <text:p>13</text:p>
          </table:table-cell>
          <table:table-cell table:number-columns-repeated="6" table:style-name="ce88" office:value-type="float" office:value="13" calcext:value-type="float">
            <text:p>13</text:p>
          </table:table-cell>
          <table:table-cell table:style-name="ce91" office:value-type="float" office:value="13" calcext:value-type="float">
            <text:p>13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20]+([.L20]*16)" office:value-type="float" office:value="141" calcext:value-type="float">
            <text:p>14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20]+([.M20]*16)" office:value-type="float" office:value="157" calcext:value-type="float">
            <text:p>15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20]+([.N20]*16)" office:value-type="float" office:value="173" calcext:value-type="float">
            <text:p>17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20]+([.O20]*16)" office:value-type="float" office:value="189" calcext:value-type="float">
            <text:p>18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20]+([.P20]*16)" office:value-type="float" office:value="205" calcext:value-type="float">
            <text:p>20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20]+([.Q20]*16)" office:value-type="float" office:value="221" calcext:value-type="float">
            <text:p>22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20]+([.R20]*16)" office:value-type="float" office:value="237" calcext:value-type="float">
            <text:p>237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20]+([.S20]*16)" office:value-type="float" office:value="253" calcext:value-type="float">
            <text:p>253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14" calcext:value-type="float">
            <text:p>14</text:p>
          </table:table-cell>
          <table:table-cell table:style-name="Default"/>
          <table:table-cell table:style-name="ce84" office:value-type="float" office:value="14" calcext:value-type="float">
            <text:p>14</text:p>
          </table:table-cell>
          <table:table-cell table:number-columns-repeated="6" table:style-name="ce88" office:value-type="float" office:value="14" calcext:value-type="float">
            <text:p>14</text:p>
          </table:table-cell>
          <table:table-cell table:style-name="ce91" office:value-type="float" office:value="14" calcext:value-type="float">
            <text:p>14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21]+([.L21]*16)" office:value-type="float" office:value="142" calcext:value-type="float">
            <text:p>14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21]+([.M21]*16)" office:value-type="float" office:value="158" calcext:value-type="float">
            <text:p>15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21]+([.N21]*16)" office:value-type="float" office:value="174" calcext:value-type="float">
            <text:p>17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21]+([.O21]*16)" office:value-type="float" office:value="190" calcext:value-type="float">
            <text:p>19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21]+([.P21]*16)" office:value-type="float" office:value="206" calcext:value-type="float">
            <text:p>20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21]+([.Q21]*16)" office:value-type="float" office:value="222" calcext:value-type="float">
            <text:p>22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21]+([.R21]*16)" office:value-type="float" office:value="238" calcext:value-type="float">
            <text:p>238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21]+([.S21]*16)" office:value-type="float" office:value="254" calcext:value-type="float">
            <text:p>254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ce84" office:value-type="float" office:value="15" calcext:value-type="float">
            <text:p>15</text:p>
          </table:table-cell>
          <table:table-cell table:number-columns-repeated="6" table:style-name="ce88" office:value-type="float" office:value="15" calcext:value-type="float">
            <text:p>15</text:p>
          </table:table-cell>
          <table:table-cell table:style-name="ce91" office:value-type="float" office:value="15" calcext:value-type="float">
            <text:p>15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table-cell table:style-name="ce103" table:formula="of:=[.C22]+([.L22]*16)" office:value-type="float" office:value="143" calcext:value-type="float">
            <text:p>14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22]+([.M22]*16)" office:value-type="float" office:value="159" calcext:value-type="float">
            <text:p>15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22]+([.N22]*16)" office:value-type="float" office:value="175" calcext:value-type="float">
            <text:p>17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22]+([.O22]*16)" office:value-type="float" office:value="191" calcext:value-type="float">
            <text:p>19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22]+([.P22]*16)" office:value-type="float" office:value="207" calcext:value-type="float">
            <text:p>20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22]+([.Q22]*16)" office:value-type="float" office:value="223" calcext:value-type="float">
            <text:p>22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22]+([.R22]*16)" office:value-type="float" office:value="239" calcext:value-type="float">
            <text:p>239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22]+([.S22]*16)" office:value-type="float" office:value="255" calcext:value-type="float">
            <text:p>255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23]+([.L23]*16)" office:value-type="float" office:value="0" calcext:value-type="float">
            <text:p>00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23]+([.M23]*16)" office:value-type="float" office:value="16" calcext:value-type="float">
            <text:p>01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23]+([.N23]*16)" office:value-type="float" office:value="32" calcext:value-type="float">
            <text:p>03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23]+([.O23]*16)" office:value-type="float" office:value="48" calcext:value-type="float">
            <text:p>04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23]+([.P23]*16)" office:value-type="float" office:value="64" calcext:value-type="float">
            <text:p>06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23]+([.Q23]*16)" office:value-type="float" office:value="80" calcext:value-type="float">
            <text:p>08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23]+([.R23]*16)" office:value-type="float" office:value="96" calcext:value-type="float">
            <text:p>096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23]+([.S23]*16)" office:value-type="float" office:value="112" calcext:value-type="float">
            <text:p>112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17" calcext:value-type="float">
            <text:p>17</text:p>
          </table:table-cell>
          <table:table-cell table:style-name="Default"/>
          <table:table-cell table:style-name="ce84" office:value-type="float" office:value="1" calcext:value-type="float">
            <text:p>1</text:p>
          </table:table-cell>
          <table:table-cell table:number-columns-repeated="6" table:style-name="ce8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24]+([.L24]*16)" office:value-type="float" office:value="1" calcext:value-type="float">
            <text:p>00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24]+([.M24]*16)" office:value-type="float" office:value="17" calcext:value-type="float">
            <text:p>01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24]+([.N24]*16)" office:value-type="float" office:value="33" calcext:value-type="float">
            <text:p>03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24]+([.O24]*16)" office:value-type="float" office:value="49" calcext:value-type="float">
            <text:p>04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24]+([.P24]*16)" office:value-type="float" office:value="65" calcext:value-type="float">
            <text:p>06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24]+([.Q24]*16)" office:value-type="float" office:value="81" calcext:value-type="float">
            <text:p>08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24]+([.R24]*16)" office:value-type="float" office:value="97" calcext:value-type="float">
            <text:p>097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24]+([.S24]*16)" office:value-type="float" office:value="113" calcext:value-type="float">
            <text:p>113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style-name="ce84" office:value-type="float" office:value="2" calcext:value-type="float">
            <text:p>2</text:p>
          </table:table-cell>
          <table:table-cell table:number-columns-repeated="6" table:style-name="ce88" office:value-type="float" office:value="2" calcext:value-type="float">
            <text:p>2</text:p>
          </table:table-cell>
          <table:table-cell table:style-name="ce91" office:value-type="float" office:value="2" calcext:value-type="float">
            <text:p>2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25]+([.L25]*16)" office:value-type="float" office:value="2" calcext:value-type="float">
            <text:p>00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25]+([.M25]*16)" office:value-type="float" office:value="18" calcext:value-type="float">
            <text:p>01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25]+([.N25]*16)" office:value-type="float" office:value="34" calcext:value-type="float">
            <text:p>03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25]+([.O25]*16)" office:value-type="float" office:value="50" calcext:value-type="float">
            <text:p>05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25]+([.P25]*16)" office:value-type="float" office:value="66" calcext:value-type="float">
            <text:p>06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25]+([.Q25]*16)" office:value-type="float" office:value="82" calcext:value-type="float">
            <text:p>08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25]+([.R25]*16)" office:value-type="float" office:value="98" calcext:value-type="float">
            <text:p>098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25]+([.S25]*16)" office:value-type="float" office:value="114" calcext:value-type="float">
            <text:p>114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style-name="ce84" office:value-type="float" office:value="3" calcext:value-type="float">
            <text:p>3</text:p>
          </table:table-cell>
          <table:table-cell table:number-columns-repeated="6" table:style-name="ce88" office:value-type="float" office:value="3" calcext:value-type="float">
            <text:p>3</text:p>
          </table:table-cell>
          <table:table-cell table:style-name="ce91" office:value-type="float" office:value="3" calcext:value-type="float">
            <text:p>3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26]+([.L26]*16)" office:value-type="float" office:value="3" calcext:value-type="float">
            <text:p>00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26]+([.M26]*16)" office:value-type="float" office:value="19" calcext:value-type="float">
            <text:p>01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26]+([.N26]*16)" office:value-type="float" office:value="35" calcext:value-type="float">
            <text:p>03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26]+([.O26]*16)" office:value-type="float" office:value="51" calcext:value-type="float">
            <text:p>05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26]+([.P26]*16)" office:value-type="float" office:value="67" calcext:value-type="float">
            <text:p>06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26]+([.Q26]*16)" office:value-type="float" office:value="83" calcext:value-type="float">
            <text:p>08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26]+([.R26]*16)" office:value-type="float" office:value="99" calcext:value-type="float">
            <text:p>099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26]+([.S26]*16)" office:value-type="float" office:value="115" calcext:value-type="float">
            <text:p>115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style-name="ce84" office:value-type="float" office:value="4" calcext:value-type="float">
            <text:p>4</text:p>
          </table:table-cell>
          <table:table-cell table:number-columns-repeated="6" table:style-name="ce88" office:value-type="float" office:value="4" calcext:value-type="float">
            <text:p>4</text:p>
          </table:table-cell>
          <table:table-cell table:style-name="ce91" office:value-type="float" office:value="4" calcext:value-type="float">
            <text:p>4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27]+([.L27]*16)" office:value-type="float" office:value="4" calcext:value-type="float">
            <text:p>00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27]+([.M27]*16)" office:value-type="float" office:value="20" calcext:value-type="float">
            <text:p>02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27]+([.N27]*16)" office:value-type="float" office:value="36" calcext:value-type="float">
            <text:p>03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27]+([.O27]*16)" office:value-type="float" office:value="52" calcext:value-type="float">
            <text:p>05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27]+([.P27]*16)" office:value-type="float" office:value="68" calcext:value-type="float">
            <text:p>06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27]+([.Q27]*16)" office:value-type="float" office:value="84" calcext:value-type="float">
            <text:p>08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27]+([.R27]*16)" office:value-type="float" office:value="100" calcext:value-type="float">
            <text:p>100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27]+([.S27]*16)" office:value-type="float" office:value="116" calcext:value-type="float">
            <text:p>116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21" calcext:value-type="float">
            <text:p>21</text:p>
          </table:table-cell>
          <table:table-cell table:style-name="Default"/>
          <table:table-cell table:style-name="ce84" office:value-type="float" office:value="5" calcext:value-type="float">
            <text:p>5</text:p>
          </table:table-cell>
          <table:table-cell table:number-columns-repeated="6" table:style-name="ce88" office:value-type="float" office:value="5" calcext:value-type="float">
            <text:p>5</text:p>
          </table:table-cell>
          <table:table-cell table:style-name="ce91" office:value-type="float" office:value="5" calcext:value-type="float">
            <text:p>5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28]+([.L28]*16)" office:value-type="float" office:value="5" calcext:value-type="float">
            <text:p>00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28]+([.M28]*16)" office:value-type="float" office:value="21" calcext:value-type="float">
            <text:p>02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28]+([.N28]*16)" office:value-type="float" office:value="37" calcext:value-type="float">
            <text:p>03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28]+([.O28]*16)" office:value-type="float" office:value="53" calcext:value-type="float">
            <text:p>05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28]+([.P28]*16)" office:value-type="float" office:value="69" calcext:value-type="float">
            <text:p>06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28]+([.Q28]*16)" office:value-type="float" office:value="85" calcext:value-type="float">
            <text:p>08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28]+([.R28]*16)" office:value-type="float" office:value="101" calcext:value-type="float">
            <text:p>101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28]+([.S28]*16)" office:value-type="float" office:value="117" calcext:value-type="float">
            <text:p>117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22" calcext:value-type="float">
            <text:p>22</text:p>
          </table:table-cell>
          <table:table-cell table:style-name="Default"/>
          <table:table-cell table:style-name="ce84" office:value-type="float" office:value="6" calcext:value-type="float">
            <text:p>6</text:p>
          </table:table-cell>
          <table:table-cell table:number-columns-repeated="6" table:style-name="ce88" office:value-type="float" office:value="6" calcext:value-type="float">
            <text:p>6</text:p>
          </table:table-cell>
          <table:table-cell table:style-name="ce91" office:value-type="float" office:value="6" calcext:value-type="float">
            <text:p>6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29]+([.L29]*16)" office:value-type="float" office:value="6" calcext:value-type="float">
            <text:p>00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29]+([.M29]*16)" office:value-type="float" office:value="22" calcext:value-type="float">
            <text:p>02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29]+([.N29]*16)" office:value-type="float" office:value="38" calcext:value-type="float">
            <text:p>03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29]+([.O29]*16)" office:value-type="float" office:value="54" calcext:value-type="float">
            <text:p>05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29]+([.P29]*16)" office:value-type="float" office:value="70" calcext:value-type="float">
            <text:p>07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29]+([.Q29]*16)" office:value-type="float" office:value="86" calcext:value-type="float">
            <text:p>08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29]+([.R29]*16)" office:value-type="float" office:value="102" calcext:value-type="float">
            <text:p>102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29]+([.S29]*16)" office:value-type="float" office:value="118" calcext:value-type="float">
            <text:p>118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23" calcext:value-type="float">
            <text:p>23</text:p>
          </table:table-cell>
          <table:table-cell table:style-name="Default"/>
          <table:table-cell table:style-name="ce84" office:value-type="float" office:value="7" calcext:value-type="float">
            <text:p>7</text:p>
          </table:table-cell>
          <table:table-cell table:number-columns-repeated="6" table:style-name="ce88" office:value-type="float" office:value="7" calcext:value-type="float">
            <text:p>7</text:p>
          </table:table-cell>
          <table:table-cell table:style-name="ce91" office:value-type="float" office:value="7" calcext:value-type="float">
            <text:p>7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30]+([.L30]*16)" office:value-type="float" office:value="7" calcext:value-type="float">
            <text:p>00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30]+([.M30]*16)" office:value-type="float" office:value="23" calcext:value-type="float">
            <text:p>02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30]+([.N30]*16)" office:value-type="float" office:value="39" calcext:value-type="float">
            <text:p>03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30]+([.O30]*16)" office:value-type="float" office:value="55" calcext:value-type="float">
            <text:p>05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30]+([.P30]*16)" office:value-type="float" office:value="71" calcext:value-type="float">
            <text:p>07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30]+([.Q30]*16)" office:value-type="float" office:value="87" calcext:value-type="float">
            <text:p>08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30]+([.R30]*16)" office:value-type="float" office:value="103" calcext:value-type="float">
            <text:p>103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30]+([.S30]*16)" office:value-type="float" office:value="119" calcext:value-type="float">
            <text:p>119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24" calcext:value-type="float">
            <text:p>24</text:p>
          </table:table-cell>
          <table:table-cell table:style-name="Default"/>
          <table:table-cell table:style-name="ce84" office:value-type="float" office:value="8" calcext:value-type="float">
            <text:p>8</text:p>
          </table:table-cell>
          <table:table-cell table:number-columns-repeated="6" table:style-name="ce88" office:value-type="float" office:value="8" calcext:value-type="float">
            <text:p>8</text:p>
          </table:table-cell>
          <table:table-cell table:style-name="ce91" office:value-type="float" office:value="8" calcext:value-type="float">
            <text:p>8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31]+([.L31]*16)" office:value-type="float" office:value="8" calcext:value-type="float">
            <text:p>00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31]+([.M31]*16)" office:value-type="float" office:value="24" calcext:value-type="float">
            <text:p>02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31]+([.N31]*16)" office:value-type="float" office:value="40" calcext:value-type="float">
            <text:p>04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31]+([.O31]*16)" office:value-type="float" office:value="56" calcext:value-type="float">
            <text:p>05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31]+([.P31]*16)" office:value-type="float" office:value="72" calcext:value-type="float">
            <text:p>07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31]+([.Q31]*16)" office:value-type="float" office:value="88" calcext:value-type="float">
            <text:p>08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31]+([.R31]*16)" office:value-type="float" office:value="104" calcext:value-type="float">
            <text:p>104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31]+([.S31]*16)" office:value-type="float" office:value="120" calcext:value-type="float">
            <text:p>120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style-name="ce84" office:value-type="float" office:value="9" calcext:value-type="float">
            <text:p>9</text:p>
          </table:table-cell>
          <table:table-cell table:number-columns-repeated="6" table:style-name="ce88" office:value-type="float" office:value="9" calcext:value-type="float">
            <text:p>9</text:p>
          </table:table-cell>
          <table:table-cell table:style-name="ce91" office:value-type="float" office:value="9" calcext:value-type="float">
            <text:p>9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32]+([.L32]*16)" office:value-type="float" office:value="9" calcext:value-type="float">
            <text:p>00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32]+([.M32]*16)" office:value-type="float" office:value="25" calcext:value-type="float">
            <text:p>02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32]+([.N32]*16)" office:value-type="float" office:value="41" calcext:value-type="float">
            <text:p>04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32]+([.O32]*16)" office:value-type="float" office:value="57" calcext:value-type="float">
            <text:p>05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32]+([.P32]*16)" office:value-type="float" office:value="73" calcext:value-type="float">
            <text:p>07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32]+([.Q32]*16)" office:value-type="float" office:value="89" calcext:value-type="float">
            <text:p>08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32]+([.R32]*16)" office:value-type="float" office:value="105" calcext:value-type="float">
            <text:p>105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32]+([.S32]*16)" office:value-type="float" office:value="121" calcext:value-type="float">
            <text:p>121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26" calcext:value-type="float">
            <text:p>26</text:p>
          </table:table-cell>
          <table:table-cell table:style-name="Default"/>
          <table:table-cell table:style-name="ce84" office:value-type="float" office:value="10" calcext:value-type="float">
            <text:p>10</text:p>
          </table:table-cell>
          <table:table-cell table:number-columns-repeated="6" table:style-name="ce88" office:value-type="float" office:value="10" calcext:value-type="float">
            <text:p>10</text:p>
          </table:table-cell>
          <table:table-cell table:style-name="ce91" office:value-type="float" office:value="10" calcext:value-type="float">
            <text:p>10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33]+([.L33]*16)" office:value-type="float" office:value="10" calcext:value-type="float">
            <text:p>01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33]+([.M33]*16)" office:value-type="float" office:value="26" calcext:value-type="float">
            <text:p>02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33]+([.N33]*16)" office:value-type="float" office:value="42" calcext:value-type="float">
            <text:p>04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33]+([.O33]*16)" office:value-type="float" office:value="58" calcext:value-type="float">
            <text:p>05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33]+([.P33]*16)" office:value-type="float" office:value="74" calcext:value-type="float">
            <text:p>07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33]+([.Q33]*16)" office:value-type="float" office:value="90" calcext:value-type="float">
            <text:p>09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33]+([.R33]*16)" office:value-type="float" office:value="106" calcext:value-type="float">
            <text:p>106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33]+([.S33]*16)" office:value-type="float" office:value="122" calcext:value-type="float">
            <text:p>122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style-name="ce84" office:value-type="float" office:value="11" calcext:value-type="float">
            <text:p>11</text:p>
          </table:table-cell>
          <table:table-cell table:number-columns-repeated="6" table:style-name="ce88" office:value-type="float" office:value="11" calcext:value-type="float">
            <text:p>11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34]+([.L34]*16)" office:value-type="float" office:value="11" calcext:value-type="float">
            <text:p>01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34]+([.M34]*16)" office:value-type="float" office:value="27" calcext:value-type="float">
            <text:p>02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34]+([.N34]*16)" office:value-type="float" office:value="43" calcext:value-type="float">
            <text:p>04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34]+([.O34]*16)" office:value-type="float" office:value="59" calcext:value-type="float">
            <text:p>05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34]+([.P34]*16)" office:value-type="float" office:value="75" calcext:value-type="float">
            <text:p>07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34]+([.Q34]*16)" office:value-type="float" office:value="91" calcext:value-type="float">
            <text:p>09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34]+([.R34]*16)" office:value-type="float" office:value="107" calcext:value-type="float">
            <text:p>107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34]+([.S34]*16)" office:value-type="float" office:value="123" calcext:value-type="float">
            <text:p>123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28" calcext:value-type="float">
            <text:p>28</text:p>
          </table:table-cell>
          <table:table-cell table:style-name="Default"/>
          <table:table-cell table:style-name="ce84" office:value-type="float" office:value="12" calcext:value-type="float">
            <text:p>12</text:p>
          </table:table-cell>
          <table:table-cell table:number-columns-repeated="6" table:style-name="ce88" office:value-type="float" office:value="12" calcext:value-type="float">
            <text:p>12</text:p>
          </table:table-cell>
          <table:table-cell table:style-name="ce91" office:value-type="float" office:value="12" calcext:value-type="float">
            <text:p>12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35]+([.L35]*16)" office:value-type="float" office:value="12" calcext:value-type="float">
            <text:p>01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35]+([.M35]*16)" office:value-type="float" office:value="28" calcext:value-type="float">
            <text:p>02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35]+([.N35]*16)" office:value-type="float" office:value="44" calcext:value-type="float">
            <text:p>04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35]+([.O35]*16)" office:value-type="float" office:value="60" calcext:value-type="float">
            <text:p>06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35]+([.P35]*16)" office:value-type="float" office:value="76" calcext:value-type="float">
            <text:p>07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35]+([.Q35]*16)" office:value-type="float" office:value="92" calcext:value-type="float">
            <text:p>09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35]+([.R35]*16)" office:value-type="float" office:value="108" calcext:value-type="float">
            <text:p>108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35]+([.S35]*16)" office:value-type="float" office:value="124" calcext:value-type="float">
            <text:p>124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29" calcext:value-type="float">
            <text:p>29</text:p>
          </table:table-cell>
          <table:table-cell table:style-name="Default"/>
          <table:table-cell table:style-name="ce84" office:value-type="float" office:value="13" calcext:value-type="float">
            <text:p>13</text:p>
          </table:table-cell>
          <table:table-cell table:number-columns-repeated="6" table:style-name="ce88" office:value-type="float" office:value="13" calcext:value-type="float">
            <text:p>13</text:p>
          </table:table-cell>
          <table:table-cell table:style-name="ce91" office:value-type="float" office:value="13" calcext:value-type="float">
            <text:p>13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36]+([.L36]*16)" office:value-type="float" office:value="13" calcext:value-type="float">
            <text:p>01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36]+([.M36]*16)" office:value-type="float" office:value="29" calcext:value-type="float">
            <text:p>029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36]+([.N36]*16)" office:value-type="float" office:value="45" calcext:value-type="float">
            <text:p>045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36]+([.O36]*16)" office:value-type="float" office:value="61" calcext:value-type="float">
            <text:p>061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36]+([.P36]*16)" office:value-type="float" office:value="77" calcext:value-type="float">
            <text:p>077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36]+([.Q36]*16)" office:value-type="float" office:value="93" calcext:value-type="float">
            <text:p>093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36]+([.R36]*16)" office:value-type="float" office:value="109" calcext:value-type="float">
            <text:p>109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36]+([.S36]*16)" office:value-type="float" office:value="125" calcext:value-type="float">
            <text:p>125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30" calcext:value-type="float">
            <text:p>30</text:p>
          </table:table-cell>
          <table:table-cell table:style-name="Default"/>
          <table:table-cell table:style-name="ce84" office:value-type="float" office:value="14" calcext:value-type="float">
            <text:p>14</text:p>
          </table:table-cell>
          <table:table-cell table:number-columns-repeated="6" table:style-name="ce88" office:value-type="float" office:value="14" calcext:value-type="float">
            <text:p>14</text:p>
          </table:table-cell>
          <table:table-cell table:style-name="ce91" office:value-type="float" office:value="14" calcext:value-type="float">
            <text:p>14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number-columns-repeated="2"/>
          <table:table-cell table:style-name="ce103" table:formula="of:=[.C37]+([.L37]*16)" office:value-type="float" office:value="14" calcext:value-type="float">
            <text:p>01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D37]+([.M37]*16)" office:value-type="float" office:value="30" calcext:value-type="float">
            <text:p>030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E37]+([.N37]*16)" office:value-type="float" office:value="46" calcext:value-type="float">
            <text:p>046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F37]+([.O37]*16)" office:value-type="float" office:value="62" calcext:value-type="float">
            <text:p>062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G37]+([.P37]*16)" office:value-type="float" office:value="78" calcext:value-type="float">
            <text:p>078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H37]+([.Q37]*16)" office:value-type="float" office:value="94" calcext:value-type="float">
            <text:p>094</text:p>
          </table:table-cell>
          <table:table-cell table:style-name="ce62" office:value-type="string" calcext:value-type="string">
            <text:p>,</text:p>
          </table:table-cell>
          <table:table-cell table:style-name="ce107" table:formula="of:=[.I37]+([.R37]*16)" office:value-type="float" office:value="110" calcext:value-type="float">
            <text:p>110</text:p>
          </table:table-cell>
          <table:table-cell table:style-name="ce62" office:value-type="string" calcext:value-type="string">
            <text:p>,</text:p>
          </table:table-cell>
          <table:table-cell table:style-name="ce113" table:formula="of:=[.J37]+([.S37]*16)" office:value-type="float" office:value="126" calcext:value-type="float">
            <text:p>126</text:p>
          </table:table-cell>
          <table:table-cell table:style-name="ce1"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style-name="Default" office:value-type="float" office:value="31" calcext:value-type="float">
            <text:p>31</text:p>
          </table:table-cell>
          <table:table-cell table:style-name="Default"/>
          <table:table-cell table:style-name="ce85" office:value-type="float" office:value="15" calcext:value-type="float">
            <text:p>15</text:p>
          </table:table-cell>
          <table:table-cell table:number-columns-repeated="6" table:style-name="ce89" office:value-type="float" office:value="15" calcext:value-type="float">
            <text:p>15</text:p>
          </table:table-cell>
          <table:table-cell table:style-name="ce92" office:value-type="float" office:value="15" calcext:value-type="float">
            <text:p>15</text:p>
          </table:table-cell>
          <table:table-cell/>
          <table:table-cell table:style-name="ce95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number-columns-repeated="2"/>
          <table:table-cell table:style-name="ce104" table:formula="of:=[.C38]+([.L38]*16)" office:value-type="float" office:value="15" calcext:value-type="float">
            <text:p>015</text:p>
          </table:table-cell>
          <table:table-cell table:style-name="ce63" office:value-type="string" calcext:value-type="string">
            <text:p>,</text:p>
          </table:table-cell>
          <table:table-cell table:style-name="ce108" table:formula="of:=[.D38]+([.M38]*16)" office:value-type="float" office:value="31" calcext:value-type="float">
            <text:p>031</text:p>
          </table:table-cell>
          <table:table-cell table:style-name="ce63" office:value-type="string" calcext:value-type="string">
            <text:p>,</text:p>
          </table:table-cell>
          <table:table-cell table:style-name="ce108" table:formula="of:=[.E38]+([.N38]*16)" office:value-type="float" office:value="47" calcext:value-type="float">
            <text:p>047</text:p>
          </table:table-cell>
          <table:table-cell table:style-name="ce63" office:value-type="string" calcext:value-type="string">
            <text:p>,</text:p>
          </table:table-cell>
          <table:table-cell table:style-name="ce108" table:formula="of:=[.F38]+([.O38]*16)" office:value-type="float" office:value="63" calcext:value-type="float">
            <text:p>063</text:p>
          </table:table-cell>
          <table:table-cell table:style-name="ce63" office:value-type="string" calcext:value-type="string">
            <text:p>,</text:p>
          </table:table-cell>
          <table:table-cell table:style-name="ce108" table:formula="of:=[.G38]+([.P38]*16)" office:value-type="float" office:value="79" calcext:value-type="float">
            <text:p>079</text:p>
          </table:table-cell>
          <table:table-cell table:style-name="ce63" office:value-type="string" calcext:value-type="string">
            <text:p>,</text:p>
          </table:table-cell>
          <table:table-cell table:style-name="ce108" table:formula="of:=[.H38]+([.Q38]*16)" office:value-type="float" office:value="95" calcext:value-type="float">
            <text:p>095</text:p>
          </table:table-cell>
          <table:table-cell table:style-name="ce63" office:value-type="string" calcext:value-type="string">
            <text:p>,</text:p>
          </table:table-cell>
          <table:table-cell table:style-name="ce108" table:formula="of:=[.I38]+([.R38]*16)" office:value-type="float" office:value="111" calcext:value-type="float">
            <text:p>111</text:p>
          </table:table-cell>
          <table:table-cell table:style-name="ce63" office:value-type="string" calcext:value-type="string">
            <text:p>,</text:p>
          </table:table-cell>
          <table:table-cell table:style-name="ce114" table:formula="of:=[.J38]+([.S38]*16)" office:value-type="float" office:value="127" calcext:value-type="float">
            <text:p>127</text:p>
          </table:table-cell>
          <table:table-cell table:style-name="ce1" table:number-columns-repeated="2"/>
          <table:table-cell table:style-name="ce75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82" office:value-type="string" calcext:value-type="string">
            <text:p>L</text:p>
          </table:table-cell>
          <table:table-cell table:number-columns-repeated="16331"/>
        </table:table-row>
        <table:table-row table:style-name="ro4">
          <table:table-cell table:number-columns-repeated="38"/>
          <table:table-cell table:style-name="ce64" office:value-type="string" calcext:value-type="string">
            <text:p>L = Left to Right</text:p>
          </table:table-cell>
          <table:table-cell table:number-columns-repeated="4"/>
          <table:table-cell table:style-name="Default" office:value-type="string" calcext:value-type="string">
            <text:p>R = Right to Left</text:p>
          </table:table-cell>
          <table:table-cell table:number-columns-repeated="16340"/>
        </table:table-row>
        <table:table-row table:style-name="ro4">
          <table:table-cell table:number-columns-repeated="21"/>
          <table:table-cell table:style-name="ce105"/>
          <table:table-cell table:number-columns-repeated="16362"/>
        </table:table-row>
        <table:table-row table:style-name="ro4" table:number-rows-repeated="1048500">
          <table:table-cell table:number-columns-repeated="16384"/>
        </table:table-row>
        <table:table-row table:style-name="ro2" table:number-rows-repeated="3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KP2_5-EF-1005'.L7:'KP2_5-EF-1005'.S38 'KP2_5-EF-1005'.C7:'KP2_5-EF-1005'.J38">
            <calcext:condition calcext:apply-style-name="Error" calcext:value="&gt;15" calcext:base-cell-address="'KP2_5-EF-1005'.C7"/>
          </calcext:conditional-format>
          <calcext:conditional-format calcext:target-range-address="'KP2_5-EF-1005'.V40:'KP2_5-EF-1005'.V40 'KP2_5-EF-1005'.V7:'KP2_5-EF-1005'.V38 'KP2_5-EF-1005'.X7:'KP2_5-EF-1005'.X38 'KP2_5-EF-1005'.Z7:'KP2_5-EF-1005'.Z38 'KP2_5-EF-1005'.AB7:'KP2_5-EF-1005'.AB38 'KP2_5-EF-1005'.AD7:'KP2_5-EF-1005'.AD38 'KP2_5-EF-1005'.AF7:'KP2_5-EF-1005'.AF38 'KP2_5-EF-1005'.AH7:'KP2_5-EF-1005'.AH38 'KP2_5-EF-1005'.AJ7:'KP2_5-EF-1005'.AJ38">
            <calcext:condition calcext:apply-style-name="Error" calcext:value="&gt;255" calcext:base-cell-address="'KP2_5-EF-1005'.V7"/>
          </calcext:conditional-format>
        </calcext:conditional-formats>
      </table:table>
      <table:table table:name="MCMC020" table:style-name="ta1">
        <table:table-column table:style-name="co6" table:number-columns-repeated="14" table:default-cell-style-name="ce1"/>
        <table:table-column table:style-name="co6" table:default-cell-style-name="Default"/>
        <table:table-column table:style-name="co6" table:number-columns-repeated="9" table:default-cell-style-name="ce1"/>
        <table:table-column table:style-name="co6" table:number-columns-repeated="5" table:default-cell-style-name="Default"/>
        <table:table-column table:style-name="co7" table:number-columns-repeated="4" table:default-cell-style-name="Default"/>
        <table:table-column table:style-name="co7" table:number-columns-repeated="11" table:default-cell-style-name="ce1"/>
        <table:table-column table:style-name="co6" table:number-columns-repeated="16332" table:default-cell-style-name="ce1"/>
        <table:table-row table:style-name="ro2">
          <table:table-cell table:number-columns-repeated="16376"/>
        </table:table-row>
        <table:table-row table:style-name="ro3">
          <table:table-cell/>
          <table:table-cell table:style-name="ce9" office:value-type="string" calcext:value-type="string">
            <text:p>Tile Ref</text:p>
          </table:table-cell>
          <table:table-cell table:number-columns-repeated="3"/>
          <table:table-cell table:style-name="Default"/>
          <table:table-cell table:number-columns-repeated="16370"/>
        </table:table-row>
        <table:table-row table:style-name="ro3">
          <table:table-cell/>
          <table:table-cell table:style-name="ce9" office:value-type="string" calcext:value-type="string">
            <text:p>32x32-MCMC020</text:p>
          </table:table-cell>
          <table:table-cell table:number-columns-repeated="3"/>
          <table:table-cell table:style-name="ce9"/>
          <table:table-cell table:number-columns-repeated="16370"/>
        </table:table-row>
        <table:table-row table:style-name="ro2">
          <table:table-cell table:number-columns-repeated="22"/>
          <table:table-cell table:style-name="Default"/>
          <table:table-cell table:number-columns-repeated="16353"/>
        </table:table-row>
        <table:table-row table:style-name="ro2">
          <table:table-cell/>
          <table:table-cell table:style-name="ce20" office:value-type="string" calcext:value-type="string">
            <text:p>Output row mumber</text:p>
          </table:table-cell>
          <table:table-cell table:number-columns-repeated="4"/>
          <table:table-cell table:style-name="ce20" office:value-type="string" calcext:value-type="string">
            <text:p>Tile offset location</text:p>
          </table:table-cell>
          <table:table-cell table:number-columns-repeated="5"/>
          <table:table-cell table:style-name="ce20" office:value-type="string" calcext:value-type="string">
            <text:p>Config mapping values</text:p>
          </table:table-cell>
          <table:table-cell table:style-name="Default"/>
          <table:table-cell table:style-name="ce1"/>
          <table:table-cell table:number-columns-repeated="7"/>
          <table:table-cell table:style-name="Default" office:value-type="string" calcext:value-type="string">
            <text:p>Config direction mapping values</text:p>
          </table:table-cell>
          <table:table-cell table:style-name="Default"/>
          <table:table-cell table:number-columns-repeated="8"/>
          <table:table-cell table:style-name="ce1"/>
          <table:table-cell table:number-columns-repeated="16342"/>
          <table:table-cell table:style-name="Default"/>
        </table:table-row>
        <table:table-row table:style-name="ro2">
          <table:table-cell table:number-columns-repeated="13"/>
          <table:table-cell table:style-name="Default"/>
          <table:table-cell table:style-name="ce1"/>
          <table:table-cell table:number-columns-repeated="8"/>
          <table:table-cell table:style-name="Default"/>
          <table:table-cell table:number-columns-repeated="8"/>
          <table:table-cell table:style-name="ce1"/>
          <table:table-cell table:number-columns-repeated="16342"/>
          <table:table-cell table:style-name="Default"/>
        </table:table-row>
        <table:table-row table:style-name="ro4">
          <table:table-cell table:style-name="Default" table:number-columns-repeated="2"/>
          <table:table-cell table:style-name="ce115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  <table:table-cell table:style-name="ce115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21" office:value-type="float" office:value="7" calcext:value-type="float">
            <text:p>7</text:p>
          </table:table-cell>
          <table:table-cell table:number-columns-repeated="2"/>
          <table:table-cell table:style-name="ce124" table:formula="of:=[.C7]+([.H7]*16)" office:value-type="float" office:value="64" calcext:value-type="float">
            <text:p>064</text:p>
          </table:table-cell>
          <table:table-cell table:style-name="ce61" office:value-type="string" calcext:value-type="string">
            <text:p>,</text:p>
          </table:table-cell>
          <table:table-cell table:style-name="ce61" table:formula="of:=[.D7]+([.I7]*16)" office:value-type="float" office:value="80" calcext:value-type="float">
            <text:p>080</text:p>
          </table:table-cell>
          <table:table-cell table:style-name="ce61" office:value-type="string" calcext:value-type="string">
            <text:p>,</text:p>
          </table:table-cell>
          <table:table-cell table:style-name="ce61" table:formula="of:=[.E7]+([.J7]*16)" office:value-type="float" office:value="96" calcext:value-type="float">
            <text:p>096</text:p>
          </table:table-cell>
          <table:table-cell table:style-name="ce61" office:value-type="string" calcext:value-type="string">
            <text:p>,</text:p>
          </table:table-cell>
          <table:table-cell table:style-name="ce127" table:formula="of:=[.F7]+([.K7]*16)" office:value-type="float" office:value="112" calcext:value-type="float">
            <text:p>112</text:p>
          </table:table-cell>
          <table:table-cell table:number-columns-repeated="2"/>
          <table:table-cell table:style-name="ce73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80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1" calcext:value-type="float">
            <text:p>1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number-columns-repeated="2"/>
          <table:table-cell table:style-name="ce125" table:formula="of:=[.C8]+([.H8]*16)" office:value-type="float" office:value="65" calcext:value-type="float">
            <text:p>065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8]+([.I8]*16)" office:value-type="float" office:value="81" calcext:value-type="float">
            <text:p>081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8]+([.J8]*16)" office:value-type="float" office:value="97" calcext:value-type="float">
            <text:p>097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8]+([.K8]*16)" office:value-type="float" office:value="113" calcext:value-type="float">
            <text:p>113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2" calcext:value-type="float">
            <text:p>2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number-columns-repeated="2"/>
          <table:table-cell table:style-name="ce125" table:formula="of:=[.C9]+([.H9]*16)" office:value-type="float" office:value="66" calcext:value-type="float">
            <text:p>066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9]+([.I9]*16)" office:value-type="float" office:value="82" calcext:value-type="float">
            <text:p>082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9]+([.J9]*16)" office:value-type="float" office:value="98" calcext:value-type="float">
            <text:p>098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9]+([.K9]*16)" office:value-type="float" office:value="114" calcext:value-type="float">
            <text:p>114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3" calcext:value-type="float">
            <text:p>3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22" office:value-type="float" office:value="3" calcext:value-type="float">
            <text:p>3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number-columns-repeated="2"/>
          <table:table-cell table:style-name="ce125" table:formula="of:=[.C10]+([.H10]*16)" office:value-type="float" office:value="67" calcext:value-type="float">
            <text:p>067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0]+([.I10]*16)" office:value-type="float" office:value="83" calcext:value-type="float">
            <text:p>083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0]+([.J10]*16)" office:value-type="float" office:value="99" calcext:value-type="float">
            <text:p>099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0]+([.K10]*16)" office:value-type="float" office:value="115" calcext:value-type="float">
            <text:p>115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4" calcext:value-type="float">
            <text:p>4</text:p>
          </table:table-cell>
          <table:table-cell table:number-columns-repeated="2" table:style-name="ce119" office:value-type="float" office:value="4" calcext:value-type="float">
            <text:p>4</text:p>
          </table:table-cell>
          <table:table-cell table:style-name="ce122" office:value-type="float" office:value="4" calcext:value-type="float">
            <text:p>4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number-columns-repeated="2"/>
          <table:table-cell table:style-name="ce125" table:formula="of:=[.C11]+([.H11]*16)" office:value-type="float" office:value="68" calcext:value-type="float">
            <text:p>068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1]+([.I11]*16)" office:value-type="float" office:value="84" calcext:value-type="float">
            <text:p>084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1]+([.J11]*16)" office:value-type="float" office:value="100" calcext:value-type="float">
            <text:p>100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1]+([.K11]*16)" office:value-type="float" office:value="116" calcext:value-type="float">
            <text:p>116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5" calcext:value-type="float">
            <text:p>5</text:p>
          </table:table-cell>
          <table:table-cell table:number-columns-repeated="2" table:style-name="ce119" office:value-type="float" office:value="5" calcext:value-type="float">
            <text:p>5</text:p>
          </table:table-cell>
          <table:table-cell table:style-name="ce122" office:value-type="float" office:value="5" calcext:value-type="float">
            <text:p>5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number-columns-repeated="2"/>
          <table:table-cell table:style-name="ce125" table:formula="of:=[.C12]+([.H12]*16)" office:value-type="float" office:value="69" calcext:value-type="float">
            <text:p>069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2]+([.I12]*16)" office:value-type="float" office:value="85" calcext:value-type="float">
            <text:p>085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2]+([.J12]*16)" office:value-type="float" office:value="101" calcext:value-type="float">
            <text:p>101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2]+([.K12]*16)" office:value-type="float" office:value="117" calcext:value-type="float">
            <text:p>117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6" calcext:value-type="float">
            <text:p>6</text:p>
          </table:table-cell>
          <table:table-cell table:number-columns-repeated="2" table:style-name="ce119" office:value-type="float" office:value="6" calcext:value-type="float">
            <text:p>6</text:p>
          </table:table-cell>
          <table:table-cell table:style-name="ce122" office:value-type="float" office:value="6" calcext:value-type="float">
            <text:p>6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number-columns-repeated="2"/>
          <table:table-cell table:style-name="ce125" table:formula="of:=[.C13]+([.H13]*16)" office:value-type="float" office:value="70" calcext:value-type="float">
            <text:p>070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3]+([.I13]*16)" office:value-type="float" office:value="86" calcext:value-type="float">
            <text:p>086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3]+([.J13]*16)" office:value-type="float" office:value="102" calcext:value-type="float">
            <text:p>102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3]+([.K13]*16)" office:value-type="float" office:value="118" calcext:value-type="float">
            <text:p>118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7" calcext:value-type="float">
            <text:p>7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22" office:value-type="float" office:value="7" calcext:value-type="float">
            <text:p>7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number-columns-repeated="2"/>
          <table:table-cell table:style-name="ce125" table:formula="of:=[.C14]+([.H14]*16)" office:value-type="float" office:value="71" calcext:value-type="float">
            <text:p>071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4]+([.I14]*16)" office:value-type="float" office:value="87" calcext:value-type="float">
            <text:p>087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4]+([.J14]*16)" office:value-type="float" office:value="103" calcext:value-type="float">
            <text:p>103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4]+([.K14]*16)" office:value-type="float" office:value="119" calcext:value-type="float">
            <text:p>119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/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2"/>
          <table:table-cell table:style-name="ce125" table:formula="of:=[.C15]+([.H15]*16)" office:value-type="float" office:value="0" calcext:value-type="float">
            <text:p>000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5]+([.I15]*16)" office:value-type="float" office:value="16" calcext:value-type="float">
            <text:p>016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5]+([.J15]*16)" office:value-type="float" office:value="32" calcext:value-type="float">
            <text:p>032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5]+([.K15]*16)" office:value-type="float" office:value="48" calcext:value-type="float">
            <text:p>048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1" calcext:value-type="float">
            <text:p>1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/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2"/>
          <table:table-cell table:style-name="ce125" table:formula="of:=[.C16]+([.H16]*16)" office:value-type="float" office:value="1" calcext:value-type="float">
            <text:p>001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6]+([.I16]*16)" office:value-type="float" office:value="17" calcext:value-type="float">
            <text:p>017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6]+([.J16]*16)" office:value-type="float" office:value="33" calcext:value-type="float">
            <text:p>033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6]+([.K16]*16)" office:value-type="float" office:value="49" calcext:value-type="float">
            <text:p>049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2" calcext:value-type="float">
            <text:p>2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/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2"/>
          <table:table-cell table:style-name="ce125" table:formula="of:=[.C17]+([.H17]*16)" office:value-type="float" office:value="2" calcext:value-type="float">
            <text:p>002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7]+([.I17]*16)" office:value-type="float" office:value="18" calcext:value-type="float">
            <text:p>018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7]+([.J17]*16)" office:value-type="float" office:value="34" calcext:value-type="float">
            <text:p>034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7]+([.K17]*16)" office:value-type="float" office:value="50" calcext:value-type="float">
            <text:p>050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3" calcext:value-type="float">
            <text:p>3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22" office:value-type="float" office:value="3" calcext:value-type="float">
            <text:p>3</text:p>
          </table:table-cell>
          <table:table-cell/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2"/>
          <table:table-cell table:style-name="ce125" table:formula="of:=[.C18]+([.H18]*16)" office:value-type="float" office:value="3" calcext:value-type="float">
            <text:p>003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8]+([.I18]*16)" office:value-type="float" office:value="19" calcext:value-type="float">
            <text:p>019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8]+([.J18]*16)" office:value-type="float" office:value="35" calcext:value-type="float">
            <text:p>035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8]+([.K18]*16)" office:value-type="float" office:value="51" calcext:value-type="float">
            <text:p>051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4" calcext:value-type="float">
            <text:p>4</text:p>
          </table:table-cell>
          <table:table-cell table:number-columns-repeated="2" table:style-name="ce119" office:value-type="float" office:value="4" calcext:value-type="float">
            <text:p>4</text:p>
          </table:table-cell>
          <table:table-cell table:style-name="ce122" office:value-type="float" office:value="4" calcext:value-type="float">
            <text:p>4</text:p>
          </table:table-cell>
          <table:table-cell/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2"/>
          <table:table-cell table:style-name="ce125" table:formula="of:=[.C19]+([.H19]*16)" office:value-type="float" office:value="4" calcext:value-type="float">
            <text:p>004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9]+([.I19]*16)" office:value-type="float" office:value="20" calcext:value-type="float">
            <text:p>020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9]+([.J19]*16)" office:value-type="float" office:value="36" calcext:value-type="float">
            <text:p>036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9]+([.K19]*16)" office:value-type="float" office:value="52" calcext:value-type="float">
            <text:p>052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5" calcext:value-type="float">
            <text:p>5</text:p>
          </table:table-cell>
          <table:table-cell table:number-columns-repeated="2" table:style-name="ce119" office:value-type="float" office:value="5" calcext:value-type="float">
            <text:p>5</text:p>
          </table:table-cell>
          <table:table-cell table:style-name="ce122" office:value-type="float" office:value="5" calcext:value-type="float">
            <text:p>5</text:p>
          </table:table-cell>
          <table:table-cell/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2"/>
          <table:table-cell table:style-name="ce125" table:formula="of:=[.C20]+([.H20]*16)" office:value-type="float" office:value="5" calcext:value-type="float">
            <text:p>005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20]+([.I20]*16)" office:value-type="float" office:value="21" calcext:value-type="float">
            <text:p>021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20]+([.J20]*16)" office:value-type="float" office:value="37" calcext:value-type="float">
            <text:p>037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20]+([.K20]*16)" office:value-type="float" office:value="53" calcext:value-type="float">
            <text:p>053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6" calcext:value-type="float">
            <text:p>6</text:p>
          </table:table-cell>
          <table:table-cell table:number-columns-repeated="2" table:style-name="ce119" office:value-type="float" office:value="6" calcext:value-type="float">
            <text:p>6</text:p>
          </table:table-cell>
          <table:table-cell table:style-name="ce122" office:value-type="float" office:value="6" calcext:value-type="float">
            <text:p>6</text:p>
          </table:table-cell>
          <table:table-cell/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2"/>
          <table:table-cell table:style-name="ce125" table:formula="of:=[.C21]+([.H21]*16)" office:value-type="float" office:value="6" calcext:value-type="float">
            <text:p>006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21]+([.I21]*16)" office:value-type="float" office:value="22" calcext:value-type="float">
            <text:p>022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21]+([.J21]*16)" office:value-type="float" office:value="38" calcext:value-type="float">
            <text:p>038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21]+([.K21]*16)" office:value-type="float" office:value="54" calcext:value-type="float">
            <text:p>054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7" office:value-type="float" office:value="7" calcext:value-type="float">
            <text:p>7</text:p>
          </table:table-cell>
          <table:table-cell table:number-columns-repeated="2" table:style-name="ce120" office:value-type="float" office:value="7" calcext:value-type="float">
            <text:p>7</text:p>
          </table:table-cell>
          <table:table-cell table:style-name="ce123" office:value-type="float" office:value="7" calcext:value-type="float">
            <text:p>7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123" office:value-type="float" office:value="3" calcext:value-type="float">
            <text:p>3</text:p>
          </table:table-cell>
          <table:table-cell table:number-columns-repeated="2"/>
          <table:table-cell table:style-name="ce126" table:formula="of:=[.C22]+([.H22]*16)" office:value-type="float" office:value="7" calcext:value-type="float">
            <text:p>007</text:p>
          </table:table-cell>
          <table:table-cell table:style-name="ce63" office:value-type="string" calcext:value-type="string">
            <text:p>,</text:p>
          </table:table-cell>
          <table:table-cell table:style-name="ce63" table:formula="of:=[.D22]+([.I22]*16)" office:value-type="float" office:value="23" calcext:value-type="float">
            <text:p>023</text:p>
          </table:table-cell>
          <table:table-cell table:style-name="ce63" office:value-type="string" calcext:value-type="string">
            <text:p>,</text:p>
          </table:table-cell>
          <table:table-cell table:style-name="ce63" table:formula="of:=[.E22]+([.J22]*16)" office:value-type="float" office:value="39" calcext:value-type="float">
            <text:p>039</text:p>
          </table:table-cell>
          <table:table-cell table:style-name="ce63" office:value-type="string" calcext:value-type="string">
            <text:p>,</text:p>
          </table:table-cell>
          <table:table-cell table:style-name="ce129" table:formula="of:=[.F22]+([.K22]*16)" office:value-type="float" office:value="55" calcext:value-type="float">
            <text:p>055</text:p>
          </table:table-cell>
          <table:table-cell table:number-columns-repeated="2"/>
          <table:table-cell table:style-name="ce75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79" office:value-type="string" calcext:value-type="string">
            <text:p>L</text:p>
          </table:table-cell>
          <table:table-cell table:style-name="ce79" office:value-type="string" calcext:value-type="string">
            <text:p>,</text:p>
          </table:table-cell>
          <table:table-cell table:style-name="ce82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number-columns-repeated="30"/>
          <table:table-cell table:style-name="ce64"/>
          <table:table-cell table:number-columns-repeated="4"/>
          <table:table-cell table:style-name="Default"/>
          <table:table-cell table:number-columns-repeated="16340"/>
        </table:table-row>
        <table:table-row table:style-name="ro4">
          <table:table-cell table:number-columns-repeated="22"/>
          <table:table-cell table:style-name="ce64" office:value-type="string" calcext:value-type="string">
            <text:p>L = Left to Right</text:p>
          </table:table-cell>
          <table:table-cell table:style-name="Default"/>
          <table:table-cell/>
          <table:table-cell table:style-name="ce1" table:number-columns-repeated="2"/>
          <table:table-cell office:value-type="string" calcext:value-type="string">
            <text:p>R = Right to Left</text:p>
          </table:table-cell>
          <table:table-cell table:style-name="ce1" table:number-columns-repeated="3"/>
          <table:table-cell table:number-columns-repeated="16345"/>
        </table:table-row>
        <table:table-row table:style-name="ro4">
          <table:table-cell/>
          <table:table-cell table:style-name="ce20" office:value-type="string" calcext:value-type="string">
            <text:p>Caculated output buffer locations – For debugging only</text:p>
          </table:table-cell>
          <table:table-cell table:number-columns-repeated="18"/>
          <table:table-cell table:style-name="Default" table:number-columns-repeated="4"/>
          <table:table-cell table:number-columns-repeated="5"/>
          <table:table-cell table:style-name="ce1" table:number-columns-repeated="4"/>
          <table:table-cell table:number-columns-repeated="16339"/>
          <table:table-cell table:style-name="Default" table:number-columns-repeated="4"/>
        </table:table-row>
        <table:table-row table:style-name="ro4">
          <table:table-cell table:style-name="ce11" table:number-columns-repeated="14"/>
          <table:table-cell table:style-name="ce64" table:number-columns-repeated="11"/>
          <table:table-cell table:style-name="ce11" table:number-columns-repeated="16343"/>
          <table:table-cell table:style-name="Default" table:number-columns-repeated="8"/>
        </table:table-row>
        <table:table-row table:style-name="ro4">
          <table:table-cell/>
          <table:table-cell table:style-name="ce31" table:number-columns-repeated="13"/>
          <table:table-cell table:style-name="ce68" table:number-columns-repeated="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35" table:formula="of:=IF(Tiles&gt;0;0;&quot;&quot;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1"/>
          <table:table-cell table:style-name="ce35" table:formula="of:=IF(Tiles&gt;1;1;&quot;&quot;)" table:number-columns-spanned="4" table:number-rows-spanned="1">
            <text:p/>
          </table:table-cell>
          <table:covered-table-cell table:number-columns-repeated="3"/>
          <table:table-cell table:style-name="ce31"/>
          <table:table-cell table:style-name="ce35" table:formula="of:=IF(Tiles&gt;2;2;&quot;&quot;)" table:number-columns-spanned="4" table:number-rows-spanned="1">
            <text:p/>
          </table:table-cell>
          <table:covered-table-cell/>
          <table:covered-table-cell table:style-name="ce1"/>
          <table:covered-table-cell/>
          <table:table-cell table:style-name="ce68"/>
          <table:table-cell table:style-name="ce36" table:formula="of:=IF(Tiles&gt;3;3;&quot;&quot;)" table:number-columns-spanned="4" table:number-rows-spanned="1">
            <text:p/>
          </table:table-cell>
          <table:covered-table-cell table:number-columns-repeated="3"/>
          <table:table-cell table:style-name="ce68"/>
          <table:table-cell table:style-name="ce111"/>
          <table:table-cell table:style-name="Default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7]*(Output_Scan_Bytes/8)+[.H7]+([.$C$28]*((Output_Scan_Bytes/8)/Tiles));&quot;&quot;)" office:value-type="float" office:value="4" calcext:value-type="float">
            <text:p>4</text:p>
          </table:table-cell>
          <table:table-cell table:style-name="ce16" table:formula="of:==IF(Tiles&gt;0;[.D7]*(Output_Scan_Bytes/8)+[.I7]+([.$C$28]*((Output_Scan_Bytes/8)/Tiles));&quot;&quot;)" office:value-type="float" office:value="5" calcext:value-type="float">
            <text:p>5</text:p>
          </table:table-cell>
          <table:table-cell table:style-name="ce16" table:formula="of:==IF(Tiles&gt;0;[.E7]*(Output_Scan_Bytes/8)+[.J7]+([.$C$28]*((Output_Scan_Bytes/8)/Tiles));&quot;&quot;)" office:value-type="float" office:value="6" calcext:value-type="float">
            <text:p>6</text:p>
          </table:table-cell>
          <table:table-cell table:style-name="ce16" table:formula="of:==IF(Tiles&gt;0;[.F7]*(Output_Scan_Bytes/8)+[.K7]+([.$C$28]*((Output_Scan_Bytes/8)/Tiles));&quot;&quot;)" office:value-type="float" office:value="7" calcext:value-type="float">
            <text:p>7</text:p>
          </table:table-cell>
          <table:table-cell table:style-name="ce31"/>
          <table:table-cell table:style-name="ce16" table:formula="of:==IF(Tiles&gt;1;[.C7]*(Output_Scan_Bytes/8)+[.H7]+([.$H$28]*((Output_Scan_Bytes/8)/Tiles));&quot;&quot;)">
            <text:p/>
          </table:table-cell>
          <table:table-cell table:style-name="ce16" table:formula="of:==IF(Tiles&gt;1;[.D7]*(Output_Scan_Bytes/8)+[.I7]+([.$H$28]*((Output_Scan_Bytes/8)/Tiles));&quot;&quot;)">
            <text:p/>
          </table:table-cell>
          <table:table-cell table:style-name="ce16" table:formula="of:==IF(Tiles&gt;1;[.E7]*(Output_Scan_Bytes/8)+[.J7]+([.$H$28]*((Output_Scan_Bytes/8)/Tiles));&quot;&quot;)">
            <text:p/>
          </table:table-cell>
          <table:table-cell table:style-name="ce16" table:formula="of:==IF(Tiles&gt;1;[.F7]*(Output_Scan_Bytes/8)+[.K7]+([.$H$28]*((Output_Scan_Bytes/8)/Tiles));&quot;&quot;)">
            <text:p/>
          </table:table-cell>
          <table:table-cell table:style-name="ce31"/>
          <table:table-cell table:style-name="ce16" table:formula="of:==IF(Tiles&gt;2;[.C7]*(Output_Scan_Bytes/8)+[.H7]+([.$M$28]*((Output_Scan_Bytes/8)/Tiles));&quot;&quot;)">
            <text:p/>
          </table:table-cell>
          <table:table-cell table:style-name="ce16" table:formula="of:==IF(Tiles&gt;2;[.D7]*(Output_Scan_Bytes/8)+[.I7]+([.$M$28]*((Output_Scan_Bytes/8)/Tiles));&quot;&quot;)">
            <text:p/>
          </table:table-cell>
          <table:table-cell table:style-name="ce16" table:formula="of:==IF(Tiles&gt;2;[.E7]*(Output_Scan_Bytes/8)+[.J7]+([.$M$28]*((Output_Scan_Bytes/8)/Tiles));&quot;&quot;)">
            <text:p/>
          </table:table-cell>
          <table:table-cell table:style-name="ce16" table:formula="of:==IF(Tiles&gt;2;[.F7]*(Output_Scan_Bytes/8)+[.K7]+([.$M$28]*((Output_Scan_Bytes/8)/Tiles));&quot;&quot;)">
            <text:p/>
          </table:table-cell>
          <table:table-cell table:style-name="ce68"/>
          <table:table-cell table:style-name="ce18" table:formula="of:==IF(Tiles&gt;3;[.C7]*(Output_Scan_Bytes/8)+[.H7]+([.$R$28]*((Output_Scan_Bytes/8)/Tiles));&quot;&quot;)">
            <text:p/>
          </table:table-cell>
          <table:table-cell table:style-name="ce18" table:formula="of:==IF(Tiles&gt;3;[.D7]*(Output_Scan_Bytes/8)+[.I7]+([.$R$28]*((Output_Scan_Bytes/8)/Tiles));&quot;&quot;)">
            <text:p/>
          </table:table-cell>
          <table:table-cell table:style-name="ce18" table:formula="of:==IF(Tiles&gt;3;[.E7]*(Output_Scan_Bytes/8)+[.J7]+([.$R$28]*((Output_Scan_Bytes/8)/Tiles));&quot;&quot;)">
            <text:p/>
          </table:table-cell>
          <table:table-cell table:style-name="ce18" table:formula="of:==IF(Tiles&gt;3;[.F7]*(Output_Scan_Bytes/8)+[.K7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8]*(Output_Scan_Bytes/8)+[.H8]+([.$C$28]*((Output_Scan_Bytes/8)/Tiles));&quot;&quot;)" office:value-type="float" office:value="12" calcext:value-type="float">
            <text:p>12</text:p>
          </table:table-cell>
          <table:table-cell table:style-name="ce16" table:formula="of:==IF(Tiles&gt;0;[.D8]*(Output_Scan_Bytes/8)+[.I8]+([.$C$28]*((Output_Scan_Bytes/8)/Tiles));&quot;&quot;)" office:value-type="float" office:value="13" calcext:value-type="float">
            <text:p>13</text:p>
          </table:table-cell>
          <table:table-cell table:style-name="ce16" table:formula="of:==IF(Tiles&gt;0;[.E8]*(Output_Scan_Bytes/8)+[.J8]+([.$C$28]*((Output_Scan_Bytes/8)/Tiles));&quot;&quot;)" office:value-type="float" office:value="14" calcext:value-type="float">
            <text:p>14</text:p>
          </table:table-cell>
          <table:table-cell table:style-name="ce16" table:formula="of:==IF(Tiles&gt;0;[.F8]*(Output_Scan_Bytes/8)+[.K8]+([.$C$28]*((Output_Scan_Bytes/8)/Tiles));&quot;&quot;)" office:value-type="float" office:value="15" calcext:value-type="float">
            <text:p>15</text:p>
          </table:table-cell>
          <table:table-cell table:style-name="ce31"/>
          <table:table-cell table:style-name="ce16" table:formula="of:==IF(Tiles&gt;1;[.C8]*(Output_Scan_Bytes/8)+[.H8]+([.$H$28]*((Output_Scan_Bytes/8)/Tiles));&quot;&quot;)">
            <text:p/>
          </table:table-cell>
          <table:table-cell table:style-name="ce16" table:formula="of:==IF(Tiles&gt;1;[.D8]*(Output_Scan_Bytes/8)+[.I8]+([.$H$28]*((Output_Scan_Bytes/8)/Tiles));&quot;&quot;)">
            <text:p/>
          </table:table-cell>
          <table:table-cell table:style-name="ce16" table:formula="of:==IF(Tiles&gt;1;[.E8]*(Output_Scan_Bytes/8)+[.J8]+([.$H$28]*((Output_Scan_Bytes/8)/Tiles));&quot;&quot;)">
            <text:p/>
          </table:table-cell>
          <table:table-cell table:style-name="ce16" table:formula="of:==IF(Tiles&gt;1;[.F8]*(Output_Scan_Bytes/8)+[.K8]+([.$H$28]*((Output_Scan_Bytes/8)/Tiles));&quot;&quot;)">
            <text:p/>
          </table:table-cell>
          <table:table-cell table:style-name="ce31"/>
          <table:table-cell table:style-name="ce16" table:formula="of:==IF(Tiles&gt;2;[.C8]*(Output_Scan_Bytes/8)+[.H8]+([.$M$28]*((Output_Scan_Bytes/8)/Tiles));&quot;&quot;)">
            <text:p/>
          </table:table-cell>
          <table:table-cell table:style-name="ce16" table:formula="of:==IF(Tiles&gt;2;[.D8]*(Output_Scan_Bytes/8)+[.I8]+([.$M$28]*((Output_Scan_Bytes/8)/Tiles));&quot;&quot;)">
            <text:p/>
          </table:table-cell>
          <table:table-cell table:style-name="ce16" table:formula="of:==IF(Tiles&gt;2;[.E8]*(Output_Scan_Bytes/8)+[.J8]+([.$M$28]*((Output_Scan_Bytes/8)/Tiles));&quot;&quot;)">
            <text:p/>
          </table:table-cell>
          <table:table-cell table:style-name="ce16" table:formula="of:==IF(Tiles&gt;2;[.F8]*(Output_Scan_Bytes/8)+[.K8]+([.$M$28]*((Output_Scan_Bytes/8)/Tiles));&quot;&quot;)">
            <text:p/>
          </table:table-cell>
          <table:table-cell table:style-name="ce31"/>
          <table:table-cell table:style-name="ce16" table:formula="of:==IF(Tiles&gt;3;[.C8]*(Output_Scan_Bytes/8)+[.H8]+([.$R$28]*((Output_Scan_Bytes/8)/Tiles));&quot;&quot;)">
            <text:p/>
          </table:table-cell>
          <table:table-cell table:style-name="ce16" table:formula="of:==IF(Tiles&gt;3;[.D8]*(Output_Scan_Bytes/8)+[.I8]+([.$R$28]*((Output_Scan_Bytes/8)/Tiles));&quot;&quot;)">
            <text:p/>
          </table:table-cell>
          <table:table-cell table:style-name="ce16" table:formula="of:==IF(Tiles&gt;3;[.E8]*(Output_Scan_Bytes/8)+[.J8]+([.$R$28]*((Output_Scan_Bytes/8)/Tiles));&quot;&quot;)">
            <text:p/>
          </table:table-cell>
          <table:table-cell table:style-name="ce16" table:formula="of:==IF(Tiles&gt;3;[.F8]*(Output_Scan_Bytes/8)+[.K8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9]*(Output_Scan_Bytes/8)+[.H9]+([.$C$28]*((Output_Scan_Bytes/8)/Tiles));&quot;&quot;)" office:value-type="float" office:value="20" calcext:value-type="float">
            <text:p>20</text:p>
          </table:table-cell>
          <table:table-cell table:style-name="ce16" table:formula="of:==IF(Tiles&gt;0;[.D9]*(Output_Scan_Bytes/8)+[.I9]+([.$C$28]*((Output_Scan_Bytes/8)/Tiles));&quot;&quot;)" office:value-type="float" office:value="21" calcext:value-type="float">
            <text:p>21</text:p>
          </table:table-cell>
          <table:table-cell table:style-name="ce16" table:formula="of:==IF(Tiles&gt;0;[.E9]*(Output_Scan_Bytes/8)+[.J9]+([.$C$28]*((Output_Scan_Bytes/8)/Tiles));&quot;&quot;)" office:value-type="float" office:value="22" calcext:value-type="float">
            <text:p>22</text:p>
          </table:table-cell>
          <table:table-cell table:style-name="ce16" table:formula="of:==IF(Tiles&gt;0;[.F9]*(Output_Scan_Bytes/8)+[.K9]+([.$C$28]*((Output_Scan_Bytes/8)/Tiles));&quot;&quot;)" office:value-type="float" office:value="23" calcext:value-type="float">
            <text:p>23</text:p>
          </table:table-cell>
          <table:table-cell table:style-name="ce31"/>
          <table:table-cell table:style-name="ce16" table:formula="of:==IF(Tiles&gt;1;[.C9]*(Output_Scan_Bytes/8)+[.H9]+([.$H$28]*((Output_Scan_Bytes/8)/Tiles));&quot;&quot;)">
            <text:p/>
          </table:table-cell>
          <table:table-cell table:style-name="ce16" table:formula="of:==IF(Tiles&gt;1;[.D9]*(Output_Scan_Bytes/8)+[.I9]+([.$H$28]*((Output_Scan_Bytes/8)/Tiles));&quot;&quot;)">
            <text:p/>
          </table:table-cell>
          <table:table-cell table:style-name="ce16" table:formula="of:==IF(Tiles&gt;1;[.E9]*(Output_Scan_Bytes/8)+[.J9]+([.$H$28]*((Output_Scan_Bytes/8)/Tiles));&quot;&quot;)">
            <text:p/>
          </table:table-cell>
          <table:table-cell table:style-name="ce16" table:formula="of:==IF(Tiles&gt;1;[.F9]*(Output_Scan_Bytes/8)+[.K9]+([.$H$28]*((Output_Scan_Bytes/8)/Tiles));&quot;&quot;)">
            <text:p/>
          </table:table-cell>
          <table:table-cell table:style-name="ce31"/>
          <table:table-cell table:style-name="ce16" table:formula="of:==IF(Tiles&gt;2;[.C9]*(Output_Scan_Bytes/8)+[.H9]+([.$M$28]*((Output_Scan_Bytes/8)/Tiles));&quot;&quot;)">
            <text:p/>
          </table:table-cell>
          <table:table-cell table:style-name="ce16" table:formula="of:==IF(Tiles&gt;2;[.D9]*(Output_Scan_Bytes/8)+[.I9]+([.$M$28]*((Output_Scan_Bytes/8)/Tiles));&quot;&quot;)">
            <text:p/>
          </table:table-cell>
          <table:table-cell table:style-name="ce16" table:formula="of:==IF(Tiles&gt;2;[.E9]*(Output_Scan_Bytes/8)+[.J9]+([.$M$28]*((Output_Scan_Bytes/8)/Tiles));&quot;&quot;)">
            <text:p/>
          </table:table-cell>
          <table:table-cell table:style-name="ce16" table:formula="of:==IF(Tiles&gt;2;[.F9]*(Output_Scan_Bytes/8)+[.K9]+([.$M$28]*((Output_Scan_Bytes/8)/Tiles));&quot;&quot;)">
            <text:p/>
          </table:table-cell>
          <table:table-cell table:style-name="ce31"/>
          <table:table-cell table:style-name="ce16" table:formula="of:==IF(Tiles&gt;3;[.C9]*(Output_Scan_Bytes/8)+[.H9]+([.$R$28]*((Output_Scan_Bytes/8)/Tiles));&quot;&quot;)">
            <text:p/>
          </table:table-cell>
          <table:table-cell table:style-name="ce16" table:formula="of:==IF(Tiles&gt;3;[.D9]*(Output_Scan_Bytes/8)+[.I9]+([.$R$28]*((Output_Scan_Bytes/8)/Tiles));&quot;&quot;)">
            <text:p/>
          </table:table-cell>
          <table:table-cell table:style-name="ce16" table:formula="of:==IF(Tiles&gt;3;[.E9]*(Output_Scan_Bytes/8)+[.J9]+([.$R$28]*((Output_Scan_Bytes/8)/Tiles));&quot;&quot;)">
            <text:p/>
          </table:table-cell>
          <table:table-cell table:style-name="ce16" table:formula="of:==IF(Tiles&gt;3;[.F9]*(Output_Scan_Bytes/8)+[.K9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0]*(Output_Scan_Bytes/8)+[.H10]+([.$C$28]*((Output_Scan_Bytes/8)/Tiles));&quot;&quot;)" office:value-type="float" office:value="28" calcext:value-type="float">
            <text:p>28</text:p>
          </table:table-cell>
          <table:table-cell table:style-name="ce16" table:formula="of:==IF(Tiles&gt;0;[.D10]*(Output_Scan_Bytes/8)+[.I10]+([.$C$28]*((Output_Scan_Bytes/8)/Tiles));&quot;&quot;)" office:value-type="float" office:value="29" calcext:value-type="float">
            <text:p>29</text:p>
          </table:table-cell>
          <table:table-cell table:style-name="ce16" table:formula="of:==IF(Tiles&gt;0;[.E10]*(Output_Scan_Bytes/8)+[.J10]+([.$C$28]*((Output_Scan_Bytes/8)/Tiles));&quot;&quot;)" office:value-type="float" office:value="30" calcext:value-type="float">
            <text:p>30</text:p>
          </table:table-cell>
          <table:table-cell table:style-name="ce16" table:formula="of:==IF(Tiles&gt;0;[.F10]*(Output_Scan_Bytes/8)+[.K10]+([.$C$28]*((Output_Scan_Bytes/8)/Tiles));&quot;&quot;)" office:value-type="float" office:value="31" calcext:value-type="float">
            <text:p>31</text:p>
          </table:table-cell>
          <table:table-cell table:style-name="ce31"/>
          <table:table-cell table:style-name="ce16" table:formula="of:==IF(Tiles&gt;1;[.C10]*(Output_Scan_Bytes/8)+[.H10]+([.$H$28]*((Output_Scan_Bytes/8)/Tiles));&quot;&quot;)">
            <text:p/>
          </table:table-cell>
          <table:table-cell table:style-name="ce16" table:formula="of:==IF(Tiles&gt;1;[.D10]*(Output_Scan_Bytes/8)+[.I10]+([.$H$28]*((Output_Scan_Bytes/8)/Tiles));&quot;&quot;)">
            <text:p/>
          </table:table-cell>
          <table:table-cell table:style-name="ce16" table:formula="of:==IF(Tiles&gt;1;[.E10]*(Output_Scan_Bytes/8)+[.J10]+([.$H$28]*((Output_Scan_Bytes/8)/Tiles));&quot;&quot;)">
            <text:p/>
          </table:table-cell>
          <table:table-cell table:style-name="ce16" table:formula="of:==IF(Tiles&gt;1;[.F10]*(Output_Scan_Bytes/8)+[.K10]+([.$H$28]*((Output_Scan_Bytes/8)/Tiles));&quot;&quot;)">
            <text:p/>
          </table:table-cell>
          <table:table-cell table:style-name="ce31"/>
          <table:table-cell table:style-name="ce16" table:formula="of:==IF(Tiles&gt;2;[.C10]*(Output_Scan_Bytes/8)+[.H10]+([.$M$28]*((Output_Scan_Bytes/8)/Tiles));&quot;&quot;)">
            <text:p/>
          </table:table-cell>
          <table:table-cell table:style-name="ce16" table:formula="of:==IF(Tiles&gt;2;[.D10]*(Output_Scan_Bytes/8)+[.I10]+([.$M$28]*((Output_Scan_Bytes/8)/Tiles));&quot;&quot;)">
            <text:p/>
          </table:table-cell>
          <table:table-cell table:style-name="ce16" table:formula="of:==IF(Tiles&gt;2;[.E10]*(Output_Scan_Bytes/8)+[.J10]+([.$M$28]*((Output_Scan_Bytes/8)/Tiles));&quot;&quot;)">
            <text:p/>
          </table:table-cell>
          <table:table-cell table:style-name="ce16" table:formula="of:==IF(Tiles&gt;2;[.F10]*(Output_Scan_Bytes/8)+[.K10]+([.$M$28]*((Output_Scan_Bytes/8)/Tiles));&quot;&quot;)">
            <text:p/>
          </table:table-cell>
          <table:table-cell table:style-name="ce31"/>
          <table:table-cell table:style-name="ce16" table:formula="of:==IF(Tiles&gt;3;[.C10]*(Output_Scan_Bytes/8)+[.H10]+([.$R$28]*((Output_Scan_Bytes/8)/Tiles));&quot;&quot;)">
            <text:p/>
          </table:table-cell>
          <table:table-cell table:style-name="ce16" table:formula="of:==IF(Tiles&gt;3;[.D10]*(Output_Scan_Bytes/8)+[.I10]+([.$R$28]*((Output_Scan_Bytes/8)/Tiles));&quot;&quot;)">
            <text:p/>
          </table:table-cell>
          <table:table-cell table:style-name="ce16" table:formula="of:==IF(Tiles&gt;3;[.E10]*(Output_Scan_Bytes/8)+[.J10]+([.$R$28]*((Output_Scan_Bytes/8)/Tiles));&quot;&quot;)">
            <text:p/>
          </table:table-cell>
          <table:table-cell table:style-name="ce16" table:formula="of:==IF(Tiles&gt;3;[.F10]*(Output_Scan_Bytes/8)+[.K10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1]*(Output_Scan_Bytes/8)+[.H11]+([.$C$28]*((Output_Scan_Bytes/8)/Tiles));&quot;&quot;)" office:value-type="float" office:value="36" calcext:value-type="float">
            <text:p>36</text:p>
          </table:table-cell>
          <table:table-cell table:style-name="ce16" table:formula="of:==IF(Tiles&gt;0;[.D11]*(Output_Scan_Bytes/8)+[.I11]+([.$C$28]*((Output_Scan_Bytes/8)/Tiles));&quot;&quot;)" office:value-type="float" office:value="37" calcext:value-type="float">
            <text:p>37</text:p>
          </table:table-cell>
          <table:table-cell table:style-name="ce16" table:formula="of:==IF(Tiles&gt;0;[.E11]*(Output_Scan_Bytes/8)+[.J11]+([.$C$28]*((Output_Scan_Bytes/8)/Tiles));&quot;&quot;)" office:value-type="float" office:value="38" calcext:value-type="float">
            <text:p>38</text:p>
          </table:table-cell>
          <table:table-cell table:style-name="ce16" table:formula="of:==IF(Tiles&gt;0;[.F11]*(Output_Scan_Bytes/8)+[.K11]+([.$C$28]*((Output_Scan_Bytes/8)/Tiles));&quot;&quot;)" office:value-type="float" office:value="39" calcext:value-type="float">
            <text:p>39</text:p>
          </table:table-cell>
          <table:table-cell table:style-name="ce31"/>
          <table:table-cell table:style-name="ce16" table:formula="of:==IF(Tiles&gt;1;[.C11]*(Output_Scan_Bytes/8)+[.H11]+([.$H$28]*((Output_Scan_Bytes/8)/Tiles));&quot;&quot;)">
            <text:p/>
          </table:table-cell>
          <table:table-cell table:style-name="ce16" table:formula="of:==IF(Tiles&gt;1;[.D11]*(Output_Scan_Bytes/8)+[.I11]+([.$H$28]*((Output_Scan_Bytes/8)/Tiles));&quot;&quot;)">
            <text:p/>
          </table:table-cell>
          <table:table-cell table:style-name="ce16" table:formula="of:==IF(Tiles&gt;1;[.E11]*(Output_Scan_Bytes/8)+[.J11]+([.$H$28]*((Output_Scan_Bytes/8)/Tiles));&quot;&quot;)">
            <text:p/>
          </table:table-cell>
          <table:table-cell table:style-name="ce16" table:formula="of:==IF(Tiles&gt;1;[.F11]*(Output_Scan_Bytes/8)+[.K11]+([.$H$28]*((Output_Scan_Bytes/8)/Tiles));&quot;&quot;)">
            <text:p/>
          </table:table-cell>
          <table:table-cell table:style-name="ce31"/>
          <table:table-cell table:style-name="ce16" table:formula="of:==IF(Tiles&gt;2;[.C11]*(Output_Scan_Bytes/8)+[.H11]+([.$M$28]*((Output_Scan_Bytes/8)/Tiles));&quot;&quot;)">
            <text:p/>
          </table:table-cell>
          <table:table-cell table:style-name="ce16" table:formula="of:==IF(Tiles&gt;2;[.D11]*(Output_Scan_Bytes/8)+[.I11]+([.$M$28]*((Output_Scan_Bytes/8)/Tiles));&quot;&quot;)">
            <text:p/>
          </table:table-cell>
          <table:table-cell table:style-name="ce16" table:formula="of:==IF(Tiles&gt;2;[.E11]*(Output_Scan_Bytes/8)+[.J11]+([.$M$28]*((Output_Scan_Bytes/8)/Tiles));&quot;&quot;)">
            <text:p/>
          </table:table-cell>
          <table:table-cell table:style-name="ce16" table:formula="of:==IF(Tiles&gt;2;[.F11]*(Output_Scan_Bytes/8)+[.K11]+([.$M$28]*((Output_Scan_Bytes/8)/Tiles));&quot;&quot;)">
            <text:p/>
          </table:table-cell>
          <table:table-cell table:style-name="ce31"/>
          <table:table-cell table:style-name="ce16" table:formula="of:==IF(Tiles&gt;3;[.C11]*(Output_Scan_Bytes/8)+[.H11]+([.$R$28]*((Output_Scan_Bytes/8)/Tiles));&quot;&quot;)">
            <text:p/>
          </table:table-cell>
          <table:table-cell table:style-name="ce16" table:formula="of:==IF(Tiles&gt;3;[.D11]*(Output_Scan_Bytes/8)+[.I11]+([.$R$28]*((Output_Scan_Bytes/8)/Tiles));&quot;&quot;)">
            <text:p/>
          </table:table-cell>
          <table:table-cell table:style-name="ce16" table:formula="of:==IF(Tiles&gt;3;[.E11]*(Output_Scan_Bytes/8)+[.J11]+([.$R$28]*((Output_Scan_Bytes/8)/Tiles));&quot;&quot;)">
            <text:p/>
          </table:table-cell>
          <table:table-cell table:style-name="ce16" table:formula="of:==IF(Tiles&gt;3;[.F11]*(Output_Scan_Bytes/8)+[.K11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2]*(Output_Scan_Bytes/8)+[.H12]+([.$C$28]*((Output_Scan_Bytes/8)/Tiles));&quot;&quot;)" office:value-type="float" office:value="44" calcext:value-type="float">
            <text:p>44</text:p>
          </table:table-cell>
          <table:table-cell table:style-name="ce16" table:formula="of:==IF(Tiles&gt;0;[.D12]*(Output_Scan_Bytes/8)+[.I12]+([.$C$28]*((Output_Scan_Bytes/8)/Tiles));&quot;&quot;)" office:value-type="float" office:value="45" calcext:value-type="float">
            <text:p>45</text:p>
          </table:table-cell>
          <table:table-cell table:style-name="ce16" table:formula="of:==IF(Tiles&gt;0;[.E12]*(Output_Scan_Bytes/8)+[.J12]+([.$C$28]*((Output_Scan_Bytes/8)/Tiles));&quot;&quot;)" office:value-type="float" office:value="46" calcext:value-type="float">
            <text:p>46</text:p>
          </table:table-cell>
          <table:table-cell table:style-name="ce16" table:formula="of:==IF(Tiles&gt;0;[.F12]*(Output_Scan_Bytes/8)+[.K12]+([.$C$28]*((Output_Scan_Bytes/8)/Tiles));&quot;&quot;)" office:value-type="float" office:value="47" calcext:value-type="float">
            <text:p>47</text:p>
          </table:table-cell>
          <table:table-cell table:style-name="ce31"/>
          <table:table-cell table:style-name="ce16" table:formula="of:==IF(Tiles&gt;1;[.C12]*(Output_Scan_Bytes/8)+[.H12]+([.$H$28]*((Output_Scan_Bytes/8)/Tiles));&quot;&quot;)">
            <text:p/>
          </table:table-cell>
          <table:table-cell table:style-name="ce16" table:formula="of:==IF(Tiles&gt;1;[.D12]*(Output_Scan_Bytes/8)+[.I12]+([.$H$28]*((Output_Scan_Bytes/8)/Tiles));&quot;&quot;)">
            <text:p/>
          </table:table-cell>
          <table:table-cell table:style-name="ce16" table:formula="of:==IF(Tiles&gt;1;[.E12]*(Output_Scan_Bytes/8)+[.J12]+([.$H$28]*((Output_Scan_Bytes/8)/Tiles));&quot;&quot;)">
            <text:p/>
          </table:table-cell>
          <table:table-cell table:style-name="ce16" table:formula="of:==IF(Tiles&gt;1;[.F12]*(Output_Scan_Bytes/8)+[.K12]+([.$H$28]*((Output_Scan_Bytes/8)/Tiles));&quot;&quot;)">
            <text:p/>
          </table:table-cell>
          <table:table-cell table:style-name="ce31"/>
          <table:table-cell table:style-name="ce16" table:formula="of:==IF(Tiles&gt;2;[.C12]*(Output_Scan_Bytes/8)+[.H12]+([.$M$28]*((Output_Scan_Bytes/8)/Tiles));&quot;&quot;)">
            <text:p/>
          </table:table-cell>
          <table:table-cell table:style-name="ce16" table:formula="of:==IF(Tiles&gt;2;[.D12]*(Output_Scan_Bytes/8)+[.I12]+([.$M$28]*((Output_Scan_Bytes/8)/Tiles));&quot;&quot;)">
            <text:p/>
          </table:table-cell>
          <table:table-cell table:style-name="ce16" table:formula="of:==IF(Tiles&gt;2;[.E12]*(Output_Scan_Bytes/8)+[.J12]+([.$M$28]*((Output_Scan_Bytes/8)/Tiles));&quot;&quot;)">
            <text:p/>
          </table:table-cell>
          <table:table-cell table:style-name="ce16" table:formula="of:==IF(Tiles&gt;2;[.F12]*(Output_Scan_Bytes/8)+[.K12]+([.$M$28]*((Output_Scan_Bytes/8)/Tiles));&quot;&quot;)">
            <text:p/>
          </table:table-cell>
          <table:table-cell table:style-name="ce31"/>
          <table:table-cell table:style-name="ce16" table:formula="of:==IF(Tiles&gt;3;[.C12]*(Output_Scan_Bytes/8)+[.H12]+([.$R$28]*((Output_Scan_Bytes/8)/Tiles));&quot;&quot;)">
            <text:p/>
          </table:table-cell>
          <table:table-cell table:style-name="ce16" table:formula="of:==IF(Tiles&gt;3;[.D12]*(Output_Scan_Bytes/8)+[.I12]+([.$R$28]*((Output_Scan_Bytes/8)/Tiles));&quot;&quot;)">
            <text:p/>
          </table:table-cell>
          <table:table-cell table:style-name="ce16" table:formula="of:==IF(Tiles&gt;3;[.E12]*(Output_Scan_Bytes/8)+[.J12]+([.$R$28]*((Output_Scan_Bytes/8)/Tiles));&quot;&quot;)">
            <text:p/>
          </table:table-cell>
          <table:table-cell table:style-name="ce16" table:formula="of:==IF(Tiles&gt;3;[.F12]*(Output_Scan_Bytes/8)+[.K12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3]*(Output_Scan_Bytes/8)+[.H13]+([.$C$28]*((Output_Scan_Bytes/8)/Tiles));&quot;&quot;)" office:value-type="float" office:value="52" calcext:value-type="float">
            <text:p>52</text:p>
          </table:table-cell>
          <table:table-cell table:style-name="ce16" table:formula="of:==IF(Tiles&gt;0;[.D13]*(Output_Scan_Bytes/8)+[.I13]+([.$C$28]*((Output_Scan_Bytes/8)/Tiles));&quot;&quot;)" office:value-type="float" office:value="53" calcext:value-type="float">
            <text:p>53</text:p>
          </table:table-cell>
          <table:table-cell table:style-name="ce16" table:formula="of:==IF(Tiles&gt;0;[.E13]*(Output_Scan_Bytes/8)+[.J13]+([.$C$28]*((Output_Scan_Bytes/8)/Tiles));&quot;&quot;)" office:value-type="float" office:value="54" calcext:value-type="float">
            <text:p>54</text:p>
          </table:table-cell>
          <table:table-cell table:style-name="ce16" table:formula="of:==IF(Tiles&gt;0;[.F13]*(Output_Scan_Bytes/8)+[.K13]+([.$C$28]*((Output_Scan_Bytes/8)/Tiles));&quot;&quot;)" office:value-type="float" office:value="55" calcext:value-type="float">
            <text:p>55</text:p>
          </table:table-cell>
          <table:table-cell table:style-name="ce31"/>
          <table:table-cell table:style-name="ce16" table:formula="of:==IF(Tiles&gt;1;[.C13]*(Output_Scan_Bytes/8)+[.H13]+([.$H$28]*((Output_Scan_Bytes/8)/Tiles));&quot;&quot;)">
            <text:p/>
          </table:table-cell>
          <table:table-cell table:style-name="ce16" table:formula="of:==IF(Tiles&gt;1;[.D13]*(Output_Scan_Bytes/8)+[.I13]+([.$H$28]*((Output_Scan_Bytes/8)/Tiles));&quot;&quot;)">
            <text:p/>
          </table:table-cell>
          <table:table-cell table:style-name="ce16" table:formula="of:==IF(Tiles&gt;1;[.E13]*(Output_Scan_Bytes/8)+[.J13]+([.$H$28]*((Output_Scan_Bytes/8)/Tiles));&quot;&quot;)">
            <text:p/>
          </table:table-cell>
          <table:table-cell table:style-name="ce16" table:formula="of:==IF(Tiles&gt;1;[.F13]*(Output_Scan_Bytes/8)+[.K13]+([.$H$28]*((Output_Scan_Bytes/8)/Tiles));&quot;&quot;)">
            <text:p/>
          </table:table-cell>
          <table:table-cell table:style-name="ce31"/>
          <table:table-cell table:style-name="ce16" table:formula="of:==IF(Tiles&gt;2;[.C13]*(Output_Scan_Bytes/8)+[.H13]+([.$M$28]*((Output_Scan_Bytes/8)/Tiles));&quot;&quot;)">
            <text:p/>
          </table:table-cell>
          <table:table-cell table:style-name="ce16" table:formula="of:==IF(Tiles&gt;2;[.D13]*(Output_Scan_Bytes/8)+[.I13]+([.$M$28]*((Output_Scan_Bytes/8)/Tiles));&quot;&quot;)">
            <text:p/>
          </table:table-cell>
          <table:table-cell table:style-name="ce16" table:formula="of:==IF(Tiles&gt;2;[.E13]*(Output_Scan_Bytes/8)+[.J13]+([.$M$28]*((Output_Scan_Bytes/8)/Tiles));&quot;&quot;)">
            <text:p/>
          </table:table-cell>
          <table:table-cell table:style-name="ce16" table:formula="of:==IF(Tiles&gt;2;[.F13]*(Output_Scan_Bytes/8)+[.K13]+([.$M$28]*((Output_Scan_Bytes/8)/Tiles));&quot;&quot;)">
            <text:p/>
          </table:table-cell>
          <table:table-cell table:style-name="ce31"/>
          <table:table-cell table:style-name="ce16" table:formula="of:==IF(Tiles&gt;3;[.C13]*(Output_Scan_Bytes/8)+[.H13]+([.$R$28]*((Output_Scan_Bytes/8)/Tiles));&quot;&quot;)">
            <text:p/>
          </table:table-cell>
          <table:table-cell table:style-name="ce16" table:formula="of:==IF(Tiles&gt;3;[.D13]*(Output_Scan_Bytes/8)+[.I13]+([.$R$28]*((Output_Scan_Bytes/8)/Tiles));&quot;&quot;)">
            <text:p/>
          </table:table-cell>
          <table:table-cell table:style-name="ce16" table:formula="of:==IF(Tiles&gt;3;[.E13]*(Output_Scan_Bytes/8)+[.J13]+([.$R$28]*((Output_Scan_Bytes/8)/Tiles));&quot;&quot;)">
            <text:p/>
          </table:table-cell>
          <table:table-cell table:style-name="ce16" table:formula="of:==IF(Tiles&gt;3;[.F13]*(Output_Scan_Bytes/8)+[.K13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4]*(Output_Scan_Bytes/8)+[.H14]+([.$C$28]*((Output_Scan_Bytes/8)/Tiles));&quot;&quot;)" office:value-type="float" office:value="60" calcext:value-type="float">
            <text:p>60</text:p>
          </table:table-cell>
          <table:table-cell table:style-name="ce16" table:formula="of:==IF(Tiles&gt;0;[.D14]*(Output_Scan_Bytes/8)+[.I14]+([.$C$28]*((Output_Scan_Bytes/8)/Tiles));&quot;&quot;)" office:value-type="float" office:value="61" calcext:value-type="float">
            <text:p>61</text:p>
          </table:table-cell>
          <table:table-cell table:style-name="ce16" table:formula="of:==IF(Tiles&gt;0;[.E14]*(Output_Scan_Bytes/8)+[.J14]+([.$C$28]*((Output_Scan_Bytes/8)/Tiles));&quot;&quot;)" office:value-type="float" office:value="62" calcext:value-type="float">
            <text:p>62</text:p>
          </table:table-cell>
          <table:table-cell table:style-name="ce16" table:formula="of:==IF(Tiles&gt;0;[.F14]*(Output_Scan_Bytes/8)+[.K14]+([.$C$28]*((Output_Scan_Bytes/8)/Tiles));&quot;&quot;)" office:value-type="float" office:value="63" calcext:value-type="float">
            <text:p>63</text:p>
          </table:table-cell>
          <table:table-cell table:style-name="ce31"/>
          <table:table-cell table:style-name="ce16" table:formula="of:==IF(Tiles&gt;1;[.C14]*(Output_Scan_Bytes/8)+[.H14]+([.$H$28]*((Output_Scan_Bytes/8)/Tiles));&quot;&quot;)">
            <text:p/>
          </table:table-cell>
          <table:table-cell table:style-name="ce16" table:formula="of:==IF(Tiles&gt;1;[.D14]*(Output_Scan_Bytes/8)+[.I14]+([.$H$28]*((Output_Scan_Bytes/8)/Tiles));&quot;&quot;)">
            <text:p/>
          </table:table-cell>
          <table:table-cell table:style-name="ce16" table:formula="of:==IF(Tiles&gt;1;[.E14]*(Output_Scan_Bytes/8)+[.J14]+([.$H$28]*((Output_Scan_Bytes/8)/Tiles));&quot;&quot;)">
            <text:p/>
          </table:table-cell>
          <table:table-cell table:style-name="ce16" table:formula="of:==IF(Tiles&gt;1;[.F14]*(Output_Scan_Bytes/8)+[.K14]+([.$H$28]*((Output_Scan_Bytes/8)/Tiles));&quot;&quot;)">
            <text:p/>
          </table:table-cell>
          <table:table-cell table:style-name="ce31"/>
          <table:table-cell table:style-name="ce16" table:formula="of:==IF(Tiles&gt;2;[.C14]*(Output_Scan_Bytes/8)+[.H14]+([.$M$28]*((Output_Scan_Bytes/8)/Tiles));&quot;&quot;)">
            <text:p/>
          </table:table-cell>
          <table:table-cell table:style-name="ce16" table:formula="of:==IF(Tiles&gt;2;[.D14]*(Output_Scan_Bytes/8)+[.I14]+([.$M$28]*((Output_Scan_Bytes/8)/Tiles));&quot;&quot;)">
            <text:p/>
          </table:table-cell>
          <table:table-cell table:style-name="ce16" table:formula="of:==IF(Tiles&gt;2;[.E14]*(Output_Scan_Bytes/8)+[.J14]+([.$M$28]*((Output_Scan_Bytes/8)/Tiles));&quot;&quot;)">
            <text:p/>
          </table:table-cell>
          <table:table-cell table:style-name="ce16" table:formula="of:==IF(Tiles&gt;2;[.F14]*(Output_Scan_Bytes/8)+[.K14]+([.$M$28]*((Output_Scan_Bytes/8)/Tiles));&quot;&quot;)">
            <text:p/>
          </table:table-cell>
          <table:table-cell table:style-name="ce31"/>
          <table:table-cell table:style-name="ce16" table:formula="of:==IF(Tiles&gt;3;[.C14]*(Output_Scan_Bytes/8)+[.H14]+([.$R$28]*((Output_Scan_Bytes/8)/Tiles));&quot;&quot;)">
            <text:p/>
          </table:table-cell>
          <table:table-cell table:style-name="ce16" table:formula="of:==IF(Tiles&gt;3;[.D14]*(Output_Scan_Bytes/8)+[.I14]+([.$R$28]*((Output_Scan_Bytes/8)/Tiles));&quot;&quot;)">
            <text:p/>
          </table:table-cell>
          <table:table-cell table:style-name="ce16" table:formula="of:==IF(Tiles&gt;3;[.E14]*(Output_Scan_Bytes/8)+[.J14]+([.$R$28]*((Output_Scan_Bytes/8)/Tiles));&quot;&quot;)">
            <text:p/>
          </table:table-cell>
          <table:table-cell table:style-name="ce16" table:formula="of:==IF(Tiles&gt;3;[.F14]*(Output_Scan_Bytes/8)+[.K14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5]*(Output_Scan_Bytes/8)+[.H15]+([.$C$28]*((Output_Scan_Bytes/8)/Tiles));&quot;&quot;)" office:value-type="float" office:value="0" calcext:value-type="float">
            <text:p>0</text:p>
          </table:table-cell>
          <table:table-cell table:style-name="ce16" table:formula="of:==IF(Tiles&gt;0;[.D15]*(Output_Scan_Bytes/8)+[.I15]+([.$C$28]*((Output_Scan_Bytes/8)/Tiles));&quot;&quot;)" office:value-type="float" office:value="1" calcext:value-type="float">
            <text:p>1</text:p>
          </table:table-cell>
          <table:table-cell table:style-name="ce16" table:formula="of:==IF(Tiles&gt;0;[.E15]*(Output_Scan_Bytes/8)+[.J15]+([.$C$28]*((Output_Scan_Bytes/8)/Tiles));&quot;&quot;)" office:value-type="float" office:value="2" calcext:value-type="float">
            <text:p>2</text:p>
          </table:table-cell>
          <table:table-cell table:style-name="ce16" table:formula="of:==IF(Tiles&gt;0;[.F15]*(Output_Scan_Bytes/8)+[.K15]+([.$C$28]*((Output_Scan_Bytes/8)/Tiles));&quot;&quot;)" office:value-type="float" office:value="3" calcext:value-type="float">
            <text:p>3</text:p>
          </table:table-cell>
          <table:table-cell table:style-name="ce31"/>
          <table:table-cell table:style-name="ce16" table:formula="of:==IF(Tiles&gt;1;[.C15]*(Output_Scan_Bytes/8)+[.H15]+([.$H$28]*((Output_Scan_Bytes/8)/Tiles));&quot;&quot;)">
            <text:p/>
          </table:table-cell>
          <table:table-cell table:style-name="ce16" table:formula="of:==IF(Tiles&gt;1;[.D15]*(Output_Scan_Bytes/8)+[.I15]+([.$H$28]*((Output_Scan_Bytes/8)/Tiles));&quot;&quot;)">
            <text:p/>
          </table:table-cell>
          <table:table-cell table:style-name="ce16" table:formula="of:==IF(Tiles&gt;1;[.E15]*(Output_Scan_Bytes/8)+[.J15]+([.$H$28]*((Output_Scan_Bytes/8)/Tiles));&quot;&quot;)">
            <text:p/>
          </table:table-cell>
          <table:table-cell table:style-name="ce16" table:formula="of:==IF(Tiles&gt;1;[.F15]*(Output_Scan_Bytes/8)+[.K15]+([.$H$28]*((Output_Scan_Bytes/8)/Tiles));&quot;&quot;)">
            <text:p/>
          </table:table-cell>
          <table:table-cell table:style-name="ce31"/>
          <table:table-cell table:style-name="ce16" table:formula="of:==IF(Tiles&gt;2;[.C15]*(Output_Scan_Bytes/8)+[.H15]+([.$M$28]*((Output_Scan_Bytes/8)/Tiles));&quot;&quot;)">
            <text:p/>
          </table:table-cell>
          <table:table-cell table:style-name="ce16" table:formula="of:==IF(Tiles&gt;2;[.D15]*(Output_Scan_Bytes/8)+[.I15]+([.$M$28]*((Output_Scan_Bytes/8)/Tiles));&quot;&quot;)">
            <text:p/>
          </table:table-cell>
          <table:table-cell table:style-name="ce16" table:formula="of:==IF(Tiles&gt;2;[.E15]*(Output_Scan_Bytes/8)+[.J15]+([.$M$28]*((Output_Scan_Bytes/8)/Tiles));&quot;&quot;)">
            <text:p/>
          </table:table-cell>
          <table:table-cell table:style-name="ce16" table:formula="of:==IF(Tiles&gt;2;[.F15]*(Output_Scan_Bytes/8)+[.K15]+([.$M$28]*((Output_Scan_Bytes/8)/Tiles));&quot;&quot;)">
            <text:p/>
          </table:table-cell>
          <table:table-cell table:style-name="ce31"/>
          <table:table-cell table:style-name="ce16" table:formula="of:==IF(Tiles&gt;3;[.C15]*(Output_Scan_Bytes/8)+[.H15]+([.$R$28]*((Output_Scan_Bytes/8)/Tiles));&quot;&quot;)">
            <text:p/>
          </table:table-cell>
          <table:table-cell table:style-name="ce16" table:formula="of:==IF(Tiles&gt;3;[.D15]*(Output_Scan_Bytes/8)+[.I15]+([.$R$28]*((Output_Scan_Bytes/8)/Tiles));&quot;&quot;)">
            <text:p/>
          </table:table-cell>
          <table:table-cell table:style-name="ce16" table:formula="of:==IF(Tiles&gt;3;[.E15]*(Output_Scan_Bytes/8)+[.J15]+([.$R$28]*((Output_Scan_Bytes/8)/Tiles));&quot;&quot;)">
            <text:p/>
          </table:table-cell>
          <table:table-cell table:style-name="ce16" table:formula="of:==IF(Tiles&gt;3;[.F15]*(Output_Scan_Bytes/8)+[.K15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6]*(Output_Scan_Bytes/8)+[.H16]+([.$C$28]*((Output_Scan_Bytes/8)/Tiles));&quot;&quot;)" office:value-type="float" office:value="8" calcext:value-type="float">
            <text:p>8</text:p>
          </table:table-cell>
          <table:table-cell table:style-name="ce16" table:formula="of:==IF(Tiles&gt;0;[.D16]*(Output_Scan_Bytes/8)+[.I16]+([.$C$28]*((Output_Scan_Bytes/8)/Tiles));&quot;&quot;)" office:value-type="float" office:value="9" calcext:value-type="float">
            <text:p>9</text:p>
          </table:table-cell>
          <table:table-cell table:style-name="ce16" table:formula="of:==IF(Tiles&gt;0;[.E16]*(Output_Scan_Bytes/8)+[.J16]+([.$C$28]*((Output_Scan_Bytes/8)/Tiles));&quot;&quot;)" office:value-type="float" office:value="10" calcext:value-type="float">
            <text:p>10</text:p>
          </table:table-cell>
          <table:table-cell table:style-name="ce16" table:formula="of:==IF(Tiles&gt;0;[.F16]*(Output_Scan_Bytes/8)+[.K16]+([.$C$28]*((Output_Scan_Bytes/8)/Tiles));&quot;&quot;)" office:value-type="float" office:value="11" calcext:value-type="float">
            <text:p>11</text:p>
          </table:table-cell>
          <table:table-cell table:style-name="ce31"/>
          <table:table-cell table:style-name="ce16" table:formula="of:==IF(Tiles&gt;1;[.C16]*(Output_Scan_Bytes/8)+[.H16]+([.$H$28]*((Output_Scan_Bytes/8)/Tiles));&quot;&quot;)">
            <text:p/>
          </table:table-cell>
          <table:table-cell table:style-name="ce16" table:formula="of:==IF(Tiles&gt;1;[.D16]*(Output_Scan_Bytes/8)+[.I16]+([.$H$28]*((Output_Scan_Bytes/8)/Tiles));&quot;&quot;)">
            <text:p/>
          </table:table-cell>
          <table:table-cell table:style-name="ce16" table:formula="of:==IF(Tiles&gt;1;[.E16]*(Output_Scan_Bytes/8)+[.J16]+([.$H$28]*((Output_Scan_Bytes/8)/Tiles));&quot;&quot;)">
            <text:p/>
          </table:table-cell>
          <table:table-cell table:style-name="ce16" table:formula="of:==IF(Tiles&gt;1;[.F16]*(Output_Scan_Bytes/8)+[.K16]+([.$H$28]*((Output_Scan_Bytes/8)/Tiles));&quot;&quot;)">
            <text:p/>
          </table:table-cell>
          <table:table-cell table:style-name="ce31"/>
          <table:table-cell table:style-name="ce16" table:formula="of:==IF(Tiles&gt;2;[.C16]*(Output_Scan_Bytes/8)+[.H16]+([.$M$28]*((Output_Scan_Bytes/8)/Tiles));&quot;&quot;)">
            <text:p/>
          </table:table-cell>
          <table:table-cell table:style-name="ce16" table:formula="of:==IF(Tiles&gt;2;[.D16]*(Output_Scan_Bytes/8)+[.I16]+([.$M$28]*((Output_Scan_Bytes/8)/Tiles));&quot;&quot;)">
            <text:p/>
          </table:table-cell>
          <table:table-cell table:style-name="ce16" table:formula="of:==IF(Tiles&gt;2;[.E16]*(Output_Scan_Bytes/8)+[.J16]+([.$M$28]*((Output_Scan_Bytes/8)/Tiles));&quot;&quot;)">
            <text:p/>
          </table:table-cell>
          <table:table-cell table:style-name="ce16" table:formula="of:==IF(Tiles&gt;2;[.F16]*(Output_Scan_Bytes/8)+[.K16]+([.$M$28]*((Output_Scan_Bytes/8)/Tiles));&quot;&quot;)">
            <text:p/>
          </table:table-cell>
          <table:table-cell table:style-name="ce31"/>
          <table:table-cell table:style-name="ce16" table:formula="of:==IF(Tiles&gt;3;[.C16]*(Output_Scan_Bytes/8)+[.H16]+([.$R$28]*((Output_Scan_Bytes/8)/Tiles));&quot;&quot;)">
            <text:p/>
          </table:table-cell>
          <table:table-cell table:style-name="ce16" table:formula="of:==IF(Tiles&gt;3;[.D16]*(Output_Scan_Bytes/8)+[.I16]+([.$R$28]*((Output_Scan_Bytes/8)/Tiles));&quot;&quot;)">
            <text:p/>
          </table:table-cell>
          <table:table-cell table:style-name="ce16" table:formula="of:==IF(Tiles&gt;3;[.E16]*(Output_Scan_Bytes/8)+[.J16]+([.$R$28]*((Output_Scan_Bytes/8)/Tiles));&quot;&quot;)">
            <text:p/>
          </table:table-cell>
          <table:table-cell table:style-name="ce16" table:formula="of:==IF(Tiles&gt;3;[.F16]*(Output_Scan_Bytes/8)+[.K16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7]*(Output_Scan_Bytes/8)+[.H17]+([.$C$28]*((Output_Scan_Bytes/8)/Tiles));&quot;&quot;)" office:value-type="float" office:value="16" calcext:value-type="float">
            <text:p>16</text:p>
          </table:table-cell>
          <table:table-cell table:style-name="ce16" table:formula="of:==IF(Tiles&gt;0;[.D17]*(Output_Scan_Bytes/8)+[.I17]+([.$C$28]*((Output_Scan_Bytes/8)/Tiles));&quot;&quot;)" office:value-type="float" office:value="17" calcext:value-type="float">
            <text:p>17</text:p>
          </table:table-cell>
          <table:table-cell table:style-name="ce16" table:formula="of:==IF(Tiles&gt;0;[.E17]*(Output_Scan_Bytes/8)+[.J17]+([.$C$28]*((Output_Scan_Bytes/8)/Tiles));&quot;&quot;)" office:value-type="float" office:value="18" calcext:value-type="float">
            <text:p>18</text:p>
          </table:table-cell>
          <table:table-cell table:style-name="ce16" table:formula="of:==IF(Tiles&gt;0;[.F17]*(Output_Scan_Bytes/8)+[.K17]+([.$C$28]*((Output_Scan_Bytes/8)/Tiles));&quot;&quot;)" office:value-type="float" office:value="19" calcext:value-type="float">
            <text:p>19</text:p>
          </table:table-cell>
          <table:table-cell table:style-name="ce31"/>
          <table:table-cell table:style-name="ce16" table:formula="of:==IF(Tiles&gt;1;[.C17]*(Output_Scan_Bytes/8)+[.H17]+([.$H$28]*((Output_Scan_Bytes/8)/Tiles));&quot;&quot;)">
            <text:p/>
          </table:table-cell>
          <table:table-cell table:style-name="ce16" table:formula="of:==IF(Tiles&gt;1;[.D17]*(Output_Scan_Bytes/8)+[.I17]+([.$H$28]*((Output_Scan_Bytes/8)/Tiles));&quot;&quot;)">
            <text:p/>
          </table:table-cell>
          <table:table-cell table:style-name="ce16" table:formula="of:==IF(Tiles&gt;1;[.E17]*(Output_Scan_Bytes/8)+[.J17]+([.$H$28]*((Output_Scan_Bytes/8)/Tiles));&quot;&quot;)">
            <text:p/>
          </table:table-cell>
          <table:table-cell table:style-name="ce16" table:formula="of:==IF(Tiles&gt;1;[.F17]*(Output_Scan_Bytes/8)+[.K17]+([.$H$28]*((Output_Scan_Bytes/8)/Tiles));&quot;&quot;)">
            <text:p/>
          </table:table-cell>
          <table:table-cell table:style-name="ce31"/>
          <table:table-cell table:style-name="ce16" table:formula="of:==IF(Tiles&gt;2;[.C17]*(Output_Scan_Bytes/8)+[.H17]+([.$M$28]*((Output_Scan_Bytes/8)/Tiles));&quot;&quot;)">
            <text:p/>
          </table:table-cell>
          <table:table-cell table:style-name="ce16" table:formula="of:==IF(Tiles&gt;2;[.D17]*(Output_Scan_Bytes/8)+[.I17]+([.$M$28]*((Output_Scan_Bytes/8)/Tiles));&quot;&quot;)">
            <text:p/>
          </table:table-cell>
          <table:table-cell table:style-name="ce16" table:formula="of:==IF(Tiles&gt;2;[.E17]*(Output_Scan_Bytes/8)+[.J17]+([.$M$28]*((Output_Scan_Bytes/8)/Tiles));&quot;&quot;)">
            <text:p/>
          </table:table-cell>
          <table:table-cell table:style-name="ce16" table:formula="of:==IF(Tiles&gt;2;[.F17]*(Output_Scan_Bytes/8)+[.K17]+([.$M$28]*((Output_Scan_Bytes/8)/Tiles));&quot;&quot;)">
            <text:p/>
          </table:table-cell>
          <table:table-cell table:style-name="ce31"/>
          <table:table-cell table:style-name="ce16" table:formula="of:==IF(Tiles&gt;3;[.C17]*(Output_Scan_Bytes/8)+[.H17]+([.$R$28]*((Output_Scan_Bytes/8)/Tiles));&quot;&quot;)">
            <text:p/>
          </table:table-cell>
          <table:table-cell table:style-name="ce16" table:formula="of:==IF(Tiles&gt;3;[.D17]*(Output_Scan_Bytes/8)+[.I17]+([.$R$28]*((Output_Scan_Bytes/8)/Tiles));&quot;&quot;)">
            <text:p/>
          </table:table-cell>
          <table:table-cell table:style-name="ce16" table:formula="of:==IF(Tiles&gt;3;[.E17]*(Output_Scan_Bytes/8)+[.J17]+([.$R$28]*((Output_Scan_Bytes/8)/Tiles));&quot;&quot;)">
            <text:p/>
          </table:table-cell>
          <table:table-cell table:style-name="ce16" table:formula="of:==IF(Tiles&gt;3;[.F17]*(Output_Scan_Bytes/8)+[.K17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8]*(Output_Scan_Bytes/8)+[.H18]+([.$C$28]*((Output_Scan_Bytes/8)/Tiles));&quot;&quot;)" office:value-type="float" office:value="24" calcext:value-type="float">
            <text:p>24</text:p>
          </table:table-cell>
          <table:table-cell table:style-name="ce16" table:formula="of:==IF(Tiles&gt;0;[.D18]*(Output_Scan_Bytes/8)+[.I18]+([.$C$28]*((Output_Scan_Bytes/8)/Tiles));&quot;&quot;)" office:value-type="float" office:value="25" calcext:value-type="float">
            <text:p>25</text:p>
          </table:table-cell>
          <table:table-cell table:style-name="ce16" table:formula="of:==IF(Tiles&gt;0;[.E18]*(Output_Scan_Bytes/8)+[.J18]+([.$C$28]*((Output_Scan_Bytes/8)/Tiles));&quot;&quot;)" office:value-type="float" office:value="26" calcext:value-type="float">
            <text:p>26</text:p>
          </table:table-cell>
          <table:table-cell table:style-name="ce16" table:formula="of:==IF(Tiles&gt;0;[.F18]*(Output_Scan_Bytes/8)+[.K18]+([.$C$28]*((Output_Scan_Bytes/8)/Tiles));&quot;&quot;)" office:value-type="float" office:value="27" calcext:value-type="float">
            <text:p>27</text:p>
          </table:table-cell>
          <table:table-cell table:style-name="ce31"/>
          <table:table-cell table:style-name="ce16" table:formula="of:==IF(Tiles&gt;1;[.C18]*(Output_Scan_Bytes/8)+[.H18]+([.$H$28]*((Output_Scan_Bytes/8)/Tiles));&quot;&quot;)">
            <text:p/>
          </table:table-cell>
          <table:table-cell table:style-name="ce16" table:formula="of:==IF(Tiles&gt;1;[.D18]*(Output_Scan_Bytes/8)+[.I18]+([.$H$28]*((Output_Scan_Bytes/8)/Tiles));&quot;&quot;)">
            <text:p/>
          </table:table-cell>
          <table:table-cell table:style-name="ce16" table:formula="of:==IF(Tiles&gt;1;[.E18]*(Output_Scan_Bytes/8)+[.J18]+([.$H$28]*((Output_Scan_Bytes/8)/Tiles));&quot;&quot;)">
            <text:p/>
          </table:table-cell>
          <table:table-cell table:style-name="ce16" table:formula="of:==IF(Tiles&gt;1;[.F18]*(Output_Scan_Bytes/8)+[.K18]+([.$H$28]*((Output_Scan_Bytes/8)/Tiles));&quot;&quot;)">
            <text:p/>
          </table:table-cell>
          <table:table-cell table:style-name="ce31"/>
          <table:table-cell table:style-name="ce16" table:formula="of:==IF(Tiles&gt;2;[.C18]*(Output_Scan_Bytes/8)+[.H18]+([.$M$28]*((Output_Scan_Bytes/8)/Tiles));&quot;&quot;)">
            <text:p/>
          </table:table-cell>
          <table:table-cell table:style-name="ce16" table:formula="of:==IF(Tiles&gt;2;[.D18]*(Output_Scan_Bytes/8)+[.I18]+([.$M$28]*((Output_Scan_Bytes/8)/Tiles));&quot;&quot;)">
            <text:p/>
          </table:table-cell>
          <table:table-cell table:style-name="ce16" table:formula="of:==IF(Tiles&gt;2;[.E18]*(Output_Scan_Bytes/8)+[.J18]+([.$M$28]*((Output_Scan_Bytes/8)/Tiles));&quot;&quot;)">
            <text:p/>
          </table:table-cell>
          <table:table-cell table:style-name="ce16" table:formula="of:==IF(Tiles&gt;2;[.F18]*(Output_Scan_Bytes/8)+[.K18]+([.$M$28]*((Output_Scan_Bytes/8)/Tiles));&quot;&quot;)">
            <text:p/>
          </table:table-cell>
          <table:table-cell table:style-name="ce31"/>
          <table:table-cell table:style-name="ce16" table:formula="of:==IF(Tiles&gt;3;[.C18]*(Output_Scan_Bytes/8)+[.H18]+([.$R$28]*((Output_Scan_Bytes/8)/Tiles));&quot;&quot;)">
            <text:p/>
          </table:table-cell>
          <table:table-cell table:style-name="ce16" table:formula="of:==IF(Tiles&gt;3;[.D18]*(Output_Scan_Bytes/8)+[.I18]+([.$R$28]*((Output_Scan_Bytes/8)/Tiles));&quot;&quot;)">
            <text:p/>
          </table:table-cell>
          <table:table-cell table:style-name="ce16" table:formula="of:==IF(Tiles&gt;3;[.E18]*(Output_Scan_Bytes/8)+[.J18]+([.$R$28]*((Output_Scan_Bytes/8)/Tiles));&quot;&quot;)">
            <text:p/>
          </table:table-cell>
          <table:table-cell table:style-name="ce16" table:formula="of:==IF(Tiles&gt;3;[.F18]*(Output_Scan_Bytes/8)+[.K18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9]*(Output_Scan_Bytes/8)+[.H19]+([.$C$28]*((Output_Scan_Bytes/8)/Tiles));&quot;&quot;)" office:value-type="float" office:value="32" calcext:value-type="float">
            <text:p>32</text:p>
          </table:table-cell>
          <table:table-cell table:style-name="ce16" table:formula="of:==IF(Tiles&gt;0;[.D19]*(Output_Scan_Bytes/8)+[.I19]+([.$C$28]*((Output_Scan_Bytes/8)/Tiles));&quot;&quot;)" office:value-type="float" office:value="33" calcext:value-type="float">
            <text:p>33</text:p>
          </table:table-cell>
          <table:table-cell table:style-name="ce16" table:formula="of:==IF(Tiles&gt;0;[.E19]*(Output_Scan_Bytes/8)+[.J19]+([.$C$28]*((Output_Scan_Bytes/8)/Tiles));&quot;&quot;)" office:value-type="float" office:value="34" calcext:value-type="float">
            <text:p>34</text:p>
          </table:table-cell>
          <table:table-cell table:style-name="ce16" table:formula="of:==IF(Tiles&gt;0;[.F19]*(Output_Scan_Bytes/8)+[.K19]+([.$C$28]*((Output_Scan_Bytes/8)/Tiles));&quot;&quot;)" office:value-type="float" office:value="35" calcext:value-type="float">
            <text:p>35</text:p>
          </table:table-cell>
          <table:table-cell table:style-name="ce31"/>
          <table:table-cell table:style-name="ce16" table:formula="of:==IF(Tiles&gt;1;[.C19]*(Output_Scan_Bytes/8)+[.H19]+([.$H$28]*((Output_Scan_Bytes/8)/Tiles));&quot;&quot;)">
            <text:p/>
          </table:table-cell>
          <table:table-cell table:style-name="ce16" table:formula="of:==IF(Tiles&gt;1;[.D19]*(Output_Scan_Bytes/8)+[.I19]+([.$H$28]*((Output_Scan_Bytes/8)/Tiles));&quot;&quot;)">
            <text:p/>
          </table:table-cell>
          <table:table-cell table:style-name="ce16" table:formula="of:==IF(Tiles&gt;1;[.E19]*(Output_Scan_Bytes/8)+[.J19]+([.$H$28]*((Output_Scan_Bytes/8)/Tiles));&quot;&quot;)">
            <text:p/>
          </table:table-cell>
          <table:table-cell table:style-name="ce16" table:formula="of:==IF(Tiles&gt;1;[.F19]*(Output_Scan_Bytes/8)+[.K19]+([.$H$28]*((Output_Scan_Bytes/8)/Tiles));&quot;&quot;)">
            <text:p/>
          </table:table-cell>
          <table:table-cell table:style-name="ce31"/>
          <table:table-cell table:style-name="ce16" table:formula="of:==IF(Tiles&gt;2;[.C19]*(Output_Scan_Bytes/8)+[.H19]+([.$M$28]*((Output_Scan_Bytes/8)/Tiles));&quot;&quot;)">
            <text:p/>
          </table:table-cell>
          <table:table-cell table:style-name="ce16" table:formula="of:==IF(Tiles&gt;2;[.D19]*(Output_Scan_Bytes/8)+[.I19]+([.$M$28]*((Output_Scan_Bytes/8)/Tiles));&quot;&quot;)">
            <text:p/>
          </table:table-cell>
          <table:table-cell table:style-name="ce16" table:formula="of:==IF(Tiles&gt;2;[.E19]*(Output_Scan_Bytes/8)+[.J19]+([.$M$28]*((Output_Scan_Bytes/8)/Tiles));&quot;&quot;)">
            <text:p/>
          </table:table-cell>
          <table:table-cell table:style-name="ce16" table:formula="of:==IF(Tiles&gt;2;[.F19]*(Output_Scan_Bytes/8)+[.K19]+([.$M$28]*((Output_Scan_Bytes/8)/Tiles));&quot;&quot;)">
            <text:p/>
          </table:table-cell>
          <table:table-cell table:style-name="ce31"/>
          <table:table-cell table:style-name="ce16" table:formula="of:==IF(Tiles&gt;3;[.C19]*(Output_Scan_Bytes/8)+[.H19]+([.$R$28]*((Output_Scan_Bytes/8)/Tiles));&quot;&quot;)">
            <text:p/>
          </table:table-cell>
          <table:table-cell table:style-name="ce16" table:formula="of:==IF(Tiles&gt;3;[.D19]*(Output_Scan_Bytes/8)+[.I19]+([.$R$28]*((Output_Scan_Bytes/8)/Tiles));&quot;&quot;)">
            <text:p/>
          </table:table-cell>
          <table:table-cell table:style-name="ce16" table:formula="of:==IF(Tiles&gt;3;[.E19]*(Output_Scan_Bytes/8)+[.J19]+([.$R$28]*((Output_Scan_Bytes/8)/Tiles));&quot;&quot;)">
            <text:p/>
          </table:table-cell>
          <table:table-cell table:style-name="ce16" table:formula="of:==IF(Tiles&gt;3;[.F19]*(Output_Scan_Bytes/8)+[.K19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20]*(Output_Scan_Bytes/8)+[.H20]+([.$C$28]*((Output_Scan_Bytes/8)/Tiles));&quot;&quot;)" office:value-type="float" office:value="40" calcext:value-type="float">
            <text:p>40</text:p>
          </table:table-cell>
          <table:table-cell table:style-name="ce16" table:formula="of:==IF(Tiles&gt;0;[.D20]*(Output_Scan_Bytes/8)+[.I20]+([.$C$28]*((Output_Scan_Bytes/8)/Tiles));&quot;&quot;)" office:value-type="float" office:value="41" calcext:value-type="float">
            <text:p>41</text:p>
          </table:table-cell>
          <table:table-cell table:style-name="ce16" table:formula="of:==IF(Tiles&gt;0;[.E20]*(Output_Scan_Bytes/8)+[.J20]+([.$C$28]*((Output_Scan_Bytes/8)/Tiles));&quot;&quot;)" office:value-type="float" office:value="42" calcext:value-type="float">
            <text:p>42</text:p>
          </table:table-cell>
          <table:table-cell table:style-name="ce16" table:formula="of:==IF(Tiles&gt;0;[.F20]*(Output_Scan_Bytes/8)+[.K20]+([.$C$28]*((Output_Scan_Bytes/8)/Tiles));&quot;&quot;)" office:value-type="float" office:value="43" calcext:value-type="float">
            <text:p>43</text:p>
          </table:table-cell>
          <table:table-cell table:style-name="ce31"/>
          <table:table-cell table:style-name="ce16" table:formula="of:==IF(Tiles&gt;1;[.C20]*(Output_Scan_Bytes/8)+[.H20]+([.$H$28]*((Output_Scan_Bytes/8)/Tiles));&quot;&quot;)">
            <text:p/>
          </table:table-cell>
          <table:table-cell table:style-name="ce16" table:formula="of:==IF(Tiles&gt;1;[.D20]*(Output_Scan_Bytes/8)+[.I20]+([.$H$28]*((Output_Scan_Bytes/8)/Tiles));&quot;&quot;)">
            <text:p/>
          </table:table-cell>
          <table:table-cell table:style-name="ce16" table:formula="of:==IF(Tiles&gt;1;[.E20]*(Output_Scan_Bytes/8)+[.J20]+([.$H$28]*((Output_Scan_Bytes/8)/Tiles));&quot;&quot;)">
            <text:p/>
          </table:table-cell>
          <table:table-cell table:style-name="ce16" table:formula="of:==IF(Tiles&gt;1;[.F20]*(Output_Scan_Bytes/8)+[.K20]+([.$H$28]*((Output_Scan_Bytes/8)/Tiles));&quot;&quot;)">
            <text:p/>
          </table:table-cell>
          <table:table-cell table:style-name="ce31"/>
          <table:table-cell table:style-name="ce16" table:formula="of:==IF(Tiles&gt;2;[.C20]*(Output_Scan_Bytes/8)+[.H20]+([.$M$28]*((Output_Scan_Bytes/8)/Tiles));&quot;&quot;)">
            <text:p/>
          </table:table-cell>
          <table:table-cell table:style-name="ce16" table:formula="of:==IF(Tiles&gt;2;[.D20]*(Output_Scan_Bytes/8)+[.I20]+([.$M$28]*((Output_Scan_Bytes/8)/Tiles));&quot;&quot;)">
            <text:p/>
          </table:table-cell>
          <table:table-cell table:style-name="ce16" table:formula="of:==IF(Tiles&gt;2;[.E20]*(Output_Scan_Bytes/8)+[.J20]+([.$M$28]*((Output_Scan_Bytes/8)/Tiles));&quot;&quot;)">
            <text:p/>
          </table:table-cell>
          <table:table-cell table:style-name="ce16" table:formula="of:==IF(Tiles&gt;2;[.F20]*(Output_Scan_Bytes/8)+[.K20]+([.$M$28]*((Output_Scan_Bytes/8)/Tiles));&quot;&quot;)">
            <text:p/>
          </table:table-cell>
          <table:table-cell table:style-name="ce31"/>
          <table:table-cell table:style-name="ce16" table:formula="of:==IF(Tiles&gt;3;[.C20]*(Output_Scan_Bytes/8)+[.H20]+([.$R$28]*((Output_Scan_Bytes/8)/Tiles));&quot;&quot;)">
            <text:p/>
          </table:table-cell>
          <table:table-cell table:style-name="ce16" table:formula="of:==IF(Tiles&gt;3;[.D20]*(Output_Scan_Bytes/8)+[.I20]+([.$R$28]*((Output_Scan_Bytes/8)/Tiles));&quot;&quot;)">
            <text:p/>
          </table:table-cell>
          <table:table-cell table:style-name="ce16" table:formula="of:==IF(Tiles&gt;3;[.E20]*(Output_Scan_Bytes/8)+[.J20]+([.$R$28]*((Output_Scan_Bytes/8)/Tiles));&quot;&quot;)">
            <text:p/>
          </table:table-cell>
          <table:table-cell table:style-name="ce16" table:formula="of:==IF(Tiles&gt;3;[.F20]*(Output_Scan_Bytes/8)+[.K20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21]*(Output_Scan_Bytes/8)+[.H21]+([.$C$28]*((Output_Scan_Bytes/8)/Tiles));&quot;&quot;)" office:value-type="float" office:value="48" calcext:value-type="float">
            <text:p>48</text:p>
          </table:table-cell>
          <table:table-cell table:style-name="ce16" table:formula="of:==IF(Tiles&gt;0;[.D21]*(Output_Scan_Bytes/8)+[.I21]+([.$C$28]*((Output_Scan_Bytes/8)/Tiles));&quot;&quot;)" office:value-type="float" office:value="49" calcext:value-type="float">
            <text:p>49</text:p>
          </table:table-cell>
          <table:table-cell table:style-name="ce16" table:formula="of:==IF(Tiles&gt;0;[.E21]*(Output_Scan_Bytes/8)+[.J21]+([.$C$28]*((Output_Scan_Bytes/8)/Tiles));&quot;&quot;)" office:value-type="float" office:value="50" calcext:value-type="float">
            <text:p>50</text:p>
          </table:table-cell>
          <table:table-cell table:style-name="ce16" table:formula="of:==IF(Tiles&gt;0;[.F21]*(Output_Scan_Bytes/8)+[.K21]+([.$C$28]*((Output_Scan_Bytes/8)/Tiles));&quot;&quot;)" office:value-type="float" office:value="51" calcext:value-type="float">
            <text:p>51</text:p>
          </table:table-cell>
          <table:table-cell table:style-name="ce31"/>
          <table:table-cell table:style-name="ce16" table:formula="of:==IF(Tiles&gt;1;[.C21]*(Output_Scan_Bytes/8)+[.H21]+([.$H$28]*((Output_Scan_Bytes/8)/Tiles));&quot;&quot;)">
            <text:p/>
          </table:table-cell>
          <table:table-cell table:style-name="ce16" table:formula="of:==IF(Tiles&gt;1;[.D21]*(Output_Scan_Bytes/8)+[.I21]+([.$H$28]*((Output_Scan_Bytes/8)/Tiles));&quot;&quot;)">
            <text:p/>
          </table:table-cell>
          <table:table-cell table:style-name="ce16" table:formula="of:==IF(Tiles&gt;1;[.E21]*(Output_Scan_Bytes/8)+[.J21]+([.$H$28]*((Output_Scan_Bytes/8)/Tiles));&quot;&quot;)">
            <text:p/>
          </table:table-cell>
          <table:table-cell table:style-name="ce16" table:formula="of:==IF(Tiles&gt;1;[.F21]*(Output_Scan_Bytes/8)+[.K21]+([.$H$28]*((Output_Scan_Bytes/8)/Tiles));&quot;&quot;)">
            <text:p/>
          </table:table-cell>
          <table:table-cell table:style-name="ce31"/>
          <table:table-cell table:style-name="ce16" table:formula="of:==IF(Tiles&gt;2;[.C21]*(Output_Scan_Bytes/8)+[.H21]+([.$M$28]*((Output_Scan_Bytes/8)/Tiles));&quot;&quot;)">
            <text:p/>
          </table:table-cell>
          <table:table-cell table:style-name="ce16" table:formula="of:==IF(Tiles&gt;2;[.D21]*(Output_Scan_Bytes/8)+[.I21]+([.$M$28]*((Output_Scan_Bytes/8)/Tiles));&quot;&quot;)">
            <text:p/>
          </table:table-cell>
          <table:table-cell table:style-name="ce16" table:formula="of:==IF(Tiles&gt;2;[.E21]*(Output_Scan_Bytes/8)+[.J21]+([.$M$28]*((Output_Scan_Bytes/8)/Tiles));&quot;&quot;)">
            <text:p/>
          </table:table-cell>
          <table:table-cell table:style-name="ce16" table:formula="of:==IF(Tiles&gt;2;[.F21]*(Output_Scan_Bytes/8)+[.K21]+([.$M$28]*((Output_Scan_Bytes/8)/Tiles));&quot;&quot;)">
            <text:p/>
          </table:table-cell>
          <table:table-cell table:style-name="ce31"/>
          <table:table-cell table:style-name="ce16" table:formula="of:==IF(Tiles&gt;3;[.C21]*(Output_Scan_Bytes/8)+[.H21]+([.$R$28]*((Output_Scan_Bytes/8)/Tiles));&quot;&quot;)">
            <text:p/>
          </table:table-cell>
          <table:table-cell table:style-name="ce16" table:formula="of:==IF(Tiles&gt;3;[.D21]*(Output_Scan_Bytes/8)+[.I21]+([.$R$28]*((Output_Scan_Bytes/8)/Tiles));&quot;&quot;)">
            <text:p/>
          </table:table-cell>
          <table:table-cell table:style-name="ce16" table:formula="of:==IF(Tiles&gt;3;[.E21]*(Output_Scan_Bytes/8)+[.J21]+([.$R$28]*((Output_Scan_Bytes/8)/Tiles));&quot;&quot;)">
            <text:p/>
          </table:table-cell>
          <table:table-cell table:style-name="ce16" table:formula="of:==IF(Tiles&gt;3;[.F21]*(Output_Scan_Bytes/8)+[.K21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22]*(Output_Scan_Bytes/8)+[.H22]+([.$C$28]*((Output_Scan_Bytes/8)/Tiles));&quot;&quot;)" office:value-type="float" office:value="56" calcext:value-type="float">
            <text:p>56</text:p>
          </table:table-cell>
          <table:table-cell table:style-name="ce16" table:formula="of:==IF(Tiles&gt;0;[.D22]*(Output_Scan_Bytes/8)+[.I22]+([.$C$28]*((Output_Scan_Bytes/8)/Tiles));&quot;&quot;)" office:value-type="float" office:value="57" calcext:value-type="float">
            <text:p>57</text:p>
          </table:table-cell>
          <table:table-cell table:style-name="ce16" table:formula="of:==IF(Tiles&gt;0;[.E22]*(Output_Scan_Bytes/8)+[.J22]+([.$C$28]*((Output_Scan_Bytes/8)/Tiles));&quot;&quot;)" office:value-type="float" office:value="58" calcext:value-type="float">
            <text:p>58</text:p>
          </table:table-cell>
          <table:table-cell table:style-name="ce16" table:formula="of:==IF(Tiles&gt;0;[.F22]*(Output_Scan_Bytes/8)+[.K22]+([.$C$28]*((Output_Scan_Bytes/8)/Tiles));&quot;&quot;)" office:value-type="float" office:value="59" calcext:value-type="float">
            <text:p>59</text:p>
          </table:table-cell>
          <table:table-cell table:style-name="ce31"/>
          <table:table-cell table:style-name="ce16" table:formula="of:==IF(Tiles&gt;1;[.C22]*(Output_Scan_Bytes/8)+[.H22]+([.$H$28]*((Output_Scan_Bytes/8)/Tiles));&quot;&quot;)">
            <text:p/>
          </table:table-cell>
          <table:table-cell table:style-name="ce16" table:formula="of:==IF(Tiles&gt;1;[.D22]*(Output_Scan_Bytes/8)+[.I22]+([.$H$28]*((Output_Scan_Bytes/8)/Tiles));&quot;&quot;)">
            <text:p/>
          </table:table-cell>
          <table:table-cell table:style-name="ce16" table:formula="of:==IF(Tiles&gt;1;[.E22]*(Output_Scan_Bytes/8)+[.J22]+([.$H$28]*((Output_Scan_Bytes/8)/Tiles));&quot;&quot;)">
            <text:p/>
          </table:table-cell>
          <table:table-cell table:style-name="ce16" table:formula="of:==IF(Tiles&gt;1;[.F22]*(Output_Scan_Bytes/8)+[.K22]+([.$H$28]*((Output_Scan_Bytes/8)/Tiles));&quot;&quot;)">
            <text:p/>
          </table:table-cell>
          <table:table-cell table:style-name="ce31"/>
          <table:table-cell table:style-name="ce16" table:formula="of:==IF(Tiles&gt;2;[.C22]*(Output_Scan_Bytes/8)+[.H22]+([.$M$28]*((Output_Scan_Bytes/8)/Tiles));&quot;&quot;)">
            <text:p/>
          </table:table-cell>
          <table:table-cell table:style-name="ce16" table:formula="of:==IF(Tiles&gt;2;[.D22]*(Output_Scan_Bytes/8)+[.I22]+([.$M$28]*((Output_Scan_Bytes/8)/Tiles));&quot;&quot;)">
            <text:p/>
          </table:table-cell>
          <table:table-cell table:style-name="ce16" table:formula="of:==IF(Tiles&gt;2;[.E22]*(Output_Scan_Bytes/8)+[.J22]+([.$M$28]*((Output_Scan_Bytes/8)/Tiles));&quot;&quot;)">
            <text:p/>
          </table:table-cell>
          <table:table-cell table:style-name="ce16" table:formula="of:==IF(Tiles&gt;2;[.F22]*(Output_Scan_Bytes/8)+[.K22]+([.$M$28]*((Output_Scan_Bytes/8)/Tiles));&quot;&quot;)">
            <text:p/>
          </table:table-cell>
          <table:table-cell table:style-name="ce31"/>
          <table:table-cell table:style-name="ce16" table:formula="of:==IF(Tiles&gt;3;[.C22]*(Output_Scan_Bytes/8)+[.H22]+([.$R$28]*((Output_Scan_Bytes/8)/Tiles));&quot;&quot;)">
            <text:p/>
          </table:table-cell>
          <table:table-cell table:style-name="ce16" table:formula="of:==IF(Tiles&gt;3;[.D22]*(Output_Scan_Bytes/8)+[.I22]+([.$R$28]*((Output_Scan_Bytes/8)/Tiles));&quot;&quot;)">
            <text:p/>
          </table:table-cell>
          <table:table-cell table:style-name="ce16" table:formula="of:==IF(Tiles&gt;3;[.E22]*(Output_Scan_Bytes/8)+[.J22]+([.$R$28]*((Output_Scan_Bytes/8)/Tiles));&quot;&quot;)">
            <text:p/>
          </table:table-cell>
          <table:table-cell table:style-name="ce16" table:formula="of:==IF(Tiles&gt;3;[.F22]*(Output_Scan_Bytes/8)+[.K22]+([.$R$28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 table:number-columns-repeated="13"/>
          <table:table-cell table:style-name="ce68"/>
          <table:table-cell table:style-name="ce31" table:number-columns-repeated="5"/>
          <table:table-cell table:style-name="ce68" table:number-columns-repeated="2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36" table:formula="of:=IF(Tiles&gt;4;4;&quot;&quot;)" table:number-columns-spanned="4" table:number-rows-spanned="1">
            <text:p/>
          </table:table-cell>
          <table:covered-table-cell table:number-columns-repeated="3"/>
          <table:table-cell table:style-name="ce31"/>
          <table:table-cell table:style-name="ce35" table:formula="of:=IF(Tiles&gt;5;5;&quot;&quot;)" table:number-columns-spanned="4" table:number-rows-spanned="1">
            <text:p/>
          </table:table-cell>
          <table:covered-table-cell table:number-columns-repeated="3"/>
          <table:table-cell table:style-name="ce31"/>
          <table:table-cell table:style-name="ce35" table:formula="of:=IF(Tiles&gt;6;6;&quot;&quot;)" table:number-columns-spanned="4" table:number-rows-spanned="1">
            <text:p/>
          </table:table-cell>
          <table:covered-table-cell/>
          <table:covered-table-cell table:style-name="ce1"/>
          <table:covered-table-cell/>
          <table:table-cell table:style-name="ce68"/>
          <table:table-cell table:style-name="ce35" table:formula="of:=IF(Tiles&gt;7;7;&quot;&quot;)" table:number-columns-spanned="4" table:number-rows-spanned="1">
            <text:p/>
          </table:table-cell>
          <table:covered-table-cell table:number-columns-repeated="3"/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8" table:formula="of:==IF(Tiles&gt;4;[.C7]*(Output_Scan_Bytes/8)+[.H7]+([.$C$46]*((Output_Scan_Bytes/8)/Tiles));&quot;&quot;)">
            <text:p/>
          </table:table-cell>
          <table:table-cell table:style-name="ce18" table:formula="of:==IF(Tiles&gt;4;[.D7]*(Output_Scan_Bytes/8)+[.I7]+([.$C$46]*((Output_Scan_Bytes/8)/Tiles));&quot;&quot;)">
            <text:p/>
          </table:table-cell>
          <table:table-cell table:style-name="ce18" table:formula="of:==IF(Tiles&gt;4;[.E7]*(Output_Scan_Bytes/8)+[.J7]+([.$C$46]*((Output_Scan_Bytes/8)/Tiles));&quot;&quot;)">
            <text:p/>
          </table:table-cell>
          <table:table-cell table:style-name="ce18" table:formula="of:==IF(Tiles&gt;4;[.F7]*(Output_Scan_Bytes/8)+[.K7]+([.$C$46]*((Output_Scan_Bytes/8)/Tiles));&quot;&quot;)">
            <text:p/>
          </table:table-cell>
          <table:table-cell table:style-name="ce31"/>
          <table:table-cell table:style-name="ce16" table:formula="of:=IF(Tiles&gt;5;[.C7]*(Output_Scan_Bytes/8)+[.H7]+([.$H$46]*((Output_Scan_Bytes/8)/Tiles));&quot;&quot;)">
            <text:p/>
          </table:table-cell>
          <table:table-cell table:style-name="ce16" table:formula="of:=IF(Tiles&gt;5;[.D7]*(Output_Scan_Bytes/8)+[.I7]+([.$H$46]*((Output_Scan_Bytes/8)/Tiles));&quot;&quot;)">
            <text:p/>
          </table:table-cell>
          <table:table-cell table:style-name="ce16" table:formula="of:=IF(Tiles&gt;5;[.E7]*(Output_Scan_Bytes/8)+[.J7]+([.$H$46]*((Output_Scan_Bytes/8)/Tiles));&quot;&quot;)">
            <text:p/>
          </table:table-cell>
          <table:table-cell table:style-name="ce16" table:formula="of:=IF(Tiles&gt;5;[.F7]*(Output_Scan_Bytes/8)+[.K7]+([.$H$46]*((Output_Scan_Bytes/8)/Tiles));&quot;&quot;)">
            <text:p/>
          </table:table-cell>
          <table:table-cell table:style-name="ce31"/>
          <table:table-cell table:style-name="ce16" table:formula="of:=IF(Tiles&gt;6;[.C7]*(Output_Scan_Bytes/8)+[.H7]+([.$M$46]*((Output_Scan_Bytes/8)/Tiles));&quot;&quot;)">
            <text:p/>
          </table:table-cell>
          <table:table-cell table:style-name="ce16" table:formula="of:=IF(Tiles&gt;6;[.D7]*(Output_Scan_Bytes/8)+[.I7]+([.$M$46]*((Output_Scan_Bytes/8)/Tiles));&quot;&quot;)">
            <text:p/>
          </table:table-cell>
          <table:table-cell table:style-name="ce16" table:formula="of:=IF(Tiles&gt;6;[.E7]*(Output_Scan_Bytes/8)+[.J7]+([.$M$46]*((Output_Scan_Bytes/8)/Tiles));&quot;&quot;)">
            <text:p/>
          </table:table-cell>
          <table:table-cell table:style-name="ce16" table:formula="of:=IF(Tiles&gt;6;[.F7]*(Output_Scan_Bytes/8)+[.K7]+([.$M$46]*((Output_Scan_Bytes/8)/Tiles));&quot;&quot;)">
            <text:p/>
          </table:table-cell>
          <table:table-cell table:style-name="ce68"/>
          <table:table-cell table:style-name="ce16" table:formula="of:=IF(Tiles&gt;7;[.C7]*(Output_Scan_Bytes/8)+[.H7]+([.$R$46]*((Output_Scan_Bytes/8)/Tiles));&quot;&quot;)">
            <text:p/>
          </table:table-cell>
          <table:table-cell table:style-name="ce16" table:formula="of:=IF(Tiles&gt;7;[.D7]*(Output_Scan_Bytes/8)+[.I7]+([.$R$46]*((Output_Scan_Bytes/8)/Tiles));&quot;&quot;)">
            <text:p/>
          </table:table-cell>
          <table:table-cell table:style-name="ce16" table:formula="of:=IF(Tiles&gt;7;[.E7]*(Output_Scan_Bytes/8)+[.J7]+([.$R$46]*((Output_Scan_Bytes/8)/Tiles));&quot;&quot;)">
            <text:p/>
          </table:table-cell>
          <table:table-cell table:style-name="ce16" table:formula="of:=IF(Tiles&gt;7;[.F7]*(Output_Scan_Bytes/8)+[.K7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8]*(Output_Scan_Bytes/8)+[.H8]+([.$C$46]*((Output_Scan_Bytes/8)/Tiles));&quot;&quot;)">
            <text:p/>
          </table:table-cell>
          <table:table-cell table:style-name="ce16" table:formula="of:==IF(Tiles&gt;4;[.D8]*(Output_Scan_Bytes/8)+[.I8]+([.$C$46]*((Output_Scan_Bytes/8)/Tiles));&quot;&quot;)">
            <text:p/>
          </table:table-cell>
          <table:table-cell table:style-name="ce16" table:formula="of:==IF(Tiles&gt;4;[.E8]*(Output_Scan_Bytes/8)+[.J8]+([.$C$46]*((Output_Scan_Bytes/8)/Tiles));&quot;&quot;)">
            <text:p/>
          </table:table-cell>
          <table:table-cell table:style-name="ce16" table:formula="of:==IF(Tiles&gt;4;[.F8]*(Output_Scan_Bytes/8)+[.K8]+([.$C$46]*((Output_Scan_Bytes/8)/Tiles));&quot;&quot;)">
            <text:p/>
          </table:table-cell>
          <table:table-cell table:style-name="ce31"/>
          <table:table-cell table:style-name="ce16" table:formula="of:=IF(Tiles&gt;5;[.C8]*(Output_Scan_Bytes/8)+[.H8]+([.$H$46]*((Output_Scan_Bytes/8)/Tiles));&quot;&quot;)">
            <text:p/>
          </table:table-cell>
          <table:table-cell table:style-name="ce16" table:formula="of:=IF(Tiles&gt;5;[.D8]*(Output_Scan_Bytes/8)+[.I8]+([.$H$46]*((Output_Scan_Bytes/8)/Tiles));&quot;&quot;)">
            <text:p/>
          </table:table-cell>
          <table:table-cell table:style-name="ce16" table:formula="of:=IF(Tiles&gt;5;[.E8]*(Output_Scan_Bytes/8)+[.J8]+([.$H$46]*((Output_Scan_Bytes/8)/Tiles));&quot;&quot;)">
            <text:p/>
          </table:table-cell>
          <table:table-cell table:style-name="ce16" table:formula="of:=IF(Tiles&gt;5;[.F8]*(Output_Scan_Bytes/8)+[.K8]+([.$H$46]*((Output_Scan_Bytes/8)/Tiles));&quot;&quot;)">
            <text:p/>
          </table:table-cell>
          <table:table-cell table:style-name="ce31"/>
          <table:table-cell table:style-name="ce16" table:formula="of:=IF(Tiles&gt;6;[.C8]*(Output_Scan_Bytes/8)+[.H8]+([.$M$46]*((Output_Scan_Bytes/8)/Tiles));&quot;&quot;)">
            <text:p/>
          </table:table-cell>
          <table:table-cell table:style-name="ce16" table:formula="of:=IF(Tiles&gt;6;[.D8]*(Output_Scan_Bytes/8)+[.I8]+([.$M$46]*((Output_Scan_Bytes/8)/Tiles));&quot;&quot;)">
            <text:p/>
          </table:table-cell>
          <table:table-cell table:style-name="ce16" table:formula="of:=IF(Tiles&gt;6;[.E8]*(Output_Scan_Bytes/8)+[.J8]+([.$M$46]*((Output_Scan_Bytes/8)/Tiles));&quot;&quot;)">
            <text:p/>
          </table:table-cell>
          <table:table-cell table:style-name="ce16" table:formula="of:=IF(Tiles&gt;6;[.F8]*(Output_Scan_Bytes/8)+[.K8]+([.$M$46]*((Output_Scan_Bytes/8)/Tiles));&quot;&quot;)">
            <text:p/>
          </table:table-cell>
          <table:table-cell table:style-name="ce31"/>
          <table:table-cell table:style-name="ce16" table:formula="of:=IF(Tiles&gt;7;[.C8]*(Output_Scan_Bytes/8)+[.H8]+([.$R$46]*((Output_Scan_Bytes/8)/Tiles));&quot;&quot;)">
            <text:p/>
          </table:table-cell>
          <table:table-cell table:style-name="ce16" table:formula="of:=IF(Tiles&gt;7;[.D8]*(Output_Scan_Bytes/8)+[.I8]+([.$R$46]*((Output_Scan_Bytes/8)/Tiles));&quot;&quot;)">
            <text:p/>
          </table:table-cell>
          <table:table-cell table:style-name="ce16" table:formula="of:=IF(Tiles&gt;7;[.E8]*(Output_Scan_Bytes/8)+[.J8]+([.$R$46]*((Output_Scan_Bytes/8)/Tiles));&quot;&quot;)">
            <text:p/>
          </table:table-cell>
          <table:table-cell table:style-name="ce16" table:formula="of:=IF(Tiles&gt;7;[.F8]*(Output_Scan_Bytes/8)+[.K8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9]*(Output_Scan_Bytes/8)+[.H9]+([.$C$46]*((Output_Scan_Bytes/8)/Tiles));&quot;&quot;)">
            <text:p/>
          </table:table-cell>
          <table:table-cell table:style-name="ce16" table:formula="of:==IF(Tiles&gt;4;[.D9]*(Output_Scan_Bytes/8)+[.I9]+([.$C$46]*((Output_Scan_Bytes/8)/Tiles));&quot;&quot;)">
            <text:p/>
          </table:table-cell>
          <table:table-cell table:style-name="ce16" table:formula="of:==IF(Tiles&gt;4;[.E9]*(Output_Scan_Bytes/8)+[.J9]+([.$C$46]*((Output_Scan_Bytes/8)/Tiles));&quot;&quot;)">
            <text:p/>
          </table:table-cell>
          <table:table-cell table:style-name="ce16" table:formula="of:==IF(Tiles&gt;4;[.F9]*(Output_Scan_Bytes/8)+[.K9]+([.$C$46]*((Output_Scan_Bytes/8)/Tiles));&quot;&quot;)">
            <text:p/>
          </table:table-cell>
          <table:table-cell table:style-name="ce31"/>
          <table:table-cell table:style-name="ce16" table:formula="of:=IF(Tiles&gt;5;[.C9]*(Output_Scan_Bytes/8)+[.H9]+([.$H$46]*((Output_Scan_Bytes/8)/Tiles));&quot;&quot;)">
            <text:p/>
          </table:table-cell>
          <table:table-cell table:style-name="ce16" table:formula="of:=IF(Tiles&gt;5;[.D9]*(Output_Scan_Bytes/8)+[.I9]+([.$H$46]*((Output_Scan_Bytes/8)/Tiles));&quot;&quot;)">
            <text:p/>
          </table:table-cell>
          <table:table-cell table:style-name="ce16" table:formula="of:=IF(Tiles&gt;5;[.E9]*(Output_Scan_Bytes/8)+[.J9]+([.$H$46]*((Output_Scan_Bytes/8)/Tiles));&quot;&quot;)">
            <text:p/>
          </table:table-cell>
          <table:table-cell table:style-name="ce16" table:formula="of:=IF(Tiles&gt;5;[.F9]*(Output_Scan_Bytes/8)+[.K9]+([.$H$46]*((Output_Scan_Bytes/8)/Tiles));&quot;&quot;)">
            <text:p/>
          </table:table-cell>
          <table:table-cell table:style-name="ce31"/>
          <table:table-cell table:style-name="ce16" table:formula="of:=IF(Tiles&gt;6;[.C9]*(Output_Scan_Bytes/8)+[.H9]+([.$M$46]*((Output_Scan_Bytes/8)/Tiles));&quot;&quot;)">
            <text:p/>
          </table:table-cell>
          <table:table-cell table:style-name="ce16" table:formula="of:=IF(Tiles&gt;6;[.D9]*(Output_Scan_Bytes/8)+[.I9]+([.$M$46]*((Output_Scan_Bytes/8)/Tiles));&quot;&quot;)">
            <text:p/>
          </table:table-cell>
          <table:table-cell table:style-name="ce16" table:formula="of:=IF(Tiles&gt;6;[.E9]*(Output_Scan_Bytes/8)+[.J9]+([.$M$46]*((Output_Scan_Bytes/8)/Tiles));&quot;&quot;)">
            <text:p/>
          </table:table-cell>
          <table:table-cell table:style-name="ce16" table:formula="of:=IF(Tiles&gt;6;[.F9]*(Output_Scan_Bytes/8)+[.K9]+([.$M$46]*((Output_Scan_Bytes/8)/Tiles));&quot;&quot;)">
            <text:p/>
          </table:table-cell>
          <table:table-cell table:style-name="ce31"/>
          <table:table-cell table:style-name="ce16" table:formula="of:=IF(Tiles&gt;7;[.C9]*(Output_Scan_Bytes/8)+[.H9]+([.$R$46]*((Output_Scan_Bytes/8)/Tiles));&quot;&quot;)">
            <text:p/>
          </table:table-cell>
          <table:table-cell table:style-name="ce16" table:formula="of:=IF(Tiles&gt;7;[.D9]*(Output_Scan_Bytes/8)+[.I9]+([.$R$46]*((Output_Scan_Bytes/8)/Tiles));&quot;&quot;)">
            <text:p/>
          </table:table-cell>
          <table:table-cell table:style-name="ce16" table:formula="of:=IF(Tiles&gt;7;[.E9]*(Output_Scan_Bytes/8)+[.J9]+([.$R$46]*((Output_Scan_Bytes/8)/Tiles));&quot;&quot;)">
            <text:p/>
          </table:table-cell>
          <table:table-cell table:style-name="ce16" table:formula="of:=IF(Tiles&gt;7;[.F9]*(Output_Scan_Bytes/8)+[.K9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0]*(Output_Scan_Bytes/8)+[.H10]+([.$C$46]*((Output_Scan_Bytes/8)/Tiles));&quot;&quot;)">
            <text:p/>
          </table:table-cell>
          <table:table-cell table:style-name="ce16" table:formula="of:==IF(Tiles&gt;4;[.D10]*(Output_Scan_Bytes/8)+[.I10]+([.$C$46]*((Output_Scan_Bytes/8)/Tiles));&quot;&quot;)">
            <text:p/>
          </table:table-cell>
          <table:table-cell table:style-name="ce16" table:formula="of:==IF(Tiles&gt;4;[.E10]*(Output_Scan_Bytes/8)+[.J10]+([.$C$46]*((Output_Scan_Bytes/8)/Tiles));&quot;&quot;)">
            <text:p/>
          </table:table-cell>
          <table:table-cell table:style-name="ce16" table:formula="of:==IF(Tiles&gt;4;[.F10]*(Output_Scan_Bytes/8)+[.K10]+([.$C$46]*((Output_Scan_Bytes/8)/Tiles));&quot;&quot;)">
            <text:p/>
          </table:table-cell>
          <table:table-cell table:style-name="ce31"/>
          <table:table-cell table:style-name="ce16" table:formula="of:=IF(Tiles&gt;5;[.C10]*(Output_Scan_Bytes/8)+[.H10]+([.$H$46]*((Output_Scan_Bytes/8)/Tiles));&quot;&quot;)">
            <text:p/>
          </table:table-cell>
          <table:table-cell table:style-name="ce16" table:formula="of:=IF(Tiles&gt;5;[.D10]*(Output_Scan_Bytes/8)+[.I10]+([.$H$46]*((Output_Scan_Bytes/8)/Tiles));&quot;&quot;)">
            <text:p/>
          </table:table-cell>
          <table:table-cell table:style-name="ce16" table:formula="of:=IF(Tiles&gt;5;[.E10]*(Output_Scan_Bytes/8)+[.J10]+([.$H$46]*((Output_Scan_Bytes/8)/Tiles));&quot;&quot;)">
            <text:p/>
          </table:table-cell>
          <table:table-cell table:style-name="ce16" table:formula="of:=IF(Tiles&gt;5;[.F10]*(Output_Scan_Bytes/8)+[.K10]+([.$H$46]*((Output_Scan_Bytes/8)/Tiles));&quot;&quot;)">
            <text:p/>
          </table:table-cell>
          <table:table-cell table:style-name="ce31"/>
          <table:table-cell table:style-name="ce16" table:formula="of:=IF(Tiles&gt;6;[.C10]*(Output_Scan_Bytes/8)+[.H10]+([.$M$46]*((Output_Scan_Bytes/8)/Tiles));&quot;&quot;)">
            <text:p/>
          </table:table-cell>
          <table:table-cell table:style-name="ce16" table:formula="of:=IF(Tiles&gt;6;[.D10]*(Output_Scan_Bytes/8)+[.I10]+([.$M$46]*((Output_Scan_Bytes/8)/Tiles));&quot;&quot;)">
            <text:p/>
          </table:table-cell>
          <table:table-cell table:style-name="ce16" table:formula="of:=IF(Tiles&gt;6;[.E10]*(Output_Scan_Bytes/8)+[.J10]+([.$M$46]*((Output_Scan_Bytes/8)/Tiles));&quot;&quot;)">
            <text:p/>
          </table:table-cell>
          <table:table-cell table:style-name="ce16" table:formula="of:=IF(Tiles&gt;6;[.F10]*(Output_Scan_Bytes/8)+[.K10]+([.$M$46]*((Output_Scan_Bytes/8)/Tiles));&quot;&quot;)">
            <text:p/>
          </table:table-cell>
          <table:table-cell table:style-name="ce31"/>
          <table:table-cell table:style-name="ce16" table:formula="of:=IF(Tiles&gt;7;[.C10]*(Output_Scan_Bytes/8)+[.H10]+([.$R$46]*((Output_Scan_Bytes/8)/Tiles));&quot;&quot;)">
            <text:p/>
          </table:table-cell>
          <table:table-cell table:style-name="ce16" table:formula="of:=IF(Tiles&gt;7;[.D10]*(Output_Scan_Bytes/8)+[.I10]+([.$R$46]*((Output_Scan_Bytes/8)/Tiles));&quot;&quot;)">
            <text:p/>
          </table:table-cell>
          <table:table-cell table:style-name="ce16" table:formula="of:=IF(Tiles&gt;7;[.E10]*(Output_Scan_Bytes/8)+[.J10]+([.$R$46]*((Output_Scan_Bytes/8)/Tiles));&quot;&quot;)">
            <text:p/>
          </table:table-cell>
          <table:table-cell table:style-name="ce16" table:formula="of:=IF(Tiles&gt;7;[.F10]*(Output_Scan_Bytes/8)+[.K10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1]*(Output_Scan_Bytes/8)+[.H11]+([.$C$46]*((Output_Scan_Bytes/8)/Tiles));&quot;&quot;)">
            <text:p/>
          </table:table-cell>
          <table:table-cell table:style-name="ce16" table:formula="of:==IF(Tiles&gt;4;[.D11]*(Output_Scan_Bytes/8)+[.I11]+([.$C$46]*((Output_Scan_Bytes/8)/Tiles));&quot;&quot;)">
            <text:p/>
          </table:table-cell>
          <table:table-cell table:style-name="ce16" table:formula="of:==IF(Tiles&gt;4;[.E11]*(Output_Scan_Bytes/8)+[.J11]+([.$C$46]*((Output_Scan_Bytes/8)/Tiles));&quot;&quot;)">
            <text:p/>
          </table:table-cell>
          <table:table-cell table:style-name="ce16" table:formula="of:==IF(Tiles&gt;4;[.F11]*(Output_Scan_Bytes/8)+[.K11]+([.$C$46]*((Output_Scan_Bytes/8)/Tiles));&quot;&quot;)">
            <text:p/>
          </table:table-cell>
          <table:table-cell table:style-name="ce31"/>
          <table:table-cell table:style-name="ce16" table:formula="of:=IF(Tiles&gt;5;[.C11]*(Output_Scan_Bytes/8)+[.H11]+([.$H$46]*((Output_Scan_Bytes/8)/Tiles));&quot;&quot;)">
            <text:p/>
          </table:table-cell>
          <table:table-cell table:style-name="ce16" table:formula="of:=IF(Tiles&gt;5;[.D11]*(Output_Scan_Bytes/8)+[.I11]+([.$H$46]*((Output_Scan_Bytes/8)/Tiles));&quot;&quot;)">
            <text:p/>
          </table:table-cell>
          <table:table-cell table:style-name="ce16" table:formula="of:=IF(Tiles&gt;5;[.E11]*(Output_Scan_Bytes/8)+[.J11]+([.$H$46]*((Output_Scan_Bytes/8)/Tiles));&quot;&quot;)">
            <text:p/>
          </table:table-cell>
          <table:table-cell table:style-name="ce16" table:formula="of:=IF(Tiles&gt;5;[.F11]*(Output_Scan_Bytes/8)+[.K11]+([.$H$46]*((Output_Scan_Bytes/8)/Tiles));&quot;&quot;)">
            <text:p/>
          </table:table-cell>
          <table:table-cell table:style-name="ce31"/>
          <table:table-cell table:style-name="ce16" table:formula="of:=IF(Tiles&gt;6;[.C11]*(Output_Scan_Bytes/8)+[.H11]+([.$M$46]*((Output_Scan_Bytes/8)/Tiles));&quot;&quot;)">
            <text:p/>
          </table:table-cell>
          <table:table-cell table:style-name="ce16" table:formula="of:=IF(Tiles&gt;6;[.D11]*(Output_Scan_Bytes/8)+[.I11]+([.$M$46]*((Output_Scan_Bytes/8)/Tiles));&quot;&quot;)">
            <text:p/>
          </table:table-cell>
          <table:table-cell table:style-name="ce16" table:formula="of:=IF(Tiles&gt;6;[.E11]*(Output_Scan_Bytes/8)+[.J11]+([.$M$46]*((Output_Scan_Bytes/8)/Tiles));&quot;&quot;)">
            <text:p/>
          </table:table-cell>
          <table:table-cell table:style-name="ce16" table:formula="of:=IF(Tiles&gt;6;[.F11]*(Output_Scan_Bytes/8)+[.K11]+([.$M$46]*((Output_Scan_Bytes/8)/Tiles));&quot;&quot;)">
            <text:p/>
          </table:table-cell>
          <table:table-cell table:style-name="ce31"/>
          <table:table-cell table:style-name="ce16" table:formula="of:=IF(Tiles&gt;7;[.C11]*(Output_Scan_Bytes/8)+[.H11]+([.$R$46]*((Output_Scan_Bytes/8)/Tiles));&quot;&quot;)">
            <text:p/>
          </table:table-cell>
          <table:table-cell table:style-name="ce16" table:formula="of:=IF(Tiles&gt;7;[.D11]*(Output_Scan_Bytes/8)+[.I11]+([.$R$46]*((Output_Scan_Bytes/8)/Tiles));&quot;&quot;)">
            <text:p/>
          </table:table-cell>
          <table:table-cell table:style-name="ce16" table:formula="of:=IF(Tiles&gt;7;[.E11]*(Output_Scan_Bytes/8)+[.J11]+([.$R$46]*((Output_Scan_Bytes/8)/Tiles));&quot;&quot;)">
            <text:p/>
          </table:table-cell>
          <table:table-cell table:style-name="ce16" table:formula="of:=IF(Tiles&gt;7;[.F11]*(Output_Scan_Bytes/8)+[.K11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2]*(Output_Scan_Bytes/8)+[.H12]+([.$C$46]*((Output_Scan_Bytes/8)/Tiles));&quot;&quot;)">
            <text:p/>
          </table:table-cell>
          <table:table-cell table:style-name="ce16" table:formula="of:==IF(Tiles&gt;4;[.D12]*(Output_Scan_Bytes/8)+[.I12]+([.$C$46]*((Output_Scan_Bytes/8)/Tiles));&quot;&quot;)">
            <text:p/>
          </table:table-cell>
          <table:table-cell table:style-name="ce16" table:formula="of:==IF(Tiles&gt;4;[.E12]*(Output_Scan_Bytes/8)+[.J12]+([.$C$46]*((Output_Scan_Bytes/8)/Tiles));&quot;&quot;)">
            <text:p/>
          </table:table-cell>
          <table:table-cell table:style-name="ce16" table:formula="of:==IF(Tiles&gt;4;[.F12]*(Output_Scan_Bytes/8)+[.K12]+([.$C$46]*((Output_Scan_Bytes/8)/Tiles));&quot;&quot;)">
            <text:p/>
          </table:table-cell>
          <table:table-cell table:style-name="ce31"/>
          <table:table-cell table:style-name="ce16" table:formula="of:=IF(Tiles&gt;5;[.C12]*(Output_Scan_Bytes/8)+[.H12]+([.$H$46]*((Output_Scan_Bytes/8)/Tiles));&quot;&quot;)">
            <text:p/>
          </table:table-cell>
          <table:table-cell table:style-name="ce16" table:formula="of:=IF(Tiles&gt;5;[.D12]*(Output_Scan_Bytes/8)+[.I12]+([.$H$46]*((Output_Scan_Bytes/8)/Tiles));&quot;&quot;)">
            <text:p/>
          </table:table-cell>
          <table:table-cell table:style-name="ce16" table:formula="of:=IF(Tiles&gt;5;[.E12]*(Output_Scan_Bytes/8)+[.J12]+([.$H$46]*((Output_Scan_Bytes/8)/Tiles));&quot;&quot;)">
            <text:p/>
          </table:table-cell>
          <table:table-cell table:style-name="ce16" table:formula="of:=IF(Tiles&gt;5;[.F12]*(Output_Scan_Bytes/8)+[.K12]+([.$H$46]*((Output_Scan_Bytes/8)/Tiles));&quot;&quot;)">
            <text:p/>
          </table:table-cell>
          <table:table-cell table:style-name="ce31"/>
          <table:table-cell table:style-name="ce16" table:formula="of:=IF(Tiles&gt;6;[.C12]*(Output_Scan_Bytes/8)+[.H12]+([.$M$46]*((Output_Scan_Bytes/8)/Tiles));&quot;&quot;)">
            <text:p/>
          </table:table-cell>
          <table:table-cell table:style-name="ce16" table:formula="of:=IF(Tiles&gt;6;[.D12]*(Output_Scan_Bytes/8)+[.I12]+([.$M$46]*((Output_Scan_Bytes/8)/Tiles));&quot;&quot;)">
            <text:p/>
          </table:table-cell>
          <table:table-cell table:style-name="ce16" table:formula="of:=IF(Tiles&gt;6;[.E12]*(Output_Scan_Bytes/8)+[.J12]+([.$M$46]*((Output_Scan_Bytes/8)/Tiles));&quot;&quot;)">
            <text:p/>
          </table:table-cell>
          <table:table-cell table:style-name="ce16" table:formula="of:=IF(Tiles&gt;6;[.F12]*(Output_Scan_Bytes/8)+[.K12]+([.$M$46]*((Output_Scan_Bytes/8)/Tiles));&quot;&quot;)">
            <text:p/>
          </table:table-cell>
          <table:table-cell table:style-name="ce31"/>
          <table:table-cell table:style-name="ce16" table:formula="of:=IF(Tiles&gt;7;[.C12]*(Output_Scan_Bytes/8)+[.H12]+([.$R$46]*((Output_Scan_Bytes/8)/Tiles));&quot;&quot;)">
            <text:p/>
          </table:table-cell>
          <table:table-cell table:style-name="ce16" table:formula="of:=IF(Tiles&gt;7;[.D12]*(Output_Scan_Bytes/8)+[.I12]+([.$R$46]*((Output_Scan_Bytes/8)/Tiles));&quot;&quot;)">
            <text:p/>
          </table:table-cell>
          <table:table-cell table:style-name="ce16" table:formula="of:=IF(Tiles&gt;7;[.E12]*(Output_Scan_Bytes/8)+[.J12]+([.$R$46]*((Output_Scan_Bytes/8)/Tiles));&quot;&quot;)">
            <text:p/>
          </table:table-cell>
          <table:table-cell table:style-name="ce16" table:formula="of:=IF(Tiles&gt;7;[.F12]*(Output_Scan_Bytes/8)+[.K12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3]*(Output_Scan_Bytes/8)+[.H13]+([.$C$46]*((Output_Scan_Bytes/8)/Tiles));&quot;&quot;)">
            <text:p/>
          </table:table-cell>
          <table:table-cell table:style-name="ce16" table:formula="of:==IF(Tiles&gt;4;[.D13]*(Output_Scan_Bytes/8)+[.I13]+([.$C$46]*((Output_Scan_Bytes/8)/Tiles));&quot;&quot;)">
            <text:p/>
          </table:table-cell>
          <table:table-cell table:style-name="ce16" table:formula="of:==IF(Tiles&gt;4;[.E13]*(Output_Scan_Bytes/8)+[.J13]+([.$C$46]*((Output_Scan_Bytes/8)/Tiles));&quot;&quot;)">
            <text:p/>
          </table:table-cell>
          <table:table-cell table:style-name="ce16" table:formula="of:==IF(Tiles&gt;4;[.F13]*(Output_Scan_Bytes/8)+[.K13]+([.$C$46]*((Output_Scan_Bytes/8)/Tiles));&quot;&quot;)">
            <text:p/>
          </table:table-cell>
          <table:table-cell table:style-name="ce31"/>
          <table:table-cell table:style-name="ce16" table:formula="of:=IF(Tiles&gt;5;[.C13]*(Output_Scan_Bytes/8)+[.H13]+([.$H$46]*((Output_Scan_Bytes/8)/Tiles));&quot;&quot;)">
            <text:p/>
          </table:table-cell>
          <table:table-cell table:style-name="ce16" table:formula="of:=IF(Tiles&gt;5;[.D13]*(Output_Scan_Bytes/8)+[.I13]+([.$H$46]*((Output_Scan_Bytes/8)/Tiles));&quot;&quot;)">
            <text:p/>
          </table:table-cell>
          <table:table-cell table:style-name="ce16" table:formula="of:=IF(Tiles&gt;5;[.E13]*(Output_Scan_Bytes/8)+[.J13]+([.$H$46]*((Output_Scan_Bytes/8)/Tiles));&quot;&quot;)">
            <text:p/>
          </table:table-cell>
          <table:table-cell table:style-name="ce16" table:formula="of:=IF(Tiles&gt;5;[.F13]*(Output_Scan_Bytes/8)+[.K13]+([.$H$46]*((Output_Scan_Bytes/8)/Tiles));&quot;&quot;)">
            <text:p/>
          </table:table-cell>
          <table:table-cell table:style-name="ce31"/>
          <table:table-cell table:style-name="ce16" table:formula="of:=IF(Tiles&gt;6;[.C13]*(Output_Scan_Bytes/8)+[.H13]+([.$M$46]*((Output_Scan_Bytes/8)/Tiles));&quot;&quot;)">
            <text:p/>
          </table:table-cell>
          <table:table-cell table:style-name="ce16" table:formula="of:=IF(Tiles&gt;6;[.D13]*(Output_Scan_Bytes/8)+[.I13]+([.$M$46]*((Output_Scan_Bytes/8)/Tiles));&quot;&quot;)">
            <text:p/>
          </table:table-cell>
          <table:table-cell table:style-name="ce16" table:formula="of:=IF(Tiles&gt;6;[.E13]*(Output_Scan_Bytes/8)+[.J13]+([.$M$46]*((Output_Scan_Bytes/8)/Tiles));&quot;&quot;)">
            <text:p/>
          </table:table-cell>
          <table:table-cell table:style-name="ce16" table:formula="of:=IF(Tiles&gt;6;[.F13]*(Output_Scan_Bytes/8)+[.K13]+([.$M$46]*((Output_Scan_Bytes/8)/Tiles));&quot;&quot;)">
            <text:p/>
          </table:table-cell>
          <table:table-cell table:style-name="ce31"/>
          <table:table-cell table:style-name="ce16" table:formula="of:=IF(Tiles&gt;7;[.C13]*(Output_Scan_Bytes/8)+[.H13]+([.$R$46]*((Output_Scan_Bytes/8)/Tiles));&quot;&quot;)">
            <text:p/>
          </table:table-cell>
          <table:table-cell table:style-name="ce16" table:formula="of:=IF(Tiles&gt;7;[.D13]*(Output_Scan_Bytes/8)+[.I13]+([.$R$46]*((Output_Scan_Bytes/8)/Tiles));&quot;&quot;)">
            <text:p/>
          </table:table-cell>
          <table:table-cell table:style-name="ce16" table:formula="of:=IF(Tiles&gt;7;[.E13]*(Output_Scan_Bytes/8)+[.J13]+([.$R$46]*((Output_Scan_Bytes/8)/Tiles));&quot;&quot;)">
            <text:p/>
          </table:table-cell>
          <table:table-cell table:style-name="ce16" table:formula="of:=IF(Tiles&gt;7;[.F13]*(Output_Scan_Bytes/8)+[.K13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4]*(Output_Scan_Bytes/8)+[.H14]+([.$C$46]*((Output_Scan_Bytes/8)/Tiles));&quot;&quot;)">
            <text:p/>
          </table:table-cell>
          <table:table-cell table:style-name="ce16" table:formula="of:==IF(Tiles&gt;4;[.D14]*(Output_Scan_Bytes/8)+[.I14]+([.$C$46]*((Output_Scan_Bytes/8)/Tiles));&quot;&quot;)">
            <text:p/>
          </table:table-cell>
          <table:table-cell table:style-name="ce16" table:formula="of:==IF(Tiles&gt;4;[.E14]*(Output_Scan_Bytes/8)+[.J14]+([.$C$46]*((Output_Scan_Bytes/8)/Tiles));&quot;&quot;)">
            <text:p/>
          </table:table-cell>
          <table:table-cell table:style-name="ce16" table:formula="of:==IF(Tiles&gt;4;[.F14]*(Output_Scan_Bytes/8)+[.K14]+([.$C$46]*((Output_Scan_Bytes/8)/Tiles));&quot;&quot;)">
            <text:p/>
          </table:table-cell>
          <table:table-cell table:style-name="ce31"/>
          <table:table-cell table:style-name="ce16" table:formula="of:=IF(Tiles&gt;5;[.C14]*(Output_Scan_Bytes/8)+[.H14]+([.$H$46]*((Output_Scan_Bytes/8)/Tiles));&quot;&quot;)">
            <text:p/>
          </table:table-cell>
          <table:table-cell table:style-name="ce16" table:formula="of:=IF(Tiles&gt;5;[.D14]*(Output_Scan_Bytes/8)+[.I14]+([.$H$46]*((Output_Scan_Bytes/8)/Tiles));&quot;&quot;)">
            <text:p/>
          </table:table-cell>
          <table:table-cell table:style-name="ce16" table:formula="of:=IF(Tiles&gt;5;[.E14]*(Output_Scan_Bytes/8)+[.J14]+([.$H$46]*((Output_Scan_Bytes/8)/Tiles));&quot;&quot;)">
            <text:p/>
          </table:table-cell>
          <table:table-cell table:style-name="ce16" table:formula="of:=IF(Tiles&gt;5;[.F14]*(Output_Scan_Bytes/8)+[.K14]+([.$H$46]*((Output_Scan_Bytes/8)/Tiles));&quot;&quot;)">
            <text:p/>
          </table:table-cell>
          <table:table-cell table:style-name="ce31"/>
          <table:table-cell table:style-name="ce16" table:formula="of:=IF(Tiles&gt;6;[.C14]*(Output_Scan_Bytes/8)+[.H14]+([.$M$46]*((Output_Scan_Bytes/8)/Tiles));&quot;&quot;)">
            <text:p/>
          </table:table-cell>
          <table:table-cell table:style-name="ce16" table:formula="of:=IF(Tiles&gt;6;[.D14]*(Output_Scan_Bytes/8)+[.I14]+([.$M$46]*((Output_Scan_Bytes/8)/Tiles));&quot;&quot;)">
            <text:p/>
          </table:table-cell>
          <table:table-cell table:style-name="ce16" table:formula="of:=IF(Tiles&gt;6;[.E14]*(Output_Scan_Bytes/8)+[.J14]+([.$M$46]*((Output_Scan_Bytes/8)/Tiles));&quot;&quot;)">
            <text:p/>
          </table:table-cell>
          <table:table-cell table:style-name="ce16" table:formula="of:=IF(Tiles&gt;6;[.F14]*(Output_Scan_Bytes/8)+[.K14]+([.$M$46]*((Output_Scan_Bytes/8)/Tiles));&quot;&quot;)">
            <text:p/>
          </table:table-cell>
          <table:table-cell table:style-name="ce31"/>
          <table:table-cell table:style-name="ce16" table:formula="of:=IF(Tiles&gt;7;[.C14]*(Output_Scan_Bytes/8)+[.H14]+([.$R$46]*((Output_Scan_Bytes/8)/Tiles));&quot;&quot;)">
            <text:p/>
          </table:table-cell>
          <table:table-cell table:style-name="ce16" table:formula="of:=IF(Tiles&gt;7;[.D14]*(Output_Scan_Bytes/8)+[.I14]+([.$R$46]*((Output_Scan_Bytes/8)/Tiles));&quot;&quot;)">
            <text:p/>
          </table:table-cell>
          <table:table-cell table:style-name="ce16" table:formula="of:=IF(Tiles&gt;7;[.E14]*(Output_Scan_Bytes/8)+[.J14]+([.$R$46]*((Output_Scan_Bytes/8)/Tiles));&quot;&quot;)">
            <text:p/>
          </table:table-cell>
          <table:table-cell table:style-name="ce16" table:formula="of:=IF(Tiles&gt;7;[.F14]*(Output_Scan_Bytes/8)+[.K14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5]*(Output_Scan_Bytes/8)+[.H15]+([.$C$46]*((Output_Scan_Bytes/8)/Tiles));&quot;&quot;)">
            <text:p/>
          </table:table-cell>
          <table:table-cell table:style-name="ce16" table:formula="of:==IF(Tiles&gt;4;[.D15]*(Output_Scan_Bytes/8)+[.I15]+([.$C$46]*((Output_Scan_Bytes/8)/Tiles));&quot;&quot;)">
            <text:p/>
          </table:table-cell>
          <table:table-cell table:style-name="ce16" table:formula="of:==IF(Tiles&gt;4;[.E15]*(Output_Scan_Bytes/8)+[.J15]+([.$C$46]*((Output_Scan_Bytes/8)/Tiles));&quot;&quot;)">
            <text:p/>
          </table:table-cell>
          <table:table-cell table:style-name="ce16" table:formula="of:==IF(Tiles&gt;4;[.F15]*(Output_Scan_Bytes/8)+[.K15]+([.$C$46]*((Output_Scan_Bytes/8)/Tiles));&quot;&quot;)">
            <text:p/>
          </table:table-cell>
          <table:table-cell table:style-name="ce31"/>
          <table:table-cell table:style-name="ce16" table:formula="of:=IF(Tiles&gt;5;[.C15]*(Output_Scan_Bytes/8)+[.H15]+([.$H$46]*((Output_Scan_Bytes/8)/Tiles));&quot;&quot;)">
            <text:p/>
          </table:table-cell>
          <table:table-cell table:style-name="ce16" table:formula="of:=IF(Tiles&gt;5;[.D15]*(Output_Scan_Bytes/8)+[.I15]+([.$H$46]*((Output_Scan_Bytes/8)/Tiles));&quot;&quot;)">
            <text:p/>
          </table:table-cell>
          <table:table-cell table:style-name="ce16" table:formula="of:=IF(Tiles&gt;5;[.E15]*(Output_Scan_Bytes/8)+[.J15]+([.$H$46]*((Output_Scan_Bytes/8)/Tiles));&quot;&quot;)">
            <text:p/>
          </table:table-cell>
          <table:table-cell table:style-name="ce16" table:formula="of:=IF(Tiles&gt;5;[.F15]*(Output_Scan_Bytes/8)+[.K15]+([.$H$46]*((Output_Scan_Bytes/8)/Tiles));&quot;&quot;)">
            <text:p/>
          </table:table-cell>
          <table:table-cell table:style-name="ce31"/>
          <table:table-cell table:style-name="ce16" table:formula="of:=IF(Tiles&gt;6;[.C15]*(Output_Scan_Bytes/8)+[.H15]+([.$M$46]*((Output_Scan_Bytes/8)/Tiles));&quot;&quot;)">
            <text:p/>
          </table:table-cell>
          <table:table-cell table:style-name="ce16" table:formula="of:=IF(Tiles&gt;6;[.D15]*(Output_Scan_Bytes/8)+[.I15]+([.$M$46]*((Output_Scan_Bytes/8)/Tiles));&quot;&quot;)">
            <text:p/>
          </table:table-cell>
          <table:table-cell table:style-name="ce16" table:formula="of:=IF(Tiles&gt;6;[.E15]*(Output_Scan_Bytes/8)+[.J15]+([.$M$46]*((Output_Scan_Bytes/8)/Tiles));&quot;&quot;)">
            <text:p/>
          </table:table-cell>
          <table:table-cell table:style-name="ce16" table:formula="of:=IF(Tiles&gt;6;[.F15]*(Output_Scan_Bytes/8)+[.K15]+([.$M$46]*((Output_Scan_Bytes/8)/Tiles));&quot;&quot;)">
            <text:p/>
          </table:table-cell>
          <table:table-cell table:style-name="ce31"/>
          <table:table-cell table:style-name="ce16" table:formula="of:=IF(Tiles&gt;7;[.C15]*(Output_Scan_Bytes/8)+[.H15]+([.$R$46]*((Output_Scan_Bytes/8)/Tiles));&quot;&quot;)">
            <text:p/>
          </table:table-cell>
          <table:table-cell table:style-name="ce16" table:formula="of:=IF(Tiles&gt;7;[.D15]*(Output_Scan_Bytes/8)+[.I15]+([.$R$46]*((Output_Scan_Bytes/8)/Tiles));&quot;&quot;)">
            <text:p/>
          </table:table-cell>
          <table:table-cell table:style-name="ce16" table:formula="of:=IF(Tiles&gt;7;[.E15]*(Output_Scan_Bytes/8)+[.J15]+([.$R$46]*((Output_Scan_Bytes/8)/Tiles));&quot;&quot;)">
            <text:p/>
          </table:table-cell>
          <table:table-cell table:style-name="ce16" table:formula="of:=IF(Tiles&gt;7;[.F15]*(Output_Scan_Bytes/8)+[.K15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6]*(Output_Scan_Bytes/8)+[.H16]+([.$C$46]*((Output_Scan_Bytes/8)/Tiles));&quot;&quot;)">
            <text:p/>
          </table:table-cell>
          <table:table-cell table:style-name="ce16" table:formula="of:==IF(Tiles&gt;4;[.D16]*(Output_Scan_Bytes/8)+[.I16]+([.$C$46]*((Output_Scan_Bytes/8)/Tiles));&quot;&quot;)">
            <text:p/>
          </table:table-cell>
          <table:table-cell table:style-name="ce16" table:formula="of:==IF(Tiles&gt;4;[.E16]*(Output_Scan_Bytes/8)+[.J16]+([.$C$46]*((Output_Scan_Bytes/8)/Tiles));&quot;&quot;)">
            <text:p/>
          </table:table-cell>
          <table:table-cell table:style-name="ce16" table:formula="of:==IF(Tiles&gt;4;[.F16]*(Output_Scan_Bytes/8)+[.K16]+([.$C$46]*((Output_Scan_Bytes/8)/Tiles));&quot;&quot;)">
            <text:p/>
          </table:table-cell>
          <table:table-cell table:style-name="ce31"/>
          <table:table-cell table:style-name="ce16" table:formula="of:=IF(Tiles&gt;5;[.C16]*(Output_Scan_Bytes/8)+[.H16]+([.$H$46]*((Output_Scan_Bytes/8)/Tiles));&quot;&quot;)">
            <text:p/>
          </table:table-cell>
          <table:table-cell table:style-name="ce16" table:formula="of:=IF(Tiles&gt;5;[.D16]*(Output_Scan_Bytes/8)+[.I16]+([.$H$46]*((Output_Scan_Bytes/8)/Tiles));&quot;&quot;)">
            <text:p/>
          </table:table-cell>
          <table:table-cell table:style-name="ce16" table:formula="of:=IF(Tiles&gt;5;[.E16]*(Output_Scan_Bytes/8)+[.J16]+([.$H$46]*((Output_Scan_Bytes/8)/Tiles));&quot;&quot;)">
            <text:p/>
          </table:table-cell>
          <table:table-cell table:style-name="ce16" table:formula="of:=IF(Tiles&gt;5;[.F16]*(Output_Scan_Bytes/8)+[.K16]+([.$H$46]*((Output_Scan_Bytes/8)/Tiles));&quot;&quot;)">
            <text:p/>
          </table:table-cell>
          <table:table-cell table:style-name="ce31"/>
          <table:table-cell table:style-name="ce16" table:formula="of:=IF(Tiles&gt;6;[.C16]*(Output_Scan_Bytes/8)+[.H16]+([.$M$46]*((Output_Scan_Bytes/8)/Tiles));&quot;&quot;)">
            <text:p/>
          </table:table-cell>
          <table:table-cell table:style-name="ce16" table:formula="of:=IF(Tiles&gt;6;[.D16]*(Output_Scan_Bytes/8)+[.I16]+([.$M$46]*((Output_Scan_Bytes/8)/Tiles));&quot;&quot;)">
            <text:p/>
          </table:table-cell>
          <table:table-cell table:style-name="ce16" table:formula="of:=IF(Tiles&gt;6;[.E16]*(Output_Scan_Bytes/8)+[.J16]+([.$M$46]*((Output_Scan_Bytes/8)/Tiles));&quot;&quot;)">
            <text:p/>
          </table:table-cell>
          <table:table-cell table:style-name="ce16" table:formula="of:=IF(Tiles&gt;6;[.F16]*(Output_Scan_Bytes/8)+[.K16]+([.$M$46]*((Output_Scan_Bytes/8)/Tiles));&quot;&quot;)">
            <text:p/>
          </table:table-cell>
          <table:table-cell table:style-name="ce31"/>
          <table:table-cell table:style-name="ce16" table:formula="of:=IF(Tiles&gt;7;[.C16]*(Output_Scan_Bytes/8)+[.H16]+([.$R$46]*((Output_Scan_Bytes/8)/Tiles));&quot;&quot;)">
            <text:p/>
          </table:table-cell>
          <table:table-cell table:style-name="ce16" table:formula="of:=IF(Tiles&gt;7;[.D16]*(Output_Scan_Bytes/8)+[.I16]+([.$R$46]*((Output_Scan_Bytes/8)/Tiles));&quot;&quot;)">
            <text:p/>
          </table:table-cell>
          <table:table-cell table:style-name="ce16" table:formula="of:=IF(Tiles&gt;7;[.E16]*(Output_Scan_Bytes/8)+[.J16]+([.$R$46]*((Output_Scan_Bytes/8)/Tiles));&quot;&quot;)">
            <text:p/>
          </table:table-cell>
          <table:table-cell table:style-name="ce16" table:formula="of:=IF(Tiles&gt;7;[.F16]*(Output_Scan_Bytes/8)+[.K16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7]*(Output_Scan_Bytes/8)+[.H17]+([.$C$46]*((Output_Scan_Bytes/8)/Tiles));&quot;&quot;)">
            <text:p/>
          </table:table-cell>
          <table:table-cell table:style-name="ce16" table:formula="of:==IF(Tiles&gt;4;[.D17]*(Output_Scan_Bytes/8)+[.I17]+([.$C$46]*((Output_Scan_Bytes/8)/Tiles));&quot;&quot;)">
            <text:p/>
          </table:table-cell>
          <table:table-cell table:style-name="ce16" table:formula="of:==IF(Tiles&gt;4;[.E17]*(Output_Scan_Bytes/8)+[.J17]+([.$C$46]*((Output_Scan_Bytes/8)/Tiles));&quot;&quot;)">
            <text:p/>
          </table:table-cell>
          <table:table-cell table:style-name="ce16" table:formula="of:==IF(Tiles&gt;4;[.F17]*(Output_Scan_Bytes/8)+[.K17]+([.$C$46]*((Output_Scan_Bytes/8)/Tiles));&quot;&quot;)">
            <text:p/>
          </table:table-cell>
          <table:table-cell table:style-name="ce31"/>
          <table:table-cell table:style-name="ce16" table:formula="of:=IF(Tiles&gt;5;[.C17]*(Output_Scan_Bytes/8)+[.H17]+([.$H$46]*((Output_Scan_Bytes/8)/Tiles));&quot;&quot;)">
            <text:p/>
          </table:table-cell>
          <table:table-cell table:style-name="ce16" table:formula="of:=IF(Tiles&gt;5;[.D17]*(Output_Scan_Bytes/8)+[.I17]+([.$H$46]*((Output_Scan_Bytes/8)/Tiles));&quot;&quot;)">
            <text:p/>
          </table:table-cell>
          <table:table-cell table:style-name="ce16" table:formula="of:=IF(Tiles&gt;5;[.E17]*(Output_Scan_Bytes/8)+[.J17]+([.$H$46]*((Output_Scan_Bytes/8)/Tiles));&quot;&quot;)">
            <text:p/>
          </table:table-cell>
          <table:table-cell table:style-name="ce16" table:formula="of:=IF(Tiles&gt;5;[.F17]*(Output_Scan_Bytes/8)+[.K17]+([.$H$46]*((Output_Scan_Bytes/8)/Tiles));&quot;&quot;)">
            <text:p/>
          </table:table-cell>
          <table:table-cell table:style-name="ce31"/>
          <table:table-cell table:style-name="ce16" table:formula="of:=IF(Tiles&gt;6;[.C17]*(Output_Scan_Bytes/8)+[.H17]+([.$M$46]*((Output_Scan_Bytes/8)/Tiles));&quot;&quot;)">
            <text:p/>
          </table:table-cell>
          <table:table-cell table:style-name="ce16" table:formula="of:=IF(Tiles&gt;6;[.D17]*(Output_Scan_Bytes/8)+[.I17]+([.$M$46]*((Output_Scan_Bytes/8)/Tiles));&quot;&quot;)">
            <text:p/>
          </table:table-cell>
          <table:table-cell table:style-name="ce16" table:formula="of:=IF(Tiles&gt;6;[.E17]*(Output_Scan_Bytes/8)+[.J17]+([.$M$46]*((Output_Scan_Bytes/8)/Tiles));&quot;&quot;)">
            <text:p/>
          </table:table-cell>
          <table:table-cell table:style-name="ce16" table:formula="of:=IF(Tiles&gt;6;[.F17]*(Output_Scan_Bytes/8)+[.K17]+([.$M$46]*((Output_Scan_Bytes/8)/Tiles));&quot;&quot;)">
            <text:p/>
          </table:table-cell>
          <table:table-cell table:style-name="ce31"/>
          <table:table-cell table:style-name="ce16" table:formula="of:=IF(Tiles&gt;7;[.C17]*(Output_Scan_Bytes/8)+[.H17]+([.$R$46]*((Output_Scan_Bytes/8)/Tiles));&quot;&quot;)">
            <text:p/>
          </table:table-cell>
          <table:table-cell table:style-name="ce16" table:formula="of:=IF(Tiles&gt;7;[.D17]*(Output_Scan_Bytes/8)+[.I17]+([.$R$46]*((Output_Scan_Bytes/8)/Tiles));&quot;&quot;)">
            <text:p/>
          </table:table-cell>
          <table:table-cell table:style-name="ce16" table:formula="of:=IF(Tiles&gt;7;[.E17]*(Output_Scan_Bytes/8)+[.J17]+([.$R$46]*((Output_Scan_Bytes/8)/Tiles));&quot;&quot;)">
            <text:p/>
          </table:table-cell>
          <table:table-cell table:style-name="ce16" table:formula="of:=IF(Tiles&gt;7;[.F17]*(Output_Scan_Bytes/8)+[.K17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8]*(Output_Scan_Bytes/8)+[.H18]+([.$C$46]*((Output_Scan_Bytes/8)/Tiles));&quot;&quot;)">
            <text:p/>
          </table:table-cell>
          <table:table-cell table:style-name="ce16" table:formula="of:==IF(Tiles&gt;4;[.D18]*(Output_Scan_Bytes/8)+[.I18]+([.$C$46]*((Output_Scan_Bytes/8)/Tiles));&quot;&quot;)">
            <text:p/>
          </table:table-cell>
          <table:table-cell table:style-name="ce16" table:formula="of:==IF(Tiles&gt;4;[.E18]*(Output_Scan_Bytes/8)+[.J18]+([.$C$46]*((Output_Scan_Bytes/8)/Tiles));&quot;&quot;)">
            <text:p/>
          </table:table-cell>
          <table:table-cell table:style-name="ce16" table:formula="of:==IF(Tiles&gt;4;[.F18]*(Output_Scan_Bytes/8)+[.K18]+([.$C$46]*((Output_Scan_Bytes/8)/Tiles));&quot;&quot;)">
            <text:p/>
          </table:table-cell>
          <table:table-cell table:style-name="ce31"/>
          <table:table-cell table:style-name="ce16" table:formula="of:=IF(Tiles&gt;5;[.C18]*(Output_Scan_Bytes/8)+[.H18]+([.$H$46]*((Output_Scan_Bytes/8)/Tiles));&quot;&quot;)">
            <text:p/>
          </table:table-cell>
          <table:table-cell table:style-name="ce16" table:formula="of:=IF(Tiles&gt;5;[.D18]*(Output_Scan_Bytes/8)+[.I18]+([.$H$46]*((Output_Scan_Bytes/8)/Tiles));&quot;&quot;)">
            <text:p/>
          </table:table-cell>
          <table:table-cell table:style-name="ce16" table:formula="of:=IF(Tiles&gt;5;[.E18]*(Output_Scan_Bytes/8)+[.J18]+([.$H$46]*((Output_Scan_Bytes/8)/Tiles));&quot;&quot;)">
            <text:p/>
          </table:table-cell>
          <table:table-cell table:style-name="ce16" table:formula="of:=IF(Tiles&gt;5;[.F18]*(Output_Scan_Bytes/8)+[.K18]+([.$H$46]*((Output_Scan_Bytes/8)/Tiles));&quot;&quot;)">
            <text:p/>
          </table:table-cell>
          <table:table-cell table:style-name="ce31"/>
          <table:table-cell table:style-name="ce16" table:formula="of:=IF(Tiles&gt;6;[.C18]*(Output_Scan_Bytes/8)+[.H18]+([.$M$46]*((Output_Scan_Bytes/8)/Tiles));&quot;&quot;)">
            <text:p/>
          </table:table-cell>
          <table:table-cell table:style-name="ce16" table:formula="of:=IF(Tiles&gt;6;[.D18]*(Output_Scan_Bytes/8)+[.I18]+([.$M$46]*((Output_Scan_Bytes/8)/Tiles));&quot;&quot;)">
            <text:p/>
          </table:table-cell>
          <table:table-cell table:style-name="ce16" table:formula="of:=IF(Tiles&gt;6;[.E18]*(Output_Scan_Bytes/8)+[.J18]+([.$M$46]*((Output_Scan_Bytes/8)/Tiles));&quot;&quot;)">
            <text:p/>
          </table:table-cell>
          <table:table-cell table:style-name="ce16" table:formula="of:=IF(Tiles&gt;6;[.F18]*(Output_Scan_Bytes/8)+[.K18]+([.$M$46]*((Output_Scan_Bytes/8)/Tiles));&quot;&quot;)">
            <text:p/>
          </table:table-cell>
          <table:table-cell table:style-name="ce31"/>
          <table:table-cell table:style-name="ce16" table:formula="of:=IF(Tiles&gt;7;[.C18]*(Output_Scan_Bytes/8)+[.H18]+([.$R$46]*((Output_Scan_Bytes/8)/Tiles));&quot;&quot;)">
            <text:p/>
          </table:table-cell>
          <table:table-cell table:style-name="ce16" table:formula="of:=IF(Tiles&gt;7;[.D18]*(Output_Scan_Bytes/8)+[.I18]+([.$R$46]*((Output_Scan_Bytes/8)/Tiles));&quot;&quot;)">
            <text:p/>
          </table:table-cell>
          <table:table-cell table:style-name="ce16" table:formula="of:=IF(Tiles&gt;7;[.E18]*(Output_Scan_Bytes/8)+[.J18]+([.$R$46]*((Output_Scan_Bytes/8)/Tiles));&quot;&quot;)">
            <text:p/>
          </table:table-cell>
          <table:table-cell table:style-name="ce16" table:formula="of:=IF(Tiles&gt;7;[.F18]*(Output_Scan_Bytes/8)+[.K18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9]*(Output_Scan_Bytes/8)+[.H19]+([.$C$46]*((Output_Scan_Bytes/8)/Tiles));&quot;&quot;)">
            <text:p/>
          </table:table-cell>
          <table:table-cell table:style-name="ce16" table:formula="of:==IF(Tiles&gt;4;[.D19]*(Output_Scan_Bytes/8)+[.I19]+([.$C$46]*((Output_Scan_Bytes/8)/Tiles));&quot;&quot;)">
            <text:p/>
          </table:table-cell>
          <table:table-cell table:style-name="ce16" table:formula="of:==IF(Tiles&gt;4;[.E19]*(Output_Scan_Bytes/8)+[.J19]+([.$C$46]*((Output_Scan_Bytes/8)/Tiles));&quot;&quot;)">
            <text:p/>
          </table:table-cell>
          <table:table-cell table:style-name="ce16" table:formula="of:==IF(Tiles&gt;4;[.F19]*(Output_Scan_Bytes/8)+[.K19]+([.$C$46]*((Output_Scan_Bytes/8)/Tiles));&quot;&quot;)">
            <text:p/>
          </table:table-cell>
          <table:table-cell table:style-name="ce31"/>
          <table:table-cell table:style-name="ce16" table:formula="of:=IF(Tiles&gt;5;[.C19]*(Output_Scan_Bytes/8)+[.H19]+([.$H$46]*((Output_Scan_Bytes/8)/Tiles));&quot;&quot;)">
            <text:p/>
          </table:table-cell>
          <table:table-cell table:style-name="ce16" table:formula="of:=IF(Tiles&gt;5;[.D19]*(Output_Scan_Bytes/8)+[.I19]+([.$H$46]*((Output_Scan_Bytes/8)/Tiles));&quot;&quot;)">
            <text:p/>
          </table:table-cell>
          <table:table-cell table:style-name="ce16" table:formula="of:=IF(Tiles&gt;5;[.E19]*(Output_Scan_Bytes/8)+[.J19]+([.$H$46]*((Output_Scan_Bytes/8)/Tiles));&quot;&quot;)">
            <text:p/>
          </table:table-cell>
          <table:table-cell table:style-name="ce16" table:formula="of:=IF(Tiles&gt;5;[.F19]*(Output_Scan_Bytes/8)+[.K19]+([.$H$46]*((Output_Scan_Bytes/8)/Tiles));&quot;&quot;)">
            <text:p/>
          </table:table-cell>
          <table:table-cell table:style-name="ce31"/>
          <table:table-cell table:style-name="ce16" table:formula="of:=IF(Tiles&gt;6;[.C19]*(Output_Scan_Bytes/8)+[.H19]+([.$M$46]*((Output_Scan_Bytes/8)/Tiles));&quot;&quot;)">
            <text:p/>
          </table:table-cell>
          <table:table-cell table:style-name="ce16" table:formula="of:=IF(Tiles&gt;6;[.D19]*(Output_Scan_Bytes/8)+[.I19]+([.$M$46]*((Output_Scan_Bytes/8)/Tiles));&quot;&quot;)">
            <text:p/>
          </table:table-cell>
          <table:table-cell table:style-name="ce16" table:formula="of:=IF(Tiles&gt;6;[.E19]*(Output_Scan_Bytes/8)+[.J19]+([.$M$46]*((Output_Scan_Bytes/8)/Tiles));&quot;&quot;)">
            <text:p/>
          </table:table-cell>
          <table:table-cell table:style-name="ce16" table:formula="of:=IF(Tiles&gt;6;[.F19]*(Output_Scan_Bytes/8)+[.K19]+([.$M$46]*((Output_Scan_Bytes/8)/Tiles));&quot;&quot;)">
            <text:p/>
          </table:table-cell>
          <table:table-cell table:style-name="ce31"/>
          <table:table-cell table:style-name="ce16" table:formula="of:=IF(Tiles&gt;7;[.C19]*(Output_Scan_Bytes/8)+[.H19]+([.$R$46]*((Output_Scan_Bytes/8)/Tiles));&quot;&quot;)">
            <text:p/>
          </table:table-cell>
          <table:table-cell table:style-name="ce16" table:formula="of:=IF(Tiles&gt;7;[.D19]*(Output_Scan_Bytes/8)+[.I19]+([.$R$46]*((Output_Scan_Bytes/8)/Tiles));&quot;&quot;)">
            <text:p/>
          </table:table-cell>
          <table:table-cell table:style-name="ce16" table:formula="of:=IF(Tiles&gt;7;[.E19]*(Output_Scan_Bytes/8)+[.J19]+([.$R$46]*((Output_Scan_Bytes/8)/Tiles));&quot;&quot;)">
            <text:p/>
          </table:table-cell>
          <table:table-cell table:style-name="ce16" table:formula="of:=IF(Tiles&gt;7;[.F19]*(Output_Scan_Bytes/8)+[.K19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20]*(Output_Scan_Bytes/8)+[.H20]+([.$C$46]*((Output_Scan_Bytes/8)/Tiles));&quot;&quot;)">
            <text:p/>
          </table:table-cell>
          <table:table-cell table:style-name="ce16" table:formula="of:==IF(Tiles&gt;4;[.D20]*(Output_Scan_Bytes/8)+[.I20]+([.$C$46]*((Output_Scan_Bytes/8)/Tiles));&quot;&quot;)">
            <text:p/>
          </table:table-cell>
          <table:table-cell table:style-name="ce16" table:formula="of:==IF(Tiles&gt;4;[.E20]*(Output_Scan_Bytes/8)+[.J20]+([.$C$46]*((Output_Scan_Bytes/8)/Tiles));&quot;&quot;)">
            <text:p/>
          </table:table-cell>
          <table:table-cell table:style-name="ce16" table:formula="of:==IF(Tiles&gt;4;[.F20]*(Output_Scan_Bytes/8)+[.K20]+([.$C$46]*((Output_Scan_Bytes/8)/Tiles));&quot;&quot;)">
            <text:p/>
          </table:table-cell>
          <table:table-cell table:style-name="ce31"/>
          <table:table-cell table:style-name="ce16" table:formula="of:=IF(Tiles&gt;5;[.C20]*(Output_Scan_Bytes/8)+[.H20]+([.$H$46]*((Output_Scan_Bytes/8)/Tiles));&quot;&quot;)">
            <text:p/>
          </table:table-cell>
          <table:table-cell table:style-name="ce16" table:formula="of:=IF(Tiles&gt;5;[.D20]*(Output_Scan_Bytes/8)+[.I20]+([.$H$46]*((Output_Scan_Bytes/8)/Tiles));&quot;&quot;)">
            <text:p/>
          </table:table-cell>
          <table:table-cell table:style-name="ce16" table:formula="of:=IF(Tiles&gt;5;[.E20]*(Output_Scan_Bytes/8)+[.J20]+([.$H$46]*((Output_Scan_Bytes/8)/Tiles));&quot;&quot;)">
            <text:p/>
          </table:table-cell>
          <table:table-cell table:style-name="ce16" table:formula="of:=IF(Tiles&gt;5;[.F20]*(Output_Scan_Bytes/8)+[.K20]+([.$H$46]*((Output_Scan_Bytes/8)/Tiles));&quot;&quot;)">
            <text:p/>
          </table:table-cell>
          <table:table-cell table:style-name="ce31"/>
          <table:table-cell table:style-name="ce16" table:formula="of:=IF(Tiles&gt;6;[.C20]*(Output_Scan_Bytes/8)+[.H20]+([.$M$46]*((Output_Scan_Bytes/8)/Tiles));&quot;&quot;)">
            <text:p/>
          </table:table-cell>
          <table:table-cell table:style-name="ce16" table:formula="of:=IF(Tiles&gt;6;[.D20]*(Output_Scan_Bytes/8)+[.I20]+([.$M$46]*((Output_Scan_Bytes/8)/Tiles));&quot;&quot;)">
            <text:p/>
          </table:table-cell>
          <table:table-cell table:style-name="ce16" table:formula="of:=IF(Tiles&gt;6;[.E20]*(Output_Scan_Bytes/8)+[.J20]+([.$M$46]*((Output_Scan_Bytes/8)/Tiles));&quot;&quot;)">
            <text:p/>
          </table:table-cell>
          <table:table-cell table:style-name="ce16" table:formula="of:=IF(Tiles&gt;6;[.F20]*(Output_Scan_Bytes/8)+[.K20]+([.$M$46]*((Output_Scan_Bytes/8)/Tiles));&quot;&quot;)">
            <text:p/>
          </table:table-cell>
          <table:table-cell table:style-name="ce31"/>
          <table:table-cell table:style-name="ce16" table:formula="of:=IF(Tiles&gt;7;[.C20]*(Output_Scan_Bytes/8)+[.H20]+([.$R$46]*((Output_Scan_Bytes/8)/Tiles));&quot;&quot;)">
            <text:p/>
          </table:table-cell>
          <table:table-cell table:style-name="ce16" table:formula="of:=IF(Tiles&gt;7;[.D20]*(Output_Scan_Bytes/8)+[.I20]+([.$R$46]*((Output_Scan_Bytes/8)/Tiles));&quot;&quot;)">
            <text:p/>
          </table:table-cell>
          <table:table-cell table:style-name="ce16" table:formula="of:=IF(Tiles&gt;7;[.E20]*(Output_Scan_Bytes/8)+[.J20]+([.$R$46]*((Output_Scan_Bytes/8)/Tiles));&quot;&quot;)">
            <text:p/>
          </table:table-cell>
          <table:table-cell table:style-name="ce16" table:formula="of:=IF(Tiles&gt;7;[.F20]*(Output_Scan_Bytes/8)+[.K20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21]*(Output_Scan_Bytes/8)+[.H21]+([.$C$46]*((Output_Scan_Bytes/8)/Tiles));&quot;&quot;)">
            <text:p/>
          </table:table-cell>
          <table:table-cell table:style-name="ce16" table:formula="of:==IF(Tiles&gt;4;[.D21]*(Output_Scan_Bytes/8)+[.I21]+([.$C$46]*((Output_Scan_Bytes/8)/Tiles));&quot;&quot;)">
            <text:p/>
          </table:table-cell>
          <table:table-cell table:style-name="ce16" table:formula="of:==IF(Tiles&gt;4;[.E21]*(Output_Scan_Bytes/8)+[.J21]+([.$C$46]*((Output_Scan_Bytes/8)/Tiles));&quot;&quot;)">
            <text:p/>
          </table:table-cell>
          <table:table-cell table:style-name="ce16" table:formula="of:==IF(Tiles&gt;4;[.F21]*(Output_Scan_Bytes/8)+[.K21]+([.$C$46]*((Output_Scan_Bytes/8)/Tiles));&quot;&quot;)">
            <text:p/>
          </table:table-cell>
          <table:table-cell table:style-name="ce31"/>
          <table:table-cell table:style-name="ce16" table:formula="of:=IF(Tiles&gt;5;[.C21]*(Output_Scan_Bytes/8)+[.H21]+([.$H$46]*((Output_Scan_Bytes/8)/Tiles));&quot;&quot;)">
            <text:p/>
          </table:table-cell>
          <table:table-cell table:style-name="ce16" table:formula="of:=IF(Tiles&gt;5;[.D21]*(Output_Scan_Bytes/8)+[.I21]+([.$H$46]*((Output_Scan_Bytes/8)/Tiles));&quot;&quot;)">
            <text:p/>
          </table:table-cell>
          <table:table-cell table:style-name="ce16" table:formula="of:=IF(Tiles&gt;5;[.E21]*(Output_Scan_Bytes/8)+[.J21]+([.$H$46]*((Output_Scan_Bytes/8)/Tiles));&quot;&quot;)">
            <text:p/>
          </table:table-cell>
          <table:table-cell table:style-name="ce16" table:formula="of:=IF(Tiles&gt;5;[.F21]*(Output_Scan_Bytes/8)+[.K21]+([.$H$46]*((Output_Scan_Bytes/8)/Tiles));&quot;&quot;)">
            <text:p/>
          </table:table-cell>
          <table:table-cell table:style-name="ce31"/>
          <table:table-cell table:style-name="ce16" table:formula="of:=IF(Tiles&gt;6;[.C21]*(Output_Scan_Bytes/8)+[.H21]+([.$M$46]*((Output_Scan_Bytes/8)/Tiles));&quot;&quot;)">
            <text:p/>
          </table:table-cell>
          <table:table-cell table:style-name="ce16" table:formula="of:=IF(Tiles&gt;6;[.D21]*(Output_Scan_Bytes/8)+[.I21]+([.$M$46]*((Output_Scan_Bytes/8)/Tiles));&quot;&quot;)">
            <text:p/>
          </table:table-cell>
          <table:table-cell table:style-name="ce16" table:formula="of:=IF(Tiles&gt;6;[.E21]*(Output_Scan_Bytes/8)+[.J21]+([.$M$46]*((Output_Scan_Bytes/8)/Tiles));&quot;&quot;)">
            <text:p/>
          </table:table-cell>
          <table:table-cell table:style-name="ce16" table:formula="of:=IF(Tiles&gt;6;[.F21]*(Output_Scan_Bytes/8)+[.K21]+([.$M$46]*((Output_Scan_Bytes/8)/Tiles));&quot;&quot;)">
            <text:p/>
          </table:table-cell>
          <table:table-cell table:style-name="ce31"/>
          <table:table-cell table:style-name="ce16" table:formula="of:=IF(Tiles&gt;7;[.C21]*(Output_Scan_Bytes/8)+[.H21]+([.$R$46]*((Output_Scan_Bytes/8)/Tiles));&quot;&quot;)">
            <text:p/>
          </table:table-cell>
          <table:table-cell table:style-name="ce16" table:formula="of:=IF(Tiles&gt;7;[.D21]*(Output_Scan_Bytes/8)+[.I21]+([.$R$46]*((Output_Scan_Bytes/8)/Tiles));&quot;&quot;)">
            <text:p/>
          </table:table-cell>
          <table:table-cell table:style-name="ce16" table:formula="of:=IF(Tiles&gt;7;[.E21]*(Output_Scan_Bytes/8)+[.J21]+([.$R$46]*((Output_Scan_Bytes/8)/Tiles));&quot;&quot;)">
            <text:p/>
          </table:table-cell>
          <table:table-cell table:style-name="ce16" table:formula="of:=IF(Tiles&gt;7;[.F21]*(Output_Scan_Bytes/8)+[.K21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22]*(Output_Scan_Bytes/8)+[.H22]+([.$C$46]*((Output_Scan_Bytes/8)/Tiles));&quot;&quot;)">
            <text:p/>
          </table:table-cell>
          <table:table-cell table:style-name="ce16" table:formula="of:==IF(Tiles&gt;4;[.D22]*(Output_Scan_Bytes/8)+[.I22]+([.$C$46]*((Output_Scan_Bytes/8)/Tiles));&quot;&quot;)">
            <text:p/>
          </table:table-cell>
          <table:table-cell table:style-name="ce16" table:formula="of:==IF(Tiles&gt;4;[.E22]*(Output_Scan_Bytes/8)+[.J22]+([.$C$46]*((Output_Scan_Bytes/8)/Tiles));&quot;&quot;)">
            <text:p/>
          </table:table-cell>
          <table:table-cell table:style-name="ce16" table:formula="of:==IF(Tiles&gt;4;[.F22]*(Output_Scan_Bytes/8)+[.K22]+([.$C$46]*((Output_Scan_Bytes/8)/Tiles));&quot;&quot;)">
            <text:p/>
          </table:table-cell>
          <table:table-cell table:style-name="ce31"/>
          <table:table-cell table:style-name="ce16" table:formula="of:=IF(Tiles&gt;5;[.C22]*(Output_Scan_Bytes/8)+[.H22]+([.$H$46]*((Output_Scan_Bytes/8)/Tiles));&quot;&quot;)">
            <text:p/>
          </table:table-cell>
          <table:table-cell table:style-name="ce16" table:formula="of:=IF(Tiles&gt;5;[.D22]*(Output_Scan_Bytes/8)+[.I22]+([.$H$46]*((Output_Scan_Bytes/8)/Tiles));&quot;&quot;)">
            <text:p/>
          </table:table-cell>
          <table:table-cell table:style-name="ce16" table:formula="of:=IF(Tiles&gt;5;[.E22]*(Output_Scan_Bytes/8)+[.J22]+([.$H$46]*((Output_Scan_Bytes/8)/Tiles));&quot;&quot;)">
            <text:p/>
          </table:table-cell>
          <table:table-cell table:style-name="ce16" table:formula="of:=IF(Tiles&gt;5;[.F22]*(Output_Scan_Bytes/8)+[.K22]+([.$H$46]*((Output_Scan_Bytes/8)/Tiles));&quot;&quot;)">
            <text:p/>
          </table:table-cell>
          <table:table-cell table:style-name="ce31"/>
          <table:table-cell table:style-name="ce16" table:formula="of:=IF(Tiles&gt;6;[.C22]*(Output_Scan_Bytes/8)+[.H22]+([.$M$46]*((Output_Scan_Bytes/8)/Tiles));&quot;&quot;)">
            <text:p/>
          </table:table-cell>
          <table:table-cell table:style-name="ce16" table:formula="of:=IF(Tiles&gt;6;[.D22]*(Output_Scan_Bytes/8)+[.I22]+([.$M$46]*((Output_Scan_Bytes/8)/Tiles));&quot;&quot;)">
            <text:p/>
          </table:table-cell>
          <table:table-cell table:style-name="ce16" table:formula="of:=IF(Tiles&gt;6;[.E22]*(Output_Scan_Bytes/8)+[.J22]+([.$M$46]*((Output_Scan_Bytes/8)/Tiles));&quot;&quot;)">
            <text:p/>
          </table:table-cell>
          <table:table-cell table:style-name="ce16" table:formula="of:=IF(Tiles&gt;6;[.F22]*(Output_Scan_Bytes/8)+[.K22]+([.$M$46]*((Output_Scan_Bytes/8)/Tiles));&quot;&quot;)">
            <text:p/>
          </table:table-cell>
          <table:table-cell table:style-name="ce31"/>
          <table:table-cell table:style-name="ce16" table:formula="of:=IF(Tiles&gt;7;[.C22]*(Output_Scan_Bytes/8)+[.H22]+([.$R$46]*((Output_Scan_Bytes/8)/Tiles));&quot;&quot;)">
            <text:p/>
          </table:table-cell>
          <table:table-cell table:style-name="ce16" table:formula="of:=IF(Tiles&gt;7;[.D22]*(Output_Scan_Bytes/8)+[.I22]+([.$R$46]*((Output_Scan_Bytes/8)/Tiles));&quot;&quot;)">
            <text:p/>
          </table:table-cell>
          <table:table-cell table:style-name="ce16" table:formula="of:=IF(Tiles&gt;7;[.E22]*(Output_Scan_Bytes/8)+[.J22]+([.$R$46]*((Output_Scan_Bytes/8)/Tiles));&quot;&quot;)">
            <text:p/>
          </table:table-cell>
          <table:table-cell table:style-name="ce16" table:formula="of:=IF(Tiles&gt;7;[.F22]*(Output_Scan_Bytes/8)+[.K22]+([.$R$46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 table:number-columns-repeated="13"/>
          <table:table-cell table:style-name="ce68"/>
          <table:table-cell table:style-name="ce31" table:number-columns-repeated="5"/>
          <table:table-cell table:style-name="ce68" table:number-columns-repeated="2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 table:number-columns-repeated="20"/>
          <table:table-cell table:style-name="Default" table:number-columns-repeated="4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 table:number-rows-repeated="1048507">
          <table:table-cell table:number-columns-repeated="16376"/>
        </table:table-row>
        <table:table-row table:style-name="ro2" table:number-rows-repeated="4">
          <table:table-cell table:number-columns-repeated="16376"/>
        </table:table-row>
        <table:table-row table:style-name="ro2">
          <table:table-cell table:number-columns-repeated="16376"/>
        </table:table-row>
      </table:table>
      <table:table table:name="BOW23029" table:style-name="ta1">
        <table:table-column table:style-name="co6" table:number-columns-repeated="14" table:default-cell-style-name="ce1"/>
        <table:table-column table:style-name="co6" table:default-cell-style-name="Default"/>
        <table:table-column table:style-name="co6" table:number-columns-repeated="9" table:default-cell-style-name="ce1"/>
        <table:table-column table:style-name="co6" table:number-columns-repeated="5" table:default-cell-style-name="Default"/>
        <table:table-column table:style-name="co7" table:number-columns-repeated="4" table:default-cell-style-name="Default"/>
        <table:table-column table:style-name="co7" table:number-columns-repeated="11" table:default-cell-style-name="ce1"/>
        <table:table-column table:style-name="co6" table:number-columns-repeated="16332" table:default-cell-style-name="ce1"/>
        <table:table-row table:style-name="ro2">
          <table:table-cell table:number-columns-repeated="16376"/>
        </table:table-row>
        <table:table-row table:style-name="ro3">
          <table:table-cell/>
          <table:table-cell table:style-name="ce9" office:value-type="string" calcext:value-type="string">
            <text:p>Tile Ref</text:p>
          </table:table-cell>
          <table:table-cell table:number-columns-repeated="3"/>
          <table:table-cell table:style-name="Default"/>
          <table:table-cell table:number-columns-repeated="16370"/>
        </table:table-row>
        <table:table-row table:style-name="ro3">
          <table:table-cell/>
          <table:table-cell table:style-name="ce9" office:value-type="string" calcext:value-type="string">
            <text:p>32x16-BOW23029</text:p>
          </table:table-cell>
          <table:table-cell table:number-columns-repeated="3"/>
          <table:table-cell table:style-name="ce9"/>
          <table:table-cell table:number-columns-repeated="16370"/>
        </table:table-row>
        <table:table-row table:style-name="ro2">
          <table:table-cell table:number-columns-repeated="22"/>
          <table:table-cell table:style-name="Default"/>
          <table:table-cell table:number-columns-repeated="16353"/>
        </table:table-row>
        <table:table-row table:style-name="ro2">
          <table:table-cell/>
          <table:table-cell table:style-name="ce20" office:value-type="string" calcext:value-type="string">
            <text:p>Output row mumber</text:p>
          </table:table-cell>
          <table:table-cell table:number-columns-repeated="4"/>
          <table:table-cell table:style-name="ce20" office:value-type="string" calcext:value-type="string">
            <text:p>Tile offset location</text:p>
          </table:table-cell>
          <table:table-cell table:number-columns-repeated="5"/>
          <table:table-cell table:style-name="ce20" office:value-type="string" calcext:value-type="string">
            <text:p>Config mapping values</text:p>
          </table:table-cell>
          <table:table-cell table:style-name="Default"/>
          <table:table-cell table:style-name="ce1"/>
          <table:table-cell table:number-columns-repeated="7"/>
          <table:table-cell table:style-name="Default" office:value-type="string" calcext:value-type="string">
            <text:p>Config direction mapping values</text:p>
          </table:table-cell>
          <table:table-cell table:style-name="Default"/>
          <table:table-cell table:number-columns-repeated="8"/>
          <table:table-cell table:style-name="ce1"/>
          <table:table-cell table:number-columns-repeated="16342"/>
          <table:table-cell table:style-name="Default"/>
        </table:table-row>
        <table:table-row table:style-name="ro2">
          <table:table-cell table:number-columns-repeated="13"/>
          <table:table-cell table:style-name="Default"/>
          <table:table-cell table:style-name="ce1"/>
          <table:table-cell table:number-columns-repeated="8"/>
          <table:table-cell table:style-name="Default"/>
          <table:table-cell table:number-columns-repeated="8"/>
          <table:table-cell table:style-name="ce1"/>
          <table:table-cell table:number-columns-repeated="16342"/>
          <table:table-cell table:style-name="Default"/>
        </table:table-row>
        <table:table-row table:style-name="ro4">
          <table:table-cell table:style-name="Default" table:number-columns-repeated="2"/>
          <table:table-cell table:style-name="ce115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  <table:table-cell table:style-name="ce115" office:value-type="float" office:value="8" calcext:value-type="float">
            <text:p>8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12" calcext:value-type="float">
            <text:p>12</text:p>
          </table:table-cell>
          <table:table-cell table:style-name="ce121" office:value-type="float" office:value="14" calcext:value-type="float">
            <text:p>14</text:p>
          </table:table-cell>
          <table:table-cell table:number-columns-repeated="2"/>
          <table:table-cell table:style-name="ce124" table:formula="of:=[.C7]+([.H7]*16)" office:value-type="float" office:value="128" calcext:value-type="float">
            <text:p>128</text:p>
          </table:table-cell>
          <table:table-cell table:style-name="ce61" office:value-type="string" calcext:value-type="string">
            <text:p>,</text:p>
          </table:table-cell>
          <table:table-cell table:style-name="ce61" table:formula="of:=[.D7]+([.I7]*16)" office:value-type="float" office:value="160" calcext:value-type="float">
            <text:p>160</text:p>
          </table:table-cell>
          <table:table-cell table:style-name="ce61" office:value-type="string" calcext:value-type="string">
            <text:p>,</text:p>
          </table:table-cell>
          <table:table-cell table:style-name="ce61" table:formula="of:=[.E7]+([.J7]*16)" office:value-type="float" office:value="192" calcext:value-type="float">
            <text:p>192</text:p>
          </table:table-cell>
          <table:table-cell table:style-name="ce61" office:value-type="string" calcext:value-type="string">
            <text:p>,</text:p>
          </table:table-cell>
          <table:table-cell table:style-name="ce127" table:formula="of:=[.F7]+([.K7]*16)" office:value-type="float" office:value="224" calcext:value-type="float">
            <text:p>224</text:p>
          </table:table-cell>
          <table:table-cell table:number-columns-repeated="2"/>
          <table:table-cell table:style-name="ce73" office:value-type="string" calcext:value-type="string">
            <text:p>R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R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R</text:p>
          </table:table-cell>
          <table:table-cell table:style-name="ce77" office:value-type="string" calcext:value-type="string">
            <text:p>,</text:p>
          </table:table-cell>
          <table:table-cell table:style-name="ce80" office:value-type="string" calcext:value-type="string">
            <text:p>R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1" calcext:value-type="float">
            <text:p>1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/>
          <table:table-cell table:style-name="ce116" office:value-type="float" office:value="8" calcext:value-type="float">
            <text:p>8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2" calcext:value-type="float">
            <text:p>12</text:p>
          </table:table-cell>
          <table:table-cell table:style-name="ce122" office:value-type="float" office:value="14" calcext:value-type="float">
            <text:p>14</text:p>
          </table:table-cell>
          <table:table-cell table:number-columns-repeated="2"/>
          <table:table-cell table:style-name="ce125" table:formula="of:=[.C8]+([.H8]*16)" office:value-type="float" office:value="129" calcext:value-type="float">
            <text:p>129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8]+([.I8]*16)" office:value-type="float" office:value="161" calcext:value-type="float">
            <text:p>161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8]+([.J8]*16)" office:value-type="float" office:value="193" calcext:value-type="float">
            <text:p>193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8]+([.K8]*16)" office:value-type="float" office:value="225" calcext:value-type="float">
            <text:p>225</text:p>
          </table:table-cell>
          <table:table-cell table:number-columns-repeated="2"/>
          <table:table-cell table:style-name="ce74" office:value-type="string" calcext:value-type="string">
            <text:p>R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R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/>
          <table:table-cell table:style-name="ce116" office:value-type="float" office:value="9" calcext:value-type="float">
            <text:p>9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3" calcext:value-type="float">
            <text:p>13</text:p>
          </table:table-cell>
          <table:table-cell table:style-name="ce122" office:value-type="float" office:value="15" calcext:value-type="float">
            <text:p>15</text:p>
          </table:table-cell>
          <table:table-cell table:number-columns-repeated="2"/>
          <table:table-cell table:style-name="ce125" table:formula="of:=[.C9]+([.H9]*16)" office:value-type="float" office:value="144" calcext:value-type="float">
            <text:p>144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9]+([.I9]*16)" office:value-type="float" office:value="176" calcext:value-type="float">
            <text:p>176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9]+([.J9]*16)" office:value-type="float" office:value="208" calcext:value-type="float">
            <text:p>208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9]+([.K9]*16)" office:value-type="float" office:value="240" calcext:value-type="float">
            <text:p>240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1" calcext:value-type="float">
            <text:p>1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/>
          <table:table-cell table:style-name="ce116" office:value-type="float" office:value="9" calcext:value-type="float">
            <text:p>9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3" calcext:value-type="float">
            <text:p>13</text:p>
          </table:table-cell>
          <table:table-cell table:style-name="ce122" office:value-type="float" office:value="15" calcext:value-type="float">
            <text:p>15</text:p>
          </table:table-cell>
          <table:table-cell table:number-columns-repeated="2"/>
          <table:table-cell table:style-name="ce125" table:formula="of:=[.C10]+([.H10]*16)" office:value-type="float" office:value="145" calcext:value-type="float">
            <text:p>145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0]+([.I10]*16)" office:value-type="float" office:value="177" calcext:value-type="float">
            <text:p>177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0]+([.J10]*16)" office:value-type="float" office:value="209" calcext:value-type="float">
            <text:p>209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0]+([.K10]*16)" office:value-type="float" office:value="241" calcext:value-type="float">
            <text:p>241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/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4" calcext:value-type="float">
            <text:p>4</text:p>
          </table:table-cell>
          <table:table-cell table:style-name="ce122" office:value-type="float" office:value="6" calcext:value-type="float">
            <text:p>6</text:p>
          </table:table-cell>
          <table:table-cell table:number-columns-repeated="2"/>
          <table:table-cell table:style-name="ce125" table:formula="of:=[.C11]+([.H11]*16)" office:value-type="float" office:value="0" calcext:value-type="float">
            <text:p>000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1]+([.I11]*16)" office:value-type="float" office:value="32" calcext:value-type="float">
            <text:p>032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1]+([.J11]*16)" office:value-type="float" office:value="64" calcext:value-type="float">
            <text:p>064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1]+([.K11]*16)" office:value-type="float" office:value="96" calcext:value-type="float">
            <text:p>096</text:p>
          </table:table-cell>
          <table:table-cell table:number-columns-repeated="2"/>
          <table:table-cell table:style-name="ce74" office:value-type="string" calcext:value-type="string">
            <text:p>R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R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1" calcext:value-type="float">
            <text:p>1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/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4" calcext:value-type="float">
            <text:p>4</text:p>
          </table:table-cell>
          <table:table-cell table:style-name="ce122" office:value-type="float" office:value="6" calcext:value-type="float">
            <text:p>6</text:p>
          </table:table-cell>
          <table:table-cell table:number-columns-repeated="2"/>
          <table:table-cell table:style-name="ce125" table:formula="of:=[.C12]+([.H12]*16)" office:value-type="float" office:value="1" calcext:value-type="float">
            <text:p>001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2]+([.I12]*16)" office:value-type="float" office:value="33" calcext:value-type="float">
            <text:p>033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2]+([.J12]*16)" office:value-type="float" office:value="65" calcext:value-type="float">
            <text:p>065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2]+([.K12]*16)" office:value-type="float" office:value="97" calcext:value-type="float">
            <text:p>097</text:p>
          </table:table-cell>
          <table:table-cell table:number-columns-repeated="2"/>
          <table:table-cell table:style-name="ce74" office:value-type="string" calcext:value-type="string">
            <text:p>R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R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22" office:value-type="float" office:value="7" calcext:value-type="float">
            <text:p>7</text:p>
          </table:table-cell>
          <table:table-cell table:number-columns-repeated="2"/>
          <table:table-cell table:style-name="ce125" table:formula="of:=[.C13]+([.H13]*16)" office:value-type="float" office:value="16" calcext:value-type="float">
            <text:p>016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3]+([.I13]*16)" office:value-type="float" office:value="48" calcext:value-type="float">
            <text:p>048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3]+([.J13]*16)" office:value-type="float" office:value="80" calcext:value-type="float">
            <text:p>080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3]+([.K13]*16)" office:value-type="float" office:value="112" calcext:value-type="float">
            <text:p>112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7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/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5" calcext:value-type="float">
            <text:p>5</text:p>
          </table:table-cell>
          <table:table-cell table:style-name="ce123" office:value-type="float" office:value="7" calcext:value-type="float">
            <text:p>7</text:p>
          </table:table-cell>
          <table:table-cell table:number-columns-repeated="2"/>
          <table:table-cell table:style-name="ce126" table:formula="of:=[.C14]+([.H14]*16)" office:value-type="float" office:value="17" calcext:value-type="float">
            <text:p>017</text:p>
          </table:table-cell>
          <table:table-cell table:style-name="ce63" office:value-type="string" calcext:value-type="string">
            <text:p>,</text:p>
          </table:table-cell>
          <table:table-cell table:style-name="ce63" table:formula="of:=[.D14]+([.I14]*16)" office:value-type="float" office:value="49" calcext:value-type="float">
            <text:p>049</text:p>
          </table:table-cell>
          <table:table-cell table:style-name="ce63" office:value-type="string" calcext:value-type="string">
            <text:p>,</text:p>
          </table:table-cell>
          <table:table-cell table:style-name="ce63" table:formula="of:=[.E14]+([.J14]*16)" office:value-type="float" office:value="81" calcext:value-type="float">
            <text:p>081</text:p>
          </table:table-cell>
          <table:table-cell table:style-name="ce63" office:value-type="string" calcext:value-type="string">
            <text:p>,</text:p>
          </table:table-cell>
          <table:table-cell table:style-name="ce129" table:formula="of:=[.F14]+([.K14]*16)" office:value-type="float" office:value="113" calcext:value-type="float">
            <text:p>113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number-columns-repeated="30"/>
          <table:table-cell table:style-name="ce64"/>
          <table:table-cell table:number-columns-repeated="4"/>
          <table:table-cell table:style-name="Default"/>
          <table:table-cell table:number-columns-repeated="16340"/>
        </table:table-row>
        <table:table-row table:style-name="ro4">
          <table:table-cell table:number-columns-repeated="22"/>
          <table:table-cell table:style-name="ce64" office:value-type="string" calcext:value-type="string">
            <text:p>L = Left to Right</text:p>
          </table:table-cell>
          <table:table-cell table:style-name="Default"/>
          <table:table-cell/>
          <table:table-cell table:style-name="ce1" table:number-columns-repeated="2"/>
          <table:table-cell office:value-type="string" calcext:value-type="string">
            <text:p>R = Right to Left</text:p>
          </table:table-cell>
          <table:table-cell table:style-name="ce1" table:number-columns-repeated="3"/>
          <table:table-cell table:number-columns-repeated="16345"/>
        </table:table-row>
        <table:table-row table:style-name="ro4">
          <table:table-cell/>
          <table:table-cell table:style-name="ce20" office:value-type="string" calcext:value-type="string">
            <text:p>Caculated output buffer locations – For debugging only</text:p>
          </table:table-cell>
          <table:table-cell table:number-columns-repeated="18"/>
          <table:table-cell table:style-name="Default" table:number-columns-repeated="4"/>
          <table:table-cell table:number-columns-repeated="5"/>
          <table:table-cell table:style-name="ce1" table:number-columns-repeated="4"/>
          <table:table-cell table:number-columns-repeated="16339"/>
          <table:table-cell table:style-name="Default" table:number-columns-repeated="4"/>
        </table:table-row>
        <table:table-row table:style-name="ro4">
          <table:table-cell table:style-name="ce11" table:number-columns-repeated="14"/>
          <table:table-cell table:style-name="ce64" table:number-columns-repeated="11"/>
          <table:table-cell table:style-name="ce11" table:number-columns-repeated="16343"/>
          <table:table-cell table:style-name="Default" table:number-columns-repeated="8"/>
        </table:table-row>
        <table:table-row table:style-name="ro4">
          <table:table-cell/>
          <table:table-cell table:style-name="ce31" table:number-columns-repeated="13"/>
          <table:table-cell table:style-name="ce68" table:number-columns-repeated="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35" table:formula="of:=IF(Tiles&gt;0;0;&quot;&quot;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1"/>
          <table:table-cell table:style-name="ce35" table:formula="of:=IF(Tiles&gt;1;1;&quot;&quot;)" table:number-columns-spanned="4" table:number-rows-spanned="1">
            <text:p/>
          </table:table-cell>
          <table:covered-table-cell table:number-columns-repeated="3"/>
          <table:table-cell table:style-name="ce31"/>
          <table:table-cell table:style-name="ce35" table:formula="of:=IF(Tiles&gt;2;2;&quot;&quot;)" table:number-columns-spanned="4" table:number-rows-spanned="1">
            <text:p/>
          </table:table-cell>
          <table:covered-table-cell/>
          <table:covered-table-cell table:style-name="ce1"/>
          <table:covered-table-cell/>
          <table:table-cell table:style-name="ce68"/>
          <table:table-cell table:style-name="ce36" table:formula="of:=IF(Tiles&gt;3;3;&quot;&quot;)" table:number-columns-spanned="4" table:number-rows-spanned="1">
            <text:p/>
          </table:table-cell>
          <table:covered-table-cell table:number-columns-repeated="3"/>
          <table:table-cell table:style-name="ce68"/>
          <table:table-cell table:style-name="ce111"/>
          <table:table-cell table:style-name="Default"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,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7]*(Output_Scan_Bytes/8)+[.H7]+([.$C$20]*((Output_Scan_Bytes/8)/Tiles));&quot;&quot;)" office:value-type="float" office:value="8" calcext:value-type="float">
            <text:p>8</text:p>
          </table:table-cell>
          <table:table-cell table:style-name="ce16" table:formula="of:==IF(Tiles&gt;0;[.D7]*(Output_Scan_Bytes/8)+[.I7]+([.$C$20]*((Output_Scan_Bytes/8)/Tiles));&quot;&quot;)" office:value-type="float" office:value="10" calcext:value-type="float">
            <text:p>10</text:p>
          </table:table-cell>
          <table:table-cell table:style-name="ce16" table:formula="of:==IF(Tiles&gt;0;[.E7]*(Output_Scan_Bytes/8)+[.J7]+([.$C$20]*((Output_Scan_Bytes/8)/Tiles));&quot;&quot;)" office:value-type="float" office:value="12" calcext:value-type="float">
            <text:p>12</text:p>
          </table:table-cell>
          <table:table-cell table:style-name="ce16" table:formula="of:==IF(Tiles&gt;0;[.F7]*(Output_Scan_Bytes/8)+[.K7]+([.$C$20]*((Output_Scan_Bytes/8)/Tiles));&quot;&quot;)" office:value-type="float" office:value="14" calcext:value-type="float">
            <text:p>14</text:p>
          </table:table-cell>
          <table:table-cell table:style-name="ce31"/>
          <table:table-cell table:style-name="ce16" table:formula="of:==IF(Tiles&gt;1;[.C7]*(Output_Scan_Bytes/8)+[.H7]+([.$H$20]*((Output_Scan_Bytes/8)/Tiles));&quot;&quot;)">
            <text:p/>
          </table:table-cell>
          <table:table-cell table:style-name="ce16" table:formula="of:==IF(Tiles&gt;1;[.D7]*(Output_Scan_Bytes/8)+[.I7]+([.$H$20]*((Output_Scan_Bytes/8)/Tiles));&quot;&quot;)">
            <text:p/>
          </table:table-cell>
          <table:table-cell table:style-name="ce16" table:formula="of:==IF(Tiles&gt;1;[.E7]*(Output_Scan_Bytes/8)+[.J7]+([.$H$20]*((Output_Scan_Bytes/8)/Tiles));&quot;&quot;)">
            <text:p/>
          </table:table-cell>
          <table:table-cell table:style-name="ce16" table:formula="of:==IF(Tiles&gt;1;[.F7]*(Output_Scan_Bytes/8)+[.K7]+([.$H$20]*((Output_Scan_Bytes/8)/Tiles));&quot;&quot;)">
            <text:p/>
          </table:table-cell>
          <table:table-cell table:style-name="ce31"/>
          <table:table-cell table:style-name="ce16" table:formula="of:==IF(Tiles&gt;2;[.C7]*(Output_Scan_Bytes/8)+[.H7]+([.$M$20]*((Output_Scan_Bytes/8)/Tiles));&quot;&quot;)">
            <text:p/>
          </table:table-cell>
          <table:table-cell table:style-name="ce16" table:formula="of:==IF(Tiles&gt;2;[.D7]*(Output_Scan_Bytes/8)+[.I7]+([.$M$20]*((Output_Scan_Bytes/8)/Tiles));&quot;&quot;)">
            <text:p/>
          </table:table-cell>
          <table:table-cell table:style-name="ce16" table:formula="of:==IF(Tiles&gt;2;[.E7]*(Output_Scan_Bytes/8)+[.J7]+([.$M$20]*((Output_Scan_Bytes/8)/Tiles));&quot;&quot;)">
            <text:p/>
          </table:table-cell>
          <table:table-cell table:style-name="ce16" table:formula="of:==IF(Tiles&gt;2;[.F7]*(Output_Scan_Bytes/8)+[.K7]+([.$M$20]*((Output_Scan_Bytes/8)/Tiles));&quot;&quot;)">
            <text:p/>
          </table:table-cell>
          <table:table-cell table:style-name="ce68"/>
          <table:table-cell table:style-name="ce18" table:formula="of:==IF(Tiles&gt;3;[.C7]*(Output_Scan_Bytes/8)+[.H7]+([.$R$20]*((Output_Scan_Bytes/8)/Tiles));&quot;&quot;)">
            <text:p/>
          </table:table-cell>
          <table:table-cell table:style-name="ce18" table:formula="of:==IF(Tiles&gt;3;[.D7]*(Output_Scan_Bytes/8)+[.I7]+([.$R$20]*((Output_Scan_Bytes/8)/Tiles));&quot;&quot;)">
            <text:p/>
          </table:table-cell>
          <table:table-cell table:style-name="ce18" table:formula="of:==IF(Tiles&gt;3;[.E7]*(Output_Scan_Bytes/8)+[.J7]+([.$R$20]*((Output_Scan_Bytes/8)/Tiles));&quot;&quot;)">
            <text:p/>
          </table:table-cell>
          <table:table-cell table:style-name="ce18" table:formula="of:==IF(Tiles&gt;3;[.F7]*(Output_Scan_Bytes/8)+[.K7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8]*(Output_Scan_Bytes/8)+[.H8]+([.$C$20]*((Output_Scan_Bytes/8)/Tiles));&quot;&quot;)" office:value-type="float" office:value="16" calcext:value-type="float">
            <text:p>16</text:p>
          </table:table-cell>
          <table:table-cell table:style-name="ce16" table:formula="of:==IF(Tiles&gt;0;[.D8]*(Output_Scan_Bytes/8)+[.I8]+([.$C$20]*((Output_Scan_Bytes/8)/Tiles));&quot;&quot;)" office:value-type="float" office:value="18" calcext:value-type="float">
            <text:p>18</text:p>
          </table:table-cell>
          <table:table-cell table:style-name="ce16" table:formula="of:==IF(Tiles&gt;0;[.E8]*(Output_Scan_Bytes/8)+[.J8]+([.$C$20]*((Output_Scan_Bytes/8)/Tiles));&quot;&quot;)" office:value-type="float" office:value="20" calcext:value-type="float">
            <text:p>20</text:p>
          </table:table-cell>
          <table:table-cell table:style-name="ce16" table:formula="of:==IF(Tiles&gt;0;[.F8]*(Output_Scan_Bytes/8)+[.K8]+([.$C$20]*((Output_Scan_Bytes/8)/Tiles));&quot;&quot;)" office:value-type="float" office:value="22" calcext:value-type="float">
            <text:p>22</text:p>
          </table:table-cell>
          <table:table-cell table:style-name="ce31"/>
          <table:table-cell table:style-name="ce16" table:formula="of:==IF(Tiles&gt;1;[.C8]*(Output_Scan_Bytes/8)+[.H8]+([.$H$20]*((Output_Scan_Bytes/8)/Tiles));&quot;&quot;)">
            <text:p/>
          </table:table-cell>
          <table:table-cell table:style-name="ce16" table:formula="of:==IF(Tiles&gt;1;[.D8]*(Output_Scan_Bytes/8)+[.I8]+([.$H$20]*((Output_Scan_Bytes/8)/Tiles));&quot;&quot;)">
            <text:p/>
          </table:table-cell>
          <table:table-cell table:style-name="ce16" table:formula="of:==IF(Tiles&gt;1;[.E8]*(Output_Scan_Bytes/8)+[.J8]+([.$H$20]*((Output_Scan_Bytes/8)/Tiles));&quot;&quot;)">
            <text:p/>
          </table:table-cell>
          <table:table-cell table:style-name="ce16" table:formula="of:==IF(Tiles&gt;1;[.F8]*(Output_Scan_Bytes/8)+[.K8]+([.$H$20]*((Output_Scan_Bytes/8)/Tiles));&quot;&quot;)">
            <text:p/>
          </table:table-cell>
          <table:table-cell table:style-name="ce31"/>
          <table:table-cell table:style-name="ce16" table:formula="of:==IF(Tiles&gt;2;[.C8]*(Output_Scan_Bytes/8)+[.H8]+([.$M$20]*((Output_Scan_Bytes/8)/Tiles));&quot;&quot;)">
            <text:p/>
          </table:table-cell>
          <table:table-cell table:style-name="ce16" table:formula="of:==IF(Tiles&gt;2;[.D8]*(Output_Scan_Bytes/8)+[.I8]+([.$M$20]*((Output_Scan_Bytes/8)/Tiles));&quot;&quot;)">
            <text:p/>
          </table:table-cell>
          <table:table-cell table:style-name="ce16" table:formula="of:==IF(Tiles&gt;2;[.E8]*(Output_Scan_Bytes/8)+[.J8]+([.$M$20]*((Output_Scan_Bytes/8)/Tiles));&quot;&quot;)">
            <text:p/>
          </table:table-cell>
          <table:table-cell table:style-name="ce16" table:formula="of:==IF(Tiles&gt;2;[.F8]*(Output_Scan_Bytes/8)+[.K8]+([.$M$20]*((Output_Scan_Bytes/8)/Tiles));&quot;&quot;)">
            <text:p/>
          </table:table-cell>
          <table:table-cell table:style-name="ce31"/>
          <table:table-cell table:style-name="ce16" table:formula="of:==IF(Tiles&gt;3;[.C8]*(Output_Scan_Bytes/8)+[.H8]+([.$R$20]*((Output_Scan_Bytes/8)/Tiles));&quot;&quot;)">
            <text:p/>
          </table:table-cell>
          <table:table-cell table:style-name="ce16" table:formula="of:==IF(Tiles&gt;3;[.D8]*(Output_Scan_Bytes/8)+[.I8]+([.$R$20]*((Output_Scan_Bytes/8)/Tiles));&quot;&quot;)">
            <text:p/>
          </table:table-cell>
          <table:table-cell table:style-name="ce16" table:formula="of:==IF(Tiles&gt;3;[.E8]*(Output_Scan_Bytes/8)+[.J8]+([.$R$20]*((Output_Scan_Bytes/8)/Tiles));&quot;&quot;)">
            <text:p/>
          </table:table-cell>
          <table:table-cell table:style-name="ce16" table:formula="of:==IF(Tiles&gt;3;[.F8]*(Output_Scan_Bytes/8)+[.K8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9]*(Output_Scan_Bytes/8)+[.H9]+([.$C$20]*((Output_Scan_Bytes/8)/Tiles));&quot;&quot;)" office:value-type="float" office:value="9" calcext:value-type="float">
            <text:p>9</text:p>
          </table:table-cell>
          <table:table-cell table:style-name="ce16" table:formula="of:==IF(Tiles&gt;0;[.D9]*(Output_Scan_Bytes/8)+[.I9]+([.$C$20]*((Output_Scan_Bytes/8)/Tiles));&quot;&quot;)" office:value-type="float" office:value="11" calcext:value-type="float">
            <text:p>11</text:p>
          </table:table-cell>
          <table:table-cell table:style-name="ce16" table:formula="of:==IF(Tiles&gt;0;[.E9]*(Output_Scan_Bytes/8)+[.J9]+([.$C$20]*((Output_Scan_Bytes/8)/Tiles));&quot;&quot;)" office:value-type="float" office:value="13" calcext:value-type="float">
            <text:p>13</text:p>
          </table:table-cell>
          <table:table-cell table:style-name="ce16" table:formula="of:==IF(Tiles&gt;0;[.F9]*(Output_Scan_Bytes/8)+[.K9]+([.$C$20]*((Output_Scan_Bytes/8)/Tiles));&quot;&quot;)" office:value-type="float" office:value="15" calcext:value-type="float">
            <text:p>15</text:p>
          </table:table-cell>
          <table:table-cell table:style-name="ce31"/>
          <table:table-cell table:style-name="ce16" table:formula="of:==IF(Tiles&gt;1;[.C9]*(Output_Scan_Bytes/8)+[.H9]+([.$H$20]*((Output_Scan_Bytes/8)/Tiles));&quot;&quot;)">
            <text:p/>
          </table:table-cell>
          <table:table-cell table:style-name="ce16" table:formula="of:==IF(Tiles&gt;1;[.D9]*(Output_Scan_Bytes/8)+[.I9]+([.$H$20]*((Output_Scan_Bytes/8)/Tiles));&quot;&quot;)">
            <text:p/>
          </table:table-cell>
          <table:table-cell table:style-name="ce16" table:formula="of:==IF(Tiles&gt;1;[.E9]*(Output_Scan_Bytes/8)+[.J9]+([.$H$20]*((Output_Scan_Bytes/8)/Tiles));&quot;&quot;)">
            <text:p/>
          </table:table-cell>
          <table:table-cell table:style-name="ce16" table:formula="of:==IF(Tiles&gt;1;[.F9]*(Output_Scan_Bytes/8)+[.K9]+([.$H$20]*((Output_Scan_Bytes/8)/Tiles));&quot;&quot;)">
            <text:p/>
          </table:table-cell>
          <table:table-cell table:style-name="ce31"/>
          <table:table-cell table:style-name="ce16" table:formula="of:==IF(Tiles&gt;2;[.C9]*(Output_Scan_Bytes/8)+[.H9]+([.$M$20]*((Output_Scan_Bytes/8)/Tiles));&quot;&quot;)">
            <text:p/>
          </table:table-cell>
          <table:table-cell table:style-name="ce16" table:formula="of:==IF(Tiles&gt;2;[.D9]*(Output_Scan_Bytes/8)+[.I9]+([.$M$20]*((Output_Scan_Bytes/8)/Tiles));&quot;&quot;)">
            <text:p/>
          </table:table-cell>
          <table:table-cell table:style-name="ce16" table:formula="of:==IF(Tiles&gt;2;[.E9]*(Output_Scan_Bytes/8)+[.J9]+([.$M$20]*((Output_Scan_Bytes/8)/Tiles));&quot;&quot;)">
            <text:p/>
          </table:table-cell>
          <table:table-cell table:style-name="ce16" table:formula="of:==IF(Tiles&gt;2;[.F9]*(Output_Scan_Bytes/8)+[.K9]+([.$M$20]*((Output_Scan_Bytes/8)/Tiles));&quot;&quot;)">
            <text:p/>
          </table:table-cell>
          <table:table-cell table:style-name="ce31"/>
          <table:table-cell table:style-name="ce16" table:formula="of:==IF(Tiles&gt;3;[.C9]*(Output_Scan_Bytes/8)+[.H9]+([.$R$20]*((Output_Scan_Bytes/8)/Tiles));&quot;&quot;)">
            <text:p/>
          </table:table-cell>
          <table:table-cell table:style-name="ce16" table:formula="of:==IF(Tiles&gt;3;[.D9]*(Output_Scan_Bytes/8)+[.I9]+([.$R$20]*((Output_Scan_Bytes/8)/Tiles));&quot;&quot;)">
            <text:p/>
          </table:table-cell>
          <table:table-cell table:style-name="ce16" table:formula="of:==IF(Tiles&gt;3;[.E9]*(Output_Scan_Bytes/8)+[.J9]+([.$R$20]*((Output_Scan_Bytes/8)/Tiles));&quot;&quot;)">
            <text:p/>
          </table:table-cell>
          <table:table-cell table:style-name="ce16" table:formula="of:==IF(Tiles&gt;3;[.F9]*(Output_Scan_Bytes/8)+[.K9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0]*(Output_Scan_Bytes/8)+[.H10]+([.$C$20]*((Output_Scan_Bytes/8)/Tiles));&quot;&quot;)" office:value-type="float" office:value="17" calcext:value-type="float">
            <text:p>17</text:p>
          </table:table-cell>
          <table:table-cell table:style-name="ce16" table:formula="of:==IF(Tiles&gt;0;[.D10]*(Output_Scan_Bytes/8)+[.I10]+([.$C$20]*((Output_Scan_Bytes/8)/Tiles));&quot;&quot;)" office:value-type="float" office:value="19" calcext:value-type="float">
            <text:p>19</text:p>
          </table:table-cell>
          <table:table-cell table:style-name="ce16" table:formula="of:==IF(Tiles&gt;0;[.E10]*(Output_Scan_Bytes/8)+[.J10]+([.$C$20]*((Output_Scan_Bytes/8)/Tiles));&quot;&quot;)" office:value-type="float" office:value="21" calcext:value-type="float">
            <text:p>21</text:p>
          </table:table-cell>
          <table:table-cell table:style-name="ce16" table:formula="of:==IF(Tiles&gt;0;[.F10]*(Output_Scan_Bytes/8)+[.K10]+([.$C$20]*((Output_Scan_Bytes/8)/Tiles));&quot;&quot;)" office:value-type="float" office:value="23" calcext:value-type="float">
            <text:p>23</text:p>
          </table:table-cell>
          <table:table-cell table:style-name="ce31"/>
          <table:table-cell table:style-name="ce16" table:formula="of:==IF(Tiles&gt;1;[.C10]*(Output_Scan_Bytes/8)+[.H10]+([.$H$20]*((Output_Scan_Bytes/8)/Tiles));&quot;&quot;)">
            <text:p/>
          </table:table-cell>
          <table:table-cell table:style-name="ce16" table:formula="of:==IF(Tiles&gt;1;[.D10]*(Output_Scan_Bytes/8)+[.I10]+([.$H$20]*((Output_Scan_Bytes/8)/Tiles));&quot;&quot;)">
            <text:p/>
          </table:table-cell>
          <table:table-cell table:style-name="ce16" table:formula="of:==IF(Tiles&gt;1;[.E10]*(Output_Scan_Bytes/8)+[.J10]+([.$H$20]*((Output_Scan_Bytes/8)/Tiles));&quot;&quot;)">
            <text:p/>
          </table:table-cell>
          <table:table-cell table:style-name="ce16" table:formula="of:==IF(Tiles&gt;1;[.F10]*(Output_Scan_Bytes/8)+[.K10]+([.$H$20]*((Output_Scan_Bytes/8)/Tiles));&quot;&quot;)">
            <text:p/>
          </table:table-cell>
          <table:table-cell table:style-name="ce31"/>
          <table:table-cell table:style-name="ce16" table:formula="of:==IF(Tiles&gt;2;[.C10]*(Output_Scan_Bytes/8)+[.H10]+([.$M$20]*((Output_Scan_Bytes/8)/Tiles));&quot;&quot;)">
            <text:p/>
          </table:table-cell>
          <table:table-cell table:style-name="ce16" table:formula="of:==IF(Tiles&gt;2;[.D10]*(Output_Scan_Bytes/8)+[.I10]+([.$M$20]*((Output_Scan_Bytes/8)/Tiles));&quot;&quot;)">
            <text:p/>
          </table:table-cell>
          <table:table-cell table:style-name="ce16" table:formula="of:==IF(Tiles&gt;2;[.E10]*(Output_Scan_Bytes/8)+[.J10]+([.$M$20]*((Output_Scan_Bytes/8)/Tiles));&quot;&quot;)">
            <text:p/>
          </table:table-cell>
          <table:table-cell table:style-name="ce16" table:formula="of:==IF(Tiles&gt;2;[.F10]*(Output_Scan_Bytes/8)+[.K10]+([.$M$20]*((Output_Scan_Bytes/8)/Tiles));&quot;&quot;)">
            <text:p/>
          </table:table-cell>
          <table:table-cell table:style-name="ce31"/>
          <table:table-cell table:style-name="ce16" table:formula="of:==IF(Tiles&gt;3;[.C10]*(Output_Scan_Bytes/8)+[.H10]+([.$R$20]*((Output_Scan_Bytes/8)/Tiles));&quot;&quot;)">
            <text:p/>
          </table:table-cell>
          <table:table-cell table:style-name="ce16" table:formula="of:==IF(Tiles&gt;3;[.D10]*(Output_Scan_Bytes/8)+[.I10]+([.$R$20]*((Output_Scan_Bytes/8)/Tiles));&quot;&quot;)">
            <text:p/>
          </table:table-cell>
          <table:table-cell table:style-name="ce16" table:formula="of:==IF(Tiles&gt;3;[.E10]*(Output_Scan_Bytes/8)+[.J10]+([.$R$20]*((Output_Scan_Bytes/8)/Tiles));&quot;&quot;)">
            <text:p/>
          </table:table-cell>
          <table:table-cell table:style-name="ce16" table:formula="of:==IF(Tiles&gt;3;[.F10]*(Output_Scan_Bytes/8)+[.K10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1]*(Output_Scan_Bytes/8)+[.H11]+([.$C$20]*((Output_Scan_Bytes/8)/Tiles));&quot;&quot;)" office:value-type="float" office:value="0" calcext:value-type="float">
            <text:p>0</text:p>
          </table:table-cell>
          <table:table-cell table:style-name="ce16" table:formula="of:==IF(Tiles&gt;0;[.D11]*(Output_Scan_Bytes/8)+[.I11]+([.$C$20]*((Output_Scan_Bytes/8)/Tiles));&quot;&quot;)" office:value-type="float" office:value="2" calcext:value-type="float">
            <text:p>2</text:p>
          </table:table-cell>
          <table:table-cell table:style-name="ce16" table:formula="of:==IF(Tiles&gt;0;[.E11]*(Output_Scan_Bytes/8)+[.J11]+([.$C$20]*((Output_Scan_Bytes/8)/Tiles));&quot;&quot;)" office:value-type="float" office:value="4" calcext:value-type="float">
            <text:p>4</text:p>
          </table:table-cell>
          <table:table-cell table:style-name="ce16" table:formula="of:==IF(Tiles&gt;0;[.F11]*(Output_Scan_Bytes/8)+[.K11]+([.$C$20]*((Output_Scan_Bytes/8)/Tiles));&quot;&quot;)" office:value-type="float" office:value="6" calcext:value-type="float">
            <text:p>6</text:p>
          </table:table-cell>
          <table:table-cell table:style-name="ce31"/>
          <table:table-cell table:style-name="ce16" table:formula="of:==IF(Tiles&gt;1;[.C11]*(Output_Scan_Bytes/8)+[.H11]+([.$H$20]*((Output_Scan_Bytes/8)/Tiles));&quot;&quot;)">
            <text:p/>
          </table:table-cell>
          <table:table-cell table:style-name="ce16" table:formula="of:==IF(Tiles&gt;1;[.D11]*(Output_Scan_Bytes/8)+[.I11]+([.$H$20]*((Output_Scan_Bytes/8)/Tiles));&quot;&quot;)">
            <text:p/>
          </table:table-cell>
          <table:table-cell table:style-name="ce16" table:formula="of:==IF(Tiles&gt;1;[.E11]*(Output_Scan_Bytes/8)+[.J11]+([.$H$20]*((Output_Scan_Bytes/8)/Tiles));&quot;&quot;)">
            <text:p/>
          </table:table-cell>
          <table:table-cell table:style-name="ce16" table:formula="of:==IF(Tiles&gt;1;[.F11]*(Output_Scan_Bytes/8)+[.K11]+([.$H$20]*((Output_Scan_Bytes/8)/Tiles));&quot;&quot;)">
            <text:p/>
          </table:table-cell>
          <table:table-cell table:style-name="ce31"/>
          <table:table-cell table:style-name="ce16" table:formula="of:==IF(Tiles&gt;2;[.C11]*(Output_Scan_Bytes/8)+[.H11]+([.$M$20]*((Output_Scan_Bytes/8)/Tiles));&quot;&quot;)">
            <text:p/>
          </table:table-cell>
          <table:table-cell table:style-name="ce16" table:formula="of:==IF(Tiles&gt;2;[.D11]*(Output_Scan_Bytes/8)+[.I11]+([.$M$20]*((Output_Scan_Bytes/8)/Tiles));&quot;&quot;)">
            <text:p/>
          </table:table-cell>
          <table:table-cell table:style-name="ce16" table:formula="of:==IF(Tiles&gt;2;[.E11]*(Output_Scan_Bytes/8)+[.J11]+([.$M$20]*((Output_Scan_Bytes/8)/Tiles));&quot;&quot;)">
            <text:p/>
          </table:table-cell>
          <table:table-cell table:style-name="ce16" table:formula="of:==IF(Tiles&gt;2;[.F11]*(Output_Scan_Bytes/8)+[.K11]+([.$M$20]*((Output_Scan_Bytes/8)/Tiles));&quot;&quot;)">
            <text:p/>
          </table:table-cell>
          <table:table-cell table:style-name="ce31"/>
          <table:table-cell table:style-name="ce16" table:formula="of:==IF(Tiles&gt;3;[.C11]*(Output_Scan_Bytes/8)+[.H11]+([.$R$20]*((Output_Scan_Bytes/8)/Tiles));&quot;&quot;)">
            <text:p/>
          </table:table-cell>
          <table:table-cell table:style-name="ce16" table:formula="of:==IF(Tiles&gt;3;[.D11]*(Output_Scan_Bytes/8)+[.I11]+([.$R$20]*((Output_Scan_Bytes/8)/Tiles));&quot;&quot;)">
            <text:p/>
          </table:table-cell>
          <table:table-cell table:style-name="ce16" table:formula="of:==IF(Tiles&gt;3;[.E11]*(Output_Scan_Bytes/8)+[.J11]+([.$R$20]*((Output_Scan_Bytes/8)/Tiles));&quot;&quot;)">
            <text:p/>
          </table:table-cell>
          <table:table-cell table:style-name="ce16" table:formula="of:==IF(Tiles&gt;3;[.F11]*(Output_Scan_Bytes/8)+[.K11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2]*(Output_Scan_Bytes/8)+[.H12]+([.$C$20]*((Output_Scan_Bytes/8)/Tiles));&quot;&quot;)" office:value-type="float" office:value="8" calcext:value-type="float">
            <text:p>8</text:p>
          </table:table-cell>
          <table:table-cell table:style-name="ce16" table:formula="of:==IF(Tiles&gt;0;[.D12]*(Output_Scan_Bytes/8)+[.I12]+([.$C$20]*((Output_Scan_Bytes/8)/Tiles));&quot;&quot;)" office:value-type="float" office:value="10" calcext:value-type="float">
            <text:p>10</text:p>
          </table:table-cell>
          <table:table-cell table:style-name="ce16" table:formula="of:==IF(Tiles&gt;0;[.E12]*(Output_Scan_Bytes/8)+[.J12]+([.$C$20]*((Output_Scan_Bytes/8)/Tiles));&quot;&quot;)" office:value-type="float" office:value="12" calcext:value-type="float">
            <text:p>12</text:p>
          </table:table-cell>
          <table:table-cell table:style-name="ce16" table:formula="of:==IF(Tiles&gt;0;[.F12]*(Output_Scan_Bytes/8)+[.K12]+([.$C$20]*((Output_Scan_Bytes/8)/Tiles));&quot;&quot;)" office:value-type="float" office:value="14" calcext:value-type="float">
            <text:p>14</text:p>
          </table:table-cell>
          <table:table-cell table:style-name="ce31"/>
          <table:table-cell table:style-name="ce16" table:formula="of:==IF(Tiles&gt;1;[.C12]*(Output_Scan_Bytes/8)+[.H12]+([.$H$20]*((Output_Scan_Bytes/8)/Tiles));&quot;&quot;)">
            <text:p/>
          </table:table-cell>
          <table:table-cell table:style-name="ce16" table:formula="of:==IF(Tiles&gt;1;[.D12]*(Output_Scan_Bytes/8)+[.I12]+([.$H$20]*((Output_Scan_Bytes/8)/Tiles));&quot;&quot;)">
            <text:p/>
          </table:table-cell>
          <table:table-cell table:style-name="ce16" table:formula="of:==IF(Tiles&gt;1;[.E12]*(Output_Scan_Bytes/8)+[.J12]+([.$H$20]*((Output_Scan_Bytes/8)/Tiles));&quot;&quot;)">
            <text:p/>
          </table:table-cell>
          <table:table-cell table:style-name="ce16" table:formula="of:==IF(Tiles&gt;1;[.F12]*(Output_Scan_Bytes/8)+[.K12]+([.$H$20]*((Output_Scan_Bytes/8)/Tiles));&quot;&quot;)">
            <text:p/>
          </table:table-cell>
          <table:table-cell table:style-name="ce31"/>
          <table:table-cell table:style-name="ce16" table:formula="of:==IF(Tiles&gt;2;[.C12]*(Output_Scan_Bytes/8)+[.H12]+([.$M$20]*((Output_Scan_Bytes/8)/Tiles));&quot;&quot;)">
            <text:p/>
          </table:table-cell>
          <table:table-cell table:style-name="ce16" table:formula="of:==IF(Tiles&gt;2;[.D12]*(Output_Scan_Bytes/8)+[.I12]+([.$M$20]*((Output_Scan_Bytes/8)/Tiles));&quot;&quot;)">
            <text:p/>
          </table:table-cell>
          <table:table-cell table:style-name="ce16" table:formula="of:==IF(Tiles&gt;2;[.E12]*(Output_Scan_Bytes/8)+[.J12]+([.$M$20]*((Output_Scan_Bytes/8)/Tiles));&quot;&quot;)">
            <text:p/>
          </table:table-cell>
          <table:table-cell table:style-name="ce16" table:formula="of:==IF(Tiles&gt;2;[.F12]*(Output_Scan_Bytes/8)+[.K12]+([.$M$20]*((Output_Scan_Bytes/8)/Tiles));&quot;&quot;)">
            <text:p/>
          </table:table-cell>
          <table:table-cell table:style-name="ce31"/>
          <table:table-cell table:style-name="ce16" table:formula="of:==IF(Tiles&gt;3;[.C12]*(Output_Scan_Bytes/8)+[.H12]+([.$R$20]*((Output_Scan_Bytes/8)/Tiles));&quot;&quot;)">
            <text:p/>
          </table:table-cell>
          <table:table-cell table:style-name="ce16" table:formula="of:==IF(Tiles&gt;3;[.D12]*(Output_Scan_Bytes/8)+[.I12]+([.$R$20]*((Output_Scan_Bytes/8)/Tiles));&quot;&quot;)">
            <text:p/>
          </table:table-cell>
          <table:table-cell table:style-name="ce16" table:formula="of:==IF(Tiles&gt;3;[.E12]*(Output_Scan_Bytes/8)+[.J12]+([.$R$20]*((Output_Scan_Bytes/8)/Tiles));&quot;&quot;)">
            <text:p/>
          </table:table-cell>
          <table:table-cell table:style-name="ce16" table:formula="of:==IF(Tiles&gt;3;[.F12]*(Output_Scan_Bytes/8)+[.K12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3]*(Output_Scan_Bytes/8)+[.H13]+([.$C$20]*((Output_Scan_Bytes/8)/Tiles));&quot;&quot;)" office:value-type="float" office:value="1" calcext:value-type="float">
            <text:p>1</text:p>
          </table:table-cell>
          <table:table-cell table:style-name="ce16" table:formula="of:==IF(Tiles&gt;0;[.D13]*(Output_Scan_Bytes/8)+[.I13]+([.$C$20]*((Output_Scan_Bytes/8)/Tiles));&quot;&quot;)" office:value-type="float" office:value="3" calcext:value-type="float">
            <text:p>3</text:p>
          </table:table-cell>
          <table:table-cell table:style-name="ce16" table:formula="of:==IF(Tiles&gt;0;[.E13]*(Output_Scan_Bytes/8)+[.J13]+([.$C$20]*((Output_Scan_Bytes/8)/Tiles));&quot;&quot;)" office:value-type="float" office:value="5" calcext:value-type="float">
            <text:p>5</text:p>
          </table:table-cell>
          <table:table-cell table:style-name="ce16" table:formula="of:==IF(Tiles&gt;0;[.F13]*(Output_Scan_Bytes/8)+[.K13]+([.$C$20]*((Output_Scan_Bytes/8)/Tiles));&quot;&quot;)" office:value-type="float" office:value="7" calcext:value-type="float">
            <text:p>7</text:p>
          </table:table-cell>
          <table:table-cell table:style-name="ce31"/>
          <table:table-cell table:style-name="ce16" table:formula="of:==IF(Tiles&gt;1;[.C13]*(Output_Scan_Bytes/8)+[.H13]+([.$H$20]*((Output_Scan_Bytes/8)/Tiles));&quot;&quot;)">
            <text:p/>
          </table:table-cell>
          <table:table-cell table:style-name="ce16" table:formula="of:==IF(Tiles&gt;1;[.D13]*(Output_Scan_Bytes/8)+[.I13]+([.$H$20]*((Output_Scan_Bytes/8)/Tiles));&quot;&quot;)">
            <text:p/>
          </table:table-cell>
          <table:table-cell table:style-name="ce16" table:formula="of:==IF(Tiles&gt;1;[.E13]*(Output_Scan_Bytes/8)+[.J13]+([.$H$20]*((Output_Scan_Bytes/8)/Tiles));&quot;&quot;)">
            <text:p/>
          </table:table-cell>
          <table:table-cell table:style-name="ce16" table:formula="of:==IF(Tiles&gt;1;[.F13]*(Output_Scan_Bytes/8)+[.K13]+([.$H$20]*((Output_Scan_Bytes/8)/Tiles));&quot;&quot;)">
            <text:p/>
          </table:table-cell>
          <table:table-cell table:style-name="ce31"/>
          <table:table-cell table:style-name="ce16" table:formula="of:==IF(Tiles&gt;2;[.C13]*(Output_Scan_Bytes/8)+[.H13]+([.$M$20]*((Output_Scan_Bytes/8)/Tiles));&quot;&quot;)">
            <text:p/>
          </table:table-cell>
          <table:table-cell table:style-name="ce16" table:formula="of:==IF(Tiles&gt;2;[.D13]*(Output_Scan_Bytes/8)+[.I13]+([.$M$20]*((Output_Scan_Bytes/8)/Tiles));&quot;&quot;)">
            <text:p/>
          </table:table-cell>
          <table:table-cell table:style-name="ce16" table:formula="of:==IF(Tiles&gt;2;[.E13]*(Output_Scan_Bytes/8)+[.J13]+([.$M$20]*((Output_Scan_Bytes/8)/Tiles));&quot;&quot;)">
            <text:p/>
          </table:table-cell>
          <table:table-cell table:style-name="ce16" table:formula="of:==IF(Tiles&gt;2;[.F13]*(Output_Scan_Bytes/8)+[.K13]+([.$M$20]*((Output_Scan_Bytes/8)/Tiles));&quot;&quot;)">
            <text:p/>
          </table:table-cell>
          <table:table-cell table:style-name="ce31"/>
          <table:table-cell table:style-name="ce16" table:formula="of:==IF(Tiles&gt;3;[.C13]*(Output_Scan_Bytes/8)+[.H13]+([.$R$20]*((Output_Scan_Bytes/8)/Tiles));&quot;&quot;)">
            <text:p/>
          </table:table-cell>
          <table:table-cell table:style-name="ce16" table:formula="of:==IF(Tiles&gt;3;[.D13]*(Output_Scan_Bytes/8)+[.I13]+([.$R$20]*((Output_Scan_Bytes/8)/Tiles));&quot;&quot;)">
            <text:p/>
          </table:table-cell>
          <table:table-cell table:style-name="ce16" table:formula="of:==IF(Tiles&gt;3;[.E13]*(Output_Scan_Bytes/8)+[.J13]+([.$R$20]*((Output_Scan_Bytes/8)/Tiles));&quot;&quot;)">
            <text:p/>
          </table:table-cell>
          <table:table-cell table:style-name="ce16" table:formula="of:==IF(Tiles&gt;3;[.F13]*(Output_Scan_Bytes/8)+[.K13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4]*(Output_Scan_Bytes/8)+[.H14]+([.$C$20]*((Output_Scan_Bytes/8)/Tiles));&quot;&quot;)" office:value-type="float" office:value="9" calcext:value-type="float">
            <text:p>9</text:p>
          </table:table-cell>
          <table:table-cell table:style-name="ce16" table:formula="of:==IF(Tiles&gt;0;[.D14]*(Output_Scan_Bytes/8)+[.I14]+([.$C$20]*((Output_Scan_Bytes/8)/Tiles));&quot;&quot;)" office:value-type="float" office:value="11" calcext:value-type="float">
            <text:p>11</text:p>
          </table:table-cell>
          <table:table-cell table:style-name="ce16" table:formula="of:==IF(Tiles&gt;0;[.E14]*(Output_Scan_Bytes/8)+[.J14]+([.$C$20]*((Output_Scan_Bytes/8)/Tiles));&quot;&quot;)" office:value-type="float" office:value="13" calcext:value-type="float">
            <text:p>13</text:p>
          </table:table-cell>
          <table:table-cell table:style-name="ce16" table:formula="of:==IF(Tiles&gt;0;[.F14]*(Output_Scan_Bytes/8)+[.K14]+([.$C$20]*((Output_Scan_Bytes/8)/Tiles));&quot;&quot;)" office:value-type="float" office:value="15" calcext:value-type="float">
            <text:p>15</text:p>
          </table:table-cell>
          <table:table-cell table:style-name="ce31"/>
          <table:table-cell table:style-name="ce16" table:formula="of:==IF(Tiles&gt;1;[.C14]*(Output_Scan_Bytes/8)+[.H14]+([.$H$20]*((Output_Scan_Bytes/8)/Tiles));&quot;&quot;)">
            <text:p/>
          </table:table-cell>
          <table:table-cell table:style-name="ce16" table:formula="of:==IF(Tiles&gt;1;[.D14]*(Output_Scan_Bytes/8)+[.I14]+([.$H$20]*((Output_Scan_Bytes/8)/Tiles));&quot;&quot;)">
            <text:p/>
          </table:table-cell>
          <table:table-cell table:style-name="ce16" table:formula="of:==IF(Tiles&gt;1;[.E14]*(Output_Scan_Bytes/8)+[.J14]+([.$H$20]*((Output_Scan_Bytes/8)/Tiles));&quot;&quot;)">
            <text:p/>
          </table:table-cell>
          <table:table-cell table:style-name="ce16" table:formula="of:==IF(Tiles&gt;1;[.F14]*(Output_Scan_Bytes/8)+[.K14]+([.$H$20]*((Output_Scan_Bytes/8)/Tiles));&quot;&quot;)">
            <text:p/>
          </table:table-cell>
          <table:table-cell table:style-name="ce31"/>
          <table:table-cell table:style-name="ce16" table:formula="of:==IF(Tiles&gt;2;[.C14]*(Output_Scan_Bytes/8)+[.H14]+([.$M$20]*((Output_Scan_Bytes/8)/Tiles));&quot;&quot;)">
            <text:p/>
          </table:table-cell>
          <table:table-cell table:style-name="ce16" table:formula="of:==IF(Tiles&gt;2;[.D14]*(Output_Scan_Bytes/8)+[.I14]+([.$M$20]*((Output_Scan_Bytes/8)/Tiles));&quot;&quot;)">
            <text:p/>
          </table:table-cell>
          <table:table-cell table:style-name="ce16" table:formula="of:==IF(Tiles&gt;2;[.E14]*(Output_Scan_Bytes/8)+[.J14]+([.$M$20]*((Output_Scan_Bytes/8)/Tiles));&quot;&quot;)">
            <text:p/>
          </table:table-cell>
          <table:table-cell table:style-name="ce16" table:formula="of:==IF(Tiles&gt;2;[.F14]*(Output_Scan_Bytes/8)+[.K14]+([.$M$20]*((Output_Scan_Bytes/8)/Tiles));&quot;&quot;)">
            <text:p/>
          </table:table-cell>
          <table:table-cell table:style-name="ce31"/>
          <table:table-cell table:style-name="ce16" table:formula="of:==IF(Tiles&gt;3;[.C14]*(Output_Scan_Bytes/8)+[.H14]+([.$R$20]*((Output_Scan_Bytes/8)/Tiles));&quot;&quot;)">
            <text:p/>
          </table:table-cell>
          <table:table-cell table:style-name="ce16" table:formula="of:==IF(Tiles&gt;3;[.D14]*(Output_Scan_Bytes/8)+[.I14]+([.$R$20]*((Output_Scan_Bytes/8)/Tiles));&quot;&quot;)">
            <text:p/>
          </table:table-cell>
          <table:table-cell table:style-name="ce16" table:formula="of:==IF(Tiles&gt;3;[.E14]*(Output_Scan_Bytes/8)+[.J14]+([.$R$20]*((Output_Scan_Bytes/8)/Tiles));&quot;&quot;)">
            <text:p/>
          </table:table-cell>
          <table:table-cell table:style-name="ce16" table:formula="of:==IF(Tiles&gt;3;[.F14]*(Output_Scan_Bytes/8)+[.K14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 table:number-columns-repeated="13"/>
          <table:table-cell table:style-name="ce68"/>
          <table:table-cell table:style-name="ce31" table:number-columns-repeated="5"/>
          <table:table-cell table:style-name="ce68" table:number-columns-repeated="2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36" table:formula="of:=IF(Tiles&gt;4;4;&quot;&quot;)" table:number-columns-spanned="4" table:number-rows-spanned="1">
            <text:p/>
          </table:table-cell>
          <table:covered-table-cell table:number-columns-repeated="3"/>
          <table:table-cell table:style-name="ce31"/>
          <table:table-cell table:style-name="ce35" table:formula="of:=IF(Tiles&gt;5;5;&quot;&quot;)" table:number-columns-spanned="4" table:number-rows-spanned="1">
            <text:p/>
          </table:table-cell>
          <table:covered-table-cell table:number-columns-repeated="3"/>
          <table:table-cell table:style-name="ce31"/>
          <table:table-cell table:style-name="ce35" table:formula="of:=IF(Tiles&gt;6;6;&quot;&quot;)" table:number-columns-spanned="4" table:number-rows-spanned="1">
            <text:p/>
          </table:table-cell>
          <table:covered-table-cell/>
          <table:covered-table-cell table:style-name="ce1"/>
          <table:covered-table-cell/>
          <table:table-cell table:style-name="ce68"/>
          <table:table-cell table:style-name="ce35" table:formula="of:=IF(Tiles&gt;7;7;&quot;&quot;)" table:number-columns-spanned="4" table:number-rows-spanned="1">
            <text:p/>
          </table:table-cell>
          <table:covered-table-cell table:number-columns-repeated="3"/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8" table:formula="of:==IF(Tiles&gt;4;[.C7]*(Output_Scan_Bytes/8)+[.H7]+([.$C$30]*((Output_Scan_Bytes/8)/Tiles));&quot;&quot;)">
            <text:p/>
          </table:table-cell>
          <table:table-cell table:style-name="ce18" table:formula="of:==IF(Tiles&gt;4;[.D7]*(Output_Scan_Bytes/8)+[.I7]+([.$C$30]*((Output_Scan_Bytes/8)/Tiles));&quot;&quot;)">
            <text:p/>
          </table:table-cell>
          <table:table-cell table:style-name="ce18" table:formula="of:==IF(Tiles&gt;4;[.E7]*(Output_Scan_Bytes/8)+[.J7]+([.$C$30]*((Output_Scan_Bytes/8)/Tiles));&quot;&quot;)">
            <text:p/>
          </table:table-cell>
          <table:table-cell table:style-name="ce18" table:formula="of:==IF(Tiles&gt;4;[.F7]*(Output_Scan_Bytes/8)+[.K7]+([.$C$30]*((Output_Scan_Bytes/8)/Tiles));&quot;&quot;)">
            <text:p/>
          </table:table-cell>
          <table:table-cell table:style-name="ce31"/>
          <table:table-cell table:style-name="ce16" table:formula="of:=IF(Tiles&gt;5;[.C7]*(Output_Scan_Bytes/8)+[.H7]+([.$H$30]*((Output_Scan_Bytes/8)/Tiles));&quot;&quot;)">
            <text:p/>
          </table:table-cell>
          <table:table-cell table:style-name="ce16" table:formula="of:=IF(Tiles&gt;5;[.D7]*(Output_Scan_Bytes/8)+[.I7]+([.$H$30]*((Output_Scan_Bytes/8)/Tiles));&quot;&quot;)">
            <text:p/>
          </table:table-cell>
          <table:table-cell table:style-name="ce16" table:formula="of:=IF(Tiles&gt;5;[.E7]*(Output_Scan_Bytes/8)+[.J7]+([.$H$30]*((Output_Scan_Bytes/8)/Tiles));&quot;&quot;)">
            <text:p/>
          </table:table-cell>
          <table:table-cell table:style-name="ce16" table:formula="of:=IF(Tiles&gt;5;[.F7]*(Output_Scan_Bytes/8)+[.K7]+([.$H$30]*((Output_Scan_Bytes/8)/Tiles));&quot;&quot;)">
            <text:p/>
          </table:table-cell>
          <table:table-cell table:style-name="ce31"/>
          <table:table-cell table:style-name="ce16" table:formula="of:=IF(Tiles&gt;6;[.C7]*(Output_Scan_Bytes/8)+[.H7]+([.$M$30]*((Output_Scan_Bytes/8)/Tiles));&quot;&quot;)">
            <text:p/>
          </table:table-cell>
          <table:table-cell table:style-name="ce16" table:formula="of:=IF(Tiles&gt;6;[.D7]*(Output_Scan_Bytes/8)+[.I7]+([.$M$30]*((Output_Scan_Bytes/8)/Tiles));&quot;&quot;)">
            <text:p/>
          </table:table-cell>
          <table:table-cell table:style-name="ce16" table:formula="of:=IF(Tiles&gt;6;[.E7]*(Output_Scan_Bytes/8)+[.J7]+([.$M$30]*((Output_Scan_Bytes/8)/Tiles));&quot;&quot;)">
            <text:p/>
          </table:table-cell>
          <table:table-cell table:style-name="ce16" table:formula="of:=IF(Tiles&gt;6;[.F7]*(Output_Scan_Bytes/8)+[.K7]+([.$M$30]*((Output_Scan_Bytes/8)/Tiles));&quot;&quot;)">
            <text:p/>
          </table:table-cell>
          <table:table-cell table:style-name="ce68"/>
          <table:table-cell table:style-name="ce16" table:formula="of:=IF(Tiles&gt;7;[.C7]*(Output_Scan_Bytes/8)+[.H7]+([.$R$30]*((Output_Scan_Bytes/8)/Tiles));&quot;&quot;)">
            <text:p/>
          </table:table-cell>
          <table:table-cell table:style-name="ce16" table:formula="of:=IF(Tiles&gt;7;[.D7]*(Output_Scan_Bytes/8)+[.I7]+([.$R$30]*((Output_Scan_Bytes/8)/Tiles));&quot;&quot;)">
            <text:p/>
          </table:table-cell>
          <table:table-cell table:style-name="ce16" table:formula="of:=IF(Tiles&gt;7;[.E7]*(Output_Scan_Bytes/8)+[.J7]+([.$R$30]*((Output_Scan_Bytes/8)/Tiles));&quot;&quot;)">
            <text:p/>
          </table:table-cell>
          <table:table-cell table:style-name="ce16" table:formula="of:=IF(Tiles&gt;7;[.F7]*(Output_Scan_Bytes/8)+[.K7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8]*(Output_Scan_Bytes/8)+[.H8]+([.$C$30]*((Output_Scan_Bytes/8)/Tiles));&quot;&quot;)">
            <text:p/>
          </table:table-cell>
          <table:table-cell table:style-name="ce16" table:formula="of:==IF(Tiles&gt;4;[.D8]*(Output_Scan_Bytes/8)+[.I8]+([.$C$30]*((Output_Scan_Bytes/8)/Tiles));&quot;&quot;)">
            <text:p/>
          </table:table-cell>
          <table:table-cell table:style-name="ce16" table:formula="of:==IF(Tiles&gt;4;[.E8]*(Output_Scan_Bytes/8)+[.J8]+([.$C$30]*((Output_Scan_Bytes/8)/Tiles));&quot;&quot;)">
            <text:p/>
          </table:table-cell>
          <table:table-cell table:style-name="ce16" table:formula="of:==IF(Tiles&gt;4;[.F8]*(Output_Scan_Bytes/8)+[.K8]+([.$C$30]*((Output_Scan_Bytes/8)/Tiles));&quot;&quot;)">
            <text:p/>
          </table:table-cell>
          <table:table-cell table:style-name="ce31"/>
          <table:table-cell table:style-name="ce16" table:formula="of:=IF(Tiles&gt;5;[.C8]*(Output_Scan_Bytes/8)+[.H8]+([.$H$30]*((Output_Scan_Bytes/8)/Tiles));&quot;&quot;)">
            <text:p/>
          </table:table-cell>
          <table:table-cell table:style-name="ce16" table:formula="of:=IF(Tiles&gt;5;[.D8]*(Output_Scan_Bytes/8)+[.I8]+([.$H$30]*((Output_Scan_Bytes/8)/Tiles));&quot;&quot;)">
            <text:p/>
          </table:table-cell>
          <table:table-cell table:style-name="ce16" table:formula="of:=IF(Tiles&gt;5;[.E8]*(Output_Scan_Bytes/8)+[.J8]+([.$H$30]*((Output_Scan_Bytes/8)/Tiles));&quot;&quot;)">
            <text:p/>
          </table:table-cell>
          <table:table-cell table:style-name="ce16" table:formula="of:=IF(Tiles&gt;5;[.F8]*(Output_Scan_Bytes/8)+[.K8]+([.$H$30]*((Output_Scan_Bytes/8)/Tiles));&quot;&quot;)">
            <text:p/>
          </table:table-cell>
          <table:table-cell table:style-name="ce31"/>
          <table:table-cell table:style-name="ce16" table:formula="of:=IF(Tiles&gt;6;[.C8]*(Output_Scan_Bytes/8)+[.H8]+([.$M$30]*((Output_Scan_Bytes/8)/Tiles));&quot;&quot;)">
            <text:p/>
          </table:table-cell>
          <table:table-cell table:style-name="ce16" table:formula="of:=IF(Tiles&gt;6;[.D8]*(Output_Scan_Bytes/8)+[.I8]+([.$M$30]*((Output_Scan_Bytes/8)/Tiles));&quot;&quot;)">
            <text:p/>
          </table:table-cell>
          <table:table-cell table:style-name="ce16" table:formula="of:=IF(Tiles&gt;6;[.E8]*(Output_Scan_Bytes/8)+[.J8]+([.$M$30]*((Output_Scan_Bytes/8)/Tiles));&quot;&quot;)">
            <text:p/>
          </table:table-cell>
          <table:table-cell table:style-name="ce16" table:formula="of:=IF(Tiles&gt;6;[.F8]*(Output_Scan_Bytes/8)+[.K8]+([.$M$30]*((Output_Scan_Bytes/8)/Tiles));&quot;&quot;)">
            <text:p/>
          </table:table-cell>
          <table:table-cell table:style-name="ce31"/>
          <table:table-cell table:style-name="ce16" table:formula="of:=IF(Tiles&gt;7;[.C8]*(Output_Scan_Bytes/8)+[.H8]+([.$R$30]*((Output_Scan_Bytes/8)/Tiles));&quot;&quot;)">
            <text:p/>
          </table:table-cell>
          <table:table-cell table:style-name="ce16" table:formula="of:=IF(Tiles&gt;7;[.D8]*(Output_Scan_Bytes/8)+[.I8]+([.$R$30]*((Output_Scan_Bytes/8)/Tiles));&quot;&quot;)">
            <text:p/>
          </table:table-cell>
          <table:table-cell table:style-name="ce16" table:formula="of:=IF(Tiles&gt;7;[.E8]*(Output_Scan_Bytes/8)+[.J8]+([.$R$30]*((Output_Scan_Bytes/8)/Tiles));&quot;&quot;)">
            <text:p/>
          </table:table-cell>
          <table:table-cell table:style-name="ce16" table:formula="of:=IF(Tiles&gt;7;[.F8]*(Output_Scan_Bytes/8)+[.K8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9]*(Output_Scan_Bytes/8)+[.H9]+([.$C$30]*((Output_Scan_Bytes/8)/Tiles));&quot;&quot;)">
            <text:p/>
          </table:table-cell>
          <table:table-cell table:style-name="ce16" table:formula="of:==IF(Tiles&gt;4;[.D9]*(Output_Scan_Bytes/8)+[.I9]+([.$C$30]*((Output_Scan_Bytes/8)/Tiles));&quot;&quot;)">
            <text:p/>
          </table:table-cell>
          <table:table-cell table:style-name="ce16" table:formula="of:==IF(Tiles&gt;4;[.E9]*(Output_Scan_Bytes/8)+[.J9]+([.$C$30]*((Output_Scan_Bytes/8)/Tiles));&quot;&quot;)">
            <text:p/>
          </table:table-cell>
          <table:table-cell table:style-name="ce16" table:formula="of:==IF(Tiles&gt;4;[.F9]*(Output_Scan_Bytes/8)+[.K9]+([.$C$30]*((Output_Scan_Bytes/8)/Tiles));&quot;&quot;)">
            <text:p/>
          </table:table-cell>
          <table:table-cell table:style-name="ce31"/>
          <table:table-cell table:style-name="ce16" table:formula="of:=IF(Tiles&gt;5;[.C9]*(Output_Scan_Bytes/8)+[.H9]+([.$H$30]*((Output_Scan_Bytes/8)/Tiles));&quot;&quot;)">
            <text:p/>
          </table:table-cell>
          <table:table-cell table:style-name="ce16" table:formula="of:=IF(Tiles&gt;5;[.D9]*(Output_Scan_Bytes/8)+[.I9]+([.$H$30]*((Output_Scan_Bytes/8)/Tiles));&quot;&quot;)">
            <text:p/>
          </table:table-cell>
          <table:table-cell table:style-name="ce16" table:formula="of:=IF(Tiles&gt;5;[.E9]*(Output_Scan_Bytes/8)+[.J9]+([.$H$30]*((Output_Scan_Bytes/8)/Tiles));&quot;&quot;)">
            <text:p/>
          </table:table-cell>
          <table:table-cell table:style-name="ce16" table:formula="of:=IF(Tiles&gt;5;[.F9]*(Output_Scan_Bytes/8)+[.K9]+([.$H$30]*((Output_Scan_Bytes/8)/Tiles));&quot;&quot;)">
            <text:p/>
          </table:table-cell>
          <table:table-cell table:style-name="ce31"/>
          <table:table-cell table:style-name="ce16" table:formula="of:=IF(Tiles&gt;6;[.C9]*(Output_Scan_Bytes/8)+[.H9]+([.$M$30]*((Output_Scan_Bytes/8)/Tiles));&quot;&quot;)">
            <text:p/>
          </table:table-cell>
          <table:table-cell table:style-name="ce16" table:formula="of:=IF(Tiles&gt;6;[.D9]*(Output_Scan_Bytes/8)+[.I9]+([.$M$30]*((Output_Scan_Bytes/8)/Tiles));&quot;&quot;)">
            <text:p/>
          </table:table-cell>
          <table:table-cell table:style-name="ce16" table:formula="of:=IF(Tiles&gt;6;[.E9]*(Output_Scan_Bytes/8)+[.J9]+([.$M$30]*((Output_Scan_Bytes/8)/Tiles));&quot;&quot;)">
            <text:p/>
          </table:table-cell>
          <table:table-cell table:style-name="ce16" table:formula="of:=IF(Tiles&gt;6;[.F9]*(Output_Scan_Bytes/8)+[.K9]+([.$M$30]*((Output_Scan_Bytes/8)/Tiles));&quot;&quot;)">
            <text:p/>
          </table:table-cell>
          <table:table-cell table:style-name="ce31"/>
          <table:table-cell table:style-name="ce16" table:formula="of:=IF(Tiles&gt;7;[.C9]*(Output_Scan_Bytes/8)+[.H9]+([.$R$30]*((Output_Scan_Bytes/8)/Tiles));&quot;&quot;)">
            <text:p/>
          </table:table-cell>
          <table:table-cell table:style-name="ce16" table:formula="of:=IF(Tiles&gt;7;[.D9]*(Output_Scan_Bytes/8)+[.I9]+([.$R$30]*((Output_Scan_Bytes/8)/Tiles));&quot;&quot;)">
            <text:p/>
          </table:table-cell>
          <table:table-cell table:style-name="ce16" table:formula="of:=IF(Tiles&gt;7;[.E9]*(Output_Scan_Bytes/8)+[.J9]+([.$R$30]*((Output_Scan_Bytes/8)/Tiles));&quot;&quot;)">
            <text:p/>
          </table:table-cell>
          <table:table-cell table:style-name="ce16" table:formula="of:=IF(Tiles&gt;7;[.F9]*(Output_Scan_Bytes/8)+[.K9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0]*(Output_Scan_Bytes/8)+[.H10]+([.$C$30]*((Output_Scan_Bytes/8)/Tiles));&quot;&quot;)">
            <text:p/>
          </table:table-cell>
          <table:table-cell table:style-name="ce16" table:formula="of:==IF(Tiles&gt;4;[.D10]*(Output_Scan_Bytes/8)+[.I10]+([.$C$30]*((Output_Scan_Bytes/8)/Tiles));&quot;&quot;)">
            <text:p/>
          </table:table-cell>
          <table:table-cell table:style-name="ce16" table:formula="of:==IF(Tiles&gt;4;[.E10]*(Output_Scan_Bytes/8)+[.J10]+([.$C$30]*((Output_Scan_Bytes/8)/Tiles));&quot;&quot;)">
            <text:p/>
          </table:table-cell>
          <table:table-cell table:style-name="ce16" table:formula="of:==IF(Tiles&gt;4;[.F10]*(Output_Scan_Bytes/8)+[.K10]+([.$C$30]*((Output_Scan_Bytes/8)/Tiles));&quot;&quot;)">
            <text:p/>
          </table:table-cell>
          <table:table-cell table:style-name="ce31"/>
          <table:table-cell table:style-name="ce16" table:formula="of:=IF(Tiles&gt;5;[.C10]*(Output_Scan_Bytes/8)+[.H10]+([.$H$30]*((Output_Scan_Bytes/8)/Tiles));&quot;&quot;)">
            <text:p/>
          </table:table-cell>
          <table:table-cell table:style-name="ce16" table:formula="of:=IF(Tiles&gt;5;[.D10]*(Output_Scan_Bytes/8)+[.I10]+([.$H$30]*((Output_Scan_Bytes/8)/Tiles));&quot;&quot;)">
            <text:p/>
          </table:table-cell>
          <table:table-cell table:style-name="ce16" table:formula="of:=IF(Tiles&gt;5;[.E10]*(Output_Scan_Bytes/8)+[.J10]+([.$H$30]*((Output_Scan_Bytes/8)/Tiles));&quot;&quot;)">
            <text:p/>
          </table:table-cell>
          <table:table-cell table:style-name="ce16" table:formula="of:=IF(Tiles&gt;5;[.F10]*(Output_Scan_Bytes/8)+[.K10]+([.$H$30]*((Output_Scan_Bytes/8)/Tiles));&quot;&quot;)">
            <text:p/>
          </table:table-cell>
          <table:table-cell table:style-name="ce31"/>
          <table:table-cell table:style-name="ce16" table:formula="of:=IF(Tiles&gt;6;[.C10]*(Output_Scan_Bytes/8)+[.H10]+([.$M$30]*((Output_Scan_Bytes/8)/Tiles));&quot;&quot;)">
            <text:p/>
          </table:table-cell>
          <table:table-cell table:style-name="ce16" table:formula="of:=IF(Tiles&gt;6;[.D10]*(Output_Scan_Bytes/8)+[.I10]+([.$M$30]*((Output_Scan_Bytes/8)/Tiles));&quot;&quot;)">
            <text:p/>
          </table:table-cell>
          <table:table-cell table:style-name="ce16" table:formula="of:=IF(Tiles&gt;6;[.E10]*(Output_Scan_Bytes/8)+[.J10]+([.$M$30]*((Output_Scan_Bytes/8)/Tiles));&quot;&quot;)">
            <text:p/>
          </table:table-cell>
          <table:table-cell table:style-name="ce16" table:formula="of:=IF(Tiles&gt;6;[.F10]*(Output_Scan_Bytes/8)+[.K10]+([.$M$30]*((Output_Scan_Bytes/8)/Tiles));&quot;&quot;)">
            <text:p/>
          </table:table-cell>
          <table:table-cell table:style-name="ce31"/>
          <table:table-cell table:style-name="ce16" table:formula="of:=IF(Tiles&gt;7;[.C10]*(Output_Scan_Bytes/8)+[.H10]+([.$R$30]*((Output_Scan_Bytes/8)/Tiles));&quot;&quot;)">
            <text:p/>
          </table:table-cell>
          <table:table-cell table:style-name="ce16" table:formula="of:=IF(Tiles&gt;7;[.D10]*(Output_Scan_Bytes/8)+[.I10]+([.$R$30]*((Output_Scan_Bytes/8)/Tiles));&quot;&quot;)">
            <text:p/>
          </table:table-cell>
          <table:table-cell table:style-name="ce16" table:formula="of:=IF(Tiles&gt;7;[.E10]*(Output_Scan_Bytes/8)+[.J10]+([.$R$30]*((Output_Scan_Bytes/8)/Tiles));&quot;&quot;)">
            <text:p/>
          </table:table-cell>
          <table:table-cell table:style-name="ce16" table:formula="of:=IF(Tiles&gt;7;[.F10]*(Output_Scan_Bytes/8)+[.K10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1]*(Output_Scan_Bytes/8)+[.H11]+([.$C$30]*((Output_Scan_Bytes/8)/Tiles));&quot;&quot;)">
            <text:p/>
          </table:table-cell>
          <table:table-cell table:style-name="ce16" table:formula="of:==IF(Tiles&gt;4;[.D11]*(Output_Scan_Bytes/8)+[.I11]+([.$C$30]*((Output_Scan_Bytes/8)/Tiles));&quot;&quot;)">
            <text:p/>
          </table:table-cell>
          <table:table-cell table:style-name="ce16" table:formula="of:==IF(Tiles&gt;4;[.E11]*(Output_Scan_Bytes/8)+[.J11]+([.$C$30]*((Output_Scan_Bytes/8)/Tiles));&quot;&quot;)">
            <text:p/>
          </table:table-cell>
          <table:table-cell table:style-name="ce16" table:formula="of:==IF(Tiles&gt;4;[.F11]*(Output_Scan_Bytes/8)+[.K11]+([.$C$30]*((Output_Scan_Bytes/8)/Tiles));&quot;&quot;)">
            <text:p/>
          </table:table-cell>
          <table:table-cell table:style-name="ce31"/>
          <table:table-cell table:style-name="ce16" table:formula="of:=IF(Tiles&gt;5;[.C11]*(Output_Scan_Bytes/8)+[.H11]+([.$H$30]*((Output_Scan_Bytes/8)/Tiles));&quot;&quot;)">
            <text:p/>
          </table:table-cell>
          <table:table-cell table:style-name="ce16" table:formula="of:=IF(Tiles&gt;5;[.D11]*(Output_Scan_Bytes/8)+[.I11]+([.$H$30]*((Output_Scan_Bytes/8)/Tiles));&quot;&quot;)">
            <text:p/>
          </table:table-cell>
          <table:table-cell table:style-name="ce16" table:formula="of:=IF(Tiles&gt;5;[.E11]*(Output_Scan_Bytes/8)+[.J11]+([.$H$30]*((Output_Scan_Bytes/8)/Tiles));&quot;&quot;)">
            <text:p/>
          </table:table-cell>
          <table:table-cell table:style-name="ce16" table:formula="of:=IF(Tiles&gt;5;[.F11]*(Output_Scan_Bytes/8)+[.K11]+([.$H$30]*((Output_Scan_Bytes/8)/Tiles));&quot;&quot;)">
            <text:p/>
          </table:table-cell>
          <table:table-cell table:style-name="ce31"/>
          <table:table-cell table:style-name="ce16" table:formula="of:=IF(Tiles&gt;6;[.C11]*(Output_Scan_Bytes/8)+[.H11]+([.$M$30]*((Output_Scan_Bytes/8)/Tiles));&quot;&quot;)">
            <text:p/>
          </table:table-cell>
          <table:table-cell table:style-name="ce16" table:formula="of:=IF(Tiles&gt;6;[.D11]*(Output_Scan_Bytes/8)+[.I11]+([.$M$30]*((Output_Scan_Bytes/8)/Tiles));&quot;&quot;)">
            <text:p/>
          </table:table-cell>
          <table:table-cell table:style-name="ce16" table:formula="of:=IF(Tiles&gt;6;[.E11]*(Output_Scan_Bytes/8)+[.J11]+([.$M$30]*((Output_Scan_Bytes/8)/Tiles));&quot;&quot;)">
            <text:p/>
          </table:table-cell>
          <table:table-cell table:style-name="ce16" table:formula="of:=IF(Tiles&gt;6;[.F11]*(Output_Scan_Bytes/8)+[.K11]+([.$M$30]*((Output_Scan_Bytes/8)/Tiles));&quot;&quot;)">
            <text:p/>
          </table:table-cell>
          <table:table-cell table:style-name="ce31"/>
          <table:table-cell table:style-name="ce16" table:formula="of:=IF(Tiles&gt;7;[.C11]*(Output_Scan_Bytes/8)+[.H11]+([.$R$30]*((Output_Scan_Bytes/8)/Tiles));&quot;&quot;)">
            <text:p/>
          </table:table-cell>
          <table:table-cell table:style-name="ce16" table:formula="of:=IF(Tiles&gt;7;[.D11]*(Output_Scan_Bytes/8)+[.I11]+([.$R$30]*((Output_Scan_Bytes/8)/Tiles));&quot;&quot;)">
            <text:p/>
          </table:table-cell>
          <table:table-cell table:style-name="ce16" table:formula="of:=IF(Tiles&gt;7;[.E11]*(Output_Scan_Bytes/8)+[.J11]+([.$R$30]*((Output_Scan_Bytes/8)/Tiles));&quot;&quot;)">
            <text:p/>
          </table:table-cell>
          <table:table-cell table:style-name="ce16" table:formula="of:=IF(Tiles&gt;7;[.F11]*(Output_Scan_Bytes/8)+[.K11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2]*(Output_Scan_Bytes/8)+[.H12]+([.$C$30]*((Output_Scan_Bytes/8)/Tiles));&quot;&quot;)">
            <text:p/>
          </table:table-cell>
          <table:table-cell table:style-name="ce16" table:formula="of:==IF(Tiles&gt;4;[.D12]*(Output_Scan_Bytes/8)+[.I12]+([.$C$30]*((Output_Scan_Bytes/8)/Tiles));&quot;&quot;)">
            <text:p/>
          </table:table-cell>
          <table:table-cell table:style-name="ce16" table:formula="of:==IF(Tiles&gt;4;[.E12]*(Output_Scan_Bytes/8)+[.J12]+([.$C$30]*((Output_Scan_Bytes/8)/Tiles));&quot;&quot;)">
            <text:p/>
          </table:table-cell>
          <table:table-cell table:style-name="ce16" table:formula="of:==IF(Tiles&gt;4;[.F12]*(Output_Scan_Bytes/8)+[.K12]+([.$C$30]*((Output_Scan_Bytes/8)/Tiles));&quot;&quot;)">
            <text:p/>
          </table:table-cell>
          <table:table-cell table:style-name="ce31"/>
          <table:table-cell table:style-name="ce16" table:formula="of:=IF(Tiles&gt;5;[.C12]*(Output_Scan_Bytes/8)+[.H12]+([.$H$30]*((Output_Scan_Bytes/8)/Tiles));&quot;&quot;)">
            <text:p/>
          </table:table-cell>
          <table:table-cell table:style-name="ce16" table:formula="of:=IF(Tiles&gt;5;[.D12]*(Output_Scan_Bytes/8)+[.I12]+([.$H$30]*((Output_Scan_Bytes/8)/Tiles));&quot;&quot;)">
            <text:p/>
          </table:table-cell>
          <table:table-cell table:style-name="ce16" table:formula="of:=IF(Tiles&gt;5;[.E12]*(Output_Scan_Bytes/8)+[.J12]+([.$H$30]*((Output_Scan_Bytes/8)/Tiles));&quot;&quot;)">
            <text:p/>
          </table:table-cell>
          <table:table-cell table:style-name="ce16" table:formula="of:=IF(Tiles&gt;5;[.F12]*(Output_Scan_Bytes/8)+[.K12]+([.$H$30]*((Output_Scan_Bytes/8)/Tiles));&quot;&quot;)">
            <text:p/>
          </table:table-cell>
          <table:table-cell table:style-name="ce31"/>
          <table:table-cell table:style-name="ce16" table:formula="of:=IF(Tiles&gt;6;[.C12]*(Output_Scan_Bytes/8)+[.H12]+([.$M$30]*((Output_Scan_Bytes/8)/Tiles));&quot;&quot;)">
            <text:p/>
          </table:table-cell>
          <table:table-cell table:style-name="ce16" table:formula="of:=IF(Tiles&gt;6;[.D12]*(Output_Scan_Bytes/8)+[.I12]+([.$M$30]*((Output_Scan_Bytes/8)/Tiles));&quot;&quot;)">
            <text:p/>
          </table:table-cell>
          <table:table-cell table:style-name="ce16" table:formula="of:=IF(Tiles&gt;6;[.E12]*(Output_Scan_Bytes/8)+[.J12]+([.$M$30]*((Output_Scan_Bytes/8)/Tiles));&quot;&quot;)">
            <text:p/>
          </table:table-cell>
          <table:table-cell table:style-name="ce16" table:formula="of:=IF(Tiles&gt;6;[.F12]*(Output_Scan_Bytes/8)+[.K12]+([.$M$30]*((Output_Scan_Bytes/8)/Tiles));&quot;&quot;)">
            <text:p/>
          </table:table-cell>
          <table:table-cell table:style-name="ce31"/>
          <table:table-cell table:style-name="ce16" table:formula="of:=IF(Tiles&gt;7;[.C12]*(Output_Scan_Bytes/8)+[.H12]+([.$R$30]*((Output_Scan_Bytes/8)/Tiles));&quot;&quot;)">
            <text:p/>
          </table:table-cell>
          <table:table-cell table:style-name="ce16" table:formula="of:=IF(Tiles&gt;7;[.D12]*(Output_Scan_Bytes/8)+[.I12]+([.$R$30]*((Output_Scan_Bytes/8)/Tiles));&quot;&quot;)">
            <text:p/>
          </table:table-cell>
          <table:table-cell table:style-name="ce16" table:formula="of:=IF(Tiles&gt;7;[.E12]*(Output_Scan_Bytes/8)+[.J12]+([.$R$30]*((Output_Scan_Bytes/8)/Tiles));&quot;&quot;)">
            <text:p/>
          </table:table-cell>
          <table:table-cell table:style-name="ce16" table:formula="of:=IF(Tiles&gt;7;[.F12]*(Output_Scan_Bytes/8)+[.K12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3]*(Output_Scan_Bytes/8)+[.H13]+([.$C$30]*((Output_Scan_Bytes/8)/Tiles));&quot;&quot;)">
            <text:p/>
          </table:table-cell>
          <table:table-cell table:style-name="ce16" table:formula="of:==IF(Tiles&gt;4;[.D13]*(Output_Scan_Bytes/8)+[.I13]+([.$C$30]*((Output_Scan_Bytes/8)/Tiles));&quot;&quot;)">
            <text:p/>
          </table:table-cell>
          <table:table-cell table:style-name="ce16" table:formula="of:==IF(Tiles&gt;4;[.E13]*(Output_Scan_Bytes/8)+[.J13]+([.$C$30]*((Output_Scan_Bytes/8)/Tiles));&quot;&quot;)">
            <text:p/>
          </table:table-cell>
          <table:table-cell table:style-name="ce16" table:formula="of:==IF(Tiles&gt;4;[.F13]*(Output_Scan_Bytes/8)+[.K13]+([.$C$30]*((Output_Scan_Bytes/8)/Tiles));&quot;&quot;)">
            <text:p/>
          </table:table-cell>
          <table:table-cell table:style-name="ce31"/>
          <table:table-cell table:style-name="ce16" table:formula="of:=IF(Tiles&gt;5;[.C13]*(Output_Scan_Bytes/8)+[.H13]+([.$H$30]*((Output_Scan_Bytes/8)/Tiles));&quot;&quot;)">
            <text:p/>
          </table:table-cell>
          <table:table-cell table:style-name="ce16" table:formula="of:=IF(Tiles&gt;5;[.D13]*(Output_Scan_Bytes/8)+[.I13]+([.$H$30]*((Output_Scan_Bytes/8)/Tiles));&quot;&quot;)">
            <text:p/>
          </table:table-cell>
          <table:table-cell table:style-name="ce16" table:formula="of:=IF(Tiles&gt;5;[.E13]*(Output_Scan_Bytes/8)+[.J13]+([.$H$30]*((Output_Scan_Bytes/8)/Tiles));&quot;&quot;)">
            <text:p/>
          </table:table-cell>
          <table:table-cell table:style-name="ce16" table:formula="of:=IF(Tiles&gt;5;[.F13]*(Output_Scan_Bytes/8)+[.K13]+([.$H$30]*((Output_Scan_Bytes/8)/Tiles));&quot;&quot;)">
            <text:p/>
          </table:table-cell>
          <table:table-cell table:style-name="ce31"/>
          <table:table-cell table:style-name="ce16" table:formula="of:=IF(Tiles&gt;6;[.C13]*(Output_Scan_Bytes/8)+[.H13]+([.$M$30]*((Output_Scan_Bytes/8)/Tiles));&quot;&quot;)">
            <text:p/>
          </table:table-cell>
          <table:table-cell table:style-name="ce16" table:formula="of:=IF(Tiles&gt;6;[.D13]*(Output_Scan_Bytes/8)+[.I13]+([.$M$30]*((Output_Scan_Bytes/8)/Tiles));&quot;&quot;)">
            <text:p/>
          </table:table-cell>
          <table:table-cell table:style-name="ce16" table:formula="of:=IF(Tiles&gt;6;[.E13]*(Output_Scan_Bytes/8)+[.J13]+([.$M$30]*((Output_Scan_Bytes/8)/Tiles));&quot;&quot;)">
            <text:p/>
          </table:table-cell>
          <table:table-cell table:style-name="ce16" table:formula="of:=IF(Tiles&gt;6;[.F13]*(Output_Scan_Bytes/8)+[.K13]+([.$M$30]*((Output_Scan_Bytes/8)/Tiles));&quot;&quot;)">
            <text:p/>
          </table:table-cell>
          <table:table-cell table:style-name="ce31"/>
          <table:table-cell table:style-name="ce16" table:formula="of:=IF(Tiles&gt;7;[.C13]*(Output_Scan_Bytes/8)+[.H13]+([.$R$30]*((Output_Scan_Bytes/8)/Tiles));&quot;&quot;)">
            <text:p/>
          </table:table-cell>
          <table:table-cell table:style-name="ce16" table:formula="of:=IF(Tiles&gt;7;[.D13]*(Output_Scan_Bytes/8)+[.I13]+([.$R$30]*((Output_Scan_Bytes/8)/Tiles));&quot;&quot;)">
            <text:p/>
          </table:table-cell>
          <table:table-cell table:style-name="ce16" table:formula="of:=IF(Tiles&gt;7;[.E13]*(Output_Scan_Bytes/8)+[.J13]+([.$R$30]*((Output_Scan_Bytes/8)/Tiles));&quot;&quot;)">
            <text:p/>
          </table:table-cell>
          <table:table-cell table:style-name="ce16" table:formula="of:=IF(Tiles&gt;7;[.F13]*(Output_Scan_Bytes/8)+[.K13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4]*(Output_Scan_Bytes/8)+[.H14]+([.$C$30]*((Output_Scan_Bytes/8)/Tiles));&quot;&quot;)">
            <text:p/>
          </table:table-cell>
          <table:table-cell table:style-name="ce16" table:formula="of:==IF(Tiles&gt;4;[.D14]*(Output_Scan_Bytes/8)+[.I14]+([.$C$30]*((Output_Scan_Bytes/8)/Tiles));&quot;&quot;)">
            <text:p/>
          </table:table-cell>
          <table:table-cell table:style-name="ce16" table:formula="of:==IF(Tiles&gt;4;[.E14]*(Output_Scan_Bytes/8)+[.J14]+([.$C$30]*((Output_Scan_Bytes/8)/Tiles));&quot;&quot;)">
            <text:p/>
          </table:table-cell>
          <table:table-cell table:style-name="ce16" table:formula="of:==IF(Tiles&gt;4;[.F14]*(Output_Scan_Bytes/8)+[.K14]+([.$C$30]*((Output_Scan_Bytes/8)/Tiles));&quot;&quot;)">
            <text:p/>
          </table:table-cell>
          <table:table-cell table:style-name="ce31"/>
          <table:table-cell table:style-name="ce16" table:formula="of:=IF(Tiles&gt;5;[.C14]*(Output_Scan_Bytes/8)+[.H14]+([.$H$30]*((Output_Scan_Bytes/8)/Tiles));&quot;&quot;)">
            <text:p/>
          </table:table-cell>
          <table:table-cell table:style-name="ce16" table:formula="of:=IF(Tiles&gt;5;[.D14]*(Output_Scan_Bytes/8)+[.I14]+([.$H$30]*((Output_Scan_Bytes/8)/Tiles));&quot;&quot;)">
            <text:p/>
          </table:table-cell>
          <table:table-cell table:style-name="ce16" table:formula="of:=IF(Tiles&gt;5;[.E14]*(Output_Scan_Bytes/8)+[.J14]+([.$H$30]*((Output_Scan_Bytes/8)/Tiles));&quot;&quot;)">
            <text:p/>
          </table:table-cell>
          <table:table-cell table:style-name="ce16" table:formula="of:=IF(Tiles&gt;5;[.F14]*(Output_Scan_Bytes/8)+[.K14]+([.$H$30]*((Output_Scan_Bytes/8)/Tiles));&quot;&quot;)">
            <text:p/>
          </table:table-cell>
          <table:table-cell table:style-name="ce31"/>
          <table:table-cell table:style-name="ce16" table:formula="of:=IF(Tiles&gt;6;[.C14]*(Output_Scan_Bytes/8)+[.H14]+([.$M$30]*((Output_Scan_Bytes/8)/Tiles));&quot;&quot;)">
            <text:p/>
          </table:table-cell>
          <table:table-cell table:style-name="ce16" table:formula="of:=IF(Tiles&gt;6;[.D14]*(Output_Scan_Bytes/8)+[.I14]+([.$M$30]*((Output_Scan_Bytes/8)/Tiles));&quot;&quot;)">
            <text:p/>
          </table:table-cell>
          <table:table-cell table:style-name="ce16" table:formula="of:=IF(Tiles&gt;6;[.E14]*(Output_Scan_Bytes/8)+[.J14]+([.$M$30]*((Output_Scan_Bytes/8)/Tiles));&quot;&quot;)">
            <text:p/>
          </table:table-cell>
          <table:table-cell table:style-name="ce16" table:formula="of:=IF(Tiles&gt;6;[.F14]*(Output_Scan_Bytes/8)+[.K14]+([.$M$30]*((Output_Scan_Bytes/8)/Tiles));&quot;&quot;)">
            <text:p/>
          </table:table-cell>
          <table:table-cell table:style-name="ce31"/>
          <table:table-cell table:style-name="ce16" table:formula="of:=IF(Tiles&gt;7;[.C14]*(Output_Scan_Bytes/8)+[.H14]+([.$R$30]*((Output_Scan_Bytes/8)/Tiles));&quot;&quot;)">
            <text:p/>
          </table:table-cell>
          <table:table-cell table:style-name="ce16" table:formula="of:=IF(Tiles&gt;7;[.D14]*(Output_Scan_Bytes/8)+[.I14]+([.$R$30]*((Output_Scan_Bytes/8)/Tiles));&quot;&quot;)">
            <text:p/>
          </table:table-cell>
          <table:table-cell table:style-name="ce16" table:formula="of:=IF(Tiles&gt;7;[.E14]*(Output_Scan_Bytes/8)+[.J14]+([.$R$30]*((Output_Scan_Bytes/8)/Tiles));&quot;&quot;)">
            <text:p/>
          </table:table-cell>
          <table:table-cell table:style-name="ce16" table:formula="of:=IF(Tiles&gt;7;[.F14]*(Output_Scan_Bytes/8)+[.K14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 table:number-columns-repeated="13"/>
          <table:table-cell table:style-name="ce68"/>
          <table:table-cell table:style-name="ce31" table:number-columns-repeated="5"/>
          <table:table-cell table:style-name="ce68" table:number-columns-repeated="2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 table:number-columns-repeated="20"/>
          <table:table-cell table:style-name="Default" table:number-columns-repeated="4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 table:number-rows-repeated="1048507">
          <table:table-cell table:number-columns-repeated="16376"/>
        </table:table-row>
        <table:table-row table:style-name="ro2" table:number-rows-repeated="28">
          <table:table-cell table:number-columns-repeated="16376"/>
        </table:table-row>
        <table:table-row table:style-name="ro2">
          <table:table-cell table:number-columns-repeated="16376"/>
        </table:table-row>
      </table:table>
      <table:table table:name="BOW22007" table:style-name="ta1">
        <table:table-column table:style-name="co6" table:number-columns-repeated="14" table:default-cell-style-name="ce1"/>
        <table:table-column table:style-name="co6" table:default-cell-style-name="Default"/>
        <table:table-column table:style-name="co6" table:number-columns-repeated="9" table:default-cell-style-name="ce1"/>
        <table:table-column table:style-name="co6" table:number-columns-repeated="5" table:default-cell-style-name="Default"/>
        <table:table-column table:style-name="co7" table:number-columns-repeated="4" table:default-cell-style-name="Default"/>
        <table:table-column table:style-name="co7" table:number-columns-repeated="11" table:default-cell-style-name="ce1"/>
        <table:table-column table:style-name="co6" table:number-columns-repeated="16332" table:default-cell-style-name="ce1"/>
        <table:table-row table:style-name="ro2">
          <table:table-cell table:number-columns-repeated="16376"/>
        </table:table-row>
        <table:table-row table:style-name="ro3">
          <table:table-cell/>
          <table:table-cell table:style-name="ce9" office:value-type="string" calcext:value-type="string">
            <text:p>Tile Ref</text:p>
          </table:table-cell>
          <table:table-cell table:number-columns-repeated="3"/>
          <table:table-cell table:style-name="Default"/>
          <table:table-cell table:number-columns-repeated="16370"/>
        </table:table-row>
        <table:table-row table:style-name="ro3">
          <table:table-cell/>
          <table:table-cell table:style-name="ce9" office:value-type="string" calcext:value-type="string">
            <text:p>32x16-BOW22007</text:p>
          </table:table-cell>
          <table:table-cell table:number-columns-repeated="3"/>
          <table:table-cell table:style-name="ce9"/>
          <table:table-cell table:number-columns-repeated="16370"/>
        </table:table-row>
        <table:table-row table:style-name="ro2">
          <table:table-cell table:number-columns-repeated="22"/>
          <table:table-cell table:style-name="Default"/>
          <table:table-cell table:number-columns-repeated="16353"/>
        </table:table-row>
        <table:table-row table:style-name="ro2">
          <table:table-cell/>
          <table:table-cell table:style-name="ce20" office:value-type="string" calcext:value-type="string">
            <text:p>Output row mumber</text:p>
          </table:table-cell>
          <table:table-cell table:number-columns-repeated="4"/>
          <table:table-cell table:style-name="ce20" office:value-type="string" calcext:value-type="string">
            <text:p>Tile offset location</text:p>
          </table:table-cell>
          <table:table-cell table:number-columns-repeated="5"/>
          <table:table-cell table:style-name="ce20" office:value-type="string" calcext:value-type="string">
            <text:p>Config mapping values</text:p>
          </table:table-cell>
          <table:table-cell table:style-name="Default"/>
          <table:table-cell table:style-name="ce1"/>
          <table:table-cell table:number-columns-repeated="7"/>
          <table:table-cell table:style-name="Default" office:value-type="string" calcext:value-type="string">
            <text:p>Config direction mapping values</text:p>
          </table:table-cell>
          <table:table-cell table:style-name="Default"/>
          <table:table-cell table:number-columns-repeated="8"/>
          <table:table-cell table:style-name="ce1"/>
          <table:table-cell table:number-columns-repeated="16342"/>
          <table:table-cell table:style-name="Default"/>
        </table:table-row>
        <table:table-row table:style-name="ro2">
          <table:table-cell table:number-columns-repeated="13"/>
          <table:table-cell table:style-name="Default"/>
          <table:table-cell table:style-name="ce1"/>
          <table:table-cell table:number-columns-repeated="8"/>
          <table:table-cell table:style-name="Default"/>
          <table:table-cell table:number-columns-repeated="8"/>
          <table:table-cell table:style-name="ce1"/>
          <table:table-cell table:number-columns-repeated="16342"/>
          <table:table-cell table:style-name="Default"/>
        </table:table-row>
        <table:table-row table:style-name="ro4">
          <table:table-cell table:style-name="Default" table:number-columns-repeated="2"/>
          <table:table-cell table:style-name="ce115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  <table:table-cell table:style-name="ce115" office:value-type="float" office:value="3" calcext:value-type="float">
            <text:p>3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11" calcext:value-type="float">
            <text:p>11</text:p>
          </table:table-cell>
          <table:table-cell table:style-name="ce121" office:value-type="float" office:value="15" calcext:value-type="float">
            <text:p>15</text:p>
          </table:table-cell>
          <table:table-cell table:number-columns-repeated="2"/>
          <table:table-cell table:style-name="ce124" table:formula="of:=[.C7]+([.H7]*16)" office:value-type="float" office:value="48" calcext:value-type="float">
            <text:p>048</text:p>
          </table:table-cell>
          <table:table-cell table:style-name="ce61" office:value-type="string" calcext:value-type="string">
            <text:p>,</text:p>
          </table:table-cell>
          <table:table-cell table:style-name="ce61" table:formula="of:=[.D7]+([.I7]*16)" office:value-type="float" office:value="112" calcext:value-type="float">
            <text:p>112</text:p>
          </table:table-cell>
          <table:table-cell table:style-name="ce61" office:value-type="string" calcext:value-type="string">
            <text:p>,</text:p>
          </table:table-cell>
          <table:table-cell table:style-name="ce61" table:formula="of:=[.E7]+([.J7]*16)" office:value-type="float" office:value="176" calcext:value-type="float">
            <text:p>176</text:p>
          </table:table-cell>
          <table:table-cell table:style-name="ce61" office:value-type="string" calcext:value-type="string">
            <text:p>,</text:p>
          </table:table-cell>
          <table:table-cell table:style-name="ce127" table:formula="of:=[.F7]+([.K7]*16)" office:value-type="float" office:value="240" calcext:value-type="float">
            <text:p>240</text:p>
          </table:table-cell>
          <table:table-cell table:number-columns-repeated="2"/>
          <table:table-cell table:style-name="ce73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,</text:p>
          </table:table-cell>
          <table:table-cell table:style-name="ce80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1" calcext:value-type="float">
            <text:p>1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/>
          <table:table-cell table:style-name="ce116" office:value-type="float" office:value="3" calcext:value-type="float">
            <text:p>3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1" calcext:value-type="float">
            <text:p>11</text:p>
          </table:table-cell>
          <table:table-cell table:style-name="ce122" office:value-type="float" office:value="15" calcext:value-type="float">
            <text:p>15</text:p>
          </table:table-cell>
          <table:table-cell table:number-columns-repeated="2"/>
          <table:table-cell table:style-name="ce125" table:formula="of:=[.C8]+([.H8]*16)" office:value-type="float" office:value="49" calcext:value-type="float">
            <text:p>049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8]+([.I8]*16)" office:value-type="float" office:value="113" calcext:value-type="float">
            <text:p>113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8]+([.J8]*16)" office:value-type="float" office:value="177" calcext:value-type="float">
            <text:p>177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8]+([.K8]*16)" office:value-type="float" office:value="241" calcext:value-type="float">
            <text:p>241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0" calcext:value-type="float">
            <text:p>10</text:p>
          </table:table-cell>
          <table:table-cell table:style-name="ce122" office:value-type="float" office:value="14" calcext:value-type="float">
            <text:p>14</text:p>
          </table:table-cell>
          <table:table-cell table:number-columns-repeated="2"/>
          <table:table-cell table:style-name="ce125" table:formula="of:=[.C9]+([.H9]*16)" office:value-type="float" office:value="32" calcext:value-type="float">
            <text:p>032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9]+([.I9]*16)" office:value-type="float" office:value="96" calcext:value-type="float">
            <text:p>096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9]+([.J9]*16)" office:value-type="float" office:value="160" calcext:value-type="float">
            <text:p>160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9]+([.K9]*16)" office:value-type="float" office:value="224" calcext:value-type="float">
            <text:p>224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1" calcext:value-type="float">
            <text:p>1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0" calcext:value-type="float">
            <text:p>10</text:p>
          </table:table-cell>
          <table:table-cell table:style-name="ce122" office:value-type="float" office:value="14" calcext:value-type="float">
            <text:p>14</text:p>
          </table:table-cell>
          <table:table-cell table:number-columns-repeated="2"/>
          <table:table-cell table:style-name="ce125" table:formula="of:=[.C10]+([.H10]*16)" office:value-type="float" office:value="33" calcext:value-type="float">
            <text:p>033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0]+([.I10]*16)" office:value-type="float" office:value="97" calcext:value-type="float">
            <text:p>097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0]+([.J10]*16)" office:value-type="float" office:value="161" calcext:value-type="float">
            <text:p>161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0]+([.K10]*16)" office:value-type="float" office:value="225" calcext:value-type="float">
            <text:p>225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9" calcext:value-type="float">
            <text:p>9</text:p>
          </table:table-cell>
          <table:table-cell table:style-name="ce122" office:value-type="float" office:value="13" calcext:value-type="float">
            <text:p>13</text:p>
          </table:table-cell>
          <table:table-cell table:number-columns-repeated="2"/>
          <table:table-cell table:style-name="ce125" table:formula="of:=[.C11]+([.H11]*16)" office:value-type="float" office:value="16" calcext:value-type="float">
            <text:p>016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1]+([.I11]*16)" office:value-type="float" office:value="80" calcext:value-type="float">
            <text:p>080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1]+([.J11]*16)" office:value-type="float" office:value="144" calcext:value-type="float">
            <text:p>144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1]+([.K11]*16)" office:value-type="float" office:value="208" calcext:value-type="float">
            <text:p>208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1" calcext:value-type="float">
            <text:p>1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9" calcext:value-type="float">
            <text:p>9</text:p>
          </table:table-cell>
          <table:table-cell table:style-name="ce122" office:value-type="float" office:value="13" calcext:value-type="float">
            <text:p>13</text:p>
          </table:table-cell>
          <table:table-cell table:number-columns-repeated="2"/>
          <table:table-cell table:style-name="ce125" table:formula="of:=[.C12]+([.H12]*16)" office:value-type="float" office:value="17" calcext:value-type="float">
            <text:p>017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2]+([.I12]*16)" office:value-type="float" office:value="81" calcext:value-type="float">
            <text:p>081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2]+([.J12]*16)" office:value-type="float" office:value="145" calcext:value-type="float">
            <text:p>145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2]+([.K12]*16)" office:value-type="float" office:value="209" calcext:value-type="float">
            <text:p>209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6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/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" calcext:value-type="float">
            <text:p>8</text:p>
          </table:table-cell>
          <table:table-cell table:style-name="ce122" office:value-type="float" office:value="12" calcext:value-type="float">
            <text:p>12</text:p>
          </table:table-cell>
          <table:table-cell table:number-columns-repeated="2"/>
          <table:table-cell table:style-name="ce125" table:formula="of:=[.C13]+([.H13]*16)" office:value-type="float" office:value="0" calcext:value-type="float">
            <text:p>000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D13]+([.I13]*16)" office:value-type="float" office:value="64" calcext:value-type="float">
            <text:p>064</text:p>
          </table:table-cell>
          <table:table-cell table:style-name="ce62" office:value-type="string" calcext:value-type="string">
            <text:p>,</text:p>
          </table:table-cell>
          <table:table-cell table:style-name="ce62" table:formula="of:=[.E13]+([.J13]*16)" office:value-type="float" office:value="128" calcext:value-type="float">
            <text:p>128</text:p>
          </table:table-cell>
          <table:table-cell table:style-name="ce62" office:value-type="string" calcext:value-type="string">
            <text:p>,</text:p>
          </table:table-cell>
          <table:table-cell table:style-name="ce128" table:formula="of:=[.F13]+([.K13]*16)" office:value-type="float" office:value="192" calcext:value-type="float">
            <text:p>192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style-name="Default" table:number-columns-repeated="2"/>
          <table:table-cell table:style-name="ce117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" calcext:value-type="float">
            <text:p>8</text:p>
          </table:table-cell>
          <table:table-cell table:style-name="ce123" office:value-type="float" office:value="12" calcext:value-type="float">
            <text:p>12</text:p>
          </table:table-cell>
          <table:table-cell table:number-columns-repeated="2"/>
          <table:table-cell table:style-name="ce126" table:formula="of:=[.C14]+([.H14]*16)" office:value-type="float" office:value="1" calcext:value-type="float">
            <text:p>001</text:p>
          </table:table-cell>
          <table:table-cell table:style-name="ce63" office:value-type="string" calcext:value-type="string">
            <text:p>,</text:p>
          </table:table-cell>
          <table:table-cell table:style-name="ce63" table:formula="of:=[.D14]+([.I14]*16)" office:value-type="float" office:value="65" calcext:value-type="float">
            <text:p>065</text:p>
          </table:table-cell>
          <table:table-cell table:style-name="ce63" office:value-type="string" calcext:value-type="string">
            <text:p>,</text:p>
          </table:table-cell>
          <table:table-cell table:style-name="ce63" table:formula="of:=[.E14]+([.J14]*16)" office:value-type="float" office:value="129" calcext:value-type="float">
            <text:p>129</text:p>
          </table:table-cell>
          <table:table-cell table:style-name="ce63" office:value-type="string" calcext:value-type="string">
            <text:p>,</text:p>
          </table:table-cell>
          <table:table-cell table:style-name="ce129" table:formula="of:=[.F14]+([.K14]*16)" office:value-type="float" office:value="193" calcext:value-type="float">
            <text:p>193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,</text:p>
          </table:table-cell>
          <table:table-cell table:style-name="ce81" office:value-type="string" calcext:value-type="string">
            <text:p>L</text:p>
          </table:table-cell>
          <table:table-cell table:style-name="ce1" table:number-columns-repeated="4"/>
          <table:table-cell table:number-columns-repeated="16327"/>
          <table:table-cell table:style-name="Default" table:number-columns-repeated="16"/>
        </table:table-row>
        <table:table-row table:style-name="ro4">
          <table:table-cell table:number-columns-repeated="30"/>
          <table:table-cell table:style-name="ce64"/>
          <table:table-cell table:number-columns-repeated="4"/>
          <table:table-cell table:style-name="Default"/>
          <table:table-cell table:number-columns-repeated="16340"/>
        </table:table-row>
        <table:table-row table:style-name="ro4">
          <table:table-cell table:number-columns-repeated="22"/>
          <table:table-cell table:style-name="ce64" office:value-type="string" calcext:value-type="string">
            <text:p>L = Left to Right</text:p>
          </table:table-cell>
          <table:table-cell table:style-name="Default"/>
          <table:table-cell/>
          <table:table-cell table:style-name="ce1" table:number-columns-repeated="2"/>
          <table:table-cell office:value-type="string" calcext:value-type="string">
            <text:p>R = Right to Left</text:p>
          </table:table-cell>
          <table:table-cell table:style-name="ce1" table:number-columns-repeated="3"/>
          <table:table-cell table:number-columns-repeated="16345"/>
        </table:table-row>
        <table:table-row table:style-name="ro4">
          <table:table-cell/>
          <table:table-cell table:style-name="ce20" office:value-type="string" calcext:value-type="string">
            <text:p>Caculated output buffer locations – For debugging only</text:p>
          </table:table-cell>
          <table:table-cell table:number-columns-repeated="18"/>
          <table:table-cell table:style-name="Default" table:number-columns-repeated="4"/>
          <table:table-cell table:number-columns-repeated="5"/>
          <table:table-cell table:style-name="ce1" table:number-columns-repeated="4"/>
          <table:table-cell table:number-columns-repeated="16339"/>
          <table:table-cell table:style-name="Default" table:number-columns-repeated="4"/>
        </table:table-row>
        <table:table-row table:style-name="ro4">
          <table:table-cell table:style-name="ce11" table:number-columns-repeated="14"/>
          <table:table-cell table:style-name="ce64" table:number-columns-repeated="11"/>
          <table:table-cell table:style-name="ce11" table:number-columns-repeated="16343"/>
          <table:table-cell table:style-name="Default" table:number-columns-repeated="8"/>
        </table:table-row>
        <table:table-row table:style-name="ro4">
          <table:table-cell/>
          <table:table-cell table:style-name="ce31" table:number-columns-repeated="13"/>
          <table:table-cell table:style-name="ce68" table:number-columns-repeated="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35" table:formula="of:=IF(Tiles&gt;0;0;&quot;&quot;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1"/>
          <table:table-cell table:style-name="ce35" table:formula="of:=IF(Tiles&gt;1;1;&quot;&quot;)" table:number-columns-spanned="4" table:number-rows-spanned="1">
            <text:p/>
          </table:table-cell>
          <table:covered-table-cell table:number-columns-repeated="3"/>
          <table:table-cell table:style-name="ce31"/>
          <table:table-cell table:style-name="ce35" table:formula="of:=IF(Tiles&gt;2;2;&quot;&quot;)" table:number-columns-spanned="4" table:number-rows-spanned="1">
            <text:p/>
          </table:table-cell>
          <table:covered-table-cell/>
          <table:covered-table-cell table:style-name="ce1"/>
          <table:covered-table-cell/>
          <table:table-cell table:style-name="ce68"/>
          <table:table-cell table:style-name="ce36" table:formula="of:=IF(Tiles&gt;3;3;&quot;&quot;)" table:number-columns-spanned="4" table:number-rows-spanned="1">
            <text:p/>
          </table:table-cell>
          <table:covered-table-cell table:number-columns-repeated="3"/>
          <table:table-cell table:style-name="ce68"/>
          <table:table-cell table:style-name="ce111"/>
          <table:table-cell table:style-name="Default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,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7]*(Output_Scan_Bytes/8)+[.H7]+([.$C$20]*((Output_Scan_Bytes/8)/Tiles));&quot;&quot;)" office:value-type="float" office:value="3" calcext:value-type="float">
            <text:p>3</text:p>
          </table:table-cell>
          <table:table-cell table:style-name="ce16" table:formula="of:==IF(Tiles&gt;0;[.D7]*(Output_Scan_Bytes/8)+[.I7]+([.$C$20]*((Output_Scan_Bytes/8)/Tiles));&quot;&quot;)" office:value-type="float" office:value="7" calcext:value-type="float">
            <text:p>7</text:p>
          </table:table-cell>
          <table:table-cell table:style-name="ce16" table:formula="of:==IF(Tiles&gt;0;[.E7]*(Output_Scan_Bytes/8)+[.J7]+([.$C$20]*((Output_Scan_Bytes/8)/Tiles));&quot;&quot;)" office:value-type="float" office:value="11" calcext:value-type="float">
            <text:p>11</text:p>
          </table:table-cell>
          <table:table-cell table:style-name="ce16" table:formula="of:==IF(Tiles&gt;0;[.F7]*(Output_Scan_Bytes/8)+[.K7]+([.$C$20]*((Output_Scan_Bytes/8)/Tiles));&quot;&quot;)" office:value-type="float" office:value="15" calcext:value-type="float">
            <text:p>15</text:p>
          </table:table-cell>
          <table:table-cell table:style-name="ce31"/>
          <table:table-cell table:style-name="ce16" table:formula="of:==IF(Tiles&gt;1;[.C7]*(Output_Scan_Bytes/8)+[.H7]+([.$H$20]*((Output_Scan_Bytes/8)/Tiles));&quot;&quot;)">
            <text:p/>
          </table:table-cell>
          <table:table-cell table:style-name="ce16" table:formula="of:==IF(Tiles&gt;1;[.D7]*(Output_Scan_Bytes/8)+[.I7]+([.$H$20]*((Output_Scan_Bytes/8)/Tiles));&quot;&quot;)">
            <text:p/>
          </table:table-cell>
          <table:table-cell table:style-name="ce16" table:formula="of:==IF(Tiles&gt;1;[.E7]*(Output_Scan_Bytes/8)+[.J7]+([.$H$20]*((Output_Scan_Bytes/8)/Tiles));&quot;&quot;)">
            <text:p/>
          </table:table-cell>
          <table:table-cell table:style-name="ce16" table:formula="of:==IF(Tiles&gt;1;[.F7]*(Output_Scan_Bytes/8)+[.K7]+([.$H$20]*((Output_Scan_Bytes/8)/Tiles));&quot;&quot;)">
            <text:p/>
          </table:table-cell>
          <table:table-cell table:style-name="ce31"/>
          <table:table-cell table:style-name="ce16" table:formula="of:==IF(Tiles&gt;2;[.C7]*(Output_Scan_Bytes/8)+[.H7]+([.$M$20]*((Output_Scan_Bytes/8)/Tiles));&quot;&quot;)">
            <text:p/>
          </table:table-cell>
          <table:table-cell table:style-name="ce16" table:formula="of:==IF(Tiles&gt;2;[.D7]*(Output_Scan_Bytes/8)+[.I7]+([.$M$20]*((Output_Scan_Bytes/8)/Tiles));&quot;&quot;)">
            <text:p/>
          </table:table-cell>
          <table:table-cell table:style-name="ce16" table:formula="of:==IF(Tiles&gt;2;[.E7]*(Output_Scan_Bytes/8)+[.J7]+([.$M$20]*((Output_Scan_Bytes/8)/Tiles));&quot;&quot;)">
            <text:p/>
          </table:table-cell>
          <table:table-cell table:style-name="ce16" table:formula="of:==IF(Tiles&gt;2;[.F7]*(Output_Scan_Bytes/8)+[.K7]+([.$M$20]*((Output_Scan_Bytes/8)/Tiles));&quot;&quot;)">
            <text:p/>
          </table:table-cell>
          <table:table-cell table:style-name="ce68"/>
          <table:table-cell table:style-name="ce18" table:formula="of:==IF(Tiles&gt;3;[.C7]*(Output_Scan_Bytes/8)+[.H7]+([.$R$20]*((Output_Scan_Bytes/8)/Tiles));&quot;&quot;)">
            <text:p/>
          </table:table-cell>
          <table:table-cell table:style-name="ce18" table:formula="of:==IF(Tiles&gt;3;[.D7]*(Output_Scan_Bytes/8)+[.I7]+([.$R$20]*((Output_Scan_Bytes/8)/Tiles));&quot;&quot;)">
            <text:p/>
          </table:table-cell>
          <table:table-cell table:style-name="ce18" table:formula="of:==IF(Tiles&gt;3;[.E7]*(Output_Scan_Bytes/8)+[.J7]+([.$R$20]*((Output_Scan_Bytes/8)/Tiles));&quot;&quot;)">
            <text:p/>
          </table:table-cell>
          <table:table-cell table:style-name="ce18" table:formula="of:==IF(Tiles&gt;3;[.F7]*(Output_Scan_Bytes/8)+[.K7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8]*(Output_Scan_Bytes/8)+[.H8]+([.$C$20]*((Output_Scan_Bytes/8)/Tiles));&quot;&quot;)" office:value-type="float" office:value="11" calcext:value-type="float">
            <text:p>11</text:p>
          </table:table-cell>
          <table:table-cell table:style-name="ce16" table:formula="of:==IF(Tiles&gt;0;[.D8]*(Output_Scan_Bytes/8)+[.I8]+([.$C$20]*((Output_Scan_Bytes/8)/Tiles));&quot;&quot;)" office:value-type="float" office:value="15" calcext:value-type="float">
            <text:p>15</text:p>
          </table:table-cell>
          <table:table-cell table:style-name="ce16" table:formula="of:==IF(Tiles&gt;0;[.E8]*(Output_Scan_Bytes/8)+[.J8]+([.$C$20]*((Output_Scan_Bytes/8)/Tiles));&quot;&quot;)" office:value-type="float" office:value="19" calcext:value-type="float">
            <text:p>19</text:p>
          </table:table-cell>
          <table:table-cell table:style-name="ce16" table:formula="of:==IF(Tiles&gt;0;[.F8]*(Output_Scan_Bytes/8)+[.K8]+([.$C$20]*((Output_Scan_Bytes/8)/Tiles));&quot;&quot;)" office:value-type="float" office:value="23" calcext:value-type="float">
            <text:p>23</text:p>
          </table:table-cell>
          <table:table-cell table:style-name="ce31"/>
          <table:table-cell table:style-name="ce16" table:formula="of:==IF(Tiles&gt;1;[.C8]*(Output_Scan_Bytes/8)+[.H8]+([.$H$20]*((Output_Scan_Bytes/8)/Tiles));&quot;&quot;)">
            <text:p/>
          </table:table-cell>
          <table:table-cell table:style-name="ce16" table:formula="of:==IF(Tiles&gt;1;[.D8]*(Output_Scan_Bytes/8)+[.I8]+([.$H$20]*((Output_Scan_Bytes/8)/Tiles));&quot;&quot;)">
            <text:p/>
          </table:table-cell>
          <table:table-cell table:style-name="ce16" table:formula="of:==IF(Tiles&gt;1;[.E8]*(Output_Scan_Bytes/8)+[.J8]+([.$H$20]*((Output_Scan_Bytes/8)/Tiles));&quot;&quot;)">
            <text:p/>
          </table:table-cell>
          <table:table-cell table:style-name="ce16" table:formula="of:==IF(Tiles&gt;1;[.F8]*(Output_Scan_Bytes/8)+[.K8]+([.$H$20]*((Output_Scan_Bytes/8)/Tiles));&quot;&quot;)">
            <text:p/>
          </table:table-cell>
          <table:table-cell table:style-name="ce31"/>
          <table:table-cell table:style-name="ce16" table:formula="of:==IF(Tiles&gt;2;[.C8]*(Output_Scan_Bytes/8)+[.H8]+([.$M$20]*((Output_Scan_Bytes/8)/Tiles));&quot;&quot;)">
            <text:p/>
          </table:table-cell>
          <table:table-cell table:style-name="ce16" table:formula="of:==IF(Tiles&gt;2;[.D8]*(Output_Scan_Bytes/8)+[.I8]+([.$M$20]*((Output_Scan_Bytes/8)/Tiles));&quot;&quot;)">
            <text:p/>
          </table:table-cell>
          <table:table-cell table:style-name="ce16" table:formula="of:==IF(Tiles&gt;2;[.E8]*(Output_Scan_Bytes/8)+[.J8]+([.$M$20]*((Output_Scan_Bytes/8)/Tiles));&quot;&quot;)">
            <text:p/>
          </table:table-cell>
          <table:table-cell table:style-name="ce16" table:formula="of:==IF(Tiles&gt;2;[.F8]*(Output_Scan_Bytes/8)+[.K8]+([.$M$20]*((Output_Scan_Bytes/8)/Tiles));&quot;&quot;)">
            <text:p/>
          </table:table-cell>
          <table:table-cell table:style-name="ce31"/>
          <table:table-cell table:style-name="ce16" table:formula="of:==IF(Tiles&gt;3;[.C8]*(Output_Scan_Bytes/8)+[.H8]+([.$R$20]*((Output_Scan_Bytes/8)/Tiles));&quot;&quot;)">
            <text:p/>
          </table:table-cell>
          <table:table-cell table:style-name="ce16" table:formula="of:==IF(Tiles&gt;3;[.D8]*(Output_Scan_Bytes/8)+[.I8]+([.$R$20]*((Output_Scan_Bytes/8)/Tiles));&quot;&quot;)">
            <text:p/>
          </table:table-cell>
          <table:table-cell table:style-name="ce16" table:formula="of:==IF(Tiles&gt;3;[.E8]*(Output_Scan_Bytes/8)+[.J8]+([.$R$20]*((Output_Scan_Bytes/8)/Tiles));&quot;&quot;)">
            <text:p/>
          </table:table-cell>
          <table:table-cell table:style-name="ce16" table:formula="of:==IF(Tiles&gt;3;[.F8]*(Output_Scan_Bytes/8)+[.K8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9]*(Output_Scan_Bytes/8)+[.H9]+([.$C$20]*((Output_Scan_Bytes/8)/Tiles));&quot;&quot;)" office:value-type="float" office:value="2" calcext:value-type="float">
            <text:p>2</text:p>
          </table:table-cell>
          <table:table-cell table:style-name="ce16" table:formula="of:==IF(Tiles&gt;0;[.D9]*(Output_Scan_Bytes/8)+[.I9]+([.$C$20]*((Output_Scan_Bytes/8)/Tiles));&quot;&quot;)" office:value-type="float" office:value="6" calcext:value-type="float">
            <text:p>6</text:p>
          </table:table-cell>
          <table:table-cell table:style-name="ce16" table:formula="of:==IF(Tiles&gt;0;[.E9]*(Output_Scan_Bytes/8)+[.J9]+([.$C$20]*((Output_Scan_Bytes/8)/Tiles));&quot;&quot;)" office:value-type="float" office:value="10" calcext:value-type="float">
            <text:p>10</text:p>
          </table:table-cell>
          <table:table-cell table:style-name="ce16" table:formula="of:==IF(Tiles&gt;0;[.F9]*(Output_Scan_Bytes/8)+[.K9]+([.$C$20]*((Output_Scan_Bytes/8)/Tiles));&quot;&quot;)" office:value-type="float" office:value="14" calcext:value-type="float">
            <text:p>14</text:p>
          </table:table-cell>
          <table:table-cell table:style-name="ce31"/>
          <table:table-cell table:style-name="ce16" table:formula="of:==IF(Tiles&gt;1;[.C9]*(Output_Scan_Bytes/8)+[.H9]+([.$H$20]*((Output_Scan_Bytes/8)/Tiles));&quot;&quot;)">
            <text:p/>
          </table:table-cell>
          <table:table-cell table:style-name="ce16" table:formula="of:==IF(Tiles&gt;1;[.D9]*(Output_Scan_Bytes/8)+[.I9]+([.$H$20]*((Output_Scan_Bytes/8)/Tiles));&quot;&quot;)">
            <text:p/>
          </table:table-cell>
          <table:table-cell table:style-name="ce16" table:formula="of:==IF(Tiles&gt;1;[.E9]*(Output_Scan_Bytes/8)+[.J9]+([.$H$20]*((Output_Scan_Bytes/8)/Tiles));&quot;&quot;)">
            <text:p/>
          </table:table-cell>
          <table:table-cell table:style-name="ce16" table:formula="of:==IF(Tiles&gt;1;[.F9]*(Output_Scan_Bytes/8)+[.K9]+([.$H$20]*((Output_Scan_Bytes/8)/Tiles));&quot;&quot;)">
            <text:p/>
          </table:table-cell>
          <table:table-cell table:style-name="ce31"/>
          <table:table-cell table:style-name="ce16" table:formula="of:==IF(Tiles&gt;2;[.C9]*(Output_Scan_Bytes/8)+[.H9]+([.$M$20]*((Output_Scan_Bytes/8)/Tiles));&quot;&quot;)">
            <text:p/>
          </table:table-cell>
          <table:table-cell table:style-name="ce16" table:formula="of:==IF(Tiles&gt;2;[.D9]*(Output_Scan_Bytes/8)+[.I9]+([.$M$20]*((Output_Scan_Bytes/8)/Tiles));&quot;&quot;)">
            <text:p/>
          </table:table-cell>
          <table:table-cell table:style-name="ce16" table:formula="of:==IF(Tiles&gt;2;[.E9]*(Output_Scan_Bytes/8)+[.J9]+([.$M$20]*((Output_Scan_Bytes/8)/Tiles));&quot;&quot;)">
            <text:p/>
          </table:table-cell>
          <table:table-cell table:style-name="ce16" table:formula="of:==IF(Tiles&gt;2;[.F9]*(Output_Scan_Bytes/8)+[.K9]+([.$M$20]*((Output_Scan_Bytes/8)/Tiles));&quot;&quot;)">
            <text:p/>
          </table:table-cell>
          <table:table-cell table:style-name="ce31"/>
          <table:table-cell table:style-name="ce16" table:formula="of:==IF(Tiles&gt;3;[.C9]*(Output_Scan_Bytes/8)+[.H9]+([.$R$20]*((Output_Scan_Bytes/8)/Tiles));&quot;&quot;)">
            <text:p/>
          </table:table-cell>
          <table:table-cell table:style-name="ce16" table:formula="of:==IF(Tiles&gt;3;[.D9]*(Output_Scan_Bytes/8)+[.I9]+([.$R$20]*((Output_Scan_Bytes/8)/Tiles));&quot;&quot;)">
            <text:p/>
          </table:table-cell>
          <table:table-cell table:style-name="ce16" table:formula="of:==IF(Tiles&gt;3;[.E9]*(Output_Scan_Bytes/8)+[.J9]+([.$R$20]*((Output_Scan_Bytes/8)/Tiles));&quot;&quot;)">
            <text:p/>
          </table:table-cell>
          <table:table-cell table:style-name="ce16" table:formula="of:==IF(Tiles&gt;3;[.F9]*(Output_Scan_Bytes/8)+[.K9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0]*(Output_Scan_Bytes/8)+[.H10]+([.$C$20]*((Output_Scan_Bytes/8)/Tiles));&quot;&quot;)" office:value-type="float" office:value="10" calcext:value-type="float">
            <text:p>10</text:p>
          </table:table-cell>
          <table:table-cell table:style-name="ce16" table:formula="of:==IF(Tiles&gt;0;[.D10]*(Output_Scan_Bytes/8)+[.I10]+([.$C$20]*((Output_Scan_Bytes/8)/Tiles));&quot;&quot;)" office:value-type="float" office:value="14" calcext:value-type="float">
            <text:p>14</text:p>
          </table:table-cell>
          <table:table-cell table:style-name="ce16" table:formula="of:==IF(Tiles&gt;0;[.E10]*(Output_Scan_Bytes/8)+[.J10]+([.$C$20]*((Output_Scan_Bytes/8)/Tiles));&quot;&quot;)" office:value-type="float" office:value="18" calcext:value-type="float">
            <text:p>18</text:p>
          </table:table-cell>
          <table:table-cell table:style-name="ce16" table:formula="of:==IF(Tiles&gt;0;[.F10]*(Output_Scan_Bytes/8)+[.K10]+([.$C$20]*((Output_Scan_Bytes/8)/Tiles));&quot;&quot;)" office:value-type="float" office:value="22" calcext:value-type="float">
            <text:p>22</text:p>
          </table:table-cell>
          <table:table-cell table:style-name="ce31"/>
          <table:table-cell table:style-name="ce16" table:formula="of:==IF(Tiles&gt;1;[.C10]*(Output_Scan_Bytes/8)+[.H10]+([.$H$20]*((Output_Scan_Bytes/8)/Tiles));&quot;&quot;)">
            <text:p/>
          </table:table-cell>
          <table:table-cell table:style-name="ce16" table:formula="of:==IF(Tiles&gt;1;[.D10]*(Output_Scan_Bytes/8)+[.I10]+([.$H$20]*((Output_Scan_Bytes/8)/Tiles));&quot;&quot;)">
            <text:p/>
          </table:table-cell>
          <table:table-cell table:style-name="ce16" table:formula="of:==IF(Tiles&gt;1;[.E10]*(Output_Scan_Bytes/8)+[.J10]+([.$H$20]*((Output_Scan_Bytes/8)/Tiles));&quot;&quot;)">
            <text:p/>
          </table:table-cell>
          <table:table-cell table:style-name="ce16" table:formula="of:==IF(Tiles&gt;1;[.F10]*(Output_Scan_Bytes/8)+[.K10]+([.$H$20]*((Output_Scan_Bytes/8)/Tiles));&quot;&quot;)">
            <text:p/>
          </table:table-cell>
          <table:table-cell table:style-name="ce31"/>
          <table:table-cell table:style-name="ce16" table:formula="of:==IF(Tiles&gt;2;[.C10]*(Output_Scan_Bytes/8)+[.H10]+([.$M$20]*((Output_Scan_Bytes/8)/Tiles));&quot;&quot;)">
            <text:p/>
          </table:table-cell>
          <table:table-cell table:style-name="ce16" table:formula="of:==IF(Tiles&gt;2;[.D10]*(Output_Scan_Bytes/8)+[.I10]+([.$M$20]*((Output_Scan_Bytes/8)/Tiles));&quot;&quot;)">
            <text:p/>
          </table:table-cell>
          <table:table-cell table:style-name="ce16" table:formula="of:==IF(Tiles&gt;2;[.E10]*(Output_Scan_Bytes/8)+[.J10]+([.$M$20]*((Output_Scan_Bytes/8)/Tiles));&quot;&quot;)">
            <text:p/>
          </table:table-cell>
          <table:table-cell table:style-name="ce16" table:formula="of:==IF(Tiles&gt;2;[.F10]*(Output_Scan_Bytes/8)+[.K10]+([.$M$20]*((Output_Scan_Bytes/8)/Tiles));&quot;&quot;)">
            <text:p/>
          </table:table-cell>
          <table:table-cell table:style-name="ce31"/>
          <table:table-cell table:style-name="ce16" table:formula="of:==IF(Tiles&gt;3;[.C10]*(Output_Scan_Bytes/8)+[.H10]+([.$R$20]*((Output_Scan_Bytes/8)/Tiles));&quot;&quot;)">
            <text:p/>
          </table:table-cell>
          <table:table-cell table:style-name="ce16" table:formula="of:==IF(Tiles&gt;3;[.D10]*(Output_Scan_Bytes/8)+[.I10]+([.$R$20]*((Output_Scan_Bytes/8)/Tiles));&quot;&quot;)">
            <text:p/>
          </table:table-cell>
          <table:table-cell table:style-name="ce16" table:formula="of:==IF(Tiles&gt;3;[.E10]*(Output_Scan_Bytes/8)+[.J10]+([.$R$20]*((Output_Scan_Bytes/8)/Tiles));&quot;&quot;)">
            <text:p/>
          </table:table-cell>
          <table:table-cell table:style-name="ce16" table:formula="of:==IF(Tiles&gt;3;[.F10]*(Output_Scan_Bytes/8)+[.K10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1]*(Output_Scan_Bytes/8)+[.H11]+([.$C$20]*((Output_Scan_Bytes/8)/Tiles));&quot;&quot;)" office:value-type="float" office:value="1" calcext:value-type="float">
            <text:p>1</text:p>
          </table:table-cell>
          <table:table-cell table:style-name="ce16" table:formula="of:==IF(Tiles&gt;0;[.D11]*(Output_Scan_Bytes/8)+[.I11]+([.$C$20]*((Output_Scan_Bytes/8)/Tiles));&quot;&quot;)" office:value-type="float" office:value="5" calcext:value-type="float">
            <text:p>5</text:p>
          </table:table-cell>
          <table:table-cell table:style-name="ce16" table:formula="of:==IF(Tiles&gt;0;[.E11]*(Output_Scan_Bytes/8)+[.J11]+([.$C$20]*((Output_Scan_Bytes/8)/Tiles));&quot;&quot;)" office:value-type="float" office:value="9" calcext:value-type="float">
            <text:p>9</text:p>
          </table:table-cell>
          <table:table-cell table:style-name="ce16" table:formula="of:==IF(Tiles&gt;0;[.F11]*(Output_Scan_Bytes/8)+[.K11]+([.$C$20]*((Output_Scan_Bytes/8)/Tiles));&quot;&quot;)" office:value-type="float" office:value="13" calcext:value-type="float">
            <text:p>13</text:p>
          </table:table-cell>
          <table:table-cell table:style-name="ce31"/>
          <table:table-cell table:style-name="ce16" table:formula="of:==IF(Tiles&gt;1;[.C11]*(Output_Scan_Bytes/8)+[.H11]+([.$H$20]*((Output_Scan_Bytes/8)/Tiles));&quot;&quot;)">
            <text:p/>
          </table:table-cell>
          <table:table-cell table:style-name="ce16" table:formula="of:==IF(Tiles&gt;1;[.D11]*(Output_Scan_Bytes/8)+[.I11]+([.$H$20]*((Output_Scan_Bytes/8)/Tiles));&quot;&quot;)">
            <text:p/>
          </table:table-cell>
          <table:table-cell table:style-name="ce16" table:formula="of:==IF(Tiles&gt;1;[.E11]*(Output_Scan_Bytes/8)+[.J11]+([.$H$20]*((Output_Scan_Bytes/8)/Tiles));&quot;&quot;)">
            <text:p/>
          </table:table-cell>
          <table:table-cell table:style-name="ce16" table:formula="of:==IF(Tiles&gt;1;[.F11]*(Output_Scan_Bytes/8)+[.K11]+([.$H$20]*((Output_Scan_Bytes/8)/Tiles));&quot;&quot;)">
            <text:p/>
          </table:table-cell>
          <table:table-cell table:style-name="ce31"/>
          <table:table-cell table:style-name="ce16" table:formula="of:==IF(Tiles&gt;2;[.C11]*(Output_Scan_Bytes/8)+[.H11]+([.$M$20]*((Output_Scan_Bytes/8)/Tiles));&quot;&quot;)">
            <text:p/>
          </table:table-cell>
          <table:table-cell table:style-name="ce16" table:formula="of:==IF(Tiles&gt;2;[.D11]*(Output_Scan_Bytes/8)+[.I11]+([.$M$20]*((Output_Scan_Bytes/8)/Tiles));&quot;&quot;)">
            <text:p/>
          </table:table-cell>
          <table:table-cell table:style-name="ce16" table:formula="of:==IF(Tiles&gt;2;[.E11]*(Output_Scan_Bytes/8)+[.J11]+([.$M$20]*((Output_Scan_Bytes/8)/Tiles));&quot;&quot;)">
            <text:p/>
          </table:table-cell>
          <table:table-cell table:style-name="ce16" table:formula="of:==IF(Tiles&gt;2;[.F11]*(Output_Scan_Bytes/8)+[.K11]+([.$M$20]*((Output_Scan_Bytes/8)/Tiles));&quot;&quot;)">
            <text:p/>
          </table:table-cell>
          <table:table-cell table:style-name="ce31"/>
          <table:table-cell table:style-name="ce16" table:formula="of:==IF(Tiles&gt;3;[.C11]*(Output_Scan_Bytes/8)+[.H11]+([.$R$20]*((Output_Scan_Bytes/8)/Tiles));&quot;&quot;)">
            <text:p/>
          </table:table-cell>
          <table:table-cell table:style-name="ce16" table:formula="of:==IF(Tiles&gt;3;[.D11]*(Output_Scan_Bytes/8)+[.I11]+([.$R$20]*((Output_Scan_Bytes/8)/Tiles));&quot;&quot;)">
            <text:p/>
          </table:table-cell>
          <table:table-cell table:style-name="ce16" table:formula="of:==IF(Tiles&gt;3;[.E11]*(Output_Scan_Bytes/8)+[.J11]+([.$R$20]*((Output_Scan_Bytes/8)/Tiles));&quot;&quot;)">
            <text:p/>
          </table:table-cell>
          <table:table-cell table:style-name="ce16" table:formula="of:==IF(Tiles&gt;3;[.F11]*(Output_Scan_Bytes/8)+[.K11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2]*(Output_Scan_Bytes/8)+[.H12]+([.$C$20]*((Output_Scan_Bytes/8)/Tiles));&quot;&quot;)" office:value-type="float" office:value="9" calcext:value-type="float">
            <text:p>9</text:p>
          </table:table-cell>
          <table:table-cell table:style-name="ce16" table:formula="of:==IF(Tiles&gt;0;[.D12]*(Output_Scan_Bytes/8)+[.I12]+([.$C$20]*((Output_Scan_Bytes/8)/Tiles));&quot;&quot;)" office:value-type="float" office:value="13" calcext:value-type="float">
            <text:p>13</text:p>
          </table:table-cell>
          <table:table-cell table:style-name="ce16" table:formula="of:==IF(Tiles&gt;0;[.E12]*(Output_Scan_Bytes/8)+[.J12]+([.$C$20]*((Output_Scan_Bytes/8)/Tiles));&quot;&quot;)" office:value-type="float" office:value="17" calcext:value-type="float">
            <text:p>17</text:p>
          </table:table-cell>
          <table:table-cell table:style-name="ce16" table:formula="of:==IF(Tiles&gt;0;[.F12]*(Output_Scan_Bytes/8)+[.K12]+([.$C$20]*((Output_Scan_Bytes/8)/Tiles));&quot;&quot;)" office:value-type="float" office:value="21" calcext:value-type="float">
            <text:p>21</text:p>
          </table:table-cell>
          <table:table-cell table:style-name="ce31"/>
          <table:table-cell table:style-name="ce16" table:formula="of:==IF(Tiles&gt;1;[.C12]*(Output_Scan_Bytes/8)+[.H12]+([.$H$20]*((Output_Scan_Bytes/8)/Tiles));&quot;&quot;)">
            <text:p/>
          </table:table-cell>
          <table:table-cell table:style-name="ce16" table:formula="of:==IF(Tiles&gt;1;[.D12]*(Output_Scan_Bytes/8)+[.I12]+([.$H$20]*((Output_Scan_Bytes/8)/Tiles));&quot;&quot;)">
            <text:p/>
          </table:table-cell>
          <table:table-cell table:style-name="ce16" table:formula="of:==IF(Tiles&gt;1;[.E12]*(Output_Scan_Bytes/8)+[.J12]+([.$H$20]*((Output_Scan_Bytes/8)/Tiles));&quot;&quot;)">
            <text:p/>
          </table:table-cell>
          <table:table-cell table:style-name="ce16" table:formula="of:==IF(Tiles&gt;1;[.F12]*(Output_Scan_Bytes/8)+[.K12]+([.$H$20]*((Output_Scan_Bytes/8)/Tiles));&quot;&quot;)">
            <text:p/>
          </table:table-cell>
          <table:table-cell table:style-name="ce31"/>
          <table:table-cell table:style-name="ce16" table:formula="of:==IF(Tiles&gt;2;[.C12]*(Output_Scan_Bytes/8)+[.H12]+([.$M$20]*((Output_Scan_Bytes/8)/Tiles));&quot;&quot;)">
            <text:p/>
          </table:table-cell>
          <table:table-cell table:style-name="ce16" table:formula="of:==IF(Tiles&gt;2;[.D12]*(Output_Scan_Bytes/8)+[.I12]+([.$M$20]*((Output_Scan_Bytes/8)/Tiles));&quot;&quot;)">
            <text:p/>
          </table:table-cell>
          <table:table-cell table:style-name="ce16" table:formula="of:==IF(Tiles&gt;2;[.E12]*(Output_Scan_Bytes/8)+[.J12]+([.$M$20]*((Output_Scan_Bytes/8)/Tiles));&quot;&quot;)">
            <text:p/>
          </table:table-cell>
          <table:table-cell table:style-name="ce16" table:formula="of:==IF(Tiles&gt;2;[.F12]*(Output_Scan_Bytes/8)+[.K12]+([.$M$20]*((Output_Scan_Bytes/8)/Tiles));&quot;&quot;)">
            <text:p/>
          </table:table-cell>
          <table:table-cell table:style-name="ce31"/>
          <table:table-cell table:style-name="ce16" table:formula="of:==IF(Tiles&gt;3;[.C12]*(Output_Scan_Bytes/8)+[.H12]+([.$R$20]*((Output_Scan_Bytes/8)/Tiles));&quot;&quot;)">
            <text:p/>
          </table:table-cell>
          <table:table-cell table:style-name="ce16" table:formula="of:==IF(Tiles&gt;3;[.D12]*(Output_Scan_Bytes/8)+[.I12]+([.$R$20]*((Output_Scan_Bytes/8)/Tiles));&quot;&quot;)">
            <text:p/>
          </table:table-cell>
          <table:table-cell table:style-name="ce16" table:formula="of:==IF(Tiles&gt;3;[.E12]*(Output_Scan_Bytes/8)+[.J12]+([.$R$20]*((Output_Scan_Bytes/8)/Tiles));&quot;&quot;)">
            <text:p/>
          </table:table-cell>
          <table:table-cell table:style-name="ce16" table:formula="of:==IF(Tiles&gt;3;[.F12]*(Output_Scan_Bytes/8)+[.K12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3]*(Output_Scan_Bytes/8)+[.H13]+([.$C$20]*((Output_Scan_Bytes/8)/Tiles));&quot;&quot;)" office:value-type="float" office:value="0" calcext:value-type="float">
            <text:p>0</text:p>
          </table:table-cell>
          <table:table-cell table:style-name="ce16" table:formula="of:==IF(Tiles&gt;0;[.D13]*(Output_Scan_Bytes/8)+[.I13]+([.$C$20]*((Output_Scan_Bytes/8)/Tiles));&quot;&quot;)" office:value-type="float" office:value="4" calcext:value-type="float">
            <text:p>4</text:p>
          </table:table-cell>
          <table:table-cell table:style-name="ce16" table:formula="of:==IF(Tiles&gt;0;[.E13]*(Output_Scan_Bytes/8)+[.J13]+([.$C$20]*((Output_Scan_Bytes/8)/Tiles));&quot;&quot;)" office:value-type="float" office:value="8" calcext:value-type="float">
            <text:p>8</text:p>
          </table:table-cell>
          <table:table-cell table:style-name="ce16" table:formula="of:==IF(Tiles&gt;0;[.F13]*(Output_Scan_Bytes/8)+[.K13]+([.$C$20]*((Output_Scan_Bytes/8)/Tiles));&quot;&quot;)" office:value-type="float" office:value="12" calcext:value-type="float">
            <text:p>12</text:p>
          </table:table-cell>
          <table:table-cell table:style-name="ce31"/>
          <table:table-cell table:style-name="ce16" table:formula="of:==IF(Tiles&gt;1;[.C13]*(Output_Scan_Bytes/8)+[.H13]+([.$H$20]*((Output_Scan_Bytes/8)/Tiles));&quot;&quot;)">
            <text:p/>
          </table:table-cell>
          <table:table-cell table:style-name="ce16" table:formula="of:==IF(Tiles&gt;1;[.D13]*(Output_Scan_Bytes/8)+[.I13]+([.$H$20]*((Output_Scan_Bytes/8)/Tiles));&quot;&quot;)">
            <text:p/>
          </table:table-cell>
          <table:table-cell table:style-name="ce16" table:formula="of:==IF(Tiles&gt;1;[.E13]*(Output_Scan_Bytes/8)+[.J13]+([.$H$20]*((Output_Scan_Bytes/8)/Tiles));&quot;&quot;)">
            <text:p/>
          </table:table-cell>
          <table:table-cell table:style-name="ce16" table:formula="of:==IF(Tiles&gt;1;[.F13]*(Output_Scan_Bytes/8)+[.K13]+([.$H$20]*((Output_Scan_Bytes/8)/Tiles));&quot;&quot;)">
            <text:p/>
          </table:table-cell>
          <table:table-cell table:style-name="ce31"/>
          <table:table-cell table:style-name="ce16" table:formula="of:==IF(Tiles&gt;2;[.C13]*(Output_Scan_Bytes/8)+[.H13]+([.$M$20]*((Output_Scan_Bytes/8)/Tiles));&quot;&quot;)">
            <text:p/>
          </table:table-cell>
          <table:table-cell table:style-name="ce16" table:formula="of:==IF(Tiles&gt;2;[.D13]*(Output_Scan_Bytes/8)+[.I13]+([.$M$20]*((Output_Scan_Bytes/8)/Tiles));&quot;&quot;)">
            <text:p/>
          </table:table-cell>
          <table:table-cell table:style-name="ce16" table:formula="of:==IF(Tiles&gt;2;[.E13]*(Output_Scan_Bytes/8)+[.J13]+([.$M$20]*((Output_Scan_Bytes/8)/Tiles));&quot;&quot;)">
            <text:p/>
          </table:table-cell>
          <table:table-cell table:style-name="ce16" table:formula="of:==IF(Tiles&gt;2;[.F13]*(Output_Scan_Bytes/8)+[.K13]+([.$M$20]*((Output_Scan_Bytes/8)/Tiles));&quot;&quot;)">
            <text:p/>
          </table:table-cell>
          <table:table-cell table:style-name="ce31"/>
          <table:table-cell table:style-name="ce16" table:formula="of:==IF(Tiles&gt;3;[.C13]*(Output_Scan_Bytes/8)+[.H13]+([.$R$20]*((Output_Scan_Bytes/8)/Tiles));&quot;&quot;)">
            <text:p/>
          </table:table-cell>
          <table:table-cell table:style-name="ce16" table:formula="of:==IF(Tiles&gt;3;[.D13]*(Output_Scan_Bytes/8)+[.I13]+([.$R$20]*((Output_Scan_Bytes/8)/Tiles));&quot;&quot;)">
            <text:p/>
          </table:table-cell>
          <table:table-cell table:style-name="ce16" table:formula="of:==IF(Tiles&gt;3;[.E13]*(Output_Scan_Bytes/8)+[.J13]+([.$R$20]*((Output_Scan_Bytes/8)/Tiles));&quot;&quot;)">
            <text:p/>
          </table:table-cell>
          <table:table-cell table:style-name="ce16" table:formula="of:==IF(Tiles&gt;3;[.F13]*(Output_Scan_Bytes/8)+[.K13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0;[.C14]*(Output_Scan_Bytes/8)+[.H14]+([.$C$20]*((Output_Scan_Bytes/8)/Tiles));&quot;&quot;)" office:value-type="float" office:value="8" calcext:value-type="float">
            <text:p>8</text:p>
          </table:table-cell>
          <table:table-cell table:style-name="ce16" table:formula="of:==IF(Tiles&gt;0;[.D14]*(Output_Scan_Bytes/8)+[.I14]+([.$C$20]*((Output_Scan_Bytes/8)/Tiles));&quot;&quot;)" office:value-type="float" office:value="12" calcext:value-type="float">
            <text:p>12</text:p>
          </table:table-cell>
          <table:table-cell table:style-name="ce16" table:formula="of:==IF(Tiles&gt;0;[.E14]*(Output_Scan_Bytes/8)+[.J14]+([.$C$20]*((Output_Scan_Bytes/8)/Tiles));&quot;&quot;)" office:value-type="float" office:value="16" calcext:value-type="float">
            <text:p>16</text:p>
          </table:table-cell>
          <table:table-cell table:style-name="ce16" table:formula="of:==IF(Tiles&gt;0;[.F14]*(Output_Scan_Bytes/8)+[.K14]+([.$C$20]*((Output_Scan_Bytes/8)/Tiles));&quot;&quot;)" office:value-type="float" office:value="20" calcext:value-type="float">
            <text:p>20</text:p>
          </table:table-cell>
          <table:table-cell table:style-name="ce31"/>
          <table:table-cell table:style-name="ce16" table:formula="of:==IF(Tiles&gt;1;[.C14]*(Output_Scan_Bytes/8)+[.H14]+([.$H$20]*((Output_Scan_Bytes/8)/Tiles));&quot;&quot;)">
            <text:p/>
          </table:table-cell>
          <table:table-cell table:style-name="ce16" table:formula="of:==IF(Tiles&gt;1;[.D14]*(Output_Scan_Bytes/8)+[.I14]+([.$H$20]*((Output_Scan_Bytes/8)/Tiles));&quot;&quot;)">
            <text:p/>
          </table:table-cell>
          <table:table-cell table:style-name="ce16" table:formula="of:==IF(Tiles&gt;1;[.E14]*(Output_Scan_Bytes/8)+[.J14]+([.$H$20]*((Output_Scan_Bytes/8)/Tiles));&quot;&quot;)">
            <text:p/>
          </table:table-cell>
          <table:table-cell table:style-name="ce16" table:formula="of:==IF(Tiles&gt;1;[.F14]*(Output_Scan_Bytes/8)+[.K14]+([.$H$20]*((Output_Scan_Bytes/8)/Tiles));&quot;&quot;)">
            <text:p/>
          </table:table-cell>
          <table:table-cell table:style-name="ce31"/>
          <table:table-cell table:style-name="ce16" table:formula="of:==IF(Tiles&gt;2;[.C14]*(Output_Scan_Bytes/8)+[.H14]+([.$M$20]*((Output_Scan_Bytes/8)/Tiles));&quot;&quot;)">
            <text:p/>
          </table:table-cell>
          <table:table-cell table:style-name="ce16" table:formula="of:==IF(Tiles&gt;2;[.D14]*(Output_Scan_Bytes/8)+[.I14]+([.$M$20]*((Output_Scan_Bytes/8)/Tiles));&quot;&quot;)">
            <text:p/>
          </table:table-cell>
          <table:table-cell table:style-name="ce16" table:formula="of:==IF(Tiles&gt;2;[.E14]*(Output_Scan_Bytes/8)+[.J14]+([.$M$20]*((Output_Scan_Bytes/8)/Tiles));&quot;&quot;)">
            <text:p/>
          </table:table-cell>
          <table:table-cell table:style-name="ce16" table:formula="of:==IF(Tiles&gt;2;[.F14]*(Output_Scan_Bytes/8)+[.K14]+([.$M$20]*((Output_Scan_Bytes/8)/Tiles));&quot;&quot;)">
            <text:p/>
          </table:table-cell>
          <table:table-cell table:style-name="ce31"/>
          <table:table-cell table:style-name="ce16" table:formula="of:==IF(Tiles&gt;3;[.C14]*(Output_Scan_Bytes/8)+[.H14]+([.$R$20]*((Output_Scan_Bytes/8)/Tiles));&quot;&quot;)">
            <text:p/>
          </table:table-cell>
          <table:table-cell table:style-name="ce16" table:formula="of:==IF(Tiles&gt;3;[.D14]*(Output_Scan_Bytes/8)+[.I14]+([.$R$20]*((Output_Scan_Bytes/8)/Tiles));&quot;&quot;)">
            <text:p/>
          </table:table-cell>
          <table:table-cell table:style-name="ce16" table:formula="of:==IF(Tiles&gt;3;[.E14]*(Output_Scan_Bytes/8)+[.J14]+([.$R$20]*((Output_Scan_Bytes/8)/Tiles));&quot;&quot;)">
            <text:p/>
          </table:table-cell>
          <table:table-cell table:style-name="ce16" table:formula="of:==IF(Tiles&gt;3;[.F14]*(Output_Scan_Bytes/8)+[.K14]+([.$R$20]*((Output_Scan_Bytes/8)/Tiles));&quot;&quot;)">
            <text:p/>
          </table:table-cell>
          <table:table-cell table:style-name="ce68"/>
          <table:table-cell table:style-name="Default" table:number-columns-repeated="2"/>
          <table:table-cell table:number-columns-repeated="6"/>
          <table:table-cell table:style-name="ce1" table:number-columns-repeated="3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 table:number-columns-repeated="13"/>
          <table:table-cell table:style-name="ce68"/>
          <table:table-cell table:style-name="ce31" table:number-columns-repeated="5"/>
          <table:table-cell table:style-name="ce68" table:number-columns-repeated="2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36" table:formula="of:=IF(Tiles&gt;4;4;&quot;&quot;)" table:number-columns-spanned="4" table:number-rows-spanned="1">
            <text:p/>
          </table:table-cell>
          <table:covered-table-cell table:number-columns-repeated="3"/>
          <table:table-cell table:style-name="ce31"/>
          <table:table-cell table:style-name="ce35" table:formula="of:=IF(Tiles&gt;5;5;&quot;&quot;)" table:number-columns-spanned="4" table:number-rows-spanned="1">
            <text:p/>
          </table:table-cell>
          <table:covered-table-cell table:number-columns-repeated="3"/>
          <table:table-cell table:style-name="ce31"/>
          <table:table-cell table:style-name="ce35" table:formula="of:=IF(Tiles&gt;6;6;&quot;&quot;)" table:number-columns-spanned="4" table:number-rows-spanned="1">
            <text:p/>
          </table:table-cell>
          <table:covered-table-cell/>
          <table:covered-table-cell table:style-name="ce1"/>
          <table:covered-table-cell/>
          <table:table-cell table:style-name="ce68"/>
          <table:table-cell table:style-name="ce35" table:formula="of:=IF(Tiles&gt;7;7;&quot;&quot;)" table:number-columns-spanned="4" table:number-rows-spanned="1">
            <text:p/>
          </table:table-cell>
          <table:covered-table-cell table:number-columns-repeated="3"/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8" table:formula="of:==IF(Tiles&gt;4;[.C7]*(Output_Scan_Bytes/8)+[.H7]+([.$C$30]*((Output_Scan_Bytes/8)/Tiles));&quot;&quot;)">
            <text:p/>
          </table:table-cell>
          <table:table-cell table:style-name="ce18" table:formula="of:==IF(Tiles&gt;4;[.D7]*(Output_Scan_Bytes/8)+[.I7]+([.$C$30]*((Output_Scan_Bytes/8)/Tiles));&quot;&quot;)">
            <text:p/>
          </table:table-cell>
          <table:table-cell table:style-name="ce18" table:formula="of:==IF(Tiles&gt;4;[.E7]*(Output_Scan_Bytes/8)+[.J7]+([.$C$30]*((Output_Scan_Bytes/8)/Tiles));&quot;&quot;)">
            <text:p/>
          </table:table-cell>
          <table:table-cell table:style-name="ce18" table:formula="of:==IF(Tiles&gt;4;[.F7]*(Output_Scan_Bytes/8)+[.K7]+([.$C$30]*((Output_Scan_Bytes/8)/Tiles));&quot;&quot;)">
            <text:p/>
          </table:table-cell>
          <table:table-cell table:style-name="ce31"/>
          <table:table-cell table:style-name="ce16" table:formula="of:=IF(Tiles&gt;5;[.C7]*(Output_Scan_Bytes/8)+[.H7]+([.$H$30]*((Output_Scan_Bytes/8)/Tiles));&quot;&quot;)">
            <text:p/>
          </table:table-cell>
          <table:table-cell table:style-name="ce16" table:formula="of:=IF(Tiles&gt;5;[.D7]*(Output_Scan_Bytes/8)+[.I7]+([.$H$30]*((Output_Scan_Bytes/8)/Tiles));&quot;&quot;)">
            <text:p/>
          </table:table-cell>
          <table:table-cell table:style-name="ce16" table:formula="of:=IF(Tiles&gt;5;[.E7]*(Output_Scan_Bytes/8)+[.J7]+([.$H$30]*((Output_Scan_Bytes/8)/Tiles));&quot;&quot;)">
            <text:p/>
          </table:table-cell>
          <table:table-cell table:style-name="ce16" table:formula="of:=IF(Tiles&gt;5;[.F7]*(Output_Scan_Bytes/8)+[.K7]+([.$H$30]*((Output_Scan_Bytes/8)/Tiles));&quot;&quot;)">
            <text:p/>
          </table:table-cell>
          <table:table-cell table:style-name="ce31"/>
          <table:table-cell table:style-name="ce16" table:formula="of:=IF(Tiles&gt;6;[.C7]*(Output_Scan_Bytes/8)+[.H7]+([.$M$30]*((Output_Scan_Bytes/8)/Tiles));&quot;&quot;)">
            <text:p/>
          </table:table-cell>
          <table:table-cell table:style-name="ce16" table:formula="of:=IF(Tiles&gt;6;[.D7]*(Output_Scan_Bytes/8)+[.I7]+([.$M$30]*((Output_Scan_Bytes/8)/Tiles));&quot;&quot;)">
            <text:p/>
          </table:table-cell>
          <table:table-cell table:style-name="ce16" table:formula="of:=IF(Tiles&gt;6;[.E7]*(Output_Scan_Bytes/8)+[.J7]+([.$M$30]*((Output_Scan_Bytes/8)/Tiles));&quot;&quot;)">
            <text:p/>
          </table:table-cell>
          <table:table-cell table:style-name="ce16" table:formula="of:=IF(Tiles&gt;6;[.F7]*(Output_Scan_Bytes/8)+[.K7]+([.$M$30]*((Output_Scan_Bytes/8)/Tiles));&quot;&quot;)">
            <text:p/>
          </table:table-cell>
          <table:table-cell table:style-name="ce68"/>
          <table:table-cell table:style-name="ce16" table:formula="of:=IF(Tiles&gt;7;[.C7]*(Output_Scan_Bytes/8)+[.H7]+([.$R$30]*((Output_Scan_Bytes/8)/Tiles));&quot;&quot;)">
            <text:p/>
          </table:table-cell>
          <table:table-cell table:style-name="ce16" table:formula="of:=IF(Tiles&gt;7;[.D7]*(Output_Scan_Bytes/8)+[.I7]+([.$R$30]*((Output_Scan_Bytes/8)/Tiles));&quot;&quot;)">
            <text:p/>
          </table:table-cell>
          <table:table-cell table:style-name="ce16" table:formula="of:=IF(Tiles&gt;7;[.E7]*(Output_Scan_Bytes/8)+[.J7]+([.$R$30]*((Output_Scan_Bytes/8)/Tiles));&quot;&quot;)">
            <text:p/>
          </table:table-cell>
          <table:table-cell table:style-name="ce16" table:formula="of:=IF(Tiles&gt;7;[.F7]*(Output_Scan_Bytes/8)+[.K7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8]*(Output_Scan_Bytes/8)+[.H8]+([.$C$30]*((Output_Scan_Bytes/8)/Tiles));&quot;&quot;)">
            <text:p/>
          </table:table-cell>
          <table:table-cell table:style-name="ce16" table:formula="of:==IF(Tiles&gt;4;[.D8]*(Output_Scan_Bytes/8)+[.I8]+([.$C$30]*((Output_Scan_Bytes/8)/Tiles));&quot;&quot;)">
            <text:p/>
          </table:table-cell>
          <table:table-cell table:style-name="ce16" table:formula="of:==IF(Tiles&gt;4;[.E8]*(Output_Scan_Bytes/8)+[.J8]+([.$C$30]*((Output_Scan_Bytes/8)/Tiles));&quot;&quot;)">
            <text:p/>
          </table:table-cell>
          <table:table-cell table:style-name="ce16" table:formula="of:==IF(Tiles&gt;4;[.F8]*(Output_Scan_Bytes/8)+[.K8]+([.$C$30]*((Output_Scan_Bytes/8)/Tiles));&quot;&quot;)">
            <text:p/>
          </table:table-cell>
          <table:table-cell table:style-name="ce31"/>
          <table:table-cell table:style-name="ce16" table:formula="of:=IF(Tiles&gt;5;[.C8]*(Output_Scan_Bytes/8)+[.H8]+([.$H$30]*((Output_Scan_Bytes/8)/Tiles));&quot;&quot;)">
            <text:p/>
          </table:table-cell>
          <table:table-cell table:style-name="ce16" table:formula="of:=IF(Tiles&gt;5;[.D8]*(Output_Scan_Bytes/8)+[.I8]+([.$H$30]*((Output_Scan_Bytes/8)/Tiles));&quot;&quot;)">
            <text:p/>
          </table:table-cell>
          <table:table-cell table:style-name="ce16" table:formula="of:=IF(Tiles&gt;5;[.E8]*(Output_Scan_Bytes/8)+[.J8]+([.$H$30]*((Output_Scan_Bytes/8)/Tiles));&quot;&quot;)">
            <text:p/>
          </table:table-cell>
          <table:table-cell table:style-name="ce16" table:formula="of:=IF(Tiles&gt;5;[.F8]*(Output_Scan_Bytes/8)+[.K8]+([.$H$30]*((Output_Scan_Bytes/8)/Tiles));&quot;&quot;)">
            <text:p/>
          </table:table-cell>
          <table:table-cell table:style-name="ce31"/>
          <table:table-cell table:style-name="ce16" table:formula="of:=IF(Tiles&gt;6;[.C8]*(Output_Scan_Bytes/8)+[.H8]+([.$M$30]*((Output_Scan_Bytes/8)/Tiles));&quot;&quot;)">
            <text:p/>
          </table:table-cell>
          <table:table-cell table:style-name="ce16" table:formula="of:=IF(Tiles&gt;6;[.D8]*(Output_Scan_Bytes/8)+[.I8]+([.$M$30]*((Output_Scan_Bytes/8)/Tiles));&quot;&quot;)">
            <text:p/>
          </table:table-cell>
          <table:table-cell table:style-name="ce16" table:formula="of:=IF(Tiles&gt;6;[.E8]*(Output_Scan_Bytes/8)+[.J8]+([.$M$30]*((Output_Scan_Bytes/8)/Tiles));&quot;&quot;)">
            <text:p/>
          </table:table-cell>
          <table:table-cell table:style-name="ce16" table:formula="of:=IF(Tiles&gt;6;[.F8]*(Output_Scan_Bytes/8)+[.K8]+([.$M$30]*((Output_Scan_Bytes/8)/Tiles));&quot;&quot;)">
            <text:p/>
          </table:table-cell>
          <table:table-cell table:style-name="ce31"/>
          <table:table-cell table:style-name="ce16" table:formula="of:=IF(Tiles&gt;7;[.C8]*(Output_Scan_Bytes/8)+[.H8]+([.$R$30]*((Output_Scan_Bytes/8)/Tiles));&quot;&quot;)">
            <text:p/>
          </table:table-cell>
          <table:table-cell table:style-name="ce16" table:formula="of:=IF(Tiles&gt;7;[.D8]*(Output_Scan_Bytes/8)+[.I8]+([.$R$30]*((Output_Scan_Bytes/8)/Tiles));&quot;&quot;)">
            <text:p/>
          </table:table-cell>
          <table:table-cell table:style-name="ce16" table:formula="of:=IF(Tiles&gt;7;[.E8]*(Output_Scan_Bytes/8)+[.J8]+([.$R$30]*((Output_Scan_Bytes/8)/Tiles));&quot;&quot;)">
            <text:p/>
          </table:table-cell>
          <table:table-cell table:style-name="ce16" table:formula="of:=IF(Tiles&gt;7;[.F8]*(Output_Scan_Bytes/8)+[.K8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9]*(Output_Scan_Bytes/8)+[.H9]+([.$C$30]*((Output_Scan_Bytes/8)/Tiles));&quot;&quot;)">
            <text:p/>
          </table:table-cell>
          <table:table-cell table:style-name="ce16" table:formula="of:==IF(Tiles&gt;4;[.D9]*(Output_Scan_Bytes/8)+[.I9]+([.$C$30]*((Output_Scan_Bytes/8)/Tiles));&quot;&quot;)">
            <text:p/>
          </table:table-cell>
          <table:table-cell table:style-name="ce16" table:formula="of:==IF(Tiles&gt;4;[.E9]*(Output_Scan_Bytes/8)+[.J9]+([.$C$30]*((Output_Scan_Bytes/8)/Tiles));&quot;&quot;)">
            <text:p/>
          </table:table-cell>
          <table:table-cell table:style-name="ce16" table:formula="of:==IF(Tiles&gt;4;[.F9]*(Output_Scan_Bytes/8)+[.K9]+([.$C$30]*((Output_Scan_Bytes/8)/Tiles));&quot;&quot;)">
            <text:p/>
          </table:table-cell>
          <table:table-cell table:style-name="ce31"/>
          <table:table-cell table:style-name="ce16" table:formula="of:=IF(Tiles&gt;5;[.C9]*(Output_Scan_Bytes/8)+[.H9]+([.$H$30]*((Output_Scan_Bytes/8)/Tiles));&quot;&quot;)">
            <text:p/>
          </table:table-cell>
          <table:table-cell table:style-name="ce16" table:formula="of:=IF(Tiles&gt;5;[.D9]*(Output_Scan_Bytes/8)+[.I9]+([.$H$30]*((Output_Scan_Bytes/8)/Tiles));&quot;&quot;)">
            <text:p/>
          </table:table-cell>
          <table:table-cell table:style-name="ce16" table:formula="of:=IF(Tiles&gt;5;[.E9]*(Output_Scan_Bytes/8)+[.J9]+([.$H$30]*((Output_Scan_Bytes/8)/Tiles));&quot;&quot;)">
            <text:p/>
          </table:table-cell>
          <table:table-cell table:style-name="ce16" table:formula="of:=IF(Tiles&gt;5;[.F9]*(Output_Scan_Bytes/8)+[.K9]+([.$H$30]*((Output_Scan_Bytes/8)/Tiles));&quot;&quot;)">
            <text:p/>
          </table:table-cell>
          <table:table-cell table:style-name="ce31"/>
          <table:table-cell table:style-name="ce16" table:formula="of:=IF(Tiles&gt;6;[.C9]*(Output_Scan_Bytes/8)+[.H9]+([.$M$30]*((Output_Scan_Bytes/8)/Tiles));&quot;&quot;)">
            <text:p/>
          </table:table-cell>
          <table:table-cell table:style-name="ce16" table:formula="of:=IF(Tiles&gt;6;[.D9]*(Output_Scan_Bytes/8)+[.I9]+([.$M$30]*((Output_Scan_Bytes/8)/Tiles));&quot;&quot;)">
            <text:p/>
          </table:table-cell>
          <table:table-cell table:style-name="ce16" table:formula="of:=IF(Tiles&gt;6;[.E9]*(Output_Scan_Bytes/8)+[.J9]+([.$M$30]*((Output_Scan_Bytes/8)/Tiles));&quot;&quot;)">
            <text:p/>
          </table:table-cell>
          <table:table-cell table:style-name="ce16" table:formula="of:=IF(Tiles&gt;6;[.F9]*(Output_Scan_Bytes/8)+[.K9]+([.$M$30]*((Output_Scan_Bytes/8)/Tiles));&quot;&quot;)">
            <text:p/>
          </table:table-cell>
          <table:table-cell table:style-name="ce31"/>
          <table:table-cell table:style-name="ce16" table:formula="of:=IF(Tiles&gt;7;[.C9]*(Output_Scan_Bytes/8)+[.H9]+([.$R$30]*((Output_Scan_Bytes/8)/Tiles));&quot;&quot;)">
            <text:p/>
          </table:table-cell>
          <table:table-cell table:style-name="ce16" table:formula="of:=IF(Tiles&gt;7;[.D9]*(Output_Scan_Bytes/8)+[.I9]+([.$R$30]*((Output_Scan_Bytes/8)/Tiles));&quot;&quot;)">
            <text:p/>
          </table:table-cell>
          <table:table-cell table:style-name="ce16" table:formula="of:=IF(Tiles&gt;7;[.E9]*(Output_Scan_Bytes/8)+[.J9]+([.$R$30]*((Output_Scan_Bytes/8)/Tiles));&quot;&quot;)">
            <text:p/>
          </table:table-cell>
          <table:table-cell table:style-name="ce16" table:formula="of:=IF(Tiles&gt;7;[.F9]*(Output_Scan_Bytes/8)+[.K9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0]*(Output_Scan_Bytes/8)+[.H10]+([.$C$30]*((Output_Scan_Bytes/8)/Tiles));&quot;&quot;)">
            <text:p/>
          </table:table-cell>
          <table:table-cell table:style-name="ce16" table:formula="of:==IF(Tiles&gt;4;[.D10]*(Output_Scan_Bytes/8)+[.I10]+([.$C$30]*((Output_Scan_Bytes/8)/Tiles));&quot;&quot;)">
            <text:p/>
          </table:table-cell>
          <table:table-cell table:style-name="ce16" table:formula="of:==IF(Tiles&gt;4;[.E10]*(Output_Scan_Bytes/8)+[.J10]+([.$C$30]*((Output_Scan_Bytes/8)/Tiles));&quot;&quot;)">
            <text:p/>
          </table:table-cell>
          <table:table-cell table:style-name="ce16" table:formula="of:==IF(Tiles&gt;4;[.F10]*(Output_Scan_Bytes/8)+[.K10]+([.$C$30]*((Output_Scan_Bytes/8)/Tiles));&quot;&quot;)">
            <text:p/>
          </table:table-cell>
          <table:table-cell table:style-name="ce31"/>
          <table:table-cell table:style-name="ce16" table:formula="of:=IF(Tiles&gt;5;[.C10]*(Output_Scan_Bytes/8)+[.H10]+([.$H$30]*((Output_Scan_Bytes/8)/Tiles));&quot;&quot;)">
            <text:p/>
          </table:table-cell>
          <table:table-cell table:style-name="ce16" table:formula="of:=IF(Tiles&gt;5;[.D10]*(Output_Scan_Bytes/8)+[.I10]+([.$H$30]*((Output_Scan_Bytes/8)/Tiles));&quot;&quot;)">
            <text:p/>
          </table:table-cell>
          <table:table-cell table:style-name="ce16" table:formula="of:=IF(Tiles&gt;5;[.E10]*(Output_Scan_Bytes/8)+[.J10]+([.$H$30]*((Output_Scan_Bytes/8)/Tiles));&quot;&quot;)">
            <text:p/>
          </table:table-cell>
          <table:table-cell table:style-name="ce16" table:formula="of:=IF(Tiles&gt;5;[.F10]*(Output_Scan_Bytes/8)+[.K10]+([.$H$30]*((Output_Scan_Bytes/8)/Tiles));&quot;&quot;)">
            <text:p/>
          </table:table-cell>
          <table:table-cell table:style-name="ce31"/>
          <table:table-cell table:style-name="ce16" table:formula="of:=IF(Tiles&gt;6;[.C10]*(Output_Scan_Bytes/8)+[.H10]+([.$M$30]*((Output_Scan_Bytes/8)/Tiles));&quot;&quot;)">
            <text:p/>
          </table:table-cell>
          <table:table-cell table:style-name="ce16" table:formula="of:=IF(Tiles&gt;6;[.D10]*(Output_Scan_Bytes/8)+[.I10]+([.$M$30]*((Output_Scan_Bytes/8)/Tiles));&quot;&quot;)">
            <text:p/>
          </table:table-cell>
          <table:table-cell table:style-name="ce16" table:formula="of:=IF(Tiles&gt;6;[.E10]*(Output_Scan_Bytes/8)+[.J10]+([.$M$30]*((Output_Scan_Bytes/8)/Tiles));&quot;&quot;)">
            <text:p/>
          </table:table-cell>
          <table:table-cell table:style-name="ce16" table:formula="of:=IF(Tiles&gt;6;[.F10]*(Output_Scan_Bytes/8)+[.K10]+([.$M$30]*((Output_Scan_Bytes/8)/Tiles));&quot;&quot;)">
            <text:p/>
          </table:table-cell>
          <table:table-cell table:style-name="ce31"/>
          <table:table-cell table:style-name="ce16" table:formula="of:=IF(Tiles&gt;7;[.C10]*(Output_Scan_Bytes/8)+[.H10]+([.$R$30]*((Output_Scan_Bytes/8)/Tiles));&quot;&quot;)">
            <text:p/>
          </table:table-cell>
          <table:table-cell table:style-name="ce16" table:formula="of:=IF(Tiles&gt;7;[.D10]*(Output_Scan_Bytes/8)+[.I10]+([.$R$30]*((Output_Scan_Bytes/8)/Tiles));&quot;&quot;)">
            <text:p/>
          </table:table-cell>
          <table:table-cell table:style-name="ce16" table:formula="of:=IF(Tiles&gt;7;[.E10]*(Output_Scan_Bytes/8)+[.J10]+([.$R$30]*((Output_Scan_Bytes/8)/Tiles));&quot;&quot;)">
            <text:p/>
          </table:table-cell>
          <table:table-cell table:style-name="ce16" table:formula="of:=IF(Tiles&gt;7;[.F10]*(Output_Scan_Bytes/8)+[.K10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1]*(Output_Scan_Bytes/8)+[.H11]+([.$C$30]*((Output_Scan_Bytes/8)/Tiles));&quot;&quot;)">
            <text:p/>
          </table:table-cell>
          <table:table-cell table:style-name="ce16" table:formula="of:==IF(Tiles&gt;4;[.D11]*(Output_Scan_Bytes/8)+[.I11]+([.$C$30]*((Output_Scan_Bytes/8)/Tiles));&quot;&quot;)">
            <text:p/>
          </table:table-cell>
          <table:table-cell table:style-name="ce16" table:formula="of:==IF(Tiles&gt;4;[.E11]*(Output_Scan_Bytes/8)+[.J11]+([.$C$30]*((Output_Scan_Bytes/8)/Tiles));&quot;&quot;)">
            <text:p/>
          </table:table-cell>
          <table:table-cell table:style-name="ce16" table:formula="of:==IF(Tiles&gt;4;[.F11]*(Output_Scan_Bytes/8)+[.K11]+([.$C$30]*((Output_Scan_Bytes/8)/Tiles));&quot;&quot;)">
            <text:p/>
          </table:table-cell>
          <table:table-cell table:style-name="ce31"/>
          <table:table-cell table:style-name="ce16" table:formula="of:=IF(Tiles&gt;5;[.C11]*(Output_Scan_Bytes/8)+[.H11]+([.$H$30]*((Output_Scan_Bytes/8)/Tiles));&quot;&quot;)">
            <text:p/>
          </table:table-cell>
          <table:table-cell table:style-name="ce16" table:formula="of:=IF(Tiles&gt;5;[.D11]*(Output_Scan_Bytes/8)+[.I11]+([.$H$30]*((Output_Scan_Bytes/8)/Tiles));&quot;&quot;)">
            <text:p/>
          </table:table-cell>
          <table:table-cell table:style-name="ce16" table:formula="of:=IF(Tiles&gt;5;[.E11]*(Output_Scan_Bytes/8)+[.J11]+([.$H$30]*((Output_Scan_Bytes/8)/Tiles));&quot;&quot;)">
            <text:p/>
          </table:table-cell>
          <table:table-cell table:style-name="ce16" table:formula="of:=IF(Tiles&gt;5;[.F11]*(Output_Scan_Bytes/8)+[.K11]+([.$H$30]*((Output_Scan_Bytes/8)/Tiles));&quot;&quot;)">
            <text:p/>
          </table:table-cell>
          <table:table-cell table:style-name="ce31"/>
          <table:table-cell table:style-name="ce16" table:formula="of:=IF(Tiles&gt;6;[.C11]*(Output_Scan_Bytes/8)+[.H11]+([.$M$30]*((Output_Scan_Bytes/8)/Tiles));&quot;&quot;)">
            <text:p/>
          </table:table-cell>
          <table:table-cell table:style-name="ce16" table:formula="of:=IF(Tiles&gt;6;[.D11]*(Output_Scan_Bytes/8)+[.I11]+([.$M$30]*((Output_Scan_Bytes/8)/Tiles));&quot;&quot;)">
            <text:p/>
          </table:table-cell>
          <table:table-cell table:style-name="ce16" table:formula="of:=IF(Tiles&gt;6;[.E11]*(Output_Scan_Bytes/8)+[.J11]+([.$M$30]*((Output_Scan_Bytes/8)/Tiles));&quot;&quot;)">
            <text:p/>
          </table:table-cell>
          <table:table-cell table:style-name="ce16" table:formula="of:=IF(Tiles&gt;6;[.F11]*(Output_Scan_Bytes/8)+[.K11]+([.$M$30]*((Output_Scan_Bytes/8)/Tiles));&quot;&quot;)">
            <text:p/>
          </table:table-cell>
          <table:table-cell table:style-name="ce31"/>
          <table:table-cell table:style-name="ce16" table:formula="of:=IF(Tiles&gt;7;[.C11]*(Output_Scan_Bytes/8)+[.H11]+([.$R$30]*((Output_Scan_Bytes/8)/Tiles));&quot;&quot;)">
            <text:p/>
          </table:table-cell>
          <table:table-cell table:style-name="ce16" table:formula="of:=IF(Tiles&gt;7;[.D11]*(Output_Scan_Bytes/8)+[.I11]+([.$R$30]*((Output_Scan_Bytes/8)/Tiles));&quot;&quot;)">
            <text:p/>
          </table:table-cell>
          <table:table-cell table:style-name="ce16" table:formula="of:=IF(Tiles&gt;7;[.E11]*(Output_Scan_Bytes/8)+[.J11]+([.$R$30]*((Output_Scan_Bytes/8)/Tiles));&quot;&quot;)">
            <text:p/>
          </table:table-cell>
          <table:table-cell table:style-name="ce16" table:formula="of:=IF(Tiles&gt;7;[.F11]*(Output_Scan_Bytes/8)+[.K11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2]*(Output_Scan_Bytes/8)+[.H12]+([.$C$30]*((Output_Scan_Bytes/8)/Tiles));&quot;&quot;)">
            <text:p/>
          </table:table-cell>
          <table:table-cell table:style-name="ce16" table:formula="of:==IF(Tiles&gt;4;[.D12]*(Output_Scan_Bytes/8)+[.I12]+([.$C$30]*((Output_Scan_Bytes/8)/Tiles));&quot;&quot;)">
            <text:p/>
          </table:table-cell>
          <table:table-cell table:style-name="ce16" table:formula="of:==IF(Tiles&gt;4;[.E12]*(Output_Scan_Bytes/8)+[.J12]+([.$C$30]*((Output_Scan_Bytes/8)/Tiles));&quot;&quot;)">
            <text:p/>
          </table:table-cell>
          <table:table-cell table:style-name="ce16" table:formula="of:==IF(Tiles&gt;4;[.F12]*(Output_Scan_Bytes/8)+[.K12]+([.$C$30]*((Output_Scan_Bytes/8)/Tiles));&quot;&quot;)">
            <text:p/>
          </table:table-cell>
          <table:table-cell table:style-name="ce31"/>
          <table:table-cell table:style-name="ce16" table:formula="of:=IF(Tiles&gt;5;[.C12]*(Output_Scan_Bytes/8)+[.H12]+([.$H$30]*((Output_Scan_Bytes/8)/Tiles));&quot;&quot;)">
            <text:p/>
          </table:table-cell>
          <table:table-cell table:style-name="ce16" table:formula="of:=IF(Tiles&gt;5;[.D12]*(Output_Scan_Bytes/8)+[.I12]+([.$H$30]*((Output_Scan_Bytes/8)/Tiles));&quot;&quot;)">
            <text:p/>
          </table:table-cell>
          <table:table-cell table:style-name="ce16" table:formula="of:=IF(Tiles&gt;5;[.E12]*(Output_Scan_Bytes/8)+[.J12]+([.$H$30]*((Output_Scan_Bytes/8)/Tiles));&quot;&quot;)">
            <text:p/>
          </table:table-cell>
          <table:table-cell table:style-name="ce16" table:formula="of:=IF(Tiles&gt;5;[.F12]*(Output_Scan_Bytes/8)+[.K12]+([.$H$30]*((Output_Scan_Bytes/8)/Tiles));&quot;&quot;)">
            <text:p/>
          </table:table-cell>
          <table:table-cell table:style-name="ce31"/>
          <table:table-cell table:style-name="ce16" table:formula="of:=IF(Tiles&gt;6;[.C12]*(Output_Scan_Bytes/8)+[.H12]+([.$M$30]*((Output_Scan_Bytes/8)/Tiles));&quot;&quot;)">
            <text:p/>
          </table:table-cell>
          <table:table-cell table:style-name="ce16" table:formula="of:=IF(Tiles&gt;6;[.D12]*(Output_Scan_Bytes/8)+[.I12]+([.$M$30]*((Output_Scan_Bytes/8)/Tiles));&quot;&quot;)">
            <text:p/>
          </table:table-cell>
          <table:table-cell table:style-name="ce16" table:formula="of:=IF(Tiles&gt;6;[.E12]*(Output_Scan_Bytes/8)+[.J12]+([.$M$30]*((Output_Scan_Bytes/8)/Tiles));&quot;&quot;)">
            <text:p/>
          </table:table-cell>
          <table:table-cell table:style-name="ce16" table:formula="of:=IF(Tiles&gt;6;[.F12]*(Output_Scan_Bytes/8)+[.K12]+([.$M$30]*((Output_Scan_Bytes/8)/Tiles));&quot;&quot;)">
            <text:p/>
          </table:table-cell>
          <table:table-cell table:style-name="ce31"/>
          <table:table-cell table:style-name="ce16" table:formula="of:=IF(Tiles&gt;7;[.C12]*(Output_Scan_Bytes/8)+[.H12]+([.$R$30]*((Output_Scan_Bytes/8)/Tiles));&quot;&quot;)">
            <text:p/>
          </table:table-cell>
          <table:table-cell table:style-name="ce16" table:formula="of:=IF(Tiles&gt;7;[.D12]*(Output_Scan_Bytes/8)+[.I12]+([.$R$30]*((Output_Scan_Bytes/8)/Tiles));&quot;&quot;)">
            <text:p/>
          </table:table-cell>
          <table:table-cell table:style-name="ce16" table:formula="of:=IF(Tiles&gt;7;[.E12]*(Output_Scan_Bytes/8)+[.J12]+([.$R$30]*((Output_Scan_Bytes/8)/Tiles));&quot;&quot;)">
            <text:p/>
          </table:table-cell>
          <table:table-cell table:style-name="ce16" table:formula="of:=IF(Tiles&gt;7;[.F12]*(Output_Scan_Bytes/8)+[.K12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3]*(Output_Scan_Bytes/8)+[.H13]+([.$C$30]*((Output_Scan_Bytes/8)/Tiles));&quot;&quot;)">
            <text:p/>
          </table:table-cell>
          <table:table-cell table:style-name="ce16" table:formula="of:==IF(Tiles&gt;4;[.D13]*(Output_Scan_Bytes/8)+[.I13]+([.$C$30]*((Output_Scan_Bytes/8)/Tiles));&quot;&quot;)">
            <text:p/>
          </table:table-cell>
          <table:table-cell table:style-name="ce16" table:formula="of:==IF(Tiles&gt;4;[.E13]*(Output_Scan_Bytes/8)+[.J13]+([.$C$30]*((Output_Scan_Bytes/8)/Tiles));&quot;&quot;)">
            <text:p/>
          </table:table-cell>
          <table:table-cell table:style-name="ce16" table:formula="of:==IF(Tiles&gt;4;[.F13]*(Output_Scan_Bytes/8)+[.K13]+([.$C$30]*((Output_Scan_Bytes/8)/Tiles));&quot;&quot;)">
            <text:p/>
          </table:table-cell>
          <table:table-cell table:style-name="ce31"/>
          <table:table-cell table:style-name="ce16" table:formula="of:=IF(Tiles&gt;5;[.C13]*(Output_Scan_Bytes/8)+[.H13]+([.$H$30]*((Output_Scan_Bytes/8)/Tiles));&quot;&quot;)">
            <text:p/>
          </table:table-cell>
          <table:table-cell table:style-name="ce16" table:formula="of:=IF(Tiles&gt;5;[.D13]*(Output_Scan_Bytes/8)+[.I13]+([.$H$30]*((Output_Scan_Bytes/8)/Tiles));&quot;&quot;)">
            <text:p/>
          </table:table-cell>
          <table:table-cell table:style-name="ce16" table:formula="of:=IF(Tiles&gt;5;[.E13]*(Output_Scan_Bytes/8)+[.J13]+([.$H$30]*((Output_Scan_Bytes/8)/Tiles));&quot;&quot;)">
            <text:p/>
          </table:table-cell>
          <table:table-cell table:style-name="ce16" table:formula="of:=IF(Tiles&gt;5;[.F13]*(Output_Scan_Bytes/8)+[.K13]+([.$H$30]*((Output_Scan_Bytes/8)/Tiles));&quot;&quot;)">
            <text:p/>
          </table:table-cell>
          <table:table-cell table:style-name="ce31"/>
          <table:table-cell table:style-name="ce16" table:formula="of:=IF(Tiles&gt;6;[.C13]*(Output_Scan_Bytes/8)+[.H13]+([.$M$30]*((Output_Scan_Bytes/8)/Tiles));&quot;&quot;)">
            <text:p/>
          </table:table-cell>
          <table:table-cell table:style-name="ce16" table:formula="of:=IF(Tiles&gt;6;[.D13]*(Output_Scan_Bytes/8)+[.I13]+([.$M$30]*((Output_Scan_Bytes/8)/Tiles));&quot;&quot;)">
            <text:p/>
          </table:table-cell>
          <table:table-cell table:style-name="ce16" table:formula="of:=IF(Tiles&gt;6;[.E13]*(Output_Scan_Bytes/8)+[.J13]+([.$M$30]*((Output_Scan_Bytes/8)/Tiles));&quot;&quot;)">
            <text:p/>
          </table:table-cell>
          <table:table-cell table:style-name="ce16" table:formula="of:=IF(Tiles&gt;6;[.F13]*(Output_Scan_Bytes/8)+[.K13]+([.$M$30]*((Output_Scan_Bytes/8)/Tiles));&quot;&quot;)">
            <text:p/>
          </table:table-cell>
          <table:table-cell table:style-name="ce31"/>
          <table:table-cell table:style-name="ce16" table:formula="of:=IF(Tiles&gt;7;[.C13]*(Output_Scan_Bytes/8)+[.H13]+([.$R$30]*((Output_Scan_Bytes/8)/Tiles));&quot;&quot;)">
            <text:p/>
          </table:table-cell>
          <table:table-cell table:style-name="ce16" table:formula="of:=IF(Tiles&gt;7;[.D13]*(Output_Scan_Bytes/8)+[.I13]+([.$R$30]*((Output_Scan_Bytes/8)/Tiles));&quot;&quot;)">
            <text:p/>
          </table:table-cell>
          <table:table-cell table:style-name="ce16" table:formula="of:=IF(Tiles&gt;7;[.E13]*(Output_Scan_Bytes/8)+[.J13]+([.$R$30]*((Output_Scan_Bytes/8)/Tiles));&quot;&quot;)">
            <text:p/>
          </table:table-cell>
          <table:table-cell table:style-name="ce16" table:formula="of:=IF(Tiles&gt;7;[.F13]*(Output_Scan_Bytes/8)+[.K13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/>
          <table:table-cell table:style-name="ce16" table:formula="of:==IF(Tiles&gt;4;[.C14]*(Output_Scan_Bytes/8)+[.H14]+([.$C$30]*((Output_Scan_Bytes/8)/Tiles));&quot;&quot;)">
            <text:p/>
          </table:table-cell>
          <table:table-cell table:style-name="ce16" table:formula="of:==IF(Tiles&gt;4;[.D14]*(Output_Scan_Bytes/8)+[.I14]+([.$C$30]*((Output_Scan_Bytes/8)/Tiles));&quot;&quot;)">
            <text:p/>
          </table:table-cell>
          <table:table-cell table:style-name="ce16" table:formula="of:==IF(Tiles&gt;4;[.E14]*(Output_Scan_Bytes/8)+[.J14]+([.$C$30]*((Output_Scan_Bytes/8)/Tiles));&quot;&quot;)">
            <text:p/>
          </table:table-cell>
          <table:table-cell table:style-name="ce16" table:formula="of:==IF(Tiles&gt;4;[.F14]*(Output_Scan_Bytes/8)+[.K14]+([.$C$30]*((Output_Scan_Bytes/8)/Tiles));&quot;&quot;)">
            <text:p/>
          </table:table-cell>
          <table:table-cell table:style-name="ce31"/>
          <table:table-cell table:style-name="ce16" table:formula="of:=IF(Tiles&gt;5;[.C14]*(Output_Scan_Bytes/8)+[.H14]+([.$H$30]*((Output_Scan_Bytes/8)/Tiles));&quot;&quot;)">
            <text:p/>
          </table:table-cell>
          <table:table-cell table:style-name="ce16" table:formula="of:=IF(Tiles&gt;5;[.D14]*(Output_Scan_Bytes/8)+[.I14]+([.$H$30]*((Output_Scan_Bytes/8)/Tiles));&quot;&quot;)">
            <text:p/>
          </table:table-cell>
          <table:table-cell table:style-name="ce16" table:formula="of:=IF(Tiles&gt;5;[.E14]*(Output_Scan_Bytes/8)+[.J14]+([.$H$30]*((Output_Scan_Bytes/8)/Tiles));&quot;&quot;)">
            <text:p/>
          </table:table-cell>
          <table:table-cell table:style-name="ce16" table:formula="of:=IF(Tiles&gt;5;[.F14]*(Output_Scan_Bytes/8)+[.K14]+([.$H$30]*((Output_Scan_Bytes/8)/Tiles));&quot;&quot;)">
            <text:p/>
          </table:table-cell>
          <table:table-cell table:style-name="ce31"/>
          <table:table-cell table:style-name="ce16" table:formula="of:=IF(Tiles&gt;6;[.C14]*(Output_Scan_Bytes/8)+[.H14]+([.$M$30]*((Output_Scan_Bytes/8)/Tiles));&quot;&quot;)">
            <text:p/>
          </table:table-cell>
          <table:table-cell table:style-name="ce16" table:formula="of:=IF(Tiles&gt;6;[.D14]*(Output_Scan_Bytes/8)+[.I14]+([.$M$30]*((Output_Scan_Bytes/8)/Tiles));&quot;&quot;)">
            <text:p/>
          </table:table-cell>
          <table:table-cell table:style-name="ce16" table:formula="of:=IF(Tiles&gt;6;[.E14]*(Output_Scan_Bytes/8)+[.J14]+([.$M$30]*((Output_Scan_Bytes/8)/Tiles));&quot;&quot;)">
            <text:p/>
          </table:table-cell>
          <table:table-cell table:style-name="ce16" table:formula="of:=IF(Tiles&gt;6;[.F14]*(Output_Scan_Bytes/8)+[.K14]+([.$M$30]*((Output_Scan_Bytes/8)/Tiles));&quot;&quot;)">
            <text:p/>
          </table:table-cell>
          <table:table-cell table:style-name="ce31"/>
          <table:table-cell table:style-name="ce16" table:formula="of:=IF(Tiles&gt;7;[.C14]*(Output_Scan_Bytes/8)+[.H14]+([.$R$30]*((Output_Scan_Bytes/8)/Tiles));&quot;&quot;)">
            <text:p/>
          </table:table-cell>
          <table:table-cell table:style-name="ce16" table:formula="of:=IF(Tiles&gt;7;[.D14]*(Output_Scan_Bytes/8)+[.I14]+([.$R$30]*((Output_Scan_Bytes/8)/Tiles));&quot;&quot;)">
            <text:p/>
          </table:table-cell>
          <table:table-cell table:style-name="ce16" table:formula="of:=IF(Tiles&gt;7;[.E14]*(Output_Scan_Bytes/8)+[.J14]+([.$R$30]*((Output_Scan_Bytes/8)/Tiles));&quot;&quot;)">
            <text:p/>
          </table:table-cell>
          <table:table-cell table:style-name="ce16" table:formula="of:=IF(Tiles&gt;7;[.F14]*(Output_Scan_Bytes/8)+[.K14]+([.$R$30]*((Output_Scan_Bytes/8)/Tiles));&quot;&quot;)">
            <text:p/>
          </table:table-cell>
          <table:table-cell table:style-name="ce68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/>
          <table:table-cell table:style-name="ce31" table:number-columns-repeated="13"/>
          <table:table-cell table:style-name="ce68"/>
          <table:table-cell table:style-name="ce31" table:number-columns-repeated="5"/>
          <table:table-cell table:style-name="ce68" table:number-columns-repeated="2"/>
          <table:table-cell table:style-name="Default" table:number-columns-repeated="2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>
          <table:table-cell table:number-columns-repeated="20"/>
          <table:table-cell table:style-name="Default" table:number-columns-repeated="4"/>
          <table:table-cell/>
          <table:table-cell table:style-name="ce1" table:number-columns-repeated="8"/>
          <table:table-cell table:number-columns-repeated="16335"/>
          <table:table-cell table:style-name="Default" table:number-columns-repeated="8"/>
        </table:table-row>
        <table:table-row table:style-name="ro4" table:number-rows-repeated="1048507">
          <table:table-cell table:number-columns-repeated="16376"/>
        </table:table-row>
        <table:table-row table:style-name="ro2" table:number-rows-repeated="28">
          <table:table-cell table:number-columns-repeated="16376"/>
        </table:table-row>
        <table:table-row table:style-name="ro2">
          <table:table-cell table:number-columns-repeated="16376"/>
        </table:table-row>
      </table:table>
      <table:named-expressions>
        <table:named-range table:name="Colour_Bits" table:base-cell-address="$Setup.$AV$2" table:cell-range-address="$Setup.$C$2"/>
        <table:named-range table:name="Hardware_Address_Lines" table:base-cell-address="$Setup.$AV$5" table:cell-range-address="$Setup.$C$6"/>
        <table:named-range table:name="Hardware_Channels" table:base-cell-address="$Setup.$AV$3" table:cell-range-address="$Setup.$C$3"/>
        <table:named-range table:name="Image_Buffer_Bytes" table:base-cell-address="$Setup.$AY$31" table:cell-range-address="$Setup.$C$23"/>
        <table:named-range table:name="Image_Buffer_Size" table:base-cell-address="$Setup.$AY$31" table:cell-range-address="$Setup.$C$23"/>
        <table:named-range table:name="Image_Bytes" table:base-cell-address="$Setup.$AY$31" table:cell-range-address="$Setup.$C$23"/>
        <table:named-range table:name="Image_Pixels" table:base-cell-address="$Setup.$AY$31" table:cell-range-address="$Setup.$C$22"/>
        <table:named-range table:name="Image_Pixel_Height" table:base-cell-address="$Setup.$AY$31" table:cell-range-address="$Setup.$C$21"/>
        <table:named-range table:name="Image_Pixel_Width" table:base-cell-address="$Setup.$AY$31" table:cell-range-address="$Setup.$C$20"/>
        <table:named-range table:name="Output_Bytes" table:base-cell-address="$Setup.$AW$25" table:cell-range-address="$Setup.$C$25"/>
        <table:named-range table:name="Output_Scan_Bytes" table:base-cell-address="$Setup.$C$26" table:cell-range-address="$Setup.$C$26"/>
        <table:named-range table:name="Output__Bytes" table:base-cell-address="$Setup.$AW$25" table:cell-range-address="$Setup.$C$25"/>
        <table:named-range table:name="Tiles" table:base-cell-address="$Setup.$AW$12" table:cell-range-address="$Setup.$C$12"/>
        <table:named-range table:name="TileScan_Lines" table:base-cell-address="$Setup.$AW$7" table:cell-range-address="$Setup.$C$7"/>
        <table:named-range table:name="Tiles_X" table:base-cell-address="$Setup.$AV$9" table:cell-range-address="$Setup.$C$10"/>
        <table:named-range table:name="Tiles_Y" table:base-cell-address="$Setup.$AV$10" table:cell-range-address="$Setup.$C$11"/>
        <table:named-range table:name="Tile_Bytes" table:base-cell-address="$Setup.$AV$17" table:cell-range-address="$Setup.$C$18"/>
        <table:named-range table:name="Tile_Number" table:base-cell-address="$Setup.$AV$11" table:cell-range-address="$Setup.$C$12"/>
        <table:named-range table:name="Tile_Pixels" table:base-cell-address="$Setup.$AV$16" table:cell-range-address="$Setup.$C$17"/>
        <table:named-range table:name="Tile_Pixel_Height" table:base-cell-address="$Setup.$AV$14" table:cell-range-address="$Setup.$C$15"/>
        <table:named-range table:name="Tile_Pixel_Width" table:base-cell-address="$Setup.$AV$13" table:cell-range-address="$Setup.$C$14"/>
        <table:named-range table:name="Tile_Scan_Lines" table:base-cell-address="$Setup.$AW$7" table:cell-range-address="$Setup.$C$7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3"/>
    </number:number-style>
    <number:number-style style:name="N112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0:56:44.667000000</meta:creation-date>
    <dc:date>2024-03-08T23:51:00.158000000</dc:date>
    <meta:editing-duration>P1DT15H1M8S</meta:editing-duration>
    <meta:editing-cycles>12</meta:editing-cycles>
    <meta:generator>LibreOffice/7.4.1.2$Windows_X86_64 LibreOffice_project/3c58a8f3a960df8bc8fd77b461821e42c061c5f0</meta:generator>
    <meta:document-statistic meta:table-count="6" meta:cell-count="5131" meta:object-count="0"/>
  </office:meta>
</office:document-meta>
</file>